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3pt"/>
    </style:style>
    <style:style style:name="co2" style:family="table-column">
      <style:table-column-properties fo:break-before="auto" style:column-width="105.39pt"/>
    </style:style>
    <style:style style:name="co3" style:family="table-column">
      <style:table-column-properties fo:break-before="auto" style:column-width="39.91pt"/>
    </style:style>
    <style:style style:name="co4" style:family="table-column">
      <style:table-column-properties fo:break-before="auto" style:column-width="49.29pt"/>
    </style:style>
    <style:style style:name="co5" style:family="table-column">
      <style:table-column-properties fo:break-before="auto" style:column-width="59.1pt"/>
    </style:style>
    <style:style style:name="co6" style:family="table-column">
      <style:table-column-properties fo:break-before="auto" style:column-width="86.14pt"/>
    </style:style>
    <style:style style:name="co7" style:family="table-column">
      <style:table-column-properties fo:break-before="auto" style:column-width="79.74pt"/>
    </style:style>
    <style:style style:name="co8" style:family="table-column">
      <style:table-column-properties fo:break-before="auto" style:column-width="63.41pt"/>
    </style:style>
    <style:style style:name="co9" style:family="table-column">
      <style:table-column-properties fo:break-before="auto" style:column-width="73.36pt"/>
    </style:style>
    <style:style style:name="co10" style:family="table-column">
      <style:table-column-properties fo:break-before="auto" style:column-width="59.84pt"/>
    </style:style>
    <style:style style:name="co11" style:family="table-column">
      <style:table-column-properties fo:break-before="auto" style:column-width="55.56pt"/>
    </style:style>
    <style:style style:name="co12" style:family="table-column">
      <style:table-column-properties fo:break-before="auto" style:column-width="66.95pt"/>
    </style:style>
    <style:style style:name="co13" style:family="table-column">
      <style:table-column-properties fo:break-before="auto" style:column-width="70.5pt"/>
    </style:style>
    <style:style style:name="co14" style:family="table-column">
      <style:table-column-properties fo:break-before="auto" style:column-width="61.26pt"/>
    </style:style>
    <style:style style:name="co15" style:family="table-column">
      <style:table-column-properties fo:break-before="auto" style:column-width="74.81pt"/>
    </style:style>
    <style:style style:name="co16" style:family="table-column">
      <style:table-column-properties fo:break-before="auto" style:column-width="86.91pt"/>
    </style:style>
    <style:style style:name="co17" style:family="table-column">
      <style:table-column-properties fo:break-before="auto" style:column-width="71.26pt"/>
    </style:style>
    <style:style style:name="co18" style:family="table-column">
      <style:table-column-properties fo:break-before="auto" style:column-width="94.05pt"/>
    </style:style>
    <style:style style:name="co19" style:family="table-column">
      <style:table-column-properties fo:break-before="auto" style:column-width="89.74pt"/>
    </style:style>
    <style:style style:name="co20" style:family="table-column">
      <style:table-column-properties fo:break-before="auto" style:column-width="83.34pt"/>
    </style:style>
    <style:style style:name="co21" style:family="table-column">
      <style:table-column-properties fo:break-before="auto" style:column-width="311.24pt"/>
    </style:style>
    <style:style style:name="co22" style:family="table-column">
      <style:table-column-properties fo:break-before="auto" style:column-width="224.36pt"/>
    </style:style>
    <style:style style:name="co23" style:family="table-column">
      <style:table-column-properties fo:break-before="auto" style:column-width="303.39pt"/>
    </style:style>
    <style:style style:name="co24" style:family="table-column">
      <style:table-column-properties fo:break-before="auto" style:column-width="72.65pt"/>
    </style:style>
    <style:style style:name="co25" style:family="table-column">
      <style:table-column-properties fo:break-before="auto" style:column-width="31.35pt"/>
    </style:style>
    <style:style style:name="co26" style:family="table-column">
      <style:table-column-properties fo:break-before="auto" style:column-width="89.04pt"/>
    </style:style>
    <style:style style:name="co27" style:family="table-column">
      <style:table-column-properties fo:break-before="auto" style:column-width="96.86pt"/>
    </style:style>
    <style:style style:name="co28" style:family="table-column">
      <style:table-column-properties fo:break-before="auto" style:column-width="146.01pt"/>
    </style:style>
    <style:style style:name="co29" style:family="table-column">
      <style:table-column-properties fo:break-before="auto" style:column-width="69.11pt"/>
    </style:style>
    <style:style style:name="co30" style:family="table-column">
      <style:table-column-properties fo:break-before="auto" style:column-width="66.25pt"/>
    </style:style>
    <style:style style:name="co31" style:family="table-column">
      <style:table-column-properties fo:break-before="auto" style:column-width="109.64pt"/>
    </style:style>
    <style:style style:name="co32" style:family="table-column">
      <style:table-column-properties fo:break-before="auto" style:column-width="90.45pt"/>
    </style:style>
    <style:style style:name="co33" style:family="table-column">
      <style:table-column-properties fo:break-before="auto" style:column-width="91.16pt"/>
    </style:style>
    <style:style style:name="co34" style:family="table-column">
      <style:table-column-properties fo:break-before="auto" style:column-width="84.76pt"/>
    </style:style>
    <style:style style:name="co35" style:family="table-column">
      <style:table-column-properties fo:break-before="auto" style:column-width="79.06pt"/>
    </style:style>
    <style:style style:name="co36" style:family="table-column">
      <style:table-column-properties fo:break-before="auto" style:column-width="107.55pt"/>
    </style:style>
    <style:style style:name="co37" style:family="table-column">
      <style:table-column-properties fo:break-before="auto" style:column-width="81.21pt"/>
    </style:style>
    <style:style style:name="co38" style:family="table-column">
      <style:table-column-properties fo:break-before="auto" style:column-width="103.24pt"/>
    </style:style>
    <style:style style:name="co39" style:family="table-column">
      <style:table-column-properties fo:break-before="auto" style:column-width="125.35pt"/>
    </style:style>
    <style:style style:name="co40" style:family="table-column">
      <style:table-column-properties fo:break-before="auto" style:column-width="84.05pt"/>
    </style:style>
    <style:style style:name="co41" style:family="table-column">
      <style:table-column-properties fo:break-before="auto" style:column-width="85.44pt"/>
    </style:style>
    <style:style style:name="co42" style:family="table-column">
      <style:table-column-properties fo:break-before="auto" style:column-width="67.66pt"/>
    </style:style>
    <style:style style:name="co43" style:family="table-column">
      <style:table-column-properties fo:break-before="auto" style:column-width="97.54pt"/>
    </style:style>
    <style:style style:name="co44" style:family="table-column">
      <style:table-column-properties fo:break-before="auto" style:column-width="82.66pt"/>
    </style:style>
    <style:style style:name="co45" style:family="table-column">
      <style:table-column-properties fo:break-before="auto" style:column-width="78.35pt"/>
    </style:style>
    <style:style style:name="co46" style:family="table-column">
      <style:table-column-properties fo:break-before="auto" style:column-width="99.01pt"/>
    </style:style>
    <style:style style:name="co47" style:family="table-column">
      <style:table-column-properties fo:break-before="auto" style:column-width="93.29pt"/>
    </style:style>
    <style:style style:name="co48" style:family="table-column">
      <style:table-column-properties fo:break-before="auto" style:column-width="98.31pt"/>
    </style:style>
    <style:style style:name="co49" style:family="table-column">
      <style:table-column-properties fo:break-before="auto" style:column-width="99.69pt"/>
    </style:style>
    <style:style style:name="co50" style:family="table-column">
      <style:table-column-properties fo:break-before="auto" style:column-width="81.89pt"/>
    </style:style>
    <style:style style:name="co51" style:family="table-column">
      <style:table-column-properties fo:break-before="auto" style:column-width="96.15pt"/>
    </style:style>
    <style:style style:name="co52" style:family="table-column">
      <style:table-column-properties fo:break-before="auto" style:column-width="74.04pt"/>
    </style:style>
    <style:style style:name="co53" style:family="table-column">
      <style:table-column-properties fo:break-before="auto" style:column-width="76.2pt"/>
    </style:style>
    <style:style style:name="co54" style:family="table-column">
      <style:table-column-properties fo:break-before="auto" style:column-width="102.56pt"/>
    </style:style>
    <style:style style:name="co55" style:family="table-column">
      <style:table-column-properties fo:break-before="auto" style:column-width="173.06pt"/>
    </style:style>
    <style:style style:name="co56" style:family="table-column">
      <style:table-column-properties fo:break-before="auto" style:column-width="183.74pt"/>
    </style:style>
    <style:style style:name="co57" style:family="table-column">
      <style:table-column-properties fo:break-before="auto" style:column-width="51.31pt"/>
    </style:style>
    <style:style style:name="co58" style:family="table-column">
      <style:table-column-properties fo:break-before="auto" style:column-width="44.84pt"/>
    </style:style>
    <style:style style:name="ro1" style:family="table-row">
      <style:table-row-properties style:row-height="11.99pt" fo:break-before="auto" style:use-optimal-row-height="true"/>
    </style:style>
    <style:style style:name="ro2" style:family="table-row">
      <style:table-row-properties style:row-height="184.51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27.75pt" fo:break-before="auto" style:use-optimal-row-height="false"/>
    </style:style>
    <style:style style:name="ro5" style:family="table-row">
      <style:table-row-properties style:row-height="28.49pt" fo:break-before="auto" style:use-optimal-row-height="false"/>
    </style:style>
    <style:style style:name="ro6" style:family="table-row">
      <style:table-row-properties style:row-height="29.25pt" fo:break-before="auto" style:use-optimal-row-height="false"/>
    </style:style>
    <style:style style:name="ro7" style:family="table-row">
      <style:table-row-properties style:row-height="40.51pt" fo:break-before="auto" style:use-optimal-row-height="false"/>
    </style:style>
    <style:style style:name="ro8" style:family="table-row">
      <style:table-row-properties style:row-height="29.99pt" fo:break-before="auto" style:use-optimal-row-height="false"/>
    </style:style>
    <style:style style:name="ro9" style:family="table-row">
      <style:table-row-properties style:row-height="74.24pt" fo:break-before="auto" style:use-optimal-row-height="false"/>
    </style:style>
    <style:style style:name="ro10" style:family="table-row">
      <style:table-row-properties style:row-height="18pt" fo:break-before="auto" style:use-optimal-row-height="false"/>
    </style:style>
    <style:style style:name="ro11" style:family="table-row">
      <style:table-row-properties style:row-height="67.49pt" fo:break-before="auto" style:use-optimal-row-height="false"/>
    </style:style>
    <style:style style:name="ro12" style:family="table-row">
      <style:table-row-properties style:row-height="37.5pt" fo:break-before="auto" style:use-optimal-row-height="false"/>
    </style:style>
    <style:style style:name="ro13" style:family="table-row">
      <style:table-row-properties style:row-height="25.51pt" fo:break-before="auto" style:use-optimal-row-height="false"/>
    </style:style>
    <style:style style:name="ro14" style:family="table-row">
      <style:table-row-properties style:row-height="41.24pt" fo:break-before="auto" style:use-optimal-row-height="false"/>
    </style:style>
    <style:style style:name="ro15" style:family="table-row">
      <style:table-row-properties style:row-height="85.49pt" fo:break-before="auto" style:use-optimal-row-height="false"/>
    </style:style>
    <style:style style:name="ro16" style:family="table-row">
      <style:table-row-properties style:row-height="45.01pt" fo:break-before="auto" style:use-optimal-row-height="false"/>
    </style:style>
    <style:style style:name="ro17" style:family="table-row">
      <style:table-row-properties style:row-height="26.25pt" fo:break-before="auto" style:use-optimal-row-height="false"/>
    </style:style>
    <style:style style:name="ro18" style:family="table-row">
      <style:table-row-properties style:row-height="73.5pt" fo:break-before="auto" style:use-optimal-row-height="false"/>
    </style:style>
    <style:style style:name="ro19" style:family="table-row">
      <style:table-row-properties style:row-height="27.01pt" fo:break-before="auto" style:use-optimal-row-height="false"/>
    </style:style>
    <style:style style:name="ro20" style:family="table-row">
      <style:table-row-properties style:row-height="82.49pt" fo:break-before="auto" style:use-optimal-row-height="false"/>
    </style:style>
    <style:style style:name="ro21" style:family="table-row">
      <style:table-row-properties style:row-height="39.74pt" fo:break-before="auto" style:use-optimal-row-height="false"/>
    </style:style>
    <style:style style:name="ro22" style:family="table-row">
      <style:table-row-properties style:row-height="21.74pt" fo:break-before="auto" style:use-optimal-row-height="false"/>
    </style:style>
    <style:style style:name="ro23" style:family="table-row">
      <style:table-row-properties style:row-height="11.25pt" fo:break-before="auto" style:use-optimal-row-height="true"/>
    </style:style>
    <style:style style:name="ro24" style:family="table-row">
      <style:table-row-properties style:row-height="22.51pt" fo:break-before="auto" style:use-optimal-row-height="true"/>
    </style:style>
    <style:style style:name="ro25" style:family="table-row">
      <style:table-row-properties style:row-height="27.61pt" fo:break-before="auto" style:use-optimal-row-height="false"/>
    </style:style>
    <style:style style:name="ro26" style:family="table-row">
      <style:table-row-properties style:row-height="14.26pt" fo:break-before="auto" style:use-optimal-row-height="false"/>
    </style:style>
    <style:style style:name="ro27" style:family="table-row">
      <style:table-row-properties style:row-height="15.76pt" fo:break-before="auto" style:use-optimal-row-height="false"/>
    </style:style>
    <style:style style:name="ro28" style:family="table-row">
      <style:table-row-properties style:row-height="36.74pt" fo:break-before="auto" style:use-optimal-row-height="false"/>
    </style:style>
    <style:style style:name="ro29" style:family="table-row">
      <style:table-row-properties style:row-height="13.49pt" fo:break-before="auto" style:use-optimal-row-height="false"/>
    </style:style>
    <style:style style:name="ro30" style:family="table-row">
      <style:table-row-properties style:row-height="23.24pt" fo:break-before="auto" style:use-optimal-row-height="true"/>
    </style:style>
    <style:style style:name="ta1" style:family="table" style:master-page-name="PageStyle_5f_Handleiding">
      <style:table-properties table:display="true" style:writing-mode="lr-tb" tableooo:tab-color="#ffc000"/>
    </style:style>
    <style:style style:name="ta2" style:family="table" style:master-page-name="PageStyle_5f_Vindplaats_20_Jaarverslag_20_ZBO">
      <style:table-properties table:display="true" style:writing-mode="lr-tb"/>
    </style:style>
    <style:style style:name="ta3" style:family="table" style:master-page-name="PageStyle_5f_ZBO_27_s">
      <style:table-properties table:display="true" style:writing-mode="lr-tb" tableooo:tab-color="#92d050"/>
    </style:style>
    <number:number-style style:name="N3">
      <number:number number:decimal-places="0" loext:min-decimal-places="0" number:min-integer-digits="1" number:grouping="true"/>
    </number:number-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2" style:family="table-cell" style:parent-style-name="Default">
      <style:table-cell-properties fo:background-color="#ffc000" style:cell-protect="none" style:print-content="tru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style>
    <style:style style:name="ce5"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6"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8" style:family="table-cell" style:parent-style-name="Default">
      <style:table-cell-properties fo:border-bottom="1.76pt solid #000000" fo:background-color="#ffc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1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style>
    <style:style style:name="ce1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style>
    <style:style style:name="ce13"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style>
    <style:style style:name="ce14"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1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top" loext:vertical-justify="auto"/>
      <style:paragraph-properties fo:text-align="start" css3t:text-justify="auto" fo:margin-left="0pt" style:writing-mode="page"/>
    </style:style>
    <style:style style:name="ce1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style>
    <style:style style:name="ce17"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style>
    <style:style style:name="ce18"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style>
    <style:style style:name="ce1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23"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24" style:family="table-cell" style:parent-style-name="Default">
      <style:table-cell-properties fo:border-bottom="1.76pt solid #000000" fo:background-color="#ffc00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26" style:family="table-cell" style:parent-style-name="Default">
      <style:table-cell-properties fo:border-bottom="none" style:cell-protect="none" style:print-content="true" style:diagonal-bl-tr="none" style:diagonal-tl-br="none" style:text-align-source="value-type" style:repeat-content="false" fo:background-color="transparent"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29" style:family="table-cell" style:parent-style-name="Default">
      <style:table-cell-properties style:cell-protect="none"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3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name-complex="Verdana" style:font-size-complex="9pt" style:font-style-complex="normal" style:font-weight-complex="bold"/>
    </style:style>
    <style:style style:name="ce3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2" style:family="table-cell" style:parent-style-name="Default">
      <style:table-cell-properties fo:background-color="#8eb4e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style>
    <style:style style:name="ce3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style>
    <style:style style:name="ce3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36" style:family="table-cell" style:parent-style-name="Default">
      <style:table-cell-properties fo:border-bottom="none" fo:background-color="#ffc000" style:diagonal-bl-tr="none" style:diagonal-tl-br="none" fo:border-left="1.76pt solid #000000" fo:border-right="none" style:rotation-align="none" fo:border-top="1.76pt solid #000000"/>
    </style:style>
    <style:style style:name="ce37" style:family="table-cell" style:parent-style-name="Default">
      <style:table-cell-properties fo:border-bottom="none" fo:background-color="#ffc000" style:diagonal-bl-tr="none" style:diagonal-tl-br="none" fo:border-left="1.76pt solid #000000" fo:border-right="none" style:rotation-align="none" fo:border-top="none"/>
    </style:style>
    <style:style style:name="ce38" style:family="table-cell" style:parent-style-name="Default">
      <style:table-cell-properties fo:border-bottom="1.76pt solid #000000" fo:background-color="#ffc000" style:diagonal-bl-tr="none" style:diagonal-tl-br="none" fo:border-left="1.76pt solid #000000" fo:border-right="none" style:rotation-align="none" fo:border-top="none"/>
      <style:text-properties fo:color="#ff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9" style:family="table-cell" style:parent-style-name="Default">
      <style:table-cell-properties fo:border-bottom="none" fo:background-color="#ffc000" style:diagonal-bl-tr="none" style:diagonal-tl-br="none" fo:border-left="none" fo:border-right="1.76pt solid #000000" style:rotation-align="none" fo:border-top="1.76pt solid #000000"/>
    </style:style>
    <style:style style:name="ce40" style:family="table-cell" style:parent-style-name="Default">
      <style:table-cell-properties fo:border-bottom="none" fo:background-color="#ffc000" style:diagonal-bl-tr="none" style:diagonal-tl-br="none" fo:border-left="none" fo:border-right="1.76pt solid #000000" style:rotation-align="none" fo:border-top="none"/>
    </style:style>
    <style:style style:name="ce41" style:family="table-cell" style:parent-style-name="Default">
      <style:table-cell-properties fo:border-bottom="1.76pt solid #000000" fo:background-color="#ffc000" style:diagonal-bl-tr="none" style:diagonal-tl-br="none" fo:border-left="none" fo:border-right="1.76pt solid #000000" style:rotation-align="none" fo:border-top="non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43"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Verdana" fo:font-size="12pt" fo:font-style="normal" fo:text-shadow="none" style:text-underline-style="solid" style:text-underline-width="auto" style:text-underline-color="font-color" fo:font-weight="bold" style:font-size-asian="12pt" style:font-style-asian="normal" style:font-weight-asian="bold" style:font-name-complex="Verdana" style:font-size-complex="12pt" style:font-style-complex="normal" style:font-weight-complex="bold"/>
    </style:style>
    <style:style style:name="ce44" style:family="table-cell" style:parent-style-name="Default">
      <style:table-cell-properties style:cell-protect="none" style:print-content="true" style:rotation-align="none"/>
    </style:style>
    <style:style style:name="ce45" style:family="table-cell" style:parent-style-name="Default">
      <style:table-cell-properties fo:border-bottom="2.49pt solid #ffffff" fo:background-color="#4f81bd" style:cell-protect="none" style:print-content="true"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46" style:family="table-cell" style:parent-style-name="Default">
      <style:table-cell-properties fo:border-bottom="0.74pt solid #ffffff" fo:background-color="#8eb4e3" style:cell-protect="protected" style:print-content="true" style:diagonal-bl-tr="none" style:diagonal-tl-br="none" fo:border-left="none" fo:border-right="0.74pt solid #ffffff" style:rotation-align="none" fo:border-top="2.49pt solid #ffffff"/>
    </style:style>
    <style:style style:name="ce47" style:family="table-cell" style:parent-style-name="Default">
      <style:table-cell-properties fo:border-bottom="0.74pt solid #ffffff" fo:background-color="#c6d9f1" style:cell-protect="protected" style:print-content="true" style:diagonal-bl-tr="none" style:diagonal-tl-br="none" fo:border-left="none" fo:border-right="0.74pt solid #ffffff" style:rotation-align="none" fo:border-top="0.74pt solid #ffffff"/>
    </style:style>
    <style:style style:name="ce48" style:family="table-cell" style:parent-style-name="Default">
      <style:table-cell-properties fo:border-bottom="0.74pt solid #ffffff" fo:background-color="#8eb4e3" style:cell-protect="protected" style:print-content="true" style:diagonal-bl-tr="none" style:diagonal-tl-br="none" fo:border-left="none" fo:border-right="0.74pt solid #ffffff" style:rotation-align="none" fo:border-top="0.74pt solid #ffffff"/>
    </style:style>
    <style:style style:name="ce49" style:family="table-cell" style:parent-style-name="Default">
      <style:table-cell-properties fo:border-bottom="0.74pt solid #ffffff" fo:background-color="#8eb4e3" style:cell-protect="none" style:print-content="true" style:diagonal-bl-tr="none" style:diagonal-tl-br="none" fo:border-left="none" fo:border-right="0.74pt solid #ffffff" style:rotation-align="none" fo:border-top="0.74pt solid #ffffff"/>
    </style:style>
    <style:style style:name="ce50" style:family="table-cell" style:parent-style-name="Default">
      <style:table-cell-properties fo:border-bottom="0.74pt solid #ffffff" fo:background-color="#c6d9f1" style:cell-protect="none" style:print-content="true" style:diagonal-bl-tr="none" style:diagonal-tl-br="none" fo:border-left="none" fo:border-right="0.74pt solid #ffffff" style:rotation-align="none" fo:border-top="0.74pt solid #ffffff"/>
    </style:style>
    <style:style style:name="ce51" style:family="table-cell" style:parent-style-name="Default">
      <style:table-cell-properties fo:border-bottom="0.74pt solid #95b3d7" fo:background-color="#dce6f2" style:diagonal-bl-tr="none" style:diagonal-tl-br="none" style:text-align-source="value-type" style:repeat-content="false" fo:wrap-option="wrap" fo:border-left="0.74pt solid #95b3d7" style:direction="ltr" fo:border-right="none" style:rotation-angle="0" style:rotation-align="none" style:shrink-to-fit="false" fo:border-top="0.74pt solid #95b3d7"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52" style:family="table-cell" style:parent-style-name="Default">
      <style:table-cell-properties fo:border-bottom="0.74pt solid #ffffff" fo:background-color="#c6d9f1" style:cell-protect="protected" style:print-content="true"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style>
    <style:style style:name="ce53" style:family="table-cell" style:parent-style-name="Default">
      <style:table-cell-properties fo:border-bottom="0.74pt solid #ffffff" fo:background-color="#8eb4e3" style:cell-protect="protected" style:print-content="true"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style>
    <style:style style:name="ce54" style:family="table-cell" style:parent-style-name="Default">
      <style:table-cell-properties fo:border-bottom="0.74pt solid #ffffff" fo:background-color="#8eb4e3" style:cell-protect="none" style:print-content="true"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style>
    <style:style style:name="ce55" style:family="table-cell" style:parent-style-name="Default">
      <style:table-cell-properties fo:border-bottom="0.74pt solid #ffffff" fo:background-color="#c6d9f1" style:cell-protect="none" style:print-content="true"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style>
    <style:style style:name="ce56" style:family="table-cell" style:parent-style-name="Default">
      <style:table-cell-properties fo:border-bottom="0.74pt solid #ffffff" fo:background-color="#8eb4e3"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style>
    <style:style style:name="ce57" style:family="table-cell" style:parent-style-name="Default">
      <style:table-cell-properties fo:border-bottom="0.74pt solid #ffffff" fo:background-color="#c6d9f1"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style>
    <style:style style:name="ce58" style:family="table-cell" style:parent-style-name="Default">
      <style:table-cell-properties fo:border-bottom="0.74pt solid #ffffff" fo:background-color="#8eb4e3" style:cell-protect="protected" style:print-content="true"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style>
    <style:style style:name="ce59" style:family="table-cell" style:parent-style-name="Default">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0" style:family="table-cell" style:parent-style-name="Default">
      <style:table-cell-properties fo:border-bottom="2.49pt solid #ffffff" fo:background-color="#4f81bd" style:cell-protect="none" style:print-content="true" style:diagonal-bl-tr="none" style:diagonal-tl-br="none" fo:border-left="0.74pt solid #ffffff" fo:border-right="0.74pt solid #ffffff" style:rotation-align="none" fo:border-top="non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1" style:family="table-cell" style:parent-style-name="Default">
      <style:table-cell-properties fo:border-bottom="0.74pt solid #ffffff" fo:background-color="#8eb4e3" style:cell-protect="protected" style:print-content="true" style:diagonal-bl-tr="none" style:diagonal-tl-br="none" fo:border-left="0.74pt solid #ffffff" fo:border-right="0.74pt solid #ffffff" style:rotation-align="none" fo:border-top="2.49pt solid #ffffff"/>
    </style:style>
    <style:style style:name="ce62" style:family="table-cell" style:parent-style-name="Default">
      <style:table-cell-properties fo:background-color="#c6d9f1" style:cell-protect="protected" style:print-content="true" style:diagonal-bl-tr="none" style:diagonal-tl-br="none" fo:border="0.74pt solid #ffffff" style:rotation-align="none"/>
    </style:style>
    <style:style style:name="ce63" style:family="table-cell" style:parent-style-name="Default">
      <style:table-cell-properties fo:background-color="#8eb4e3" style:cell-protect="protected" style:print-content="true" style:diagonal-bl-tr="none" style:diagonal-tl-br="none" fo:border="0.74pt solid #ffffff" style:rotation-align="none"/>
    </style:style>
    <style:style style:name="ce64" style:family="table-cell" style:parent-style-name="Default">
      <style:table-cell-properties fo:background-color="#8eb4e3" style:cell-protect="none" style:print-content="true" style:diagonal-bl-tr="none" style:diagonal-tl-br="none" fo:border="0.74pt solid #ffffff" style:rotation-align="none"/>
    </style:style>
    <style:style style:name="ce65" style:family="table-cell" style:parent-style-name="Default">
      <style:table-cell-properties fo:background-color="#c6d9f1" style:cell-protect="none" style:print-content="true" style:diagonal-bl-tr="none" style:diagonal-tl-br="none" fo:border="0.74pt solid #ffffff" style:rotation-align="none"/>
    </style:style>
    <style:style style:name="ce66" style:family="table-cell" style:parent-style-name="Default">
      <style:table-cell-properties fo:border-bottom="0.74pt solid #ffffff" fo:background-color="#8eb4e3"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top" loext:vertical-justify="auto"/>
      <style:paragraph-properties css3t:text-justify="auto" fo:margin-left="0pt" style:writing-mode="page"/>
    </style:style>
    <style:style style:name="ce67" style:family="table-cell" style:parent-style-name="Default">
      <style:table-cell-properties fo:border-bottom="none" fo:background-color="#4f81bd" style:cell-protect="none" style:print-content="tru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68" style:family="table-cell" style:parent-style-name="Default">
      <style:table-cell-properties fo:border-bottom="0.74pt solid #ffffff" fo:background-color="#8eb4e3" style:cell-protect="none" style:print-content="true" style:diagonal-bl-tr="none" style:diagonal-tl-br="none" fo:border-left="0.74pt solid #ffffff" fo:border-right="none" style:rotation-align="none" fo:border-top="2.49pt solid #ffffff"/>
    </style:style>
    <style:style style:name="ce69" style:family="table-cell" style:parent-style-name="Default">
      <style:table-cell-properties fo:border-bottom="0.74pt solid #ffffff" fo:background-color="#c6d9f1" style:cell-protect="none" style:print-content="true" style:diagonal-bl-tr="none" style:diagonal-tl-br="none" fo:border-left="0.74pt solid #ffffff" fo:border-right="none" style:rotation-align="none" fo:border-top="0.74pt solid #ffffff"/>
    </style:style>
    <style:style style:name="ce70" style:family="table-cell" style:parent-style-name="Default">
      <style:table-cell-properties fo:border-bottom="0.74pt solid #ffffff" fo:background-color="#8eb4e3" style:cell-protect="none" style:print-content="true" style:diagonal-bl-tr="none" style:diagonal-tl-br="none" fo:border-left="0.74pt solid #ffffff" fo:border-right="none" style:rotation-align="none" fo:border-top="0.74pt solid #ffffff"/>
    </style:style>
    <style:style style:name="ce71" style:family="table-cell" style:parent-style-name="Default">
      <style:table-cell-properties fo:border-bottom="0.74pt solid #ffffff" fo:background-color="#c6d9f1" style:cell-protect="none" style:print-content="true" style:diagonal-bl-tr="none" style:diagonal-tl-br="none" fo:border-left="0.74pt solid #ffffff" fo:border-right="none" style:rotation-align="none" fo:border-top="2.49pt solid #ffffff"/>
    </style:style>
    <style:style style:name="ce72" style:family="table-cell" style:parent-style-name="Normal_20_5">
      <style:table-cell-properties fo:border-bottom="0.74pt solid #ffffff" fo:background-color="#c6d9f1" style:cell-protect="none" style:print-content="true" style:diagonal-bl-tr="none" style:diagonal-tl-br="none" fo:border-left="0.74pt solid #ffffff" fo:border-right="none" style:rotation-align="none" fo:border-top="0.74pt solid #ffffff"/>
    </style:style>
    <style:style style:name="ce73" style:family="table-cell" style:parent-style-name="Default" style:data-style-name="N3">
      <style:table-cell-properties fo:border-bottom="0.74pt solid #ffffff" fo:background-color="#8eb4e3" style:cell-protect="none" style:print-content="true" style:diagonal-bl-tr="none" style:diagonal-tl-br="none" fo:border-left="0.74pt solid #ffffff" fo:border-right="none" style:rotation-align="none" fo:border-top="2.49pt solid #ffffff"/>
    </style:style>
    <style:style style:name="ce74" style:family="table-cell" style:parent-style-name="Default" style:data-style-name="N3">
      <style:table-cell-properties fo:border-bottom="0.74pt solid #ffffff" fo:background-color="#c6d9f1" style:cell-protect="none" style:print-content="true" style:diagonal-bl-tr="none" style:diagonal-tl-br="none" fo:border-left="0.74pt solid #ffffff" fo:border-right="none" style:rotation-align="none" fo:border-top="0.74pt solid #ffffff"/>
    </style:style>
    <style:style style:name="ce75" style:family="table-cell" style:parent-style-name="Excel_20_Built-in_20_Comma" style:data-style-name="N129">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2.49pt solid #ffffff"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6" style:family="table-cell" style:parent-style-name="Excel_20_Built-in_20_Comma" style:data-style-name="N129">
      <style:table-cell-properties fo:border-bottom="0.74pt solid #ffffff" fo:background-color="#c6d9f1"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7" style:family="table-cell" style:parent-style-name="Excel_20_Built-in_20_Comma" style:data-style-name="N129">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8" style:family="table-cell" style:parent-style-name="Default">
      <style:table-cell-properties fo:border-bottom="0.74pt solid #ffffff" fo:background-color="#c6d9f1" style:cell-protect="none" style:print-content="true"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end" css3t:text-justify="auto" fo:margin-left="0pt" style:writing-mode="page"/>
    </style:style>
    <style:style style:name="ce79" style:family="table-cell" style:parent-style-name="Default">
      <style:table-cell-properties fo:background-color="#ffc000"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0" style:family="table-cell" style:parent-style-name="Default">
      <style:table-cell-properties fo:background-color="#17ac0c"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1" style:family="table-cell" style:parent-style-name="Default">
      <style:table-cell-properties fo:border-bottom="2.49pt solid #ffffff" fo:background-color="#4f81bd" style:cell-protect="none" style:print-content="true" style:diagonal-bl-tr="none" style:diagonal-tl-br="none" style:text-align-source="value-type" style:repeat-content="false" fo:wrap-option="wrap" fo:border-left="2.49pt solid #000000" style:direction="ltr" fo:border-right="0.74pt solid #ffffff"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2"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3" style:family="table-cell" style:parent-style-name="Excel_20_Built-in_20_Currency" style:data-style-name="N127">
      <style:table-cell-properties fo:border-bottom="0.74pt solid #ffffff" fo:background-color="#c6d9f1"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4"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5" style:family="table-cell" style:parent-style-name="Excel_20_Built-in_20_Currency" style:data-style-name="N127">
      <style:table-cell-properties fo:border-bottom="0.74pt solid #ffffff" fo:background-color="#c6d9f1"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6" style:family="table-cell" style:parent-style-name="Currency_20_2" style:data-style-name="N127">
      <style:table-cell-properties fo:border-bottom="0.74pt solid #ffffff" fo:background-color="#c6d9f1"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7"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2.49pt solid #ffffff"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8" style:family="table-cell" style:parent-style-name="Excel_20_Built-in_20_Currency" style:data-style-name="N130">
      <style:table-cell-properties fo:border-bottom="0.74pt solid #ffffff" fo:background-color="#8eb4e3" style:cell-protect="none" style:print-content="true" style:diagonal-bl-tr="none" style:diagonal-tl-br="none" style:text-align-source="value-type" style:repeat-content="false" fo:wrap-option="no-wrap" fo:border-left="2.49pt solid #000000"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89" style:family="table-cell" style:parent-style-name="Default">
      <style:table-cell-properties fo:border-bottom="2.49pt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90" style:family="table-cell" style:parent-style-name="Default">
      <style:table-cell-properties fo:border-bottom="2.49pt solid #000000" fo:background-color="#17ac0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91" style:family="table-cell" style:parent-style-name="Default">
      <style:table-cell-properties fo:border-bottom="2.49pt solid #ffffff" fo:background-color="#4f81bd" style:cell-protect="none" style:print-content="true"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92"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3" style:family="table-cell" style:parent-style-name="Excel_20_Built-in_20_Currency" style:data-style-name="N127">
      <style:table-cell-properties fo:background-color="#c6d9f1"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4" style:family="table-cell" style:parent-style-name="Excel_20_Built-in_20_Currency" style:data-style-name="N127">
      <style:table-cell-properties fo:background-color="#8eb4e3"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5" style:family="table-cell" style:parent-style-name="Excel_20_Built-in_20_Currency" style:data-style-name="N127">
      <style:table-cell-properties fo:border-bottom="0.74pt solid #ffffff" fo:background-color="#c6d9f1" style:cell-protect="none"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6" style:family="table-cell" style:parent-style-name="Currency_20_2" style:data-style-name="N127">
      <style:table-cell-properties fo:background-color="#c6d9f1"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7"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8"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99" style:family="table-cell" style:parent-style-name="Excel_20_Built-in_20_Currency" style:data-style-name="N127">
      <style:table-cell-properties fo:border-bottom="0.74pt solid #ffffff" fo:background-color="#c6d9f1"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0"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1" style:family="table-cell" style:parent-style-name="Excel_20_Built-in_20_Currency" style:data-style-name="N127">
      <style:table-cell-properties fo:border-bottom="0.74pt solid #ffffff" fo:background-color="#c6d9f1"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2" style:family="table-cell" style:parent-style-name="Currency_20_2" style:data-style-name="N127">
      <style:table-cell-properties fo:border-bottom="0.74pt solid #ffffff" fo:background-color="#c6d9f1"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3" style:family="table-cell" style:parent-style-name="Excel_20_Built-in_20_Currency" style:data-style-name="N127">
      <style:table-cell-properties fo:border-bottom="0.74pt solid #ffffff" fo:background-color="#8eb4e3" style:cell-protect="none"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2.49pt solid #ffffff" style:vertical-align="top"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4" style:family="table-cell" style:parent-style-name="Default">
      <style:table-cell-properties fo:border-bottom="2.49pt solid #ffffff" fo:background-color="#bfbfbf" style:cell-protect="none" style:print-content="true"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05" style:family="table-cell" style:parent-style-name="Excel_20_Built-in_20_Currency" style:data-style-name="N127">
      <style:table-cell-properties fo:border-bottom="none" fo:background-color="#bfbfb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6" style:family="table-cell" style:parent-style-name="Excel_20_Built-in_20_Currency" style:data-style-name="N127">
      <style:table-cell-properties fo:background-color="#bfbfb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7" style:family="table-cell" style:parent-style-name="Currency_20_2" style:data-style-name="N127">
      <style:table-cell-properties fo:background-color="#bfbfb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8" style:family="table-cell" style:parent-style-name="Excel_20_Built-in_20_Currency" style:data-style-name="N130">
      <style:table-cell-properties fo:background-color="#bfbfbf" style:cell-protect="protected"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09" style:family="table-cell" style:parent-style-name="Default">
      <style:table-cell-properties fo:border-bottom="2.49pt solid #000000" fo:background-color="#17ac0c"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10" style:family="table-cell" style:parent-style-name="Default">
      <style:table-cell-properties fo:border-bottom="2.49pt solid #ffffff" fo:background-color="#bfbfbf" style:cell-protect="none" style:print-content="tru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11"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style>
    <style:style style:name="ce112"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style>
    <style:style style:name="ce113" style:family="table-cell" style:parent-style-name="Default" style:data-style-name="N127">
      <style:table-cell-properties fo:border-bottom="0.74pt solid #ffffff" fo:background-color="#bfbfbf" style:diagonal-bl-tr="none" style:diagonal-tl-br="none" fo:border-left="0.74pt solid #ffffff" fo:border-right="none" style:rotation-align="none" fo:border-top="2.49pt solid #ffffff"/>
    </style:style>
    <style:style style:name="ce114" style:family="table-cell" style:parent-style-name="Default" style:data-style-name="N128">
      <style:table-cell-properties fo:border-bottom="0.74pt solid #ffffff" fo:background-color="#bfbfbf" style:diagonal-bl-tr="none" style:diagonal-tl-br="none" fo:border-left="0.74pt solid #ffffff" fo:border-right="none" style:rotation-align="none" fo:border-top="0.74pt solid #ffffff"/>
    </style:style>
    <style:style style:name="ce115" style:family="table-cell" style:parent-style-name="Normal_20_5" style:data-style-name="N127">
      <style:table-cell-properties fo:border-bottom="0.74pt solid #ffffff" fo:background-color="#bfbfbf" style:diagonal-bl-tr="none" style:diagonal-tl-br="none" fo:border-left="0.74pt solid #ffffff" fo:border-right="none" style:rotation-align="none" fo:border-top="0.74pt solid #ffffff"/>
    </style:style>
    <style:style style:name="ce116" style:family="table-cell" style:parent-style-name="Default" style:data-style-name="N130">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style>
    <style:style style:name="ce117" style:family="table-cell" style:parent-style-name="Default">
      <style:table-cell-properties fo:background-color="#a33d3b"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18" style:family="table-cell" style:parent-style-name="Default">
      <style:table-cell-properties fo:border-bottom="2.49pt solid #000000" fo:background-color="#a33d3b"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19" style:family="table-cell" style:parent-style-name="Excel_20_Built-in_20_Currency" style:data-style-name="N130">
      <style:table-cell-properties fo:background-color="#8eb4e3"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0" style:family="table-cell" style:parent-style-name="Excel_20_Built-in_20_Currency" style:data-style-name="N127">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0.74pt solid #ffffff"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1" style:family="table-cell" style:parent-style-name="Currency_20_2" style:data-style-name="N127">
      <style:table-cell-properties fo:background-color="#c6d9f1" style:cell-protect="none" style:print-content="true"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2" style:family="table-cell" style:parent-style-name="Default">
      <style:table-cell-properties fo:border-bottom="2.49pt solid #000000" fo:background-color="#a33d3b"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23" style:family="table-cell" style:parent-style-name="Excel_20_Built-in_20_Currency" style:data-style-name="N127">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2.49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4" style:family="table-cell" style:parent-style-name="Excel_20_Built-in_20_Currency" style:data-style-name="N127">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5" style:family="table-cell" style:parent-style-name="Currency_20_2" style:data-style-name="N127">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6" style:family="table-cell" style:parent-style-name="Excel_20_Built-in_20_Currency" style:data-style-name="N130">
      <style:table-cell-properties fo:border-bottom="0.74pt solid #ffffff" fo:background-color="#bfbfbf"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127" style:family="table-cell" style:parent-style-name="Default">
      <style:table-cell-properties fo:border-bottom="2.49pt solid #000000" fo:background-color="#ffc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28" style:family="table-cell" style:parent-style-name="Default">
      <style:table-cell-properties fo:border-bottom="2.49pt solid #000000" fo:background-color="#ffc000" style:cell-protect="none"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129" style:family="table-cell" style:parent-style-name="Default">
      <style:table-cell-properties fo:border-bottom="2.49pt solid #ffffff" fo:background-color="#bfbfbf" style:cell-protect="none" style:print-content="true" style:diagonal-bl-tr="none" style:diagonal-tl-br="none" style:text-align-source="value-type" style:repeat-content="false" fo:wrap-option="wrap" fo:border-left="2.49pt solid #000000" style:direction="ltr" fo:border-right="0.74pt solid #ffffff"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30" style:family="table-cell" style:parent-style-name="Default" style:data-style-name="N127">
      <style:table-cell-properties fo:border-bottom="0.74pt solid #ffffff" fo:background-color="#bfbfbf" style:cell-protect="protected" style:print-content="true" style:diagonal-bl-tr="none" style:diagonal-tl-br="none" fo:border-left="2.49pt solid #000000" fo:border-right="0.74pt solid #ffffff" style:rotation-align="none" fo:border-top="2.49pt solid #ffffff"/>
    </style:style>
    <style:style style:name="ce131" style:family="table-cell" style:parent-style-name="Default" style:data-style-name="N127">
      <style:table-cell-properties fo:border-bottom="0.74pt solid #ffffff" fo:background-color="#bfbfbf" style:cell-protect="protected" style:print-content="true" style:diagonal-bl-tr="none" style:diagonal-tl-br="none" fo:border-left="2.49pt solid #000000" fo:border-right="0.74pt solid #ffffff" style:rotation-align="none" fo:border-top="0.74pt solid #ffffff"/>
    </style:style>
    <style:style style:name="ce132" style:family="table-cell" style:parent-style-name="Default" style:data-style-name="N127">
      <style:table-cell-properties fo:border-bottom="0.74pt solid #ffffff" fo:background-color="#bfbfbf" style:diagonal-bl-tr="none" style:diagonal-tl-br="none" fo:border-left="2.49pt solid #000000" fo:border-right="0.74pt solid #ffffff" style:rotation-align="none" fo:border-top="2.49pt solid #ffffff"/>
    </style:style>
    <style:style style:name="ce133" style:family="table-cell" style:parent-style-name="Default" style:data-style-name="N127">
      <style:table-cell-properties fo:border-bottom="0.74pt solid #ffffff" fo:background-color="#bfbfbf" style:diagonal-bl-tr="none" style:diagonal-tl-br="none" fo:border-left="2.49pt solid #000000" fo:border-right="0.74pt solid #ffffff" style:rotation-align="none" fo:border-top="0.74pt solid #ffffff"/>
    </style:style>
    <style:style style:name="ce134" style:family="table-cell" style:parent-style-name="Normal_20_5" style:data-style-name="N127">
      <style:table-cell-properties fo:border-bottom="0.74pt solid #ffffff" fo:background-color="#bfbfbf" style:diagonal-bl-tr="none" style:diagonal-tl-br="none" fo:border-left="2.49pt solid #000000" fo:border-right="0.74pt solid #ffffff" style:rotation-align="none" fo:border-top="0.74pt solid #ffffff"/>
    </style:style>
    <style:style style:name="ce135" style:family="table-cell" style:parent-style-name="Default" style:data-style-name="N130">
      <style:table-cell-properties fo:border-bottom="0.74pt solid #ffffff" fo:background-color="#bfbfbf" style:cell-protect="protected" style:print-content="true" style:diagonal-bl-tr="none" style:diagonal-tl-br="none" fo:border-left="2.49pt solid #000000" fo:border-right="0.74pt solid #ffffff" style:rotation-align="none" fo:border-top="0.74pt solid #ffffff"/>
    </style:style>
    <style:style style:name="ce136" style:family="table-cell" style:parent-style-name="Default">
      <style:table-cell-properties fo:background-color="#fbe06d" style:cell-protect="none" style:print-content="true"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7" style:family="table-cell" style:parent-style-name="Default">
      <style:table-cell-properties fo:border-bottom="2.49pt solid #000000" fo:background-color="#17ac0c" style:cell-protect="none"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38" style:family="table-cell" style:parent-style-name="Default">
      <style:table-cell-properties fo:border-bottom="none" fo:background-color="#4f81bd" style:cell-protect="none" style:print-content="true" style:diagonal-bl-tr="none" style:diagonal-tl-br="none" style:text-align-source="value-type" style:repeat-content="false" fo:wrap-option="wrap" fo:border-left="2.49pt solid #000000" style:direction="ltr" fo:border-right="0.74pt solid #ffffff"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39" style:family="table-cell" style:parent-style-name="Default" style:data-style-name="N127">
      <style:table-cell-properties fo:border-bottom="0.74pt solid #ffffff" fo:background-color="#8eb4e3" style:cell-protect="none" style:print-content="true" style:diagonal-bl-tr="none" style:diagonal-tl-br="none" fo:border-left="2.49pt solid #000000" fo:border-right="0.74pt solid #ffffff" style:rotation-align="none" fo:border-top="2.49pt solid #ffffff"/>
    </style:style>
    <style:style style:name="ce140" style:family="table-cell" style:parent-style-name="Default" style:data-style-name="N127">
      <style:table-cell-properties fo:border-bottom="0.74pt solid #ffffff" fo:background-color="#c6d9f1" style:cell-protect="none" style:print-content="true" style:diagonal-bl-tr="none" style:diagonal-tl-br="none" fo:border-left="2.49pt solid #000000" fo:border-right="0.74pt solid #ffffff" style:rotation-align="none" fo:border-top="0.74pt solid #ffffff"/>
    </style:style>
    <style:style style:name="ce141" style:family="table-cell" style:parent-style-name="Default" style:data-style-name="N127">
      <style:table-cell-properties fo:border-bottom="0.74pt solid #ffffff" fo:background-color="#8eb4e3" style:cell-protect="none" style:print-content="true" style:diagonal-bl-tr="none" style:diagonal-tl-br="none" fo:border-left="2.49pt solid #000000" fo:border-right="0.74pt solid #ffffff" style:rotation-align="none" fo:border-top="0.74pt solid #ffffff"/>
    </style:style>
    <style:style style:name="ce142" style:family="table-cell" style:parent-style-name="Default" style:data-style-name="N127">
      <style:table-cell-properties fo:border-bottom="0.74pt solid #ffffff" fo:background-color="#c6d9f1" style:cell-protect="none" style:print-content="true" style:diagonal-bl-tr="none" style:diagonal-tl-br="none" fo:border-left="2.49pt solid #000000" fo:border-right="0.74pt solid #ffffff" style:rotation-align="none" fo:border-top="2.49pt solid #ffffff"/>
    </style:style>
    <style:style style:name="ce143" style:family="table-cell" style:parent-style-name="Normal_20_5" style:data-style-name="N127">
      <style:table-cell-properties fo:border-bottom="0.74pt solid #ffffff" fo:background-color="#c6d9f1" style:cell-protect="none" style:print-content="true" style:diagonal-bl-tr="none" style:diagonal-tl-br="none" fo:border-left="2.49pt solid #000000" fo:border-right="0.74pt solid #ffffff" style:rotation-align="none" fo:border-top="0.74pt solid #ffffff"/>
    </style:style>
    <style:style style:name="ce144" style:family="table-cell" style:parent-style-name="Default" style:data-style-name="N127">
      <style:table-cell-properties fo:border-bottom="0.74pt solid #ffffff" fo:background-color="#8eb4e3" style:cell-protect="none" style:print-content="true" style:diagonal-bl-tr="none" style:diagonal-tl-br="none" fo:border-left="0.74pt solid #ffffff" fo:border-right="0.74pt solid #ffffff" style:rotation-align="none" fo:border-top="2.49pt solid #ffffff"/>
    </style:style>
    <style:style style:name="ce145" style:family="table-cell" style:parent-style-name="Default" style:data-style-name="N127">
      <style:table-cell-properties fo:background-color="#c6d9f1" style:cell-protect="none" style:print-content="true" style:diagonal-bl-tr="none" style:diagonal-tl-br="none" fo:border="0.74pt solid #ffffff" style:rotation-align="none"/>
    </style:style>
    <style:style style:name="ce146" style:family="table-cell" style:parent-style-name="Default" style:data-style-name="N127">
      <style:table-cell-properties fo:background-color="#8eb4e3" style:cell-protect="none" style:print-content="true" style:diagonal-bl-tr="none" style:diagonal-tl-br="none" fo:border="0.74pt solid #ffffff" style:rotation-align="none"/>
    </style:style>
    <style:style style:name="ce147" style:family="table-cell" style:parent-style-name="Default" style:data-style-name="N127">
      <style:table-cell-properties fo:border-bottom="0.74pt solid #ffffff" fo:background-color="#c6d9f1" style:cell-protect="none" style:print-content="true" style:diagonal-bl-tr="none" style:diagonal-tl-br="none" fo:border-left="0.74pt solid #ffffff" fo:border-right="0.74pt solid #ffffff" style:rotation-align="none" fo:border-top="2.49pt solid #ffffff"/>
    </style:style>
    <style:style style:name="ce148" style:family="table-cell" style:parent-style-name="Normal_20_5" style:data-style-name="N127">
      <style:table-cell-properties fo:background-color="#c6d9f1" style:cell-protect="none" style:print-content="true" style:diagonal-bl-tr="none" style:diagonal-tl-br="none" fo:border="0.74pt solid #ffffff" style:rotation-align="none"/>
    </style:style>
    <style:style style:name="ce149" style:family="table-cell" style:parent-style-name="Default">
      <style:table-cell-properties fo:border-bottom="none" fo:background-color="#bfbfbf" style:cell-protect="none" style:print-content="true" style:diagonal-bl-tr="none" style:diagonal-tl-br="none" style:text-align-source="value-type" style:repeat-content="false" fo:wrap-option="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50" style:family="table-cell" style:parent-style-name="Default" style:data-style-name="N130">
      <style:table-cell-properties fo:background-color="#8eb4e3" style:cell-protect="none" style:print-content="true" style:diagonal-bl-tr="none" style:diagonal-tl-br="none" fo:border="0.74pt solid #ffffff" style:rotation-align="none"/>
    </style:style>
    <style:style style:name="ce151"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map style:condition="cell-content()=[.$AN$5]" style:apply-style-name="ConditionalStyle_5f_43" style:base-cell-address="'ZBO''s'.AF5"/>
    </style:style>
    <style:style style:name="ce152"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42" style:base-cell-address="'ZBO''s'.AF6"/>
    </style:style>
    <style:style style:name="ce153" style:family="table-cell" style:parent-style-name="Default" style:data-style-name="N128">
      <style:table-cell-properties fo:border-bottom="0.74pt solid #ffffff" fo:background-color="#c6d9f1" style:cell-protect="protected" style:print-content="true" style:diagonal-bl-tr="none" style:diagonal-tl-br="none" fo:border-left="0.74pt solid #ffffff" fo:border-right="none" style:rotation-align="none" fo:border-top="0.74pt solid #ffffff"/>
      <style:map style:condition="cell-content()=[.$AN$5]" style:apply-style-name="ConditionalStyle_5f_38" style:base-cell-address="'ZBO''s'.AF24"/>
    </style:style>
    <style:style style:name="ce154"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5]" style:apply-style-name="ConditionalStyle_5f_41" style:base-cell-address="'ZBO''s'.AF25"/>
    </style:style>
    <style:style style:name="ce155" style:family="table-cell" style:parent-style-name="Default" style:data-style-name="N128">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5]" style:apply-style-name="ConditionalStyle_5f_36" style:base-cell-address="'ZBO''s'.AF26"/>
    </style:style>
    <style:style style:name="ce156"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5]" style:apply-style-name="ConditionalStyle_5f_39" style:base-cell-address="'ZBO''s'.AF27"/>
    </style:style>
    <style:style style:name="ce157"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ref!" style:apply-style-name="ConditionalStyle_5f_33" style:base-cell-address="'ZBO''s'.AF28"/>
    </style:style>
    <style:style style:name="ce158"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31" style:base-cell-address="'ZBO''s'.AF35"/>
    </style:style>
    <style:style style:name="ce159"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map style:condition="cell-content()=[.$AN$5]" style:apply-style-name="ConditionalStyle_5f_28" style:base-cell-address="'ZBO''s'.AF36"/>
    </style:style>
    <style:style style:name="ce160"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27" style:base-cell-address="'ZBO''s'.AF37"/>
    </style:style>
    <style:style style:name="ce161"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map style:condition="cell-content()=[.$AN$5]" style:apply-style-name="ConditionalStyle_5f_24" style:base-cell-address="'ZBO''s'.AF38"/>
    </style:style>
    <style:style style:name="ce162"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23" style:base-cell-address="'ZBO''s'.AF39"/>
    </style:style>
    <style:style style:name="ce163"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map style:condition="cell-content()=[.$AN$5]" style:apply-style-name="ConditionalStyle_5f_20" style:base-cell-address="'ZBO''s'.AF60"/>
    </style:style>
    <style:style style:name="ce164"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19" style:base-cell-address="'ZBO''s'.AF61"/>
    </style:style>
    <style:style style:name="ce165"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17" style:base-cell-address="'ZBO''s'.AF63"/>
    </style:style>
    <style:style style:name="ce166"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15" style:base-cell-address="'ZBO''s'.AF66"/>
    </style:style>
    <style:style style:name="ce167" style:family="table-cell" style:parent-style-name="Default" style:data-style-name="N130">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13" style:base-cell-address="'ZBO''s'.AF69"/>
    </style:style>
    <style:style style:name="ce168"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map style:condition="cell-content()=[.$AN$5]" style:apply-style-name="ConditionalStyle_5f_10" style:base-cell-address="'ZBO''s'.AF74"/>
    </style:style>
    <style:style style:name="ce169"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9" style:base-cell-address="'ZBO''s'.AF75"/>
    </style:style>
    <style:style style:name="ce170"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map style:condition="cell-content()=[.$AN$5]" style:apply-style-name="ConditionalStyle_5f_6" style:base-cell-address="'ZBO''s'.AF78"/>
    </style:style>
    <style:style style:name="ce171"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2.49pt solid #ffffff"/>
      <style:map style:condition="cell-content()=[.$AN$5]" style:apply-style-name="ConditionalStyle_5f_3" style:base-cell-address="'ZBO''s'.AF79"/>
    </style:style>
    <style:style style:name="ce172"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1" style:base-cell-address="'ZBO''s'.AF80"/>
    </style:style>
    <style:style style:name="ce173"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none" style:rotation-align="none" fo:border-top="0.74pt solid #ffffff"/>
      <style:map style:condition="cell-content()=[.$AN$6]" style:apply-style-name="ConditionalStyle_5f_5" style:base-cell-address="'ZBO''s'.AF81"/>
    </style:style>
    <style:style style:name="ce174" style:family="table-cell" style:parent-style-name="Default">
      <style:table-cell-properties fo:border-bottom="2.49pt solid #000000" fo:background-color="#a33d3b" style:cell-protect="none"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75" style:family="table-cell" style:parent-style-name="Default" style:data-style-name="N128">
      <style:table-cell-properties fo:background-color="#8eb4e3" style:cell-protect="none" style:print-content="true" style:diagonal-bl-tr="none" style:diagonal-tl-br="none" fo:border="0.74pt solid #ffffff" style:rotation-align="none"/>
    </style:style>
    <style:style style:name="ce176" style:family="table-cell" style:parent-style-name="Default">
      <style:table-cell-properties fo:border-bottom="none" fo:background-color="#bfbfbf" style:cell-protect="none" style:print-content="true" style:diagonal-bl-tr="none" style:diagonal-tl-br="none" style:text-align-source="value-type" style:repeat-content="false" fo:wrap-option="wrap" fo:border-left="0.74pt solid #ffffff"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ffffff"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177"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F$5]" style:apply-style-name="ConditionalStyle_5f_45" style:base-cell-address="'ZBO''s'.AN5"/>
    </style:style>
    <style:style style:name="ce178"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44" style:base-cell-address="'ZBO''s'.AN6"/>
    </style:style>
    <style:style style:name="ce179" style:family="table-cell" style:parent-style-name="Normal_20_5" style:data-style-name="N127">
      <style:table-cell-properties fo:border-bottom="0.74pt solid #ffffff" fo:background-color="#bfbfbf" style:diagonal-bl-tr="none" style:diagonal-tl-br="none" fo:border-left="0.74pt solid #ffffff" fo:border-right="2.49pt solid #000000" style:rotation-align="none" fo:border-top="0.74pt solid #ffffff"/>
      <style:map style:condition="cell-content()=#ref!" style:apply-style-name="ConditionalStyle_5f_35" style:base-cell-address="'ZBO''s'.AN24"/>
    </style:style>
    <style:style style:name="ce180" style:family="table-cell" style:parent-style-name="Normal_20_5" style:data-style-name="N127">
      <style:table-cell-properties fo:border-bottom="0.74pt solid #ffffff" fo:background-color="#bfbfbf" style:diagonal-bl-tr="none" style:diagonal-tl-br="none" fo:border-left="0.74pt solid #ffffff" fo:border-right="2.49pt solid #000000" style:rotation-align="none" fo:border-top="0.74pt solid #ffffff"/>
      <style:map style:condition="cell-content()=#ref!" style:apply-style-name="ConditionalStyle_5f_37" style:base-cell-address="'ZBO''s'.AN26"/>
    </style:style>
    <style:style style:name="ce181"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5]" style:apply-style-name="ConditionalStyle_5f_40" style:base-cell-address="'ZBO''s'.AN27"/>
    </style:style>
    <style:style style:name="ce182"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ref!" style:apply-style-name="ConditionalStyle_5f_34" style:base-cell-address="'ZBO''s'.AN28"/>
    </style:style>
    <style:style style:name="ce183"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32" style:base-cell-address="'ZBO''s'.AN35"/>
    </style:style>
    <style:style style:name="ce184"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F$5]" style:apply-style-name="ConditionalStyle_5f_30" style:base-cell-address="'ZBO''s'.AN36"/>
    </style:style>
    <style:style style:name="ce185"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29" style:base-cell-address="'ZBO''s'.AN37"/>
    </style:style>
    <style:style style:name="ce186"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F$5]" style:apply-style-name="ConditionalStyle_5f_26" style:base-cell-address="'ZBO''s'.AN38"/>
    </style:style>
    <style:style style:name="ce187"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25" style:base-cell-address="'ZBO''s'.AN39"/>
    </style:style>
    <style:style style:name="ce188"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F$5]" style:apply-style-name="ConditionalStyle_5f_22" style:base-cell-address="'ZBO''s'.AN60"/>
    </style:style>
    <style:style style:name="ce189"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21" style:base-cell-address="'ZBO''s'.AN61"/>
    </style:style>
    <style:style style:name="ce190"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18" style:base-cell-address="'ZBO''s'.AN63"/>
    </style:style>
    <style:style style:name="ce191"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16" style:base-cell-address="'ZBO''s'.AN66"/>
    </style:style>
    <style:style style:name="ce192" style:family="table-cell" style:parent-style-name="Default" style:data-style-name="N130">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14" style:base-cell-address="'ZBO''s'.AN69"/>
    </style:style>
    <style:style style:name="ce193"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F$5]" style:apply-style-name="ConditionalStyle_5f_12" style:base-cell-address="'ZBO''s'.AN74"/>
    </style:style>
    <style:style style:name="ce194"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11" style:base-cell-address="'ZBO''s'.AN75"/>
    </style:style>
    <style:style style:name="ce195"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F$5]" style:apply-style-name="ConditionalStyle_5f_8" style:base-cell-address="'ZBO''s'.AN78"/>
    </style:style>
    <style:style style:name="ce196"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2.49pt solid #ffffff"/>
      <style:map style:condition="cell-content()=[.$AF$5]" style:apply-style-name="ConditionalStyle_5f_4" style:base-cell-address="'ZBO''s'.AN79"/>
    </style:style>
    <style:style style:name="ce197"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2" style:base-cell-address="'ZBO''s'.AN80"/>
    </style:style>
    <style:style style:name="ce198" style:family="table-cell" style:parent-style-name="Default" style:data-style-name="N127">
      <style:table-cell-properties fo:border-bottom="0.74pt solid #ffffff" fo:background-color="#bfbfbf" style:cell-protect="protected" style:print-content="true" style:diagonal-bl-tr="none" style:diagonal-tl-br="none" fo:border-left="0.74pt solid #ffffff" fo:border-right="2.49pt solid #000000" style:rotation-align="none" fo:border-top="0.74pt solid #ffffff"/>
      <style:map style:condition="cell-content()=[.$AF$6]" style:apply-style-name="ConditionalStyle_5f_7" style:base-cell-address="'ZBO''s'.AN81"/>
    </style:style>
    <style:style style:name="ce199" style:family="table-cell" style:parent-style-name="Default">
      <style:table-cell-properties fo:border-bottom="0.74pt solid #ffffff" fo:background-color="#8eb4e3" style:cell-protect="none" style:print-content="true" style:diagonal-bl-tr="none" style:diagonal-tl-br="none" fo:border-left="0.74pt solid #ffffff" fo:border-right="none" style:rotation-align="none" fo:border-top="none"/>
    </style:style>
    <style:style style:name="ce200" style:family="table-cell" style:parent-style-name="Excel_20_Built-in_20_Hyperlink" style:data-style-name="N0">
      <style:table-cell-properties fo:border-bottom="0.74pt solid #95b3d7"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95b3d7"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1" style:family="table-cell" style:parent-style-name="Default">
      <style:table-cell-properties fo:border-bottom="0.74pt solid #95b3d7" style:diagonal-bl-tr="none" style:diagonal-tl-br="none" style:text-align-source="value-type" style:repeat-content="false" fo:wrap-option="no-wrap" fo:border-left="none" style:direction="ltr" fo:border-right="none" style:rotation-angle="0" style:rotation-align="none" style:shrink-to-fit="false" fo:border-top="0.74pt solid #95b3d7"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203" style:family="table-cell" style:parent-style-name="Default">
      <style:table-cell-properties fo:border-bottom="0.74pt solid #95b3d7" fo:background-color="#dce6f2" style:diagonal-bl-tr="none" style:diagonal-tl-br="none" style:text-align-source="value-type" style:repeat-content="false" fo:wrap-option="no-wrap" fo:border-left="none" style:direction="ltr" fo:border-right="none" style:rotation-angle="0" style:rotation-align="none" style:shrink-to-fit="false" fo:border-top="0.74pt solid #95b3d7"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204" style:family="table-cell" style:parent-style-name="Default">
      <style:table-cell-properties fo:border-bottom="0.74pt solid #95b3d7" fo:background-color="#dce6f2" style:diagonal-bl-tr="none" style:diagonal-tl-br="none" style:text-align-source="value-type" style:repeat-content="false" fo:wrap-option="no-wrap" fo:border-left="none" style:direction="ltr" fo:border-right="none" style:rotation-angle="0" style:rotation-align="none" style:shrink-to-fit="false" fo:border-top="0.74pt solid #95b3d7"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206" style:family="table-cell" style:parent-style-name="Default">
      <style:table-cell-properties style:cell-protect="none"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207" style:family="table-cell" style:parent-style-name="Default">
      <style:table-cell-properties style:cell-protect="none"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gr1" style:family="graphic">
      <style:graphic-properties draw:stroke="solid" svg:stroke-width="0pt" svg:stroke-color="#217346"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6.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1.8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Verdana" fo:font-size="9pt" fo:font-weight="bold" style:text-underline-style="solid" style:text-underline-width="auto" style:text-underline-color="font-color" style:text-line-through-type="none" fo:font-style="normal" style:text-outline="false" fo:text-shadow="none" style:text-position="0% 100%" style:font-name-complex="Verdana" style:font-size-asian="9pt" style:font-size-complex="9pt" style:font-weight-asian="bold" style:font-weight-complex="bold" style:font-style-asian="normal" style:font-style-complex="normal"/>
    </style:style>
    <style:style style:name="T2" style:family="text">
      <style:text-properties fo:color="#000000" style:font-name="Verdana" fo:font-size="9pt" fo:font-weight="bold" style:text-underline-style="none" style:text-underline-color="font-color" style:text-line-through-type="none" fo:font-style="normal" style:text-outline="false" fo:text-shadow="none" style:text-position="0% 100%" style:font-name-complex="Verdana" style:font-size-asian="9pt" style:font-size-complex="9pt" style:font-weight-asian="bold" style:font-weight-complex="bold" style:font-style-asian="normal" style:font-style-complex="normal"/>
    </style:style>
    <style:style style:name="T3" style:family="text">
      <style:text-properties style:font-style-complex="normal" fo:text-shadow="none" style:font-style-asian="normal" style:font-weight-complex="bold" style:font-weight-asian="bold" style:font-size-complex="9pt" style:font-size-asian="9pt" style:font-name-complex="Verdana" fo:color="#000000" style:text-position="0% 100%" style:text-outline="false" fo:font-style="normal" style:text-line-through-type="none" style:text-underline-style="none" style:text-underline-color="font-color" fo:font-weight="bold" fo:font-size="9pt" style:font-name="Verdana"/>
    </style:style>
    <style:style style:name="T4" style:family="text">
      <style:text-properties style:font-style-complex="normal" fo:text-shadow="none" style:font-style-asian="normal" style:font-size-complex="9pt" style:font-size-asian="9pt" style:font-name-complex="Verdana" fo:color="#000000" style:text-position="0% 100%" style:text-outline="false" fo:font-style="normal" style:text-line-through-type="none" style:text-underline-style="none" style:text-underline-color="font-color" fo:font-size="9pt" style:font-name="Verdana" fo:font-weight="normal" style:font-weight-asian="normal" style:font-weight-complex="normal"/>
    </style:style>
    <style:style style:name="T5" style:family="text">
      <style:text-properties style:font-style-complex="normal" fo:text-shadow="none" style:font-style-asian="normal" style:font-size-complex="9pt" style:font-size-asian="9pt" style:font-name-complex="Verdana" fo:color="#000000" style:text-position="0% 100%" style:text-outline="false" fo:font-style="normal" style:text-line-through-type="none" fo:font-size="9pt" style:font-name="Verdana" fo:font-weight="normal" style:font-weight-asian="normal" style:font-weight-complex="normal" style:text-underline-style="solid" style:text-underline-width="auto" style:text-underline-color="font-color"/>
    </style:style>
    <style:style style:name="T6" style:family="text">
      <style:text-properties style:font-style-complex="normal" fo:text-shadow="none" style:font-style-asian="normal" style:font-size-complex="9pt" style:font-size-asian="9pt" style:font-name-complex="Verdana" fo:color="#000000" style:text-position="0% 100%" style:text-outline="false" fo:font-style="normal" style:text-line-through-type="none" fo:font-size="9pt" style:font-name="Verdana" fo:font-weight="normal" style:font-weight-asian="normal" style:font-weight-complex="normal" style:text-underline-style="none" style:text-underline-color="font-color"/>
    </style:style>
    <style:style style:name="T7" style:family="text">
      <style:text-properties fo:color="#000000" style:font-name="Verdana" fo:font-size="9pt" fo:font-weight="normal" style:text-underline-style="none" style:text-underline-color="font-color" style:text-line-through-type="none" fo:font-style="normal" style:text-outline="false" fo:text-shadow="none" style:text-position="0% 100%" style:font-name-complex="Verdana" style:font-size-asian="9pt" style:font-size-complex="9pt" style:font-weight-asian="normal" style:font-weight-complex="normal" style:font-style-asian="normal" style:font-style-complex="normal"/>
    </style:style>
    <style:style style:name="T8" style:family="text">
      <style:text-properties fo:color="#ffffff" style:font-name="Verdana" fo:font-size="9pt" fo:font-weight="normal" style:text-underline-style="none" style:text-underline-color="font-color" style:text-line-through-type="none" fo:font-style="italic" style:text-outline="false" fo:text-shadow="none" style:text-position="0% 100%" style:font-name-complex="Verdana" style:font-size-asian="9pt" style:font-size-complex="9pt" style:font-weight-asian="normal" style:font-weight-complex="normal" style:font-style-asian="italic" style:font-style-complex="italic"/>
    </style:style>
    <style:style style:name="T9" style:family="text">
      <style:text-properties fo:color="#ffffff" style:font-name="Verdana" fo:font-size="9pt" fo:font-weight="bold" style:text-underline-style="none" style:text-underline-color="font-color" style:text-line-through-type="none" fo:font-style="normal" style:text-outline="false" fo:text-shadow="none" style:text-position="0% 100%" style:font-name-complex="Verdana" style:font-size-asian="9pt" style:font-size-complex="9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ndleiding"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5"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7"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995" table:default-cell-style-name="Default"/>
        <table:table-row table:style-name="ro1">
          <table:table-cell table:number-columns-repeated="1024"/>
        </table:table-row>
        <table:table-row table:style-name="ro2">
          <table:table-cell/>
          <table:table-cell table:style-name="ce2" office:value-type="string" calcext:value-type="string" table:number-columns-spanned="8" table:number-rows-spanned="1">
            <text:p><text:span text:style-name="T1">Handleiding</text:span></text:p>
            <text:p><text:span text:style-name="T2"/></text:p>
            <text:p><text:span text:style-name="T3">- </text:span><text:span text:style-name="T4">In dit format worden financiële cijfers uit de balans en de staat van baten en lasten van zbo's en Sui generis organisaties ingevuld. Deze cijfers worden </text:span><text:span text:style-name="T5">uitsluitend</text:span><text:span text:style-name="T6"> uit de jaarrekeningen van zbo's gehaald. Voor de vindplaats van de jaarrekening/jaarverslagen van de ZBOs vallend onder de Kaderwet zie tabblad "Vindplaats Jaarverslag ZBO".  </text:span></text:p>
            <text:p><text:span text:style-name="T7">- Vul voor alle organisaties die in de linkerkolom staan, de gevraagde informatie in. Mochten er nog zbo's missen, vul die dan ook aan. Informatie over FTE etc. staat op: https://almanak.overheid.nl/Zelfstandige_bestuursorganen/</text:span></text:p>
            <text:p><text:span text:style-name="T7">- De grijze kolommen zijn opsommingen van de ingevulde cijfers. Deze kolommen worden automatisch gevuld.</text:span></text:p>
            <text:p><text:span text:style-name="T7">- De totale activa en totale passiva moeten aan elkaar gelijk zijn. Als dat na het invullen het geval is dan kleuren de betreffende cellen groen. Als dit niet het geval is dan zit er een fout in één of meerdere van de ingevulde cellen op de balans.</text:span></text:p>
            <text:p><text:span text:style-name="T7">- Alle bedragen worden in duizenden ingevuld (x €1000). Gebruik daarbij geen punten en komma's.</text:span></text:p>
            <text:p><text:span text:style-name="T7">- Mocht er sprake zijn van een uitzondering, geef dit dan aan in de kolom opmerkingen.</text:span></text:p>
            <text:p><text:span text:style-name="T7">- Indien de cijfers van het lopende jaar nog niet beschikbaar zijn of als er nog dingen onduidelijk zijn, neem dan contact op met BBE</text:span></text:p>
          </table:table-cell>
          <table:covered-table-cell table:number-columns-repeated="6" table:style-name="ce8"/>
          <table:covered-table-cell table:style-name="ce24"/>
          <table:table-cell table:style-name="ce26"/>
          <table:table-cell table:style-name="ce27"/>
          <table:table-cell table:style-name="ce29" table:number-columns-repeated="5"/>
          <table:table-cell table:style-name="ce27"/>
          <table:table-cell table:style-name="ce29" table:number-columns-repeated="12"/>
          <table:table-cell table:number-columns-repeated="995"/>
        </table:table-row>
        <table:table-row table:style-name="ro1">
          <table:table-cell table:number-columns-repeated="1024"/>
        </table:table-row>
        <table:table-row table:style-name="ro3">
          <table:table-cell/>
          <table:table-cell table:style-name="ce3" office:value-type="string" calcext:value-type="string">
            <text:p>Definities</text:p>
          </table:table-cell>
          <table:table-cell table:style-name="ce9" office:value-type="string" calcext:value-type="string">
            <text:p>Kolom</text:p>
          </table:table-cell>
          <table:table-cell table:style-name="ce14" table:number-columns-spanned="6" table:number-rows-spanned="1"/>
          <table:covered-table-cell table:number-columns-repeated="4" table:style-name="ce19"/>
          <table:covered-table-cell table:style-name="ce14"/>
          <table:table-cell table:number-columns-repeated="1015"/>
        </table:table-row>
        <table:table-row table:style-name="ro4">
          <table:table-cell/>
          <table:table-cell table:style-name="ce4" office:value-type="string" calcext:value-type="string">
            <text:p>FTE (in aantallen)</text:p>
          </table:table-cell>
          <table:table-cell table:style-name="ce10" office:value-type="string" calcext:value-type="string">
            <text:p>C</text:p>
          </table:table-cell>
          <table:table-cell table:style-name="ce15" office:value-type="string" calcext:value-type="string" table:number-columns-spanned="6" table:number-rows-spanned="1">
            <text:p>Het totaal aantal fte werkzaam bij het zbo ultimo het jaar, exclusief externe inhuur.</text:p>
          </table:table-cell>
          <table:covered-table-cell table:number-columns-repeated="4" table:style-name="ce20"/>
          <table:covered-table-cell table:style-name="ce25"/>
          <table:table-cell/>
          <table:table-cell table:style-name="ce28" table:number-columns-repeated="7"/>
          <table:table-cell table:number-columns-repeated="1007"/>
        </table:table-row>
        <table:table-row table:style-name="ro5">
          <table:table-cell/>
          <table:table-cell table:style-name="ce5" office:value-type="string" calcext:value-type="string">
            <text:p>Omzet moederdepartement</text:p>
          </table:table-cell>
          <table:table-cell table:style-name="ce11" office:value-type="string" calcext:value-type="string">
            <text:p>D</text:p>
          </table:table-cell>
          <table:table-cell table:style-name="ce16" office:value-type="string" calcext:value-type="string" table:number-columns-spanned="6" table:number-rows-spanned="1">
            <text:p>De omzet verkregen van het ministerie waar het zbo onder valt. </text:p>
          </table:table-cell>
          <table:covered-table-cell table:number-columns-repeated="4" table:style-name="ce21"/>
          <table:covered-table-cell table:style-name="ce16"/>
          <table:table-cell/>
          <table:table-cell table:style-name="ce22"/>
          <table:table-cell table:style-name="ce11"/>
          <table:table-cell table:style-name="ce30" table:number-columns-repeated="5"/>
          <table:table-cell table:number-columns-repeated="1007"/>
        </table:table-row>
        <table:table-row table:style-name="ro6">
          <table:table-cell/>
          <table:table-cell table:style-name="ce5" office:value-type="string" calcext:value-type="string">
            <text:p>Omzet overige departementen</text:p>
          </table:table-cell>
          <table:table-cell table:style-name="ce11" office:value-type="string" calcext:value-type="string">
            <text:p>E</text:p>
          </table:table-cell>
          <table:table-cell table:style-name="ce16" office:value-type="string" calcext:value-type="string" table:number-columns-spanned="6" table:number-rows-spanned="1">
            <text:p>Omzet verkregen van ministeries niet zijnde het ministerie waar het zbo onder valt.</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7">
          <table:table-cell/>
          <table:table-cell table:style-name="ce5" office:value-type="string" calcext:value-type="string">
            <text:p>Omzet tarieven/facturaties aan derden</text:p>
          </table:table-cell>
          <table:table-cell table:style-name="ce11" office:value-type="string" calcext:value-type="string">
            <text:p>F</text:p>
          </table:table-cell>
          <table:table-cell table:style-name="ce17" office:value-type="string" calcext:value-type="string" table:number-columns-spanned="6" table:number-rows-spanned="1">
            <text:p>Omzet verkregen uit facturaties aan derden.</text:p>
          </table:table-cell>
          <table:covered-table-cell table:number-columns-repeated="4" table:style-name="ce22"/>
          <table:covered-table-cell table:style-name="ce17"/>
          <table:table-cell/>
          <table:table-cell table:style-name="ce11" table:number-columns-repeated="7"/>
          <table:table-cell table:number-columns-repeated="1007"/>
        </table:table-row>
        <table:table-row table:style-name="ro4">
          <table:table-cell/>
          <table:table-cell table:style-name="ce5" office:value-type="string" calcext:value-type="string">
            <text:p>Omzet premies</text:p>
          </table:table-cell>
          <table:table-cell table:style-name="ce11" office:value-type="string" calcext:value-type="string">
            <text:p>G</text:p>
          </table:table-cell>
          <table:table-cell table:style-name="ce16" office:value-type="string" calcext:value-type="string" table:number-columns-spanned="6" table:number-rows-spanned="1">
            <text:p>Omzet verkregen uit premies. Dit is alleen van toepassing op premiegefinancierde zbo's.</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8">
          <table:table-cell/>
          <table:table-cell table:style-name="ce5" office:value-type="string" calcext:value-type="string">
            <text:p>Diverse/ overige opbrengsten</text:p>
          </table:table-cell>
          <table:table-cell table:style-name="ce11" office:value-type="string" calcext:value-type="string">
            <text:p>I</text:p>
          </table:table-cell>
          <table:table-cell table:style-name="ce16" office:value-type="string" calcext:value-type="string" table:number-columns-spanned="6" table:number-rows-spanned="1">
            <text:p>Overige brengsten die niet direct samenhangen met de gewone bedrijfsvoering. </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5">
          <table:table-cell/>
          <table:table-cell table:style-name="ce6" office:value-type="string" calcext:value-type="string">
            <text:p>Rentebaten</text:p>
          </table:table-cell>
          <table:table-cell table:style-name="ce12" office:value-type="string" calcext:value-type="string">
            <text:p>J</text:p>
          </table:table-cell>
          <table:table-cell table:style-name="ce16" office:value-type="string" calcext:value-type="string" table:number-columns-spanned="6" table:number-rows-spanned="1">
            <text:p>De rente ontvangen op betaal en spaarrekeningen, te vinden in de staat van baten en lasten/ resultatenrekening. </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9">
          <table:table-cell/>
          <table:table-cell table:style-name="ce6" office:value-type="string" calcext:value-type="string">
            <text:p>Bijzondere baten</text:p>
          </table:table-cell>
          <table:table-cell table:style-name="ce12" office:value-type="string" calcext:value-type="string">
            <text:p>K</text:p>
          </table:table-cell>
          <table:table-cell table:style-name="ce16" office:value-type="string" calcext:value-type="string" table:number-columns-spanned="6" table:number-rows-spanned="1">
            <text:p>Baten die voortvloeien uit gebeurtenissen of transacties die behoren tot de gewone bedrijfsuitoefening, maar op grond van aard, omvang of incidentele karakter afzonderlijk moeten worden toegelicht. Bijvoorbeeld: </text:p>
            <text:p>- Winst bij afstoting van vaste activa </text:p>
            <text:p>- Baten uit voorgaande jaren</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10">
          <table:table-cell/>
          <table:table-cell table:style-name="ce6" office:value-type="string" calcext:value-type="string">
            <text:p>Personele kosten</text:p>
          </table:table-cell>
          <table:table-cell table:style-name="ce12" office:value-type="string" calcext:value-type="string">
            <text:p>M</text:p>
          </table:table-cell>
          <table:table-cell table:style-name="ce16" office:value-type="string" calcext:value-type="string" table:number-columns-spanned="6" table:number-rows-spanned="1">
            <text:p>Personeelslasten inclusief sociale lasten en pensioenen.</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11">
          <table:table-cell/>
          <table:table-cell table:style-name="ce6" office:value-type="string" calcext:value-type="string">
            <text:p>Materiële kosten</text:p>
          </table:table-cell>
          <table:table-cell table:style-name="ce12" office:value-type="string" calcext:value-type="string">
            <text:p>N</text:p>
          </table:table-cell>
          <table:table-cell table:style-name="ce16" office:value-type="string" calcext:value-type="string" table:number-columns-spanned="6" table:number-rows-spanned="1">
            <text:p>Denk hierbij aan:</text:p>
            <text:p>- Huisvestingskosten</text:p>
            <text:p>- Exploitatiekosten</text:p>
            <text:p>- Kantoorkosten</text:p>
            <text:p>- Onderhoudskosten</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12">
          <table:table-cell/>
          <table:table-cell table:style-name="ce5" office:value-type="string" calcext:value-type="string">
            <text:p>Afschrijvingskosten</text:p>
          </table:table-cell>
          <table:table-cell table:style-name="ce11" office:value-type="string" calcext:value-type="string">
            <text:p>P</text:p>
          </table:table-cell>
          <table:table-cell table:style-name="ce16" office:value-type="string" calcext:value-type="string" table:number-columns-spanned="6" table:number-rows-spanned="1">
            <text:p>De post afschrijvingskosten is te vinden in de staat van baten en lasten/ resultatenrekening. Dit is vaak een opsomming van materieel en immaterieel</text:p>
          </table:table-cell>
          <table:covered-table-cell table:number-columns-repeated="4" table:style-name="ce21"/>
          <table:covered-table-cell table:style-name="ce16"/>
          <table:table-cell/>
          <table:table-cell table:style-name="ce12"/>
          <table:table-cell table:style-name="ce11"/>
          <table:table-cell table:style-name="ce31" table:number-columns-repeated="5"/>
          <table:table-cell table:number-columns-repeated="1007"/>
        </table:table-row>
        <table:table-row table:style-name="ro13">
          <table:table-cell/>
          <table:table-cell table:style-name="ce5" office:value-type="string" calcext:value-type="string">
            <text:p>Overige bedrijfslasten</text:p>
          </table:table-cell>
          <table:table-cell table:style-name="ce11" office:value-type="string" calcext:value-type="string">
            <text:p>Q</text:p>
          </table:table-cell>
          <table:table-cell table:style-name="ce16" office:value-type="string" calcext:value-type="string" table:number-columns-spanned="6" table:number-rows-spanned="1">
            <text:p>Kosten die niet elders zijn verantwoord. Te vinden in de staat van baten en lasten/ resultatenrekening.</text:p>
          </table:table-cell>
          <table:covered-table-cell table:number-columns-repeated="4" table:style-name="ce21"/>
          <table:covered-table-cell table:style-name="ce16"/>
          <table:table-cell/>
          <table:table-cell table:style-name="ce11" table:number-columns-repeated="2"/>
          <table:table-cell table:style-name="ce31" table:number-columns-repeated="5"/>
          <table:table-cell table:number-columns-repeated="1007"/>
        </table:table-row>
        <table:table-row table:style-name="ro4">
          <table:table-cell/>
          <table:table-cell table:style-name="ce5" office:value-type="string" calcext:value-type="string">
            <text:p>Rentelasten en ander gelijksoortige kosten</text:p>
          </table:table-cell>
          <table:table-cell table:style-name="ce11" office:value-type="string" calcext:value-type="string">
            <text:p>R</text:p>
          </table:table-cell>
          <table:table-cell table:style-name="ce16" office:value-type="string" calcext:value-type="string" table:number-columns-spanned="6" table:number-rows-spanned="1">
            <text:p>Denk hierbij aan:</text:p>
            <text:p>- Financieringslasten voor aangegane leningen</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3">
          <table:table-cell/>
          <table:table-cell table:style-name="ce5" office:value-type="string" calcext:value-type="string">
            <text:p>Dotaties voorzieningen</text:p>
          </table:table-cell>
          <table:table-cell table:style-name="ce11" office:value-type="string" calcext:value-type="string">
            <text:p>S</text:p>
          </table:table-cell>
          <table:table-cell table:style-name="ce16" office:value-type="string" calcext:value-type="string" table:number-columns-spanned="6" table:number-rows-spanned="1">
            <text:p>Dit betreft een toevoeging aan de post voorzieningen op de balans.</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4">
          <table:table-cell/>
          <table:table-cell table:style-name="ce5" office:value-type="string" calcext:value-type="string">
            <text:p>Vrijval voorzieningen</text:p>
          </table:table-cell>
          <table:table-cell table:style-name="ce11" office:value-type="string" calcext:value-type="string">
            <text:p>T</text:p>
          </table:table-cell>
          <table:table-cell table:style-name="ce16" office:value-type="string" calcext:value-type="string" table:number-columns-spanned="6" table:number-rows-spanned="1">
            <text:p>Dit betreft een vrijval uit de post voorzieningen op de balans. Indien er sprake is van een vrijval voorzieningen, dan wordt een negatief bedrag ingevuld.</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5">
          <table:table-cell/>
          <table:table-cell table:style-name="ce5" office:value-type="string" calcext:value-type="string">
            <text:p>Bijzondere lasten</text:p>
          </table:table-cell>
          <table:table-cell table:style-name="ce11" office:value-type="string" calcext:value-type="string">
            <text:p>U</text:p>
          </table:table-cell>
          <table:table-cell table:style-name="ce16" office:value-type="string" calcext:value-type="string" table:number-columns-spanned="6" table:number-rows-spanned="1">
            <text:p>Lasten die voortvloeien uit gebeurtenissen of transacties die behoren tot de gewone bedrijfsuitoefening, maar op grond van aard, omvang of incidentele karakter afzonderlijk moeten worden toegelicht. Bijvoorbeeld: </text:p>
            <text:p>- Waardevermindering voorraden of materiële vaste activa </text:p>
            <text:p>- Lasten reorganisatie </text:p>
            <text:p>- Lasten voorgaande jaren. </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3">
          <table:table-cell/>
          <table:table-cell table:style-name="ce5" office:value-type="string" calcext:value-type="string">
            <text:p>Immateriële vaste activa</text:p>
          </table:table-cell>
          <table:table-cell table:style-name="ce11" office:value-type="string" calcext:value-type="string">
            <text:p>X</text:p>
          </table:table-cell>
          <table:table-cell table:style-name="ce16" office:value-type="string" calcext:value-type="string" table:number-columns-spanned="6" table:number-rows-spanned="1">
            <text:p>De post immateriële vaste activa staat op de balans, onder het kopje 'activa'</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6">
          <table:table-cell/>
          <table:table-cell table:style-name="ce5" office:value-type="string" calcext:value-type="string">
            <text:p>Materiële vaste activa</text:p>
          </table:table-cell>
          <table:table-cell table:style-name="ce11" office:value-type="string" calcext:value-type="string">
            <text:p>Y</text:p>
          </table:table-cell>
          <table:table-cell table:style-name="ce16" office:value-type="string" calcext:value-type="string" table:number-columns-spanned="6" table:number-rows-spanned="1">
            <text:p>De post materiële vaste activa staat op de balans onder het kopje 'activa'. Dit is vaak een opsomming van de posten grond en gebouwen, installaties en inventarissen en overige materiële vaste activa.</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7">
          <table:table-cell/>
          <table:table-cell table:style-name="ce5" office:value-type="string" calcext:value-type="string">
            <text:p>Financiële vaste activa</text:p>
          </table:table-cell>
          <table:table-cell table:style-name="ce11" office:value-type="string" calcext:value-type="string">
            <text:p>Z</text:p>
          </table:table-cell>
          <table:table-cell table:style-name="ce16" office:value-type="string" calcext:value-type="string" table:number-columns-spanned="6" table:number-rows-spanned="1">
            <text:p>De post financiële vaste activa staat op de balans, onder het kopje 'activa'</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7">
          <table:table-cell/>
          <table:table-cell table:style-name="ce5" office:value-type="string" calcext:value-type="string">
            <text:p>Voorraden + Onderhanden werk</text:p>
          </table:table-cell>
          <table:table-cell table:style-name="ce11" office:value-type="string" calcext:value-type="string">
            <text:p>AB</text:p>
          </table:table-cell>
          <table:table-cell table:style-name="ce16" office:value-type="string" calcext:value-type="string" table:number-columns-spanned="6" table:number-rows-spanned="1">
            <text:p>De post voorraden en onderhanden projecten is te vinden op de balans onder het kopje 'vlottende activa'.</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8">
          <table:table-cell/>
          <table:table-cell table:style-name="ce5" office:value-type="string" calcext:value-type="string">
            <text:p>Kortlopende vorderingen</text:p>
          </table:table-cell>
          <table:table-cell table:style-name="ce11" office:value-type="string" calcext:value-type="string">
            <text:p>AC</text:p>
          </table:table-cell>
          <table:table-cell table:style-name="ce16" office:value-type="string" calcext:value-type="string" table:number-columns-spanned="6" table:number-rows-spanned="1">
            <text:p>Denk hierbij aan:</text:p>
            <text:p>- Debiteuren</text:p>
            <text:p>- Nog te ontvangen bedragen</text:p>
            <text:p>- Overige vorderingen</text:p>
            <text:p>- Overlopende activa</text:p>
            <text:p>- Kortlopende vorderingen</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19">
          <table:table-cell/>
          <table:table-cell table:style-name="ce5" office:value-type="string" calcext:value-type="string">
            <text:p>Liquide middelen</text:p>
          </table:table-cell>
          <table:table-cell table:style-name="ce11" office:value-type="string" calcext:value-type="string">
            <text:p>AD</text:p>
          </table:table-cell>
          <table:table-cell table:style-name="ce16" office:value-type="string" calcext:value-type="string" table:number-columns-spanned="6" table:number-rows-spanned="1">
            <text:p>De post liquide middelen is te vinden op de balans onder het kopje 'vlottende activa'.</text:p>
          </table:table-cell>
          <table:covered-table-cell table:number-columns-repeated="4" table:style-name="ce21"/>
          <table:covered-table-cell table:style-name="ce16"/>
          <table:table-cell/>
          <table:table-cell table:style-name="ce11" table:number-columns-repeated="7"/>
          <table:table-cell table:number-columns-repeated="1007"/>
        </table:table-row>
        <table:table-row table:style-name="ro5">
          <table:table-cell/>
          <table:table-cell table:style-name="ce5" office:value-type="string" calcext:value-type="string">
            <text:p>Egalisatiereserve</text:p>
          </table:table-cell>
          <table:table-cell table:style-name="ce11" office:value-type="string" calcext:value-type="string">
            <text:p>AG</text:p>
          </table:table-cell>
          <table:table-cell table:style-name="ce16" office:value-type="string" calcext:value-type="string" table:number-columns-spanned="6" table:number-rows-spanned="1">
            <text:p>De post egalisatiereserve is te vinden op de balans onder het kopje 'eigen vermogen'. </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20">
          <table:table-cell/>
          <table:table-cell table:style-name="ce5" office:value-type="string" calcext:value-type="string">
            <text:p>Overige posten eigen vermogen</text:p>
          </table:table-cell>
          <table:table-cell table:style-name="ce11" office:value-type="string" calcext:value-type="string">
            <text:p>AH</text:p>
          </table:table-cell>
          <table:table-cell table:style-name="ce16" office:value-type="string" calcext:value-type="string" table:number-columns-spanned="6" table:number-rows-spanned="1">
            <text:p>Denk hierbij aan:</text:p>
            <text:p>- Bestemmingsfondsen</text:p>
            <text:p>- Bestemmingsreserve</text:p>
            <text:p>- Herwaarderingsreserve</text:p>
            <text:p>- Andere wettelijke reserves</text:p>
            <text:p>- Overige reserves</text:p>
            <text:p>- egalisatierekening</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21">
          <table:table-cell/>
          <table:table-cell table:style-name="ce5" office:value-type="string" calcext:value-type="string">
            <text:p>Onverdeeld resultaat</text:p>
          </table:table-cell>
          <table:table-cell table:style-name="ce11" office:value-type="string" calcext:value-type="string">
            <text:p>AI</text:p>
          </table:table-cell>
          <table:table-cell table:style-name="ce16" office:value-type="string" calcext:value-type="string" table:number-columns-spanned="6" table:number-rows-spanned="1">
            <text:p>Dit is het saldo van baten en lasten, te vinden in de staat van baten en lasten. Alleen van toepassing indien de jaarrekening vóór resultaatbestemming is opgemaakt.</text:p>
          </table:table-cell>
          <table:covered-table-cell table:number-columns-repeated="4" table:style-name="ce21"/>
          <table:covered-table-cell table:style-name="ce16"/>
          <table:table-cell/>
          <table:table-cell table:style-name="ce12"/>
          <table:table-cell table:style-name="ce11" table:number-columns-repeated="6"/>
          <table:table-cell table:number-columns-repeated="1007"/>
        </table:table-row>
        <table:table-row table:style-name="ro12">
          <table:table-cell/>
          <table:table-cell table:style-name="ce6" office:value-type="string" calcext:value-type="string">
            <text:p>Voorzieningen</text:p>
          </table:table-cell>
          <table:table-cell table:style-name="ce12" office:value-type="string" calcext:value-type="string">
            <text:p>AK</text:p>
          </table:table-cell>
          <table:table-cell table:style-name="ce16" office:value-type="string" calcext:value-type="string" table:number-columns-spanned="6" table:number-rows-spanned="1">
            <text:p>Denk hierbij aan:</text:p>
            <text:p>- Onderhoud</text:p>
            <text:p>- reorganisatie</text:p>
          </table:table-cell>
          <table:covered-table-cell table:number-columns-repeated="4" table:style-name="ce21"/>
          <table:covered-table-cell table:style-name="ce16"/>
          <table:table-cell table:number-columns-repeated="1015"/>
        </table:table-row>
        <table:table-row table:style-name="ro17">
          <table:table-cell/>
          <table:table-cell table:style-name="ce6" office:value-type="string" calcext:value-type="string">
            <text:p>Langlopende schulden</text:p>
          </table:table-cell>
          <table:table-cell table:style-name="ce12" office:value-type="string" calcext:value-type="string">
            <text:p>AL</text:p>
          </table:table-cell>
          <table:table-cell table:style-name="ce16" office:value-type="string" calcext:value-type="string" table:number-columns-spanned="6" table:number-rows-spanned="1">
            <text:p>De langlopende schulden zijn te vinden op de balans, onder het kopje 'passiva'.</text:p>
          </table:table-cell>
          <table:covered-table-cell table:number-columns-repeated="4" table:style-name="ce21"/>
          <table:covered-table-cell table:style-name="ce16"/>
          <table:table-cell table:number-columns-repeated="1015"/>
        </table:table-row>
        <table:table-row table:style-name="ro18">
          <table:table-cell/>
          <table:table-cell table:style-name="ce6" office:value-type="string" calcext:value-type="string">
            <text:p>Kortlopende schulden</text:p>
          </table:table-cell>
          <table:table-cell table:style-name="ce12" office:value-type="string" calcext:value-type="string">
            <text:p>AM</text:p>
          </table:table-cell>
          <table:table-cell table:style-name="ce16" office:value-type="string" calcext:value-type="string" table:number-columns-spanned="6" table:number-rows-spanned="1">
            <text:p>Denk hierbij aan:</text:p>
            <text:p>- Crediteuren:</text:p>
            <text:p>- Nog te betalen</text:p>
            <text:p>- Schulden aan leveranciers</text:p>
            <text:p>- Overlopende schulden</text:p>
            <text:p>- Belastingen en sociale premies</text:p>
          </table:table-cell>
          <table:covered-table-cell table:number-columns-repeated="4" table:style-name="ce21"/>
          <table:covered-table-cell table:style-name="ce16"/>
          <table:table-cell table:number-columns-repeated="1015"/>
        </table:table-row>
        <table:table-row table:style-name="ro22">
          <table:table-cell/>
          <table:table-cell table:style-name="ce7" office:value-type="string" calcext:value-type="string">
            <text:p>Link naar jaarverslag</text:p>
          </table:table-cell>
          <table:table-cell table:style-name="ce13" office:value-type="string" calcext:value-type="string">
            <text:p>AP</text:p>
          </table:table-cell>
          <table:table-cell table:style-name="ce18" office:value-type="string" calcext:value-type="string" table:number-columns-spanned="6" table:number-rows-spanned="1">
            <text:p>Geef hier aan waar het jaarverslag gepubliceerd is.</text:p>
          </table:table-cell>
          <table:covered-table-cell table:number-columns-repeated="4" table:style-name="ce23"/>
          <table:covered-table-cell table:style-name="ce18"/>
          <table:table-cell table:number-columns-repeated="1015"/>
        </table:table-row>
        <table:table-row table:style-name="ro23" table:number-rows-repeated="1048542">
          <table:table-cell table:number-columns-repeated="1024"/>
        </table:table-row>
        <table:table-row table:style-name="ro23">
          <table:table-cell table:number-columns-repeated="1024"/>
        </table:table-row>
      </table:table>
      <table:table table:name="Vindplaats Jaarverslag ZBO" table:style-name="ta2">
        <office:forms form:automatic-focus="false" form:apply-design-mode="false"/>
        <table:table-column table:style-name="co21" table:default-cell-style-name="ce1"/>
        <table:table-column table:style-name="co14"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4" table:default-cell-style-name="Default"/>
        <table:table-column table:style-name="co27" table:default-cell-style-name="Default"/>
        <table:table-column table:style-name="co4" table:number-columns-repeated="1015" table:default-cell-style-name="Default"/>
        <table:table-row table:style-name="ro23">
          <table:table-cell table:style-name="ce32" office:value-type="string" calcext:value-type="string">
            <text:p>Kolommen</text:p>
          </table:table-cell>
          <table:table-cell/>
          <table:table-cell table:style-name="ce36" office:value-type="string" calcext:value-type="string">
            <text:p>Handleiding. </text:p>
          </table:table-cell>
          <table:table-cell table:style-name="ce39"/>
          <table:table-cell table:number-columns-repeated="1020"/>
        </table:table-row>
        <table:table-row table:style-name="ro23">
          <table:table-cell table:style-name="ce32" office:value-type="string" calcext:value-type="string">
            <text:p>Naam + Afkorting = Kolom A en B, de volledige naam van de ZBO</text:p>
          </table:table-cell>
          <table:table-cell/>
          <table:table-cell table:style-name="ce37" office:value-type="string" calcext:value-type="string">
            <text:p>1. De tabel is geselecteerd op Departement (zie kolom I) en niet op naam</text:p>
          </table:table-cell>
          <table:table-cell table:style-name="ce40"/>
          <table:table-cell table:number-columns-repeated="1020"/>
        </table:table-row>
        <table:table-row table:style-name="ro23">
          <table:table-cell table:style-name="ce32" office:value-type="string" calcext:value-type="string">
            <text:p>Website = de algemene website van de ZBO</text:p>
          </table:table-cell>
          <table:table-cell/>
          <table:table-cell table:style-name="ce37" office:value-type="string" calcext:value-type="string">
            <text:p>2. Zoek naar het departement en vul het overzicht adh genoemde ZBOs in</text:p>
          </table:table-cell>
          <table:table-cell table:style-name="ce40"/>
          <table:table-cell table:number-columns-repeated="1020"/>
        </table:table-row>
        <table:table-row table:style-name="ro24">
          <table:table-cell table:style-name="ce32" office:value-type="string" calcext:value-type="string">
            <text:p>Subpagina jaarverslag = de link naar een pagina met alle jaarverslagen</text:p>
          </table:table-cell>
          <table:table-cell/>
          <table:table-cell table:style-name="ce37" office:value-type="string" calcext:value-type="string">
            <text:p>3. Onder subpagina jaarverslag wordt hoogstwaarschijnlijk ook weer het nieuwe jaarverslag gepubliceerd</text:p>
          </table:table-cell>
          <table:table-cell table:style-name="ce40"/>
          <table:table-cell table:number-columns-repeated="1020"/>
        </table:table-row>
        <table:table-row table:style-name="ro23">
          <table:table-cell table:style-name="ce32" office:value-type="string" calcext:value-type="string">
            <text:p>Download link 2018 = jaarverslag 2018</text:p>
          </table:table-cell>
          <table:table-cell/>
          <table:table-cell table:style-name="ce37" office:value-type="string" calcext:value-type="string">
            <text:p>Dit is de meest waarschijnlijke vindplaats, mocht deze daar niet staan, gebruik google of zoekfuncties vd website</text:p>
          </table:table-cell>
          <table:table-cell table:style-name="ce40"/>
          <table:table-cell table:number-columns-repeated="1020"/>
        </table:table-row>
        <table:table-row table:style-name="ro23">
          <table:table-cell table:style-name="ce32" office:value-type="string" calcext:value-type="string">
            <text:p>Publicatiedatum = Datum van publicatie in 2018 </text:p>
          </table:table-cell>
          <table:table-cell/>
          <table:table-cell table:style-name="ce37" office:value-type="string" calcext:value-type="string">
            <text:p>4. Adh publicatiedatum 2018 kan worden afgeleid wanneer de jaarverslagen ongeveer worden gepubliceerd</text:p>
          </table:table-cell>
          <table:table-cell table:style-name="ce40"/>
          <table:table-cell table:number-columns-repeated="1020"/>
        </table:table-row>
        <table:table-row table:style-name="ro1">
          <table:table-cell table:style-name="ce32" office:value-type="string" calcext:value-type="string">
            <text:p>Ministerie = Moederdepartement ZBO, kolom I</text:p>
          </table:table-cell>
          <table:table-cell/>
          <table:table-cell table:style-name="ce38" office:value-type="string" calcext:value-type="string">
            <text:p>5. Download link 2018 is puur ter informatie, dit is natuurlijk niet geldig voor Jaarverslag 2019! </text:p>
          </table:table-cell>
          <table:table-cell table:style-name="ce41"/>
          <table:table-cell table:number-columns-repeated="1020"/>
        </table:table-row>
        <table:table-row table:style-name="ro23" table:number-rows-repeated="3">
          <table:table-cell table:style-name="ce33"/>
          <table:table-cell table:number-columns-repeated="1023"/>
        </table:table-row>
        <table:table-row table:style-name="ro23" table:number-rows-repeated="2">
          <table:table-cell table:number-columns-repeated="1024"/>
        </table:table-row>
        <table:table-row table:style-name="ro23">
          <table:table-cell table:style-name="ce34" office:value-type="string" calcext:value-type="string">
            <text:p>Naam</text:p>
          </table:table-cell>
          <table:table-cell table:style-name="ce35" office:value-type="string" calcext:value-type="string">
            <text:p>Afkorting</text:p>
          </table:table-cell>
          <table:table-cell table:style-name="ce35" office:value-type="string" calcext:value-type="string">
            <text:p>website</text:p>
          </table:table-cell>
          <table:table-cell table:style-name="ce42" office:value-type="string" calcext:value-type="string">
            <text:p>Subpagina jaarverslag</text:p>
          </table:table-cell>
          <table:table-cell table:style-name="ce42" office:value-type="string" calcext:value-type="string">
            <text:p>Download link 2018</text:p>
          </table:table-cell>
          <table:table-cell table:style-name="ce42" office:value-type="string" calcext:value-type="string">
            <text:p>formaat</text:p>
          </table:table-cell>
          <table:table-cell table:style-name="ce42" office:value-type="string" calcext:value-type="string">
            <text:p>publicatiedatum</text:p>
          </table:table-cell>
          <table:table-cell table:style-name="ce42" office:value-type="string" calcext:value-type="string">
            <text:p>Comment</text:p>
          </table:table-cell>
          <table:table-cell table:style-name="ce42" office:value-type="string" calcext:value-type="string">
            <text:p>Ministerie</text:p>
          </table:table-cell>
          <table:table-cell table:number-columns-repeated="1015"/>
        </table:table-row>
        <table:table-row table:style-name="ro23">
          <table:table-cell table:number-columns-repeated="2" office:value-type="string" calcext:value-type="string">
            <text:p>Kadaster</text:p>
          </table:table-cell>
          <table:table-cell office:value-type="string" calcext:value-type="string">
            <text:p>https://www.kadaster.nl/</text:p>
          </table:table-cell>
          <table:table-cell office:value-type="string" calcext:value-type="string">
            <text:p>https://www.kadaster.nl/over-ons/het-kadaster/jaarverslag</text:p>
          </table:table-cell>
          <table:table-cell office:value-type="string" calcext:value-type="string">
            <text:p>https://www.kadaster.nl/documents/1953498/2083673/2018+Jaarverslag+Kadaster.pdf/f4cfbd7a-8b2b-242e-2968-eef273ed5118?t=1555404515816</text:p>
          </table:table-cell>
          <table:table-cell office:value-type="string" calcext:value-type="string">
            <text:p>pdf</text:p>
          </table:table-cell>
          <table:table-cell office:value-type="float" office:value="43535" calcext:value-type="float">
            <text:p>43535</text:p>
          </table:table-cell>
          <table:table-cell/>
          <table:table-cell office:value-type="string" calcext:value-type="string">
            <text:p>BZK</text:p>
          </table:table-cell>
          <table:table-cell table:number-columns-repeated="1015"/>
        </table:table-row>
        <table:table-row table:style-name="ro23">
          <table:table-cell table:number-columns-repeated="2" office:value-type="string" calcext:value-type="string">
            <text:p>Huis voor klokkenluiders</text:p>
          </table:table-cell>
          <table:table-cell office:value-type="string" calcext:value-type="string">
            <text:p>https://huisvoorklokkenluiders.nl/</text:p>
          </table:table-cell>
          <table:table-cell office:value-type="string" calcext:value-type="string">
            <text:p>https://huisvoorklokkenluiders.nl/jaarverslagen-annual-report/</text:p>
          </table:table-cell>
          <table:table-cell office:value-type="string" calcext:value-type="string">
            <text:p>https://huisvoorklokkenluiders.nl/wp-content/uploads/2019/03/HvK_jaarverslag2018.pdf</text:p>
          </table:table-cell>
          <table:table-cell office:value-type="string" calcext:value-type="string">
            <text:p>pdf</text:p>
          </table:table-cell>
          <table:table-cell office:value-type="float" office:value="43525" calcext:value-type="float">
            <text:p>43525</text:p>
          </table:table-cell>
          <table:table-cell/>
          <table:table-cell office:value-type="string" calcext:value-type="string">
            <text:p>BZK</text:p>
          </table:table-cell>
          <table:table-cell table:number-columns-repeated="1015"/>
        </table:table-row>
        <table:table-row table:style-name="ro23">
          <table:table-cell table:number-columns-repeated="2" office:value-type="string" calcext:value-type="string">
            <text:p>Huurcommissie</text:p>
          </table:table-cell>
          <table:table-cell office:value-type="string" calcext:value-type="string">
            <text:p>https://www.huurcommissie.nl/</text:p>
          </table:table-cell>
          <table:table-cell office:value-type="string" calcext:value-type="string">
            <text:p>https://www.huurcommissie.nl/over-de-huurcommissie/publicaties/</text:p>
          </table:table-cell>
          <table:table-cell office:value-type="string" calcext:value-type="string">
            <text:p>https://www.huurcommissie.nl/data/user_upload/HCJV18_def.losse_pagina_s.pdf</text:p>
          </table:table-cell>
          <table:table-cell office:value-type="string" calcext:value-type="string">
            <text:p>pdf</text:p>
          </table:table-cell>
          <table:table-cell office:value-type="float" office:value="43525" calcext:value-type="float">
            <text:p>43525</text:p>
          </table:table-cell>
          <table:table-cell/>
          <table:table-cell office:value-type="string" calcext:value-type="string">
            <text:p>BZK</text:p>
          </table:table-cell>
          <table:table-cell table:number-columns-repeated="1015"/>
        </table:table-row>
        <table:table-row table:style-name="ro23">
          <table:table-cell table:number-columns-repeated="2" office:value-type="string" calcext:value-type="string">
            <text:p>Kiesraad</text:p>
          </table:table-cell>
          <table:table-cell office:value-type="string" calcext:value-type="string">
            <text:p>https://www.kiesraad.nl/</text:p>
          </table:table-cell>
          <table:table-cell office:value-type="string" calcext:value-type="string">
            <text:p>https://www.kiesraad.nl/over-ons/jaarverslagen</text:p>
          </table:table-cell>
          <table:table-cell office:value-type="string" calcext:value-type="string">
            <text:p>https://www.kiesraad.nl/over-ons/adviezen-en-publicaties/jaarverslagen/2018/3/4/jaarverslag-2018</text:p>
          </table:table-cell>
          <table:table-cell office:value-type="string" calcext:value-type="string">
            <text:p>pdf</text:p>
          </table:table-cell>
          <table:table-cell office:value-type="float" office:value="43528" calcext:value-type="float">
            <text:p>43528</text:p>
          </table:table-cell>
          <table:table-cell/>
          <table:table-cell office:value-type="string" calcext:value-type="string">
            <text:p>BZK</text:p>
          </table:table-cell>
          <table:table-cell table:number-columns-repeated="1015"/>
        </table:table-row>
        <table:table-row table:style-name="ro23">
          <table:table-cell table:number-columns-repeated="2" office:value-type="string" calcext:value-type="string">
            <text:p>Referendumcommissie</text:p>
          </table:table-cell>
          <table:table-cell office:value-type="string" calcext:value-type="string">
            <text:p>https://www.referendum-commissie.nl/</text:p>
          </table:table-cell>
          <table:table-cell office:value-type="string" calcext:value-type="string">
            <text:p>https://www.referendum-commissie.nl/documenten-en-publicaties</text:p>
          </table:table-cell>
          <table:table-cell table:number-columns-repeated="3" office:value-type="string" calcext:value-type="string">
            <text:p>niet gevonden</text:p>
          </table:table-cell>
          <table:table-cell/>
          <table:table-cell office:value-type="string" calcext:value-type="string">
            <text:p>BZK</text:p>
          </table:table-cell>
          <table:table-cell table:number-columns-repeated="1015"/>
        </table:table-row>
        <table:table-row table:style-name="ro23">
          <table:table-cell office:value-type="string" calcext:value-type="string">
            <text:p>Stichting Administratie Indonesische Pensioenen </text:p>
          </table:table-cell>
          <table:table-cell office:value-type="string" calcext:value-type="string">
            <text:p>SAIP</text:p>
          </table:table-cell>
          <table:table-cell office:value-type="string" calcext:value-type="string">
            <text:p>https://www.saip.nl/</text:p>
          </table:table-cell>
          <table:table-cell office:value-type="string" calcext:value-type="string">
            <text:p>http://www.saipbeheer.nl/</text:p>
          </table:table-cell>
          <table:table-cell table:number-columns-repeated="3" office:value-type="string" calcext:value-type="string">
            <text:p>niet gevonden</text:p>
          </table:table-cell>
          <table:table-cell office:value-type="string" calcext:value-type="string">
            <text:p>tm 2017</text:p>
          </table:table-cell>
          <table:table-cell office:value-type="string" calcext:value-type="string">
            <text:p>BZK</text:p>
          </table:table-cell>
          <table:table-cell table:number-columns-repeated="1015"/>
        </table:table-row>
        <table:table-row table:style-name="ro23">
          <table:table-cell office:value-type="string" calcext:value-type="string">
            <text:p>Stichting Visitatie Woningcorporaties Nederland (SVWN)</text:p>
          </table:table-cell>
          <table:table-cell office:value-type="string" calcext:value-type="string">
            <text:p>SVWN</text:p>
          </table:table-cell>
          <table:table-cell office:value-type="string" calcext:value-type="string">
            <text:p>http://www.visitaties.nl/</text:p>
          </table:table-cell>
          <table:table-cell office:value-type="string" calcext:value-type="string">
            <text:p>WEBSITE STUK</text:p>
          </table:table-cell>
          <table:table-cell table:number-columns-repeated="3" office:value-type="string" calcext:value-type="string">
            <text:p>niet gevonden</text:p>
          </table:table-cell>
          <table:table-cell/>
          <table:table-cell office:value-type="string" calcext:value-type="string">
            <text:p>BZK</text:p>
          </table:table-cell>
          <table:table-cell table:number-columns-repeated="1015"/>
        </table:table-row>
        <table:table-row table:style-name="ro23">
          <table:table-cell office:value-type="string" calcext:value-type="string">
            <text:p>Autoriteit Consument en Markt</text:p>
          </table:table-cell>
          <table:table-cell office:value-type="string" calcext:value-type="string">
            <text:p>ACM</text:p>
          </table:table-cell>
          <table:table-cell office:value-type="string" calcext:value-type="string">
            <text:p>https://www.acm.nl/</text:p>
          </table:table-cell>
          <table:table-cell office:value-type="string" calcext:value-type="string">
            <text:p>https://www.acm.nl/nl/publicaties/acm-jaarverslag-2018</text:p>
          </table:table-cell>
          <table:table-cell office:value-type="string" calcext:value-type="string">
            <text:p>https://www.acm.nl/sites/default/files/documents/2019-04/jaarverslag-2018.pdf</text:p>
          </table:table-cell>
          <table:table-cell/>
          <table:table-cell office:value-type="float" office:value="43558" calcext:value-type="float">
            <text:p>43558</text:p>
          </table:table-cell>
          <table:table-cell/>
          <table:table-cell office:value-type="string" calcext:value-type="string">
            <text:p>EZK</text:p>
          </table:table-cell>
          <table:table-cell table:number-columns-repeated="1015"/>
        </table:table-row>
        <table:table-row table:style-name="ro23">
          <table:table-cell office:value-type="string" calcext:value-type="string">
            <text:p>Centraal Bureau Statistiek</text:p>
          </table:table-cell>
          <table:table-cell office:value-type="string" calcext:value-type="string">
            <text:p>CBS</text:p>
          </table:table-cell>
          <table:table-cell office:value-type="string" calcext:value-type="string">
            <text:p>https://www.cbs.nl/</text:p>
          </table:table-cell>
          <table:table-cell office:value-type="string" calcext:value-type="string">
            <text:p>https://www.cbs.nl/nl-nl/over-ons/organisatie/overzicht-jaarplannen-en-jaarverslagen</text:p>
          </table:table-cell>
          <table:table-cell office:value-type="string" calcext:value-type="string">
            <text:p>https://www.cbs.nl/-/media/_pdf/2019/18/cbs-jaarverslag-2018.pdf?la=nl-nl</text:p>
          </table:table-cell>
          <table:table-cell office:value-type="string" calcext:value-type="string">
            <text:p>pdf</text:p>
          </table:table-cell>
          <table:table-cell office:value-type="float" office:value="43553" calcext:value-type="float">
            <text:p>43553</text:p>
          </table:table-cell>
          <table:table-cell/>
          <table:table-cell office:value-type="string" calcext:value-type="string">
            <text:p>EZK</text:p>
          </table:table-cell>
          <table:table-cell table:number-columns-repeated="1015"/>
        </table:table-row>
        <table:table-row table:style-name="ro23">
          <table:table-cell table:number-columns-repeated="2" office:value-type="string" calcext:value-type="string">
            <text:p>KVK</text:p>
          </table:table-cell>
          <table:table-cell office:value-type="string" calcext:value-type="string">
            <text:p>https://www.kvk.nl/</text:p>
          </table:table-cell>
          <table:table-cell office:value-type="string" calcext:value-type="string">
            <text:p>https://www.kvk.nl/over-kvk/jaarverslagen/-ons/adviezen-en-publicaties/jaarverslagen/2018/3/4/jaarverslag-2018</text:p>
          </table:table-cell>
          <table:table-cell office:value-type="string" calcext:value-type="string">
            <text:p>https://www.kvk.nl/download/KVK_Jaarverslag_2018_tcm109-480173.pdf</text:p>
          </table:table-cell>
          <table:table-cell office:value-type="string" calcext:value-type="string">
            <text:p>pdf</text:p>
          </table:table-cell>
          <table:table-cell office:value-type="float" office:value="43528" calcext:value-type="float">
            <text:p>43528</text:p>
          </table:table-cell>
          <table:table-cell/>
          <table:table-cell office:value-type="string" calcext:value-type="string">
            <text:p>EZK</text:p>
          </table:table-cell>
          <table:table-cell table:number-columns-repeated="1015"/>
        </table:table-row>
        <table:table-row table:style-name="ro23">
          <table:table-cell office:value-type="string" calcext:value-type="string">
            <text:p>Nederlandse Organisatie voor toegepast-natuurwetenschappelijk onderzoek </text:p>
          </table:table-cell>
          <table:table-cell office:value-type="string" calcext:value-type="string">
            <text:p>TNO</text:p>
          </table:table-cell>
          <table:table-cell office:value-type="string" calcext:value-type="string">
            <text:p>https://www.tno.nl/nl/</text:p>
          </table:table-cell>
          <table:table-cell office:value-type="string" calcext:value-type="string">
            <text:p>https://www.tno.nl/nl/over-tno/nieuws/?q=jaarverslag</text:p>
          </table:table-cell>
          <table:table-cell office:value-type="string" calcext:value-type="string">
            <text:p>https://view.publitas.com/cfreport/tno-jaarverslag-2018_nl/page/2</text:p>
          </table:table-cell>
          <table:table-cell office:value-type="string" calcext:value-type="string">
            <text:p>web</text:p>
          </table:table-cell>
          <table:table-cell office:value-type="float" office:value="43533" calcext:value-type="float">
            <text:p>43533</text:p>
          </table:table-cell>
          <table:table-cell/>
          <table:table-cell office:value-type="string" calcext:value-type="string">
            <text:p>EZK</text:p>
          </table:table-cell>
          <table:table-cell table:number-columns-repeated="1015"/>
        </table:table-row>
        <table:table-row table:style-name="ro23">
          <table:table-cell office:value-type="string" calcext:value-type="string">
            <text:p>Nederlandse Emissie Autoriteit </text:p>
          </table:table-cell>
          <table:table-cell office:value-type="string" calcext:value-type="string">
            <text:p>Nea</text:p>
          </table:table-cell>
          <table:table-cell office:value-type="string" calcext:value-type="string">
            <text:p>https://www.emissieautoriteit.nl/</text:p>
          </table:table-cell>
          <table:table-cell office:value-type="string" calcext:value-type="string">
            <text:p>https://www.emissieautoriteit.nl/over-de-nea/jaarverslagen</text:p>
          </table:table-cell>
          <table:table-cell office:value-type="string" calcext:value-type="string">
            <text:p>https://magazines.emissieautoriteit.nl/jaarverslag-nea/2018/03/index</text:p>
          </table:table-cell>
          <table:table-cell office:value-type="string" calcext:value-type="string">
            <text:p>web</text:p>
          </table:table-cell>
          <table:table-cell office:value-type="float" office:value="43525" calcext:value-type="float">
            <text:p>43525</text:p>
          </table:table-cell>
          <table:table-cell/>
          <table:table-cell office:value-type="string" calcext:value-type="string">
            <text:p>EZK</text:p>
          </table:table-cell>
          <table:table-cell table:number-columns-repeated="1015"/>
        </table:table-row>
        <table:table-row table:style-name="ro23">
          <table:table-cell office:value-type="string" calcext:value-type="string">
            <text:p>Raad voor de Accreditatie</text:p>
          </table:table-cell>
          <table:table-cell office:value-type="string" calcext:value-type="string">
            <text:p>RvA</text:p>
          </table:table-cell>
          <table:table-cell office:value-type="string" calcext:value-type="string">
            <text:p>https://www.rva.nl/</text:p>
          </table:table-cell>
          <table:table-cell office:value-type="string" calcext:value-type="string">
            <text:p>https://www.rva.nl/onze-organisatie/jaarverslagen</text:p>
          </table:table-cell>
          <table:table-cell office:value-type="string" calcext:value-type="string">
            <text:p>https://www.rva.nl/document/download/Financieelverslag_2018</text:p>
          </table:table-cell>
          <table:table-cell office:value-type="string" calcext:value-type="string">
            <text:p>pdf</text:p>
          </table:table-cell>
          <table:table-cell office:value-type="float" office:value="43538" calcext:value-type="float">
            <text:p>43538</text:p>
          </table:table-cell>
          <table:table-cell/>
          <table:table-cell office:value-type="string" calcext:value-type="string">
            <text:p>EZK</text:p>
          </table:table-cell>
          <table:table-cell table:number-columns-repeated="1015"/>
        </table:table-row>
        <table:table-row table:style-name="ro23">
          <table:table-cell office:value-type="string" calcext:value-type="string">
            <text:p>Autoriteit Financiele Markten</text:p>
          </table:table-cell>
          <table:table-cell office:value-type="string" calcext:value-type="string">
            <text:p>AFM</text:p>
          </table:table-cell>
          <table:table-cell office:value-type="string" calcext:value-type="string">
            <text:p>https://www.afm.nl/</text:p>
          </table:table-cell>
          <table:table-cell office:value-type="string" calcext:value-type="string">
            <text:p>https://www.afm.nl/nl-nl/verslaglegging/jaarverslag</text:p>
          </table:table-cell>
          <table:table-cell office:value-type="string" calcext:value-type="string">
            <text:p>https://www.afm.nl/~/profmedia/files/afm/jaarverslag/2018/jv-2018-nl.pdf</text:p>
          </table:table-cell>
          <table:table-cell office:value-type="string" calcext:value-type="string">
            <text:p>pdf</text:p>
          </table:table-cell>
          <table:table-cell office:value-type="float" office:value="43566" calcext:value-type="float">
            <text:p>43566</text:p>
          </table:table-cell>
          <table:table-cell/>
          <table:table-cell office:value-type="string" calcext:value-type="string">
            <text:p>FIN</text:p>
          </table:table-cell>
          <table:table-cell table:number-columns-repeated="1015"/>
        </table:table-row>
        <table:table-row table:style-name="ro23">
          <table:table-cell office:value-type="string" calcext:value-type="string">
            <text:p>Commissie eindtermen acountantsopleiding</text:p>
          </table:table-cell>
          <table:table-cell office:value-type="string" calcext:value-type="string">
            <text:p>CEA</text:p>
          </table:table-cell>
          <table:table-cell office:value-type="string" calcext:value-type="string">
            <text:p>https://www.ceaweb.nl/</text:p>
          </table:table-cell>
          <table:table-cell/>
          <table:table-cell office:value-type="string" calcext:value-type="string">
            <text:p>https://www.ceaweb.nl/globalassets/archief/begrotingen-en-jaarverslagen/jaarverslagen/jaarverslag-2018-website.pdf</text:p>
          </table:table-cell>
          <table:table-cell office:value-type="string" calcext:value-type="string">
            <text:p>pdf</text:p>
          </table:table-cell>
          <table:table-cell office:value-type="float" office:value="43509" calcext:value-type="float">
            <text:p>43509</text:p>
          </table:table-cell>
          <table:table-cell office:value-type="string" calcext:value-type="string">
            <text:p>website onbereikbaar</text:p>
          </table:table-cell>
          <table:table-cell office:value-type="string" calcext:value-type="string">
            <text:p>FIN</text:p>
          </table:table-cell>
          <table:table-cell table:number-columns-repeated="1015"/>
        </table:table-row>
        <table:table-row table:style-name="ro23">
          <table:table-cell office:value-type="string" calcext:value-type="string">
            <text:p>De Nederlandse Bank</text:p>
          </table:table-cell>
          <table:table-cell office:value-type="string" calcext:value-type="string">
            <text:p>DNB</text:p>
          </table:table-cell>
          <table:table-cell office:value-type="string" calcext:value-type="string">
            <text:p>https://www.dnb.nl/</text:p>
          </table:table-cell>
          <table:table-cell office:value-type="string" calcext:value-type="string">
            <text:p>https://www.dnb.nl/over-dnb/organisatie/begroting-en-verantwoording/index.jsp</text:p>
          </table:table-cell>
          <table:table-cell office:value-type="string" calcext:value-type="string">
            <text:p>https://www.dnb.nl/binaries/JV_18_Digitaal_tcm46-382987.pdf</text:p>
          </table:table-cell>
          <table:table-cell office:value-type="string" calcext:value-type="string">
            <text:p>pdf</text:p>
          </table:table-cell>
          <table:table-cell office:value-type="float" office:value="43648" calcext:value-type="float">
            <text:p>43648</text:p>
          </table:table-cell>
          <table:table-cell office:value-type="string" calcext:value-type="string">
            <text:p>Hier jaarverslag opgenomen, er is ook een ZBO begroting</text:p>
          </table:table-cell>
          <table:table-cell office:value-type="string" calcext:value-type="string">
            <text:p>FIN</text:p>
          </table:table-cell>
          <table:table-cell table:number-columns-repeated="1015"/>
        </table:table-row>
        <table:table-row table:style-name="ro23">
          <table:table-cell table:number-columns-repeated="2" office:value-type="string" calcext:value-type="string">
            <text:p>Waarderingskamer</text:p>
          </table:table-cell>
          <table:table-cell office:value-type="string" calcext:value-type="string">
            <text:p>https://www.waarderingskamer.nl/</text:p>
          </table:table-cell>
          <table:table-cell office:value-type="string" calcext:value-type="string">
            <text:p>https://www.waarderingskamer.nl/tabblad-waarderingskamer/jaarverslagen-van-de-waarderingskamer/</text:p>
          </table:table-cell>
          <table:table-cell office:value-type="string" calcext:value-type="string">
            <text:p>https://www.waarderingskamer.nl/fileadmin/publieksportaal/documents/public/tabblad-waarderingskamer/Jaarverslagen/20190405__Jaarverslag_Waarderingskamer_2018.pdf</text:p>
          </table:table-cell>
          <table:table-cell office:value-type="string" calcext:value-type="string">
            <text:p>pdf</text:p>
          </table:table-cell>
          <table:table-cell office:value-type="float" office:value="43531" calcext:value-type="float">
            <text:p>43531</text:p>
          </table:table-cell>
          <table:table-cell/>
          <table:table-cell office:value-type="string" calcext:value-type="string">
            <text:p>FIN</text:p>
          </table:table-cell>
          <table:table-cell table:number-columns-repeated="1015"/>
        </table:table-row>
        <table:table-row table:style-name="ro23">
          <table:table-cell office:value-type="string" calcext:value-type="string">
            <text:p>Autoriteit Nucleaire Veiligheid en Stralingsbescherming</text:p>
          </table:table-cell>
          <table:table-cell office:value-type="string" calcext:value-type="string">
            <text:p>ANVS</text:p>
          </table:table-cell>
          <table:table-cell office:value-type="string" calcext:value-type="string">
            <text:p>https://www.autoriteitnvs.nl/</text:p>
          </table:table-cell>
          <table:table-cell office:value-type="string" calcext:value-type="string">
            <text:p>https://magazines.autoriteitnvs.nl/</text:p>
          </table:table-cell>
          <table:table-cell office:value-type="string" calcext:value-type="string">
            <text:p>https://magazines.autoriteitnvs.nl/anvs-jaarverslag/2019/01/index</text:p>
          </table:table-cell>
          <table:table-cell office:value-type="string" calcext:value-type="string">
            <text:p>web</text:p>
          </table:table-cell>
          <table:table-cell office:value-type="float" office:value="43602" calcext:value-type="float">
            <text:p>43602</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Centraal Bureau Rijvaardigheidsbewijzen (CBR)</text:p>
          </table:table-cell>
          <table:table-cell office:value-type="string" calcext:value-type="string">
            <text:p>CBR</text:p>
          </table:table-cell>
          <table:table-cell office:value-type="string" calcext:value-type="string">
            <text:p>https://www.cbr.nl/nl.htm</text:p>
          </table:table-cell>
          <table:table-cell office:value-type="string" calcext:value-type="string">
            <text:p>https://www.cbr.nl/nl/over-het-cbr/over/cbr-in-cijfers/jaarverslag.htm</text:p>
          </table:table-cell>
          <table:table-cell office:value-type="string" calcext:value-type="string">
            <text:p>https://www.cbr.nl/web/file?uuid=26e21c6c-9970-4d83-b567-bc85f97b0b67&amp;owner=d214f7b5-5ce0-48dc-a521-4ef537c9d232&amp;contentid=11675</text:p>
          </table:table-cell>
          <table:table-cell office:value-type="string" calcext:value-type="string">
            <text:p>pdf</text:p>
          </table:table-cell>
          <table:table-cell office:value-type="float" office:value="43525" calcext:value-type="float">
            <text:p>43525</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Dienst voor het Wegverkeer</text:p>
          </table:table-cell>
          <table:table-cell office:value-type="string" calcext:value-type="string">
            <text:p>RDW</text:p>
          </table:table-cell>
          <table:table-cell office:value-type="string" calcext:value-type="string">
            <text:p>https://www.rdw.nl/</text:p>
          </table:table-cell>
          <table:table-cell office:value-type="string" calcext:value-type="string">
            <text:p>https://www.rdw.nl/over-rdw/actueel/jaarverslagen</text:p>
          </table:table-cell>
          <table:table-cell office:value-type="string" calcext:value-type="string">
            <text:p>https://www.rdw.nl/-/media/rdw/rdw/pdf/sitecollectiondocuments/over-rdw/periodieke-uitgaven/jaarverslagen/rdw-wettelijk-jaarverslag-2018.pdf</text:p>
          </table:table-cell>
          <table:table-cell office:value-type="string" calcext:value-type="string">
            <text:p>pdf</text:p>
          </table:table-cell>
          <table:table-cell office:value-type="float" office:value="43580" calcext:value-type="float">
            <text:p>43580</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Luchtverkeersleiding Nederland </text:p>
          </table:table-cell>
          <table:table-cell office:value-type="string" calcext:value-type="string">
            <text:p>LVNL</text:p>
          </table:table-cell>
          <table:table-cell office:value-type="string" calcext:value-type="string">
            <text:p>https://www.lvnl.nl/</text:p>
          </table:table-cell>
          <table:table-cell office:value-type="string" calcext:value-type="string">
            <text:p>via google</text:p>
          </table:table-cell>
          <table:table-cell office:value-type="string" calcext:value-type="string">
            <text:p>https://www.lvnl.nl/media/2727/jaarverslag-2018-lvnl-a4-interactief.pdf</text:p>
          </table:table-cell>
          <table:table-cell office:value-type="string" calcext:value-type="string">
            <text:p>pdf</text:p>
          </table:table-cell>
          <table:table-cell office:value-type="string" calcext:value-type="string">
            <text:p>niet gevonden</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Stichting Airport Coordination Netherlands</text:p>
          </table:table-cell>
          <table:table-cell office:value-type="string" calcext:value-type="string">
            <text:p>ACN</text:p>
          </table:table-cell>
          <table:table-cell office:value-type="string" calcext:value-type="string">
            <text:p>https://slotcoordination.nl/</text:p>
          </table:table-cell>
          <table:table-cell table:number-columns-repeated="4" office:value-type="string" calcext:value-type="string">
            <text:p>niet gevonden</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Nationale en Internationale Wegvervoer Organisatie</text:p>
          </table:table-cell>
          <table:table-cell office:value-type="string" calcext:value-type="string">
            <text:p>NIWO</text:p>
          </table:table-cell>
          <table:table-cell office:value-type="string" calcext:value-type="string">
            <text:p>https://www.niwo.nl/</text:p>
          </table:table-cell>
          <table:table-cell office:value-type="string" calcext:value-type="string">
            <text:p>https://www.niwo.nl/pagina/133/over-de-niwo/</text:p>
          </table:table-cell>
          <table:table-cell office:value-type="string" calcext:value-type="string">
            <text:p>https://www.niwo.nl/images/html/Jaarverslag/NIWO_jaarverslag_2018_(webversie).pdf</text:p>
          </table:table-cell>
          <table:table-cell office:value-type="string" calcext:value-type="string">
            <text:p>pdf</text:p>
          </table:table-cell>
          <table:table-cell office:value-type="float" office:value="43538" calcext:value-type="float">
            <text:p>43538</text:p>
          </table:table-cell>
          <table:table-cell office:value-type="string" calcext:value-type="string">
            <text:p>Toegezonden naar IenW op deze datum</text:p>
          </table:table-cell>
          <table:table-cell office:value-type="string" calcext:value-type="string">
            <text:p>IenW</text:p>
          </table:table-cell>
          <table:table-cell table:number-columns-repeated="1015"/>
        </table:table-row>
        <table:table-row table:style-name="ro23">
          <table:table-cell office:value-type="string" calcext:value-type="string">
            <text:p>RDW (Dienst Wegverkeer)</text:p>
          </table:table-cell>
          <table:table-cell office:value-type="string" calcext:value-type="string">
            <text:p>RDW</text:p>
          </table:table-cell>
          <table:table-cell office:value-type="string" calcext:value-type="string">
            <text:p>http://www.rdw.nl/</text:p>
          </table:table-cell>
          <table:table-cell office:value-type="string" calcext:value-type="string">
            <text:p>https://www.rdw.nl/over-rdw/actueel/jaarverslagen</text:p>
          </table:table-cell>
          <table:table-cell office:value-type="string" calcext:value-type="string">
            <text:p>https://www.rdw.nl/-/media/rdw/rdw/pdf/sitecollectiondocuments/over-rdw/periodieke-uitgaven/jaarverslagen/rdw-wettelijk-jaarverslag-2018.pdf</text:p>
          </table:table-cell>
          <table:table-cell office:value-type="string" calcext:value-type="string">
            <text:p>pdf</text:p>
          </table:table-cell>
          <table:table-cell office:value-type="float" office:value="43580" calcext:value-type="float">
            <text:p>43580</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Stichting Vamex</text:p>
          </table:table-cell>
          <table:table-cell office:value-type="string" calcext:value-type="string">
            <text:p>VAMEX</text:p>
          </table:table-cell>
          <table:table-cell office:value-type="string" calcext:value-type="string">
            <text:p>https://www.vamex.nl/</text:p>
          </table:table-cell>
          <table:table-cell office:value-type="string" calcext:value-type="string">
            <text:p>https://www.vamex.nl/downloads</text:p>
          </table:table-cell>
          <table:table-cell office:value-type="string" calcext:value-type="string">
            <text:p>https://www.vamex.nl/content//uploads/Samenvatting-Jaarverslag-20181.pdf</text:p>
          </table:table-cell>
          <table:table-cell office:value-type="string" calcext:value-type="string">
            <text:p>pdf</text:p>
          </table:table-cell>
          <table:table-cell office:value-type="float" office:value="43555" calcext:value-type="float">
            <text:p>43555</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Stichting Vakopleiding Automobiel- en Motorrijwielbedrijf (IBKI)</text:p>
          </table:table-cell>
          <table:table-cell office:value-type="string" calcext:value-type="string">
            <text:p>IBKI</text:p>
          </table:table-cell>
          <table:table-cell office:value-type="string" calcext:value-type="string">
            <text:p>https://www.ibki.nl</text:p>
          </table:table-cell>
          <table:table-cell office:value-type="string" calcext:value-type="string">
            <text:p>https://www.ibki.nl/over-ibki/</text:p>
          </table:table-cell>
          <table:table-cell office:value-type="string" calcext:value-type="string">
            <text:p>https://www.ibki.nl/wp-content/uploads/2019/07/Jaarverslag-toezicht-RDW-2018.pdf</text:p>
          </table:table-cell>
          <table:table-cell office:value-type="string" calcext:value-type="string">
            <text:p>pdf</text:p>
          </table:table-cell>
          <table:table-cell office:value-type="float" office:value="43525" calcext:value-type="float">
            <text:p>43525</text:p>
          </table:table-cell>
          <table:table-cell/>
          <table:table-cell office:value-type="string" calcext:value-type="string">
            <text:p>IenW</text:p>
          </table:table-cell>
          <table:table-cell table:number-columns-repeated="1015"/>
        </table:table-row>
        <table:table-row table:style-name="ro23">
          <table:table-cell office:value-type="string" calcext:value-type="string">
            <text:p>Autoriteit Persoonsgegevens</text:p>
          </table:table-cell>
          <table:table-cell office:value-type="string" calcext:value-type="string">
            <text:p>AP</text:p>
          </table:table-cell>
          <table:table-cell office:value-type="string" calcext:value-type="string">
            <text:p>https://www.autoriteitpersoonsgegevens.nl/</text:p>
          </table:table-cell>
          <table:table-cell office:value-type="string" calcext:value-type="string">
            <text:p>https://www.autoriteitpersoonsgegevens.nl/nl/jaarverslagen</text:p>
          </table:table-cell>
          <table:table-cell office:value-type="string" calcext:value-type="string">
            <text:p>https://www.autoriteitpersoonsgegevens.nl/sites/default/files/atoms/files/ap_bijlage_2018.pdf</text:p>
          </table:table-cell>
          <table:table-cell office:value-type="string" calcext:value-type="string">
            <text:p>pdf</text:p>
          </table:table-cell>
          <table:table-cell office:value-type="float" office:value="43559" calcext:value-type="float">
            <text:p>43559</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Bureau Financieel Toezicht</text:p>
          </table:table-cell>
          <table:table-cell office:value-type="string" calcext:value-type="string">
            <text:p>BFT</text:p>
          </table:table-cell>
          <table:table-cell office:value-type="string" calcext:value-type="string">
            <text:p>https://www.bureauft.nl/</text:p>
          </table:table-cell>
          <table:table-cell office:value-type="string" calcext:value-type="string">
            <text:p>https://www.bureauft.nl/category/jaarverslagen/</text:p>
          </table:table-cell>
          <table:table-cell office:value-type="string" calcext:value-type="string">
            <text:p>https://www.bureauft.nl/wp-content/uploads/2019/03/Jaarverslag-BFT-2018.pdf</text:p>
          </table:table-cell>
          <table:table-cell office:value-type="string" calcext:value-type="string">
            <text:p>pdf</text:p>
          </table:table-cell>
          <table:table-cell office:value-type="float" office:value="43539" calcext:value-type="float">
            <text:p>43539</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Centraal Orgaan opvang Asielzoekers</text:p>
          </table:table-cell>
          <table:table-cell office:value-type="string" calcext:value-type="string">
            <text:p>COA</text:p>
          </table:table-cell>
          <table:table-cell office:value-type="string" calcext:value-type="string">
            <text:p>https://www.coa.nl/</text:p>
          </table:table-cell>
          <table:table-cell office:value-type="string" calcext:value-type="string">
            <text:p>https://www.coa.nl/nl/over-coa/jaarverslagen</text:p>
          </table:table-cell>
          <table:table-cell office:value-type="string" calcext:value-type="string">
            <text:p>https://www.coa.nl/sites/www.coa.nl/files/lijsten/media/bestanden/financiele_verantwoording_coa_2018.pdf</text:p>
          </table:table-cell>
          <table:table-cell office:value-type="string" calcext:value-type="string">
            <text:p>pdf</text:p>
          </table:table-cell>
          <table:table-cell office:value-type="float" office:value="43580" calcext:value-type="float">
            <text:p>43580</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College van Toezicht Auteursrechten</text:p>
          </table:table-cell>
          <table:table-cell office:value-type="string" calcext:value-type="string">
            <text:p>CvTA</text:p>
          </table:table-cell>
          <table:table-cell office:value-type="string" calcext:value-type="string">
            <text:p>https://www.cvta.nl/</text:p>
          </table:table-cell>
          <table:table-cell office:value-type="string" calcext:value-type="string">
            <text:p>https://www.cvta.nl/publicaties/jaarverslagen/</text:p>
          </table:table-cell>
          <table:table-cell table:number-columns-repeated="3"/>
          <table:table-cell office:value-type="string" calcext:value-type="string">
            <text:p>2018 niet gepubliceerd op vindplaats</text:p>
          </table:table-cell>
          <table:table-cell office:value-type="string" calcext:value-type="string">
            <text:p>JenV</text:p>
          </table:table-cell>
          <table:table-cell table:number-columns-repeated="1015"/>
        </table:table-row>
        <table:table-row table:style-name="ro23">
          <table:table-cell office:value-type="string" calcext:value-type="string">
            <text:p>College voor de rechten van de Mens</text:p>
          </table:table-cell>
          <table:table-cell office:value-type="string" calcext:value-type="string">
            <text:p>CRM</text:p>
          </table:table-cell>
          <table:table-cell office:value-type="string" calcext:value-type="string">
            <text:p>https://mensenrechten.nl/nl</text:p>
          </table:table-cell>
          <table:table-cell office:value-type="string" calcext:value-type="string">
            <text:p>https://mensenrechten.nl/nl/publicatie/38787</text:p>
          </table:table-cell>
          <table:table-cell office:value-type="string" calcext:value-type="string">
            <text:p>https://publicaties.mensenrechten.nl/file/9ee4aa25-e675-4618-9a33-f62215698268.pdf</text:p>
          </table:table-cell>
          <table:table-cell office:value-type="string" calcext:value-type="string">
            <text:p>pdf</text:p>
          </table:table-cell>
          <table:table-cell office:value-type="float" office:value="43566" calcext:value-type="float">
            <text:p>43566</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Instituut Fysieke Veiligheid</text:p>
          </table:table-cell>
          <table:table-cell office:value-type="string" calcext:value-type="string">
            <text:p>IFV</text:p>
          </table:table-cell>
          <table:table-cell office:value-type="string" calcext:value-type="string">
            <text:p>https://www.ifv.nl/</text:p>
          </table:table-cell>
          <table:table-cell office:value-type="string" calcext:value-type="string">
            <text:p>https://www.ifv.nl/nieuws/Paginas/Jaaroverzicht-2018-mooie-resultaten-behaald-om-Nederland-veiliger-te-maken.aspx</text:p>
          </table:table-cell>
          <table:table-cell office:value-type="string" calcext:value-type="string">
            <text:p>https://www.ifv.nl/nieuws/Documents/20190617-Verkort-financieel-jaaroverzicht.pdf</text:p>
          </table:table-cell>
          <table:table-cell office:value-type="string" calcext:value-type="string">
            <text:p>pdf</text:p>
          </table:table-cell>
          <table:table-cell office:value-type="float" office:value="43635" calcext:value-type="float">
            <text:p>43635</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Kansspelautoriteit </text:p>
          </table:table-cell>
          <table:table-cell office:value-type="string" calcext:value-type="string">
            <text:p>Ksa</text:p>
          </table:table-cell>
          <table:table-cell office:value-type="string" calcext:value-type="string">
            <text:p>https://kansspelautoriteit.nl/</text:p>
          </table:table-cell>
          <table:table-cell office:value-type="string" calcext:value-type="string">
            <text:p>https://kansspelautoriteit.nl/nieuws/nieuwsberichten/2019/maart/jaarverslag-ksa-2018/</text:p>
          </table:table-cell>
          <table:table-cell office:value-type="string" calcext:value-type="string">
            <text:p>https://kansspelautoriteit.nl/publish/pages/5970/jaarverslag_2018.pdf</text:p>
          </table:table-cell>
          <table:table-cell office:value-type="string" calcext:value-type="string">
            <text:p>pdf</text:p>
          </table:table-cell>
          <table:table-cell office:value-type="float" office:value="43539" calcext:value-type="float">
            <text:p>43539</text:p>
          </table:table-cell>
          <table:table-cell/>
          <table:table-cell office:value-type="string" calcext:value-type="string">
            <text:p>JenV</text:p>
          </table:table-cell>
          <table:table-cell table:number-columns-repeated="1015"/>
        </table:table-row>
        <table:table-row table:style-name="ro23">
          <table:table-cell table:number-columns-repeated="2" office:value-type="string" calcext:value-type="string">
            <text:p>LBIO</text:p>
          </table:table-cell>
          <table:table-cell office:value-type="string" calcext:value-type="string">
            <text:p>https://www.lbio.nl/</text:p>
          </table:table-cell>
          <table:table-cell office:value-type="string" calcext:value-type="string">
            <text:p>https://www.lbio.nl/jaarrekening-lbio/</text:p>
          </table:table-cell>
          <table:table-cell office:value-type="string" calcext:value-type="string">
            <text:p>https://lbio.nl/assets/uploads/2019/07/Jaarrapport-2018.pdf</text:p>
          </table:table-cell>
          <table:table-cell office:value-type="string" calcext:value-type="string">
            <text:p>pdf</text:p>
          </table:table-cell>
          <table:table-cell office:value-type="float" office:value="43585" calcext:value-type="float">
            <text:p>43585</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Nederlands Register Gerechtelijk Deskundigen </text:p>
          </table:table-cell>
          <table:table-cell office:value-type="string" calcext:value-type="string">
            <text:p>NRGD</text:p>
          </table:table-cell>
          <table:table-cell office:value-type="string" calcext:value-type="string">
            <text:p>https://nrgd.nl/</text:p>
          </table:table-cell>
          <table:table-cell office:value-type="string" calcext:value-type="string">
            <text:p>https://www.nrgd.nl/over-het-nrgd/jaarverslagen.aspx</text:p>
          </table:table-cell>
          <table:table-cell office:value-type="string" calcext:value-type="string">
            <text:p>https://www.nrgd.nl/binaries/NRGD%20Jaarverslag%20def_tcm39-394795.pdf</text:p>
          </table:table-cell>
          <table:table-cell office:value-type="string" calcext:value-type="string">
            <text:p>pdf</text:p>
          </table:table-cell>
          <table:table-cell office:value-type="float" office:value="43636" calcext:value-type="float">
            <text:p>43636</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Onderzoeksraad voor Veiligheid</text:p>
          </table:table-cell>
          <table:table-cell office:value-type="string" calcext:value-type="string">
            <text:p>OVV</text:p>
          </table:table-cell>
          <table:table-cell office:value-type="string" calcext:value-type="string">
            <text:p>https://www.onderzoeksraad.nl/</text:p>
          </table:table-cell>
          <table:table-cell office:value-type="string" calcext:value-type="string">
            <text:p>https://www.onderzoeksraad.nl/nl/page/12057/jaarverslagen-en-begrotingen</text:p>
          </table:table-cell>
          <table:table-cell office:value-type="string" calcext:value-type="string">
            <text:p>niet gevonden</text:p>
          </table:table-cell>
          <table:table-cell office:value-type="string" calcext:value-type="string">
            <text:p>pdf</text:p>
          </table:table-cell>
          <table:table-cell office:value-type="float" office:value="43647" calcext:value-type="float">
            <text:p>43647</text:p>
          </table:table-cell>
          <table:table-cell/>
          <table:table-cell office:value-type="string" calcext:value-type="string">
            <text:p>JenV</text:p>
          </table:table-cell>
          <table:table-cell table:number-columns-repeated="1015"/>
        </table:table-row>
        <table:table-row table:style-name="ro23">
          <table:table-cell table:number-columns-repeated="2" office:value-type="string" calcext:value-type="string">
            <text:p>Politieacademie</text:p>
          </table:table-cell>
          <table:table-cell office:value-type="string" calcext:value-type="string">
            <text:p>http://www.politieacademie.nl/</text:p>
          </table:table-cell>
          <table:table-cell office:value-type="string" calcext:value-type="string">
            <text:p>https://www.politieacademie.nl/politieacademie/Pages/Feitenencijfers.aspx</text:p>
          </table:table-cell>
          <table:table-cell table:number-columns-repeated="2"/>
          <table:table-cell office:value-type="float" office:value="43557" calcext:value-type="float">
            <text:p>43557</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Raad voor rechtsbijstand</text:p>
          </table:table-cell>
          <table:table-cell office:value-type="string" calcext:value-type="string">
            <text:p>RVR</text:p>
          </table:table-cell>
          <table:table-cell office:value-type="string" calcext:value-type="string">
            <text:p>https://www.rvr.org/</text:p>
          </table:table-cell>
          <table:table-cell office:value-type="string" calcext:value-type="string">
            <text:p>https://www.rvr.org/Informatie-over-de-raad/organisatie/jaarplannen-en--verslagen.html</text:p>
          </table:table-cell>
          <table:table-cell office:value-type="string" calcext:value-type="string">
            <text:p>https://rvr.turnpages.nl/DS/public/slot00017/index_html5.html?init=init_html5.xml&amp;</text:p>
          </table:table-cell>
          <table:table-cell office:value-type="string" calcext:value-type="string">
            <text:p>pdf</text:p>
          </table:table-cell>
          <table:table-cell office:value-type="string" calcext:value-type="string">
            <text:p>niet gevonden</text:p>
          </table:table-cell>
          <table:table-cell/>
          <table:table-cell office:value-type="string" calcext:value-type="string">
            <text:p>JenV</text:p>
          </table:table-cell>
          <table:table-cell table:number-columns-repeated="1015"/>
        </table:table-row>
        <table:table-row table:style-name="ro23">
          <table:table-cell table:number-columns-repeated="2" office:value-type="string" calcext:value-type="string">
            <text:p>Schadefonds</text:p>
          </table:table-cell>
          <table:table-cell office:value-type="string" calcext:value-type="string">
            <text:p>https://www.schadefonds.nl/</text:p>
          </table:table-cell>
          <table:table-cell office:value-type="string" calcext:value-type="string">
            <text:p>https://www.schadefonds.nl/jaarverslagen/</text:p>
          </table:table-cell>
          <table:table-cell office:value-type="string" calcext:value-type="string">
            <text:p>https://publicaties.schadefonds.nl/jaarverslag-schadefonds-geweldsmisdrijven-2018/inhoudsopgave/</text:p>
          </table:table-cell>
          <table:table-cell office:value-type="string" calcext:value-type="string">
            <text:p>web</text:p>
          </table:table-cell>
          <table:table-cell office:value-type="string" calcext:value-type="string">
            <text:p>niet gevonden</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Stichting Nidos</text:p>
          </table:table-cell>
          <table:table-cell office:value-type="string" calcext:value-type="string">
            <text:p>Nidos</text:p>
          </table:table-cell>
          <table:table-cell office:value-type="string" calcext:value-type="string">
            <text:p>https://www.nidos.nl/</text:p>
          </table:table-cell>
          <table:table-cell office:value-type="string" calcext:value-type="string">
            <text:p>https://www.nidos.nl/home/organisatie-en-medewerkers/publicaties/</text:p>
          </table:table-cell>
          <table:table-cell office:value-type="string" calcext:value-type="string">
            <text:p>https://www.nidos.nl/wp-content/uploads/2019/05/jv2018_270519_LR.pdf</text:p>
          </table:table-cell>
          <table:table-cell office:value-type="string" calcext:value-type="string">
            <text:p>pdf</text:p>
          </table:table-cell>
          <table:table-cell office:value-type="float" office:value="43585" calcext:value-type="float">
            <text:p>43585</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Raad voor de Rechtspraak</text:p>
          </table:table-cell>
          <table:table-cell office:value-type="string" calcext:value-type="string">
            <text:p>RvdR (Sui generis)</text:p>
          </table:table-cell>
          <table:table-cell office:value-type="string" calcext:value-type="string">
            <text:p>https://www.rechtspraak.nl/</text:p>
          </table:table-cell>
          <table:table-cell office:value-type="string" calcext:value-type="string">
            <text:p>https://www.jaarverslagrechtspraak.nl/</text:p>
          </table:table-cell>
          <table:table-cell office:value-type="string" calcext:value-type="string">
            <text:p>https://www.jaarverslagrechtspraak.nl/assets/downloads/Jaarverslag-Rechtspraak-2018.pdf</text:p>
          </table:table-cell>
          <table:table-cell office:value-type="string" calcext:value-type="string">
            <text:p>pdf</text:p>
          </table:table-cell>
          <table:table-cell office:value-type="float" office:value="43567" calcext:value-type="float">
            <text:p>43567</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Stichting Donorgegevens Kunstmatige Bevruchting</text:p>
          </table:table-cell>
          <table:table-cell office:value-type="string" calcext:value-type="string">
            <text:p>Donorgegevens</text:p>
          </table:table-cell>
          <table:table-cell office:value-type="string" calcext:value-type="string">
            <text:p>http://www.donorgegevens.nl/</text:p>
          </table:table-cell>
          <table:table-cell office:value-type="string" calcext:value-type="string">
            <text:p>https://www.donorgegevens.nl/zoeken?trefwoord=Jaarverslag</text:p>
          </table:table-cell>
          <table:table-cell office:value-type="string" calcext:value-type="string">
            <text:p>https://www.donorgegevens.nl/binaries/donorgegevens/documenten/documentatie/2018/01/01/jaarverslag-2018/5110-CIBG-Jaarverslag-SDKB-2018-T-A2a.pdf</text:p>
          </table:table-cell>
          <table:table-cell office:value-type="string" calcext:value-type="string">
            <text:p>pdf</text:p>
          </table:table-cell>
          <table:table-cell office:value-type="float" office:value="43742" calcext:value-type="float">
            <text:p>43742</text:p>
          </table:table-cell>
          <table:table-cell/>
          <table:table-cell office:value-type="string" calcext:value-type="string">
            <text:p>JenV</text:p>
          </table:table-cell>
          <table:table-cell table:number-columns-repeated="1015"/>
        </table:table-row>
        <table:table-row table:style-name="ro23">
          <table:table-cell office:value-type="string" calcext:value-type="string">
            <text:p>Bureau Beheer Landbouwgronden</text:p>
          </table:table-cell>
          <table:table-cell office:value-type="string" calcext:value-type="string">
            <text:p>BBL</text:p>
          </table:table-cell>
          <table:table-cell office:value-type="string" calcext:value-type="string">
            <text:p>https://www.rvo.nl/onderwerpen/agrarisch-ondernemen/grond/bureau-beheer-landbouwgronden</text:p>
          </table:table-cell>
          <table:table-cell table:number-columns-repeated="4"/>
          <table:table-cell office:value-type="string" calcext:value-type="string">
            <text:p>BBL gestopt per 1-1-2019</text:p>
          </table:table-cell>
          <table:table-cell office:value-type="string" calcext:value-type="string">
            <text:p>LNV</text:p>
          </table:table-cell>
          <table:table-cell table:number-columns-repeated="1015"/>
        </table:table-row>
        <table:table-row table:style-name="ro23">
          <table:table-cell office:value-type="string" calcext:value-type="string">
            <text:p>Centraal Indicatiestelling Zorg</text:p>
          </table:table-cell>
          <table:table-cell office:value-type="string" calcext:value-type="string">
            <text:p>CIZ</text:p>
          </table:table-cell>
          <table:table-cell office:value-type="string" calcext:value-type="string">
            <text:p>https://www.ciz.nl/</text:p>
          </table:table-cell>
          <table:table-cell office:value-type="string" calcext:value-type="string">
            <text:p>https://www.ciz.nl/over-ciz/feiten-en-cijfers</text:p>
          </table:table-cell>
          <table:table-cell office:value-type="string" calcext:value-type="string">
            <text:p>https://www.ciz.nl/images/pdf/cijfers-en-feiten/CIZ_jaardocument_2018.pdf</text:p>
          </table:table-cell>
          <table:table-cell office:value-type="string" calcext:value-type="string">
            <text:p>pdf</text:p>
          </table:table-cell>
          <table:table-cell office:value-type="float" office:value="43538" calcext:value-type="float">
            <text:p>43538</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College voor de toelating van gewasbeschermingsmiddelen en biociden</text:p>
          </table:table-cell>
          <table:table-cell office:value-type="string" calcext:value-type="string">
            <text:p>CTGB</text:p>
          </table:table-cell>
          <table:table-cell office:value-type="string" calcext:value-type="string">
            <text:p>https://www.ctgb.nl/</text:p>
          </table:table-cell>
          <table:table-cell office:value-type="string" calcext:value-type="string">
            <text:p>https://www.ctgb.nl/zoeken?trefwoord=Jaarverslag</text:p>
          </table:table-cell>
          <table:table-cell office:value-type="string" calcext:value-type="string">
            <text:p>https://www.ctgb.nl/binaries/ctgb/documenten/jaarverslagen/2019/04/25/jaarverslag-2018/ctgb_jaarverslag+2018+compleet_definitief_perpagina_LR.pdf</text:p>
          </table:table-cell>
          <table:table-cell office:value-type="string" calcext:value-type="string">
            <text:p>pdf</text:p>
          </table:table-cell>
          <table:table-cell office:value-type="float" office:value="43580" calcext:value-type="float">
            <text:p>43580</text:p>
          </table:table-cell>
          <table:table-cell/>
          <table:table-cell office:value-type="string" calcext:value-type="string">
            <text:p>LNV</text:p>
          </table:table-cell>
          <table:table-cell table:number-columns-repeated="1015"/>
        </table:table-row>
        <table:table-row table:style-name="ro23">
          <table:table-cell table:number-columns-repeated="2" office:value-type="string" calcext:value-type="string">
            <text:p>Grondkamers</text:p>
          </table:table-cell>
          <table:table-cell office:value-type="string" calcext:value-type="string">
            <text:p>https://www.rvo.nl/onderwerpen/agrarisch-ondernemen/grond/pachten-en-verpachten/over-de-grondkamer</text:p>
          </table:table-cell>
          <table:table-cell office:value-type="string" calcext:value-type="string">
            <text:p>https://www.rvo.nl/onderwerpen/agrarisch-ondernemen/grond/pachten-en-verpachten</text:p>
          </table:table-cell>
          <table:table-cell office:value-type="string" calcext:value-type="string">
            <text:p>https://www.rvo.nl/sites/default/files/2019/07/Jaarverslag%20grondkamers%202018%20v-def.pdf</text:p>
          </table:table-cell>
          <table:table-cell office:value-type="string" calcext:value-type="string">
            <text:p>pdf</text:p>
          </table:table-cell>
          <table:table-cell office:value-type="float" office:value="43677" calcext:value-type="float">
            <text:p>43677</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Raad voor plantenrassen</text:p>
          </table:table-cell>
          <table:table-cell office:value-type="string" calcext:value-type="string">
            <text:p>RvP</text:p>
          </table:table-cell>
          <table:table-cell office:value-type="string" calcext:value-type="string">
            <text:p>https://www.raadvoorplantenrassen.nl/</text:p>
          </table:table-cell>
          <table:table-cell table:number-columns-repeated="3" office:value-type="string" calcext:value-type="string">
            <text:p>niet gevonden</text:p>
          </table:table-cell>
          <table:table-cell/>
          <table:table-cell office:value-type="string" calcext:value-type="string">
            <text:p>tm 2015</text:p>
          </table:table-cell>
          <table:table-cell office:value-type="string" calcext:value-type="string">
            <text:p>LNV</text:p>
          </table:table-cell>
          <table:table-cell table:number-columns-repeated="1015"/>
        </table:table-row>
        <table:table-row table:style-name="ro23">
          <table:table-cell table:number-columns-repeated="2" office:value-type="string" calcext:value-type="string">
            <text:p>Staatsbosbeheer</text:p>
          </table:table-cell>
          <table:table-cell office:value-type="string" calcext:value-type="string">
            <text:p>https://www.staatsbosbeheer.nl/</text:p>
          </table:table-cell>
          <table:table-cell office:value-type="string" calcext:value-type="string">
            <text:p>https://www.staatsbosbeheer.nl/over-staatsbosbeheer/organisatie/verantwoording</text:p>
          </table:table-cell>
          <table:table-cell office:value-type="string" calcext:value-type="string">
            <text:p>https://www.staatsbosbeheer.nl/-/media/07-over-staatsbosbeheer/jaarverslag/jaarverslag-2018.pdf?la=nl-nl&amp;hash=38B98CA3F75E3C3DA4DD60443D4613A363A5B3E2</text:p>
          </table:table-cell>
          <table:table-cell office:value-type="string" calcext:value-type="string">
            <text:p>pdf</text:p>
          </table:table-cell>
          <table:table-cell office:value-type="float" office:value="43536" calcext:value-type="float">
            <text:p>43536</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Wageningen Research</text:p>
          </table:table-cell>
          <table:table-cell office:value-type="string" calcext:value-type="string">
            <text:p>WUR</text:p>
          </table:table-cell>
          <table:table-cell office:value-type="string" calcext:value-type="string">
            <text:p>https://www.wur.nl/</text:p>
          </table:table-cell>
          <table:table-cell office:value-type="string" calcext:value-type="string">
            <text:p>https://www.wur.nl/nl/Over-Wageningen/Jaarverslag-Wageningen-University-Research.htm</text:p>
          </table:table-cell>
          <table:table-cell office:value-type="string" calcext:value-type="string">
            <text:p>https://www.wur.nl/upload_mm/4/b/a/87995a63-1548-4934-abb2-d49e253ab076_Jaarverslag%202018_Totaal.pdf</text:p>
          </table:table-cell>
          <table:table-cell office:value-type="string" calcext:value-type="string">
            <text:p>pdf</text:p>
          </table:table-cell>
          <table:table-cell office:value-type="float" office:value="43555" calcext:value-type="float">
            <text:p>43555</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Stichting Bloembollenkeuringsdienst</text:p>
          </table:table-cell>
          <table:table-cell office:value-type="string" calcext:value-type="string">
            <text:p>BKD</text:p>
          </table:table-cell>
          <table:table-cell office:value-type="string" calcext:value-type="string">
            <text:p>https://www.bkd.eu/</text:p>
          </table:table-cell>
          <table:table-cell office:value-type="string" calcext:value-type="string">
            <text:p>https://www.bkd.eu/over-bkd/bedrijfsinformatie/</text:p>
          </table:table-cell>
          <table:table-cell office:value-type="string" calcext:value-type="string">
            <text:p>https://www.bkd.eu/wp-content/uploads/2019/04/bkd-jaarverslag-2018-v2.pdf</text:p>
          </table:table-cell>
          <table:table-cell office:value-type="string" calcext:value-type="string">
            <text:p>pdf</text:p>
          </table:table-cell>
          <table:table-cell office:value-type="float" office:value="43563" calcext:value-type="float">
            <text:p>43563</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Stichting Centraal Orgaan voor Kwaliteitsaangelegenheden in de Zuivel</text:p>
          </table:table-cell>
          <table:table-cell office:value-type="string" calcext:value-type="string">
            <text:p>COKZ</text:p>
          </table:table-cell>
          <table:table-cell office:value-type="string" calcext:value-type="string">
            <text:p>https://cokz.nl/</text:p>
          </table:table-cell>
          <table:table-cell office:value-type="string" calcext:value-type="string">
            <text:p>https://cokz.nl/jaarverslagen/</text:p>
          </table:table-cell>
          <table:table-cell office:value-type="string" calcext:value-type="string">
            <text:p>https://cokz.nl/wp-content/uploads/2019/03/Jaarverslag-COKZ-2018.pdf</text:p>
          </table:table-cell>
          <table:table-cell office:value-type="string" calcext:value-type="string">
            <text:p>pdf</text:p>
          </table:table-cell>
          <table:table-cell office:value-type="float" office:value="43555" calcext:value-type="float">
            <text:p>43555</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Stichting Kwaliteits-Controle-Bureau</text:p>
          </table:table-cell>
          <table:table-cell office:value-type="string" calcext:value-type="string">
            <text:p>KCB</text:p>
          </table:table-cell>
          <table:table-cell office:value-type="string" calcext:value-type="string">
            <text:p>https://kcb.nl/</text:p>
          </table:table-cell>
          <table:table-cell office:value-type="string" calcext:value-type="string">
            <text:p>https://kcb.nl/over/jaarverslag</text:p>
          </table:table-cell>
          <table:table-cell office:value-type="string" calcext:value-type="string">
            <text:p>https://kcb.nl/file/1130/jaarverslag-2018.pdf</text:p>
          </table:table-cell>
          <table:table-cell office:value-type="string" calcext:value-type="string">
            <text:p>pdf</text:p>
          </table:table-cell>
          <table:table-cell office:value-type="string" calcext:value-type="string">
            <text:p>niet gevonden</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Stichting Nederlandse Algemene Keuringsdienst voor Zaaizaad en Pootgoed van Landbouwgewassen (NAK)</text:p>
          </table:table-cell>
          <table:table-cell office:value-type="string" calcext:value-type="string">
            <text:p>NAK</text:p>
          </table:table-cell>
          <table:table-cell office:value-type="string" calcext:value-type="string">
            <text:p>https://www.nak.nl/</text:p>
          </table:table-cell>
          <table:table-cell office:value-type="string" calcext:value-type="string">
            <text:p>https://jaarverslag.nak.nl/</text:p>
          </table:table-cell>
          <table:table-cell office:value-type="string" calcext:value-type="string">
            <text:p>https://jaarverslag.nak.nl/2018/wp-content/uploads/2019/04/PDF-jaarverslag2018.pdf</text:p>
          </table:table-cell>
          <table:table-cell office:value-type="string" calcext:value-type="string">
            <text:p>web</text:p>
          </table:table-cell>
          <table:table-cell office:value-type="float" office:value="43585" calcext:value-type="float">
            <text:p>43585</text:p>
          </table:table-cell>
          <table:table-cell/>
          <table:table-cell office:value-type="string" calcext:value-type="string">
            <text:p>LNV</text:p>
          </table:table-cell>
          <table:table-cell table:number-columns-repeated="1015"/>
        </table:table-row>
        <table:table-row table:style-name="ro23">
          <table:table-cell office:value-type="string" calcext:value-type="string">
            <text:p>Stichting Nederlandse Algemene Kwaliteitsdienst voor de Tuinbouw</text:p>
          </table:table-cell>
          <table:table-cell office:value-type="string" calcext:value-type="string">
            <text:p>Naktuinbouw</text:p>
          </table:table-cell>
          <table:table-cell office:value-type="string" calcext:value-type="string">
            <text:p>https://www.naktuinbouw.nl/</text:p>
          </table:table-cell>
          <table:table-cell office:value-type="string" calcext:value-type="string">
            <text:p>https://www.naktuinbouw.nl/jaarverslag</text:p>
          </table:table-cell>
          <table:table-cell office:value-type="string" calcext:value-type="string">
            <text:p>https://www.naktuinbouw.nl/sites/default/files/Naktuinbouw-jaarverslag%202018-april-def.pdf</text:p>
          </table:table-cell>
          <table:table-cell office:value-type="string" calcext:value-type="string">
            <text:p>pdf</text:p>
          </table:table-cell>
          <table:table-cell office:value-type="float" office:value="43585" calcext:value-type="float">
            <text:p>43585</text:p>
          </table:table-cell>
          <table:table-cell office:value-type="string" calcext:value-type="string">
            <text:p>Het bestuur stelde de jaarrekening op 8 maart 2019 vast</text:p>
          </table:table-cell>
          <table:table-cell office:value-type="string" calcext:value-type="string">
            <text:p>LNV</text:p>
          </table:table-cell>
          <table:table-cell table:number-columns-repeated="1015"/>
        </table:table-row>
        <table:table-row table:style-name="ro23">
          <table:table-cell office:value-type="string" calcext:value-type="string">
            <text:p>Stichting Skal Biocontrole</text:p>
          </table:table-cell>
          <table:table-cell office:value-type="string" calcext:value-type="string">
            <text:p>Skal</text:p>
          </table:table-cell>
          <table:table-cell office:value-type="string" calcext:value-type="string">
            <text:p>https://www.skal.nl/</text:p>
          </table:table-cell>
          <table:table-cell office:value-type="string" calcext:value-type="string">
            <text:p>https://www.skal.nl/over-ons/publicaties/</text:p>
          </table:table-cell>
          <table:table-cell office:value-type="string" calcext:value-type="string">
            <text:p>https://www.skal.nl/assets/Publicaties/Skal-jaarverslag-2018-2003-LR.pdf</text:p>
          </table:table-cell>
          <table:table-cell office:value-type="string" calcext:value-type="string">
            <text:p>pdf</text:p>
          </table:table-cell>
          <table:table-cell office:value-type="string" calcext:value-type="string">
            <text:p>niet gevonden</text:p>
          </table:table-cell>
          <table:table-cell office:value-type="string" calcext:value-type="string">
            <text:p>Op 18 februari 2019 heeft BDO Audit &amp; Assurance B.V. een goedkeurende</text:p>
            <text:p>verklaring gegeven aan de Jaarrekening 2018.</text:p>
          </table:table-cell>
          <table:table-cell office:value-type="string" calcext:value-type="string">
            <text:p>LNV</text:p>
          </table:table-cell>
          <table:table-cell table:number-columns-repeated="1015"/>
        </table:table-row>
        <table:table-row table:style-name="ro23">
          <table:table-cell office:value-type="string" calcext:value-type="string">
            <text:p>Bureau Architectenregsiter</text:p>
          </table:table-cell>
          <table:table-cell office:value-type="string" calcext:value-type="string">
            <text:p>SBA</text:p>
          </table:table-cell>
          <table:table-cell office:value-type="string" calcext:value-type="string">
            <text:p>https://www.architectenregister.nl/</text:p>
          </table:table-cell>
          <table:table-cell/>
          <table:table-cell office:value-type="string" calcext:value-type="string">
            <text:p>https://www.architectenregister.nl/media/1096/jaarverslag-2018-def.pdf</text:p>
          </table:table-cell>
          <table:table-cell office:value-type="string" calcext:value-type="string">
            <text:p>pdf</text:p>
          </table:table-cell>
          <table:table-cell office:value-type="float" office:value="43619" calcext:value-type="float">
            <text:p>43619</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College voor Toetsen en Examens</text:p>
          </table:table-cell>
          <table:table-cell office:value-type="string" calcext:value-type="string">
            <text:p>CVTE</text:p>
          </table:table-cell>
          <table:table-cell office:value-type="string" calcext:value-type="string">
            <text:p>https://www.cvte.nl/</text:p>
          </table:table-cell>
          <table:table-cell office:value-type="string" calcext:value-type="string">
            <text:p>nvt - via google vindbaar</text:p>
          </table:table-cell>
          <table:table-cell office:value-type="string" calcext:value-type="string">
            <text:p>https://www.rijksoverheid.nl/binaries/rijksoverheid/documenten/jaarverslagen/2019/03/31/jaarverslag-2018-college-voor-toetsen-en-examens/jaarverslag-2018-college-voor-toetsen-en-examens.pdf</text:p>
          </table:table-cell>
          <table:table-cell/>
          <table:table-cell office:value-type="float" office:value="43555" calcext:value-type="float">
            <text:p>43555</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Commissariaat voor de Media</text:p>
          </table:table-cell>
          <table:table-cell office:value-type="string" calcext:value-type="string">
            <text:p>CvdM</text:p>
          </table:table-cell>
          <table:table-cell office:value-type="string" calcext:value-type="string">
            <text:p>https://www.cvdm.nl/</text:p>
          </table:table-cell>
          <table:table-cell office:value-type="string" calcext:value-type="string">
            <text:p>https://www.cvdm.nl/over-het-commissariaat-voor-de-media/jaarverslagen/</text:p>
          </table:table-cell>
          <table:table-cell office:value-type="string" calcext:value-type="string">
            <text:p>https://www.cvdm.nl/wp-content/uploads/2019/06/Jaarverslag-Commissariaat-voor-de-Media-2018.pdf</text:p>
          </table:table-cell>
          <table:table-cell/>
          <table:table-cell office:value-type="float" office:value="43552" calcext:value-type="float">
            <text:p>43552</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chting Fonds voor Cultuurparticipatie</text:p>
          </table:table-cell>
          <table:table-cell office:value-type="string" calcext:value-type="string">
            <text:p>Cultuurparticipatiefonds</text:p>
          </table:table-cell>
          <table:table-cell office:value-type="string" calcext:value-type="string">
            <text:p>https://www.cultuurparticipatie.nl/</text:p>
          </table:table-cell>
          <table:table-cell office:value-type="string" calcext:value-type="string">
            <text:p>via zoekfunctie</text:p>
          </table:table-cell>
          <table:table-cell office:value-type="string" calcext:value-type="string">
            <text:p>https://www.cultuurparticipatie.nl/file/1555403231.5647PHOFUt/jaarverslag%202018.pdf</text:p>
          </table:table-cell>
          <table:table-cell office:value-type="string" calcext:value-type="string">
            <text:p>pdf</text:p>
          </table:table-cell>
          <table:table-cell office:value-type="float" office:value="43539" calcext:value-type="float">
            <text:p>43539</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Koninklijke Bibliotheek</text:p>
          </table:table-cell>
          <table:table-cell office:value-type="string" calcext:value-type="string">
            <text:p>KB</text:p>
          </table:table-cell>
          <table:table-cell office:value-type="string" calcext:value-type="string">
            <text:p>https://www.kb.nl/</text:p>
          </table:table-cell>
          <table:table-cell office:value-type="string" calcext:value-type="string">
            <text:p>https://www.kb.nl/organisatie/organisatie-en-beleid/jaarverslagen</text:p>
          </table:table-cell>
          <table:table-cell office:value-type="string" calcext:value-type="string">
            <text:p>https://www.kb.nl/sites/default/files/docs/kb_feiten_en_cijfers_jaarverslag_2018.pdf</text:p>
          </table:table-cell>
          <table:table-cell office:value-type="string" calcext:value-type="string">
            <text:p>pdf</text:p>
          </table:table-cell>
          <table:table-cell office:value-type="string" calcext:value-type="string">
            <text:p>niet gevonden</text:p>
          </table:table-cell>
          <table:table-cell/>
          <table:table-cell office:value-type="string" calcext:value-type="string">
            <text:p>OCW</text:p>
          </table:table-cell>
          <table:table-cell table:number-columns-repeated="1015"/>
        </table:table-row>
        <table:table-row table:style-name="ro23">
          <table:table-cell table:number-columns-repeated="2" office:value-type="string" calcext:value-type="string">
            <text:p>Mondriaan Fonds</text:p>
          </table:table-cell>
          <table:table-cell office:value-type="string" calcext:value-type="string">
            <text:p>https://www.mondriaanfonds.nl/</text:p>
          </table:table-cell>
          <table:table-cell office:value-type="string" calcext:value-type="string">
            <text:p>https://www.mondriaanfonds.nl/leestafel/mondriaan-fonds-jaarverslag-2018/</text:p>
          </table:table-cell>
          <table:table-cell office:value-type="string" calcext:value-type="string">
            <text:p>https://www.mondriaanfonds.nl/wp-content/uploads/2019/03/Jaarrekening-2018-verkort.pdf</text:p>
          </table:table-cell>
          <table:table-cell office:value-type="string" calcext:value-type="string">
            <text:p>pdf</text:p>
          </table:table-cell>
          <table:table-cell office:value-type="float" office:value="43555" calcext:value-type="float">
            <text:p>43555</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chting Nederlands Letterenfonds</text:p>
          </table:table-cell>
          <table:table-cell office:value-type="string" calcext:value-type="string">
            <text:p>Letterenfonds</text:p>
          </table:table-cell>
          <table:table-cell office:value-type="string" calcext:value-type="string">
            <text:p>http://www.letterenfonds.nl/</text:p>
          </table:table-cell>
          <table:table-cell office:value-type="string" calcext:value-type="string">
            <text:p>via zoekfunctie</text:p>
          </table:table-cell>
          <table:table-cell office:value-type="string" calcext:value-type="string">
            <text:p>http://www.letterenfonds.nl/nl/publicatie/158/jaarverslag-2018</text:p>
          </table:table-cell>
          <table:table-cell office:value-type="string" calcext:value-type="string">
            <text:p>pdf</text:p>
          </table:table-cell>
          <table:table-cell office:value-type="float" office:value="43555" calcext:value-type="float">
            <text:p>43555</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chting Nederlands Fonds voor de Film</text:p>
          </table:table-cell>
          <table:table-cell office:value-type="string" calcext:value-type="string">
            <text:p>Nederlands Filmfonds</text:p>
          </table:table-cell>
          <table:table-cell office:value-type="string" calcext:value-type="string">
            <text:p>http://www.filmfonds.nl/</text:p>
          </table:table-cell>
          <table:table-cell office:value-type="string" calcext:value-type="string">
            <text:p>via zoekfunctie</text:p>
          </table:table-cell>
          <table:table-cell office:value-type="string" calcext:value-type="string">
            <text:p>https://www.filmfonds.nl/page/7100/jaarverslag-2018</text:p>
          </table:table-cell>
          <table:table-cell office:value-type="string" calcext:value-type="string">
            <text:p>web</text:p>
          </table:table-cell>
          <table:table-cell office:value-type="float" office:value="43555" calcext:value-type="float">
            <text:p>43555</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chting Nederlands Fonds voor de Podiumkunsten</text:p>
          </table:table-cell>
          <table:table-cell office:value-type="string" calcext:value-type="string">
            <text:p>Fonds Podiumkunsten</text:p>
          </table:table-cell>
          <table:table-cell office:value-type="string" calcext:value-type="string">
            <text:p>http://www.fondspodiumkunsten.nl/</text:p>
          </table:table-cell>
          <table:table-cell office:value-type="string" calcext:value-type="string">
            <text:p>via zoekfunctie</text:p>
          </table:table-cell>
          <table:table-cell office:value-type="string" calcext:value-type="string">
            <text:p>https://fondspodiumkunsten.nl/content/nieuws/i_923/Jaarrekening2018.pdf</text:p>
          </table:table-cell>
          <table:table-cell office:value-type="string" calcext:value-type="string">
            <text:p>pdf</text:p>
          </table:table-cell>
          <table:table-cell office:value-type="float" office:value="43539" calcext:value-type="float">
            <text:p>43539</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Nederlands-Vlaamse Accreditatieorganisatie</text:p>
          </table:table-cell>
          <table:table-cell office:value-type="string" calcext:value-type="string">
            <text:p>NVAO</text:p>
          </table:table-cell>
          <table:table-cell office:value-type="string" calcext:value-type="string">
            <text:p>https://www.nvao.net/</text:p>
          </table:table-cell>
          <table:table-cell office:value-type="string" calcext:value-type="string">
            <text:p>via zoekfunctie</text:p>
          </table:table-cell>
          <table:table-cell office:value-type="string" calcext:value-type="string">
            <text:p>https://www.nvao.net/files/attachments/.1515/NVAO_Activity_Report_2018.pdf</text:p>
          </table:table-cell>
          <table:table-cell office:value-type="string" calcext:value-type="string">
            <text:p>pdf</text:p>
          </table:table-cell>
          <table:table-cell office:value-type="float" office:value="43598" calcext:value-type="float">
            <text:p>43598</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chting Participatiefonds voor het Onderwijs (Pf)</text:p>
          </table:table-cell>
          <table:table-cell office:value-type="string" calcext:value-type="string">
            <text:p>Pf</text:p>
          </table:table-cell>
          <table:table-cell office:value-type="string" calcext:value-type="string">
            <text:p>https://www.participatiefonds.nl/</text:p>
          </table:table-cell>
          <table:table-cell office:value-type="string" calcext:value-type="string">
            <text:p>via zoekfunctie</text:p>
          </table:table-cell>
          <table:table-cell office:value-type="string" calcext:value-type="string">
            <text:p>https://www.vfpf.nl/sites/default/files/2019-09/Jaarverslag%20Participatiefonds%202018_0.pdf</text:p>
          </table:table-cell>
          <table:table-cell office:value-type="string" calcext:value-type="string">
            <text:p>pdf</text:p>
          </table:table-cell>
          <table:table-cell office:value-type="float" office:value="43539" calcext:value-type="float">
            <text:p>43539</text:p>
          </table:table-cell>
          <table:table-cell office:value-type="string" calcext:value-type="string">
            <text:p>Accountantsverklaring - zal iets later zijn gepubliceerd</text:p>
          </table:table-cell>
          <table:table-cell office:value-type="string" calcext:value-type="string">
            <text:p>OCW</text:p>
          </table:table-cell>
          <table:table-cell table:number-columns-repeated="1015"/>
        </table:table-row>
        <table:table-row table:style-name="ro23">
          <table:table-cell office:value-type="string" calcext:value-type="string">
            <text:p>Samenwerkingsorganisatie Beroepsonderwijs Bedrijfsleven</text:p>
          </table:table-cell>
          <table:table-cell office:value-type="string" calcext:value-type="string">
            <text:p>SBB</text:p>
          </table:table-cell>
          <table:table-cell office:value-type="string" calcext:value-type="string">
            <text:p>https://www.s-bb.nl/</text:p>
          </table:table-cell>
          <table:table-cell table:number-columns-repeated="4" office:value-type="string" calcext:value-type="string">
            <text:p>niet gevonden</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chting Stimuleringsfonds Creatieve Industrie</text:p>
          </table:table-cell>
          <table:table-cell office:value-type="string" calcext:value-type="string">
            <text:p>Industriestimuleringsfonds</text:p>
          </table:table-cell>
          <table:table-cell office:value-type="string" calcext:value-type="string">
            <text:p>http://www.stimuleringsfonds.nl/nl/</text:p>
          </table:table-cell>
          <table:table-cell office:value-type="string" calcext:value-type="string">
            <text:p>https://stimuleringsfonds.nl/nl/het_fonds/organisatie/jaarverslag/</text:p>
          </table:table-cell>
          <table:table-cell office:value-type="string" calcext:value-type="string">
            <text:p>https://stimuleringsfonds.nl/jaarverslagen/2018/</text:p>
          </table:table-cell>
          <table:table-cell office:value-type="string" calcext:value-type="string">
            <text:p>pdf</text:p>
          </table:table-cell>
          <table:table-cell office:value-type="float" office:value="43536" calcext:value-type="float">
            <text:p>43536</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muleringsfonds voor de Journalistiek (SVDJ)</text:p>
          </table:table-cell>
          <table:table-cell office:value-type="string" calcext:value-type="string">
            <text:p>SVDJ</text:p>
          </table:table-cell>
          <table:table-cell office:value-type="string" calcext:value-type="string">
            <text:p>http://www.svdj.nl/</text:p>
          </table:table-cell>
          <table:table-cell office:value-type="string" calcext:value-type="string">
            <text:p>https://www.svdj.nl/jaarverslagen/</text:p>
          </table:table-cell>
          <table:table-cell office:value-type="string" calcext:value-type="string">
            <text:p>https://www.svdj.nl/wp-content/uploads/2019/07/Jaarverslag-2018.pdf</text:p>
          </table:table-cell>
          <table:table-cell office:value-type="string" calcext:value-type="string">
            <text:p>pdf</text:p>
          </table:table-cell>
          <table:table-cell office:value-type="float" office:value="43585" calcext:value-type="float">
            <text:p>43585</text:p>
          </table:table-cell>
          <table:table-cell office:value-type="string" calcext:value-type="string">
            <text:p>Getekend per 20 maart</text:p>
          </table:table-cell>
          <table:table-cell office:value-type="string" calcext:value-type="string">
            <text:p>OCW</text:p>
          </table:table-cell>
          <table:table-cell table:number-columns-repeated="1015"/>
        </table:table-row>
        <table:table-row table:style-name="ro23">
          <table:table-cell office:value-type="string" calcext:value-type="string">
            <text:p>Nederlandse Organisatie voor Wetenschappelijk Onderzoek</text:p>
          </table:table-cell>
          <table:table-cell office:value-type="string" calcext:value-type="string">
            <text:p>NWO</text:p>
          </table:table-cell>
          <table:table-cell office:value-type="string" calcext:value-type="string">
            <text:p>http://www.nwo.nl/</text:p>
          </table:table-cell>
          <table:table-cell office:value-type="string" calcext:value-type="string">
            <text:p>https://www.nwo.nl/over-nwo/communicatie/jaarverslag</text:p>
          </table:table-cell>
          <table:table-cell office:value-type="string" calcext:value-type="string">
            <text:p>https://www.nwo.nl/over-nwo/communicatie/publicaties/nwo/jaarverslag-2018.html</text:p>
          </table:table-cell>
          <table:table-cell office:value-type="string" calcext:value-type="string">
            <text:p>pdf</text:p>
          </table:table-cell>
          <table:table-cell office:value-type="float" office:value="43647" calcext:value-type="float">
            <text:p>43647</text:p>
          </table:table-cell>
          <table:table-cell/>
          <table:table-cell office:value-type="string" calcext:value-type="string">
            <text:p>OCW</text:p>
          </table:table-cell>
          <table:table-cell table:number-columns-repeated="1015"/>
        </table:table-row>
        <table:table-row table:style-name="ro23">
          <table:table-cell office:value-type="string" calcext:value-type="string">
            <text:p>Stichting Vervangingsfonds en Bedrijfsgezondheidszorg voor het Onderwijs (VF)</text:p>
          </table:table-cell>
          <table:table-cell office:value-type="string" calcext:value-type="string">
            <text:p>VF</text:p>
          </table:table-cell>
          <table:table-cell office:value-type="string" calcext:value-type="string">
            <text:p>http://www.vervangingsfonds.nl/</text:p>
          </table:table-cell>
          <table:table-cell table:number-columns-repeated="4"/>
          <table:table-cell office:value-type="string" calcext:value-type="string">
            <text:p>Zie participatiefonds</text:p>
          </table:table-cell>
          <table:table-cell office:value-type="string" calcext:value-type="string">
            <text:p>OCW</text:p>
          </table:table-cell>
          <table:table-cell table:number-columns-repeated="1015"/>
        </table:table-row>
        <table:table-row table:style-name="ro23">
          <table:table-cell office:value-type="string" calcext:value-type="string">
            <text:p>Sociale Verzekeringsbank</text:p>
          </table:table-cell>
          <table:table-cell office:value-type="string" calcext:value-type="string">
            <text:p>SVB</text:p>
          </table:table-cell>
          <table:table-cell office:value-type="string" calcext:value-type="string">
            <text:p>https://www.svb.nl/int/nl/index.jsp</text:p>
          </table:table-cell>
          <table:table-cell office:value-type="string" calcext:value-type="string">
            <text:p>https://www.svb.nl/int/nl/over_de_svb/onze_prestaties/verantwoording/jaarverslag/</text:p>
          </table:table-cell>
          <table:table-cell office:value-type="string" calcext:value-type="string">
            <text:p>https://www.rijksoverheid.nl/binaries/rijksoverheid/documenten/kamerstukken/2019/05/14/suwi-jaarverslag-2018-svb/suwi-jaarverslag-2018-svb.pdf</text:p>
          </table:table-cell>
          <table:table-cell office:value-type="string" calcext:value-type="string">
            <text:p>pdf</text:p>
          </table:table-cell>
          <table:table-cell office:value-type="float" office:value="43537" calcext:value-type="float">
            <text:p>43537</text:p>
          </table:table-cell>
          <table:table-cell/>
          <table:table-cell office:value-type="string" calcext:value-type="string">
            <text:p>SZW</text:p>
          </table:table-cell>
          <table:table-cell table:number-columns-repeated="1015"/>
        </table:table-row>
        <table:table-row table:style-name="ro23">
          <table:table-cell office:value-type="string" calcext:value-type="string">
            <text:p>Uitvoeringsinstituut Werknemersverzekeringen</text:p>
          </table:table-cell>
          <table:table-cell office:value-type="string" calcext:value-type="string">
            <text:p>UWV</text:p>
          </table:table-cell>
          <table:table-cell office:value-type="string" calcext:value-type="string">
            <text:p>https://www.uwv.nl/overuwv/index.aspx</text:p>
          </table:table-cell>
          <table:table-cell office:value-type="string" calcext:value-type="string">
            <text:p>https://jaarverslag.uwv.nl/</text:p>
          </table:table-cell>
          <table:table-cell office:value-type="string" calcext:value-type="string">
            <text:p>https://jaarverslag.uwv.nl/FbContent.ashx/pub_1001/downloads/v190415122534/UWV-Jaarverslag-2018.pdf</text:p>
          </table:table-cell>
          <table:table-cell/>
          <table:table-cell office:value-type="float" office:value="43571" calcext:value-type="float">
            <text:p>43571</text:p>
          </table:table-cell>
          <table:table-cell/>
          <table:table-cell office:value-type="string" calcext:value-type="string">
            <text:p>SZW</text:p>
          </table:table-cell>
          <table:table-cell table:number-columns-repeated="1015"/>
        </table:table-row>
        <table:table-row table:style-name="ro23">
          <table:table-cell table:number-columns-repeated="2" office:value-type="string" calcext:value-type="string">
            <text:p>CAK</text:p>
          </table:table-cell>
          <table:table-cell office:value-type="string" calcext:value-type="string">
            <text:p>https://www.hetcak.nl/</text:p>
          </table:table-cell>
          <table:table-cell office:value-type="string" calcext:value-type="string">
            <text:p>https://www.hetcak.nl/over/verantwoording</text:p>
          </table:table-cell>
          <table:table-cell/>
          <table:table-cell office:value-type="string" calcext:value-type="string">
            <text:p>web</text:p>
          </table:table-cell>
          <table:table-cell/>
          <table:table-cell office:value-type="string" calcext:value-type="string">
            <text:p>tot 2017</text:p>
          </table:table-cell>
          <table:table-cell office:value-type="string" calcext:value-type="string">
            <text:p>VWS</text:p>
          </table:table-cell>
          <table:table-cell table:number-columns-repeated="1015"/>
        </table:table-row>
        <table:table-row table:style-name="ro23">
          <table:table-cell office:value-type="string" calcext:value-type="string">
            <text:p>Centrale Commissie Mensgebonden Onderzoek</text:p>
          </table:table-cell>
          <table:table-cell office:value-type="string" calcext:value-type="string">
            <text:p>CCMO</text:p>
          </table:table-cell>
          <table:table-cell office:value-type="string" calcext:value-type="string">
            <text:p>https://www.ccmo.nl/</text:p>
          </table:table-cell>
          <table:table-cell office:value-type="string" calcext:value-type="string">
            <text:p>https://www.ccmo.nl/over-de-ccmo/jaarverslagen/</text:p>
          </table:table-cell>
          <table:table-cell office:value-type="string" calcext:value-type="string">
            <text:p>https://www.ccmo.nl/over-de-ccmo/jaarverslagen/jaarverslag-2018</text:p>
          </table:table-cell>
          <table:table-cell/>
          <table:table-cell office:value-type="float" office:value="43536" calcext:value-type="float">
            <text:p>43536</text:p>
          </table:table-cell>
          <table:table-cell/>
          <table:table-cell office:value-type="string" calcext:value-type="string">
            <text:p>VWS</text:p>
          </table:table-cell>
          <table:table-cell table:number-columns-repeated="1015"/>
        </table:table-row>
        <table:table-row table:style-name="ro23">
          <table:table-cell office:value-type="string" calcext:value-type="string">
            <text:p>Centrale Commissie Dierproeven</text:p>
          </table:table-cell>
          <table:table-cell office:value-type="string" calcext:value-type="string">
            <text:p>CCD</text:p>
          </table:table-cell>
          <table:table-cell office:value-type="string" calcext:value-type="string">
            <text:p>https://www.centralecommissiedierproeven.nl/</text:p>
          </table:table-cell>
          <table:table-cell office:value-type="string" calcext:value-type="string">
            <text:p>https://www.centralecommissiedierproeven.nl/over-ccd/jaarverslag</text:p>
          </table:table-cell>
          <table:table-cell office:value-type="string" calcext:value-type="string">
            <text:p>https://www.centralecommissiedierproeven.nl/binaries/ccd/documenten/jaarverslagen/19/3/14/jaarverslag-ccd-2018/Jaarverslag+CCD+2018.pdf</text:p>
          </table:table-cell>
          <table:table-cell office:value-type="string" calcext:value-type="string">
            <text:p>pdf</text:p>
          </table:table-cell>
          <table:table-cell office:value-type="float" office:value="43538" calcext:value-type="float">
            <text:p>43538</text:p>
          </table:table-cell>
          <table:table-cell/>
          <table:table-cell office:value-type="string" calcext:value-type="string">
            <text:p>VWS</text:p>
          </table:table-cell>
          <table:table-cell table:number-columns-repeated="1015"/>
        </table:table-row>
        <table:table-row table:style-name="ro23">
          <table:table-cell office:value-type="string" calcext:value-type="string">
            <text:p>College Sanering</text:p>
          </table:table-cell>
          <table:table-cell office:value-type="string" calcext:value-type="string">
            <text:p>CSZ</text:p>
          </table:table-cell>
          <table:table-cell office:value-type="string" calcext:value-type="string">
            <text:p>https://www.collegesanering.nl/</text:p>
          </table:table-cell>
          <table:table-cell office:value-type="string" calcext:value-type="string">
            <text:p>https://www.collegesanering.nl/college-sanering/jaarverslagen</text:p>
          </table:table-cell>
          <table:table-cell table:number-columns-repeated="3"/>
          <table:table-cell office:value-type="string" calcext:value-type="string">
            <text:p>tot 2017</text:p>
          </table:table-cell>
          <table:table-cell office:value-type="string" calcext:value-type="string">
            <text:p>VWS</text:p>
          </table:table-cell>
          <table:table-cell table:number-columns-repeated="1015"/>
        </table:table-row>
        <table:table-row table:style-name="ro23">
          <table:table-cell office:value-type="string" calcext:value-type="string">
            <text:p>Nederlandse Zorgautoriteit</text:p>
          </table:table-cell>
          <table:table-cell office:value-type="string" calcext:value-type="string">
            <text:p>NZa</text:p>
          </table:table-cell>
          <table:table-cell office:value-type="string" calcext:value-type="string">
            <text:p>https://www.nza.nl/</text:p>
          </table:table-cell>
          <table:table-cell table:number-columns-repeated="4" office:value-type="string" calcext:value-type="string">
            <text:p>niet gevonden</text:p>
          </table:table-cell>
          <table:table-cell/>
          <table:table-cell office:value-type="string" calcext:value-type="string">
            <text:p>VWS</text:p>
          </table:table-cell>
          <table:table-cell table:number-columns-repeated="1015"/>
        </table:table-row>
        <table:table-row table:style-name="ro23">
          <table:table-cell office:value-type="string" calcext:value-type="string">
            <text:p>Pensioen- en Uitkeringsraad</text:p>
          </table:table-cell>
          <table:table-cell office:value-type="string" calcext:value-type="string">
            <text:p>PUR</text:p>
          </table:table-cell>
          <table:table-cell office:value-type="string" calcext:value-type="string">
            <text:p>valt onder SVB?</text:p>
          </table:table-cell>
          <table:table-cell table:number-columns-repeated="5"/>
          <table:table-cell office:value-type="string" calcext:value-type="string">
            <text:p>VWS</text:p>
          </table:table-cell>
          <table:table-cell table:number-columns-repeated="1015"/>
        </table:table-row>
        <table:table-row table:style-name="ro23">
          <table:table-cell office:value-type="string" calcext:value-type="string">
            <text:p>Zorginstituut Nederland</text:p>
          </table:table-cell>
          <table:table-cell office:value-type="string" calcext:value-type="string">
            <text:p>ZIN</text:p>
          </table:table-cell>
          <table:table-cell office:value-type="string" calcext:value-type="string">
            <text:p>https://www.zonmw.nl/nl/over-zonmw/beleid-en-verantwoording/</text:p>
          </table:table-cell>
          <table:table-cell office:value-type="string" calcext:value-type="string">
            <text:p>https://www.zorginstituutnederland.nl/over-ons/jaarverslagen-en-jaaroverzichten</text:p>
          </table:table-cell>
          <table:table-cell office:value-type="string" calcext:value-type="string">
            <text:p>niet gevonden</text:p>
          </table:table-cell>
          <table:table-cell office:value-type="string" calcext:value-type="string">
            <text:p>pdf</text:p>
          </table:table-cell>
          <table:table-cell office:value-type="float" office:value="43271" calcext:value-type="float">
            <text:p>43271</text:p>
          </table:table-cell>
          <table:table-cell office:value-type="string" calcext:value-type="string">
            <text:p>tm 2017</text:p>
          </table:table-cell>
          <table:table-cell office:value-type="string" calcext:value-type="string">
            <text:p>VWS</text:p>
          </table:table-cell>
          <table:table-cell table:number-columns-repeated="1015"/>
        </table:table-row>
        <table:table-row table:style-name="ro23">
          <table:table-cell office:value-type="string" calcext:value-type="string">
            <text:p>ZorgOnderzoek Nederland/Medische Wetenschappen</text:p>
          </table:table-cell>
          <table:table-cell office:value-type="string" calcext:value-type="string">
            <text:p>Zon/Me</text:p>
          </table:table-cell>
          <table:table-cell office:value-type="string" calcext:value-type="string">
            <text:p>https://www.zonmw.nl/</text:p>
          </table:table-cell>
          <table:table-cell office:value-type="string" calcext:value-type="string">
            <text:p>https://www.zonmw.nl/nl/over-zonmw/beleid-en-verantwoording/</text:p>
          </table:table-cell>
          <table:table-cell office:value-type="string" calcext:value-type="string">
            <text:p>niet gevonden</text:p>
          </table:table-cell>
          <table:table-cell office:value-type="string" calcext:value-type="string">
            <text:p>pdf</text:p>
          </table:table-cell>
          <table:table-cell office:value-type="float" office:value="43160" calcext:value-type="float">
            <text:p>43160</text:p>
          </table:table-cell>
          <table:table-cell office:value-type="string" calcext:value-type="string">
            <text:p>tm 2017</text:p>
          </table:table-cell>
          <table:table-cell office:value-type="string" calcext:value-type="string">
            <text:p>VWS</text:p>
          </table:table-cell>
          <table:table-cell table:number-columns-repeated="1015"/>
        </table:table-row>
        <table:table-row table:style-name="ro23">
          <table:table-cell office:value-type="string" calcext:value-type="string">
            <text:p>College ter Beoordeling van Geneesmiddelen </text:p>
          </table:table-cell>
          <table:table-cell office:value-type="string" calcext:value-type="string">
            <text:p>CBG</text:p>
          </table:table-cell>
          <table:table-cell office:value-type="string" calcext:value-type="string">
            <text:p>https://www.cbg-meb.nl/</text:p>
          </table:table-cell>
          <table:table-cell office:value-type="string" calcext:value-type="string">
            <text:p>https://www.cbgjaarverslag.nl/cbg-jaarverslag/</text:p>
          </table:table-cell>
          <table:table-cell office:value-type="string" calcext:value-type="string">
            <text:p>https://www.cbgjaarverslag.nl/cbg-jaarverslag/2018/01/index</text:p>
          </table:table-cell>
          <table:table-cell/>
          <table:table-cell office:value-type="float" office:value="43566" calcext:value-type="float">
            <text:p>43566</text:p>
          </table:table-cell>
          <table:table-cell/>
          <table:table-cell office:value-type="string" calcext:value-type="string">
            <text:p>VWS</text:p>
          </table:table-cell>
          <table:table-cell table:number-columns-repeated="1015"/>
        </table:table-row>
        <table:table-row table:style-name="ro23">
          <table:table-cell table:number-columns-repeated="2" office:value-type="string" calcext:value-type="string">
            <text:p>Dopingautoriteit</text:p>
          </table:table-cell>
          <table:table-cell office:value-type="string" calcext:value-type="string">
            <text:p>https://www.dopingautoriteit.nl/</text:p>
          </table:table-cell>
          <table:table-cell office:value-type="string" calcext:value-type="string">
            <text:p>https://www.dopingautoriteit.nl/publicaties/jaarverslagen</text:p>
          </table:table-cell>
          <table:table-cell office:value-type="string" calcext:value-type="string">
            <text:p>https://jaarverslag.dopingautoriteit.nl/2018/nl</text:p>
          </table:table-cell>
          <table:table-cell office:value-type="string" calcext:value-type="string">
            <text:p>web</text:p>
          </table:table-cell>
          <table:table-cell office:value-type="string" calcext:value-type="string">
            <text:p>niet gevonden</text:p>
          </table:table-cell>
          <table:table-cell/>
          <table:table-cell office:value-type="string" calcext:value-type="string">
            <text:p>VWS</text:p>
          </table:table-cell>
          <table:table-cell table:number-columns-repeated="1015"/>
        </table:table-row>
        <table:table-row table:style-name="ro23">
          <table:table-cell office:value-type="string" calcext:value-type="string">
            <text:p>Nederlandse Transplantatie Stichting</text:p>
          </table:table-cell>
          <table:table-cell office:value-type="string" calcext:value-type="string">
            <text:p>NTS</text:p>
          </table:table-cell>
          <table:table-cell office:value-type="string" calcext:value-type="string">
            <text:p>http://www.transplantatiestichting.nl/</text:p>
          </table:table-cell>
          <table:table-cell office:value-type="string" calcext:value-type="string">
            <text:p>https://www.transplantatiestichting.nl/publicatie_page/nts-jaarverslagen</text:p>
          </table:table-cell>
          <table:table-cell office:value-type="string" calcext:value-type="string">
            <text:p>https://www.transplantatiestichting.nl/files/bestanden/NTS%20Jaarverslagen%202000-nu/nts-jaarverslag-2018.pdf?dc33543cbd</text:p>
          </table:table-cell>
          <table:table-cell office:value-type="string" calcext:value-type="string">
            <text:p>pdf</text:p>
          </table:table-cell>
          <table:table-cell office:value-type="string" calcext:value-type="string">
            <text:p>niet gevonden</text:p>
          </table:table-cell>
          <table:table-cell/>
          <table:table-cell office:value-type="string" calcext:value-type="string">
            <text:p>VWS</text:p>
          </table:table-cell>
          <table:table-cell table:number-columns-repeated="1015"/>
        </table:table-row>
        <table:table-row table:style-name="ro23" table:number-rows-repeated="1048478">
          <table:table-cell table:number-columns-repeated="1024"/>
        </table:table-row>
        <table:table-row table:style-name="ro23">
          <table:table-cell table:number-columns-repeated="1024"/>
        </table:table-row>
      </table:table>
      <table:table table:name="ZBO's" table:style-name="ta3">
        <office:forms form:automatic-focus="false" form:apply-design-mode="false"/>
        <table:table-column table:style-name="co28" table:default-cell-style-name="ce44"/>
        <table:table-column table:style-name="co29" table:default-cell-style-name="ce44"/>
        <table:table-column table:style-name="co30" table:default-cell-style-name="ce44"/>
        <table:table-column table:style-name="co31" table:default-cell-style-name="ce44"/>
        <table:table-column table:style-name="co32" table:default-cell-style-name="ce44"/>
        <table:table-column table:style-name="co16" table:default-cell-style-name="ce44"/>
        <table:table-column table:style-name="co33" table:default-cell-style-name="ce44"/>
        <table:table-column table:style-name="co26" table:default-cell-style-name="ce44"/>
        <table:table-column table:style-name="co6" table:default-cell-style-name="ce44"/>
        <table:table-column table:style-name="co34" table:default-cell-style-name="ce44"/>
        <table:table-column table:style-name="co35" table:default-cell-style-name="ce44"/>
        <table:table-column table:style-name="co36" table:default-cell-style-name="ce44"/>
        <table:table-column table:style-name="co37" table:default-cell-style-name="ce44"/>
        <table:table-column table:style-name="co35" table:default-cell-style-name="ce44"/>
        <table:table-column table:style-name="co6" table:default-cell-style-name="ce44"/>
        <table:table-column table:style-name="co38" table:default-cell-style-name="ce44"/>
        <table:table-column table:style-name="co35" table:default-cell-style-name="ce44"/>
        <table:table-column table:style-name="co38" table:number-columns-repeated="2" table:default-cell-style-name="ce44"/>
        <table:table-column table:style-name="co26" table:default-cell-style-name="ce44"/>
        <table:table-column table:style-name="co39" table:default-cell-style-name="ce44"/>
        <table:table-column table:style-name="co40" table:default-cell-style-name="ce44"/>
        <table:table-column table:style-name="co41" table:default-cell-style-name="ce44"/>
        <table:table-column table:style-name="co42" table:default-cell-style-name="ce44"/>
        <table:table-column table:style-name="co43" table:default-cell-style-name="ce44"/>
        <table:table-column table:style-name="co44" table:default-cell-style-name="ce44"/>
        <table:table-column table:style-name="co45" table:default-cell-style-name="ce44"/>
        <table:table-column table:style-name="co15" table:default-cell-style-name="ce44"/>
        <table:table-column table:style-name="co46" table:default-cell-style-name="ce44"/>
        <table:table-column table:style-name="co47" table:default-cell-style-name="ce44"/>
        <table:table-column table:style-name="co48" table:default-cell-style-name="ce44"/>
        <table:table-column table:style-name="co32" table:default-cell-style-name="ce44"/>
        <table:table-column table:style-name="co49" table:default-cell-style-name="ce44"/>
        <table:table-column table:style-name="co50" table:default-cell-style-name="ce44"/>
        <table:table-column table:style-name="co29" table:default-cell-style-name="ce44"/>
        <table:table-column table:style-name="co51" table:default-cell-style-name="ce44"/>
        <table:table-column table:style-name="co52" table:default-cell-style-name="ce44"/>
        <table:table-column table:style-name="co53" table:default-cell-style-name="ce44"/>
        <table:table-column table:style-name="co26" table:default-cell-style-name="ce44"/>
        <table:table-column table:style-name="co54" table:default-cell-style-name="ce44"/>
        <table:table-column table:style-name="co55" table:default-cell-style-name="ce44"/>
        <table:table-column table:style-name="co56" table:default-cell-style-name="ce44"/>
        <table:table-column table:style-name="co57" table:number-columns-repeated="6" table:default-cell-style-name="ce44"/>
        <table:table-column table:style-name="co58" table:default-cell-style-name="ce44"/>
        <table:table-column table:style-name="co57" table:number-columns-repeated="975" table:default-cell-style-name="ce44"/>
        <table:table-row table:style-name="ro25">
          <table:table-cell table:style-name="ce43"/>
          <table:table-cell table:style-name="ce59" table:number-columns-repeated="6"/>
          <table:table-cell table:style-name="ce29" table:number-columns-repeated="35"/>
          <table:table-cell table:number-columns-repeated="982"/>
        </table:table-row>
        <table:table-row table:style-name="ro26">
          <table:table-cell table:style-name="ce43"/>
          <table:table-cell table:number-columns-repeated="2"/>
          <table:table-cell table:style-name="ce79" office:value-type="string" calcext:value-type="string" table:number-columns-spanned="20" table:number-rows-spanned="1">
            <text:p>Staat van baten en lasten</text:p>
          </table:table-cell>
          <table:covered-table-cell table:number-columns-repeated="18" table:style-name="ce89"/>
          <table:covered-table-cell table:style-name="ce127"/>
          <table:table-cell table:style-name="ce136" office:value-type="string" calcext:value-type="string" table:number-columns-spanned="17" table:number-rows-spanned="1">
            <text:p>Balans</text:p>
          </table:table-cell>
          <table:covered-table-cell table:number-columns-repeated="16" table:style-name="ce136"/>
          <table:table-cell table:number-columns-repeated="984"/>
        </table:table-row>
        <table:table-row table:style-name="ro27">
          <table:table-cell table:number-columns-repeated="3"/>
          <table:table-cell table:style-name="ce80" office:value-type="string" calcext:value-type="string" table:number-columns-spanned="9" table:number-rows-spanned="1">
            <text:p>Baten</text:p>
          </table:table-cell>
          <table:covered-table-cell table:number-columns-repeated="7" table:style-name="ce90"/>
          <table:covered-table-cell table:style-name="ce109"/>
          <table:table-cell table:style-name="ce117" office:value-type="string" calcext:value-type="string" table:number-columns-spanned="10" table:number-rows-spanned="1">
            <text:p>Lasten</text:p>
          </table:table-cell>
          <table:covered-table-cell table:number-columns-repeated="8" table:style-name="ce118"/>
          <table:covered-table-cell table:style-name="ce122"/>
          <table:table-cell table:style-name="ce128"/>
          <table:table-cell table:style-name="ce137" office:value-type="string" calcext:value-type="string" table:number-columns-spanned="9" table:number-rows-spanned="1">
            <text:p>Activa</text:p>
          </table:table-cell>
          <table:covered-table-cell table:number-columns-repeated="8" table:style-name="ce137"/>
          <table:table-cell table:style-name="ce174" office:value-type="string" calcext:value-type="string" table:number-columns-spanned="8" table:number-rows-spanned="1">
            <text:p>Passiva</text:p>
          </table:table-cell>
          <table:covered-table-cell table:number-columns-repeated="7" table:style-name="ce174"/>
          <table:table-cell table:number-columns-repeated="984"/>
        </table:table-row>
        <table:table-row table:style-name="ro28">
          <table:table-cell table:style-name="ce45" office:value-type="string" calcext:value-type="string">
            <text:p><text:span text:style-name="T8">Bedragen in duizenden euro's</text:span></text:p>
            <text:p><text:span text:style-name="T9"/></text:p>
            <text:p><text:span text:style-name="T9">Organisatie</text:span></text:p>
          </table:table-cell>
          <table:table-cell table:style-name="ce60" office:value-type="string" calcext:value-type="string">
            <text:p>Departement</text:p>
          </table:table-cell>
          <table:table-cell table:style-name="ce67" office:value-type="string" calcext:value-type="string">
            <text:p>FTE (in aantallen)</text:p>
          </table:table-cell>
          <table:table-cell table:style-name="ce81" office:value-type="string" calcext:value-type="string">
            <text:p>Omzet moederdepartement</text:p>
          </table:table-cell>
          <table:table-cell table:style-name="ce91" office:value-type="string" calcext:value-type="string">
            <text:p>Omzet overige departementen</text:p>
          </table:table-cell>
          <table:table-cell table:style-name="ce91" office:value-type="string" calcext:value-type="string">
            <text:p>Omzet tarieven/facturaties aan derden</text:p>
          </table:table-cell>
          <table:table-cell table:style-name="ce91" office:value-type="string" calcext:value-type="string">
            <text:p>Omzet premies</text:p>
          </table:table-cell>
          <table:table-cell table:style-name="ce104" office:value-type="string" calcext:value-type="string">
            <text:p>Omzet (totaal)</text:p>
          </table:table-cell>
          <table:table-cell table:style-name="ce91" office:value-type="string" calcext:value-type="string">
            <text:p>Diverse/overige opbrengsten</text:p>
          </table:table-cell>
          <table:table-cell table:style-name="ce91" office:value-type="string" calcext:value-type="string">
            <text:p>Rentebaten</text:p>
          </table:table-cell>
          <table:table-cell table:style-name="ce91" office:value-type="string" calcext:value-type="string">
            <text:p>Bijzondere baten</text:p>
          </table:table-cell>
          <table:table-cell table:style-name="ce110" office:value-type="string" calcext:value-type="string">
            <text:p>Baten (totaal)</text:p>
          </table:table-cell>
          <table:table-cell table:style-name="ce81" office:value-type="string" calcext:value-type="string">
            <text:p>Personele kosten</text:p>
          </table:table-cell>
          <table:table-cell table:style-name="ce91" office:value-type="string" calcext:value-type="string">
            <text:p>Materiele kosten</text:p>
          </table:table-cell>
          <table:table-cell table:style-name="ce104" office:value-type="string" calcext:value-type="string">
            <text:p>Apparaatsuitgaven</text:p>
          </table:table-cell>
          <table:table-cell table:style-name="ce91" office:value-type="string" calcext:value-type="string">
            <text:p>Afschrijvingskosten</text:p>
          </table:table-cell>
          <table:table-cell table:style-name="ce91" office:value-type="string" calcext:value-type="string">
            <text:p>Overige bedrijfslasten</text:p>
          </table:table-cell>
          <table:table-cell table:style-name="ce91" office:value-type="string" calcext:value-type="string">
            <text:p>Rentelasten en ander gelijksoortige kosten</text:p>
          </table:table-cell>
          <table:table-cell table:style-name="ce91" office:value-type="string" calcext:value-type="string">
            <text:p>Dotaties voorzieningen</text:p>
          </table:table-cell>
          <table:table-cell table:style-name="ce91" office:value-type="string" calcext:value-type="string">
            <text:p>Vrijval voorzieningen</text:p>
          </table:table-cell>
          <table:table-cell table:style-name="ce91" office:value-type="string" calcext:value-type="string">
            <text:p>Bijzondere lasten</text:p>
          </table:table-cell>
          <table:table-cell table:style-name="ce110" office:value-type="string" calcext:value-type="string">
            <text:p>Lasten (totaal)</text:p>
          </table:table-cell>
          <table:table-cell table:style-name="ce129" office:value-type="string" calcext:value-type="string">
            <text:p>Saldo van baten en lasten</text:p>
          </table:table-cell>
          <table:table-cell table:style-name="ce138" office:value-type="string" calcext:value-type="string">
            <text:p>Immateriële vaste activa</text:p>
          </table:table-cell>
          <table:table-cell table:style-name="ce67" office:value-type="string" calcext:value-type="string">
            <text:p>Materiële vaste activa</text:p>
          </table:table-cell>
          <table:table-cell table:style-name="ce67" office:value-type="string" calcext:value-type="string">
            <text:p>Financiële vaste activa</text:p>
          </table:table-cell>
          <table:table-cell table:style-name="ce149" office:value-type="string" calcext:value-type="string">
            <text:p>Vaste activa</text:p>
          </table:table-cell>
          <table:table-cell table:style-name="ce67" office:value-type="string" calcext:value-type="string">
            <text:p>Voorraden + Onderhanden werk</text:p>
          </table:table-cell>
          <table:table-cell table:style-name="ce67" office:value-type="string" calcext:value-type="string">
            <text:p>Kortlopende vorderingen</text:p>
          </table:table-cell>
          <table:table-cell table:style-name="ce67" office:value-type="string" calcext:value-type="string">
            <text:p>Liquide middelen</text:p>
          </table:table-cell>
          <table:table-cell table:style-name="ce149" office:value-type="string" calcext:value-type="string">
            <text:p>Vlottende activa</text:p>
          </table:table-cell>
          <table:table-cell table:style-name="ce149" office:value-type="string" calcext:value-type="string">
            <text:p>Totale activa</text:p>
          </table:table-cell>
          <table:table-cell table:style-name="ce138" office:value-type="string" calcext:value-type="string">
            <text:p>Egalisatiereserve</text:p>
          </table:table-cell>
          <table:table-cell table:style-name="ce67" office:value-type="string" calcext:value-type="string">
            <text:p>Overige posten eigen vermogen</text:p>
          </table:table-cell>
          <table:table-cell table:style-name="ce67" office:value-type="string" calcext:value-type="string">
            <text:p>Onverdeeld resultaat</text:p>
          </table:table-cell>
          <table:table-cell table:style-name="ce149" office:value-type="string" calcext:value-type="string">
            <text:p>Eigen vermogen</text:p>
          </table:table-cell>
          <table:table-cell table:style-name="ce67" office:value-type="string" calcext:value-type="string">
            <text:p>Voorzieningen</text:p>
          </table:table-cell>
          <table:table-cell table:style-name="ce67" office:value-type="string" calcext:value-type="string">
            <text:p>Langlopende schulden</text:p>
          </table:table-cell>
          <table:table-cell table:style-name="ce67" office:value-type="string" calcext:value-type="string">
            <text:p>Kortlopende schulden</text:p>
          </table:table-cell>
          <table:table-cell table:style-name="ce176" office:value-type="string" calcext:value-type="string">
            <text:p>Totale passiva</text:p>
          </table:table-cell>
          <table:table-cell table:style-name="ce67" office:value-type="string" calcext:value-type="string">
            <text:p>Opmerkingen</text:p>
          </table:table-cell>
          <table:table-cell table:style-name="ce67" office:value-type="string" calcext:value-type="string">
            <text:p>Link naar jaarverslag</text:p>
          </table:table-cell>
          <table:table-cell table:number-columns-repeated="4"/>
          <table:table-cell table:style-name="ce205" table:number-columns-repeated="7"/>
          <table:table-cell table:number-columns-repeated="971"/>
        </table:table-row>
        <table:table-row table:style-name="ro29">
          <table:table-cell table:style-name="ce46" office:value-type="string" calcext:value-type="string">
            <text:p>Bureau Architectenregistratie</text:p>
          </table:table-cell>
          <table:table-cell table:style-name="ce61" office:value-type="string" calcext:value-type="string">
            <text:p>OCW</text:p>
          </table:table-cell>
          <table:table-cell table:style-name="ce68" office:value-type="float" office:value="9" calcext:value-type="float">
            <text:p>9</text:p>
          </table:table-cell>
          <table:table-cell table:style-name="ce82" office:value-type="float" office:value="0" calcext:value-type="float">
            <text:p><text:s/>€ - <text:s text:c="2"/></text:p>
          </table:table-cell>
          <table:table-cell table:style-name="ce92" office:value-type="float" office:value="0" calcext:value-type="float">
            <text:p><text:s/>€ - <text:s text:c="2"/></text:p>
          </table:table-cell>
          <table:table-cell table:style-name="ce92" office:value-type="float" office:value="1095" calcext:value-type="float">
            <text:p><text:s/>€ 1,095.000 </text:p>
          </table:table-cell>
          <table:table-cell table:style-name="ce98" office:value-type="float" office:value="0" calcext:value-type="float">
            <text:p><text:s/>€ - <text:s text:c="2"/></text:p>
          </table:table-cell>
          <table:table-cell table:style-name="ce105" table:formula="of:=[.D5]+[.E5]+[.F5]+[.G5]" office:value-type="float" office:value="1095" calcext:value-type="float">
            <text:p><text:s/>€ 1,095.000 </text:p>
          </table:table-cell>
          <table:table-cell table:number-columns-repeated="3" table:style-name="ce92" office:value-type="float" office:value="0" calcext:value-type="float">
            <text:p><text:s/>€ - <text:s text:c="2"/></text:p>
          </table:table-cell>
          <table:table-cell table:style-name="ce111" table:formula="of:=[.D5]+[.E5]+[.F5]+[.G5]+[.I5]+[.J5]+[.K5]" office:value-type="float" office:value="1095" calcext:value-type="float">
            <text:p><text:s/>€ 1,095.000 </text:p>
          </table:table-cell>
          <table:table-cell table:style-name="ce82" office:value-type="float" office:value="501" calcext:value-type="float">
            <text:p><text:s/>€ 501.000 </text:p>
          </table:table-cell>
          <table:table-cell table:style-name="ce92" office:value-type="float" office:value="248" calcext:value-type="float">
            <text:p><text:s/>€ 248.000 </text:p>
          </table:table-cell>
          <table:table-cell table:style-name="ce120" table:formula="of:=[.M5]+[.N5]" office:value-type="float" office:value="749" calcext:value-type="float">
            <text:p><text:s/>€ 749.000 </text:p>
          </table:table-cell>
          <table:table-cell table:style-name="ce92" office:value-type="float" office:value="6" calcext:value-type="float">
            <text:p><text:s/>€ 6.000 </text:p>
          </table:table-cell>
          <table:table-cell table:style-name="ce92" office:value-type="float" office:value="99" calcext:value-type="float">
            <text:p><text:s/>€ 99.000 </text:p>
          </table:table-cell>
          <table:table-cell table:style-name="ce92" office:value-type="float" office:value="4" calcext:value-type="float">
            <text:p><text:s/>€ 4.000 </text:p>
          </table:table-cell>
          <table:table-cell table:style-name="ce92" office:value-type="float" office:value="26" calcext:value-type="float">
            <text:p><text:s/>€ 26.000 </text:p>
          </table:table-cell>
          <table:table-cell table:style-name="ce92" table:number-columns-repeated="2"/>
          <table:table-cell table:style-name="ce123" table:formula="of:=[.M5]+[.N5]+[.P5]+[.Q5]+[.R5]+[.S5]+[.T5]+[.U5]" office:value-type="float" office:value="884" calcext:value-type="float">
            <text:p><text:s/>€ 884.000 </text:p>
          </table:table-cell>
          <table:table-cell table:style-name="ce130" table:formula="of:=[.L5]-[.V5]" office:value-type="float" office:value="211" calcext:value-type="float">
            <text:p><text:s/>€ 211.000 </text:p>
          </table:table-cell>
          <table:table-cell table:style-name="ce139" office:value-type="float" office:value="0" calcext:value-type="float">
            <text:p><text:s/>€ - <text:s text:c="2"/></text:p>
          </table:table-cell>
          <table:table-cell table:style-name="ce144" office:value-type="float" office:value="3" calcext:value-type="float">
            <text:p><text:s/>€ 3.000 </text:p>
          </table:table-cell>
          <table:table-cell table:style-name="ce144"/>
          <table:table-cell table:style-name="ce120" table:formula="of:=[.X5]+[.Y5]+[.Z5]" office:value-type="float" office:value="3" calcext:value-type="float">
            <text:p><text:s/>€ 3.000 </text:p>
          </table:table-cell>
          <table:table-cell table:style-name="ce144"/>
          <table:table-cell table:style-name="ce144" office:value-type="float" office:value="37" calcext:value-type="float">
            <text:p><text:s/>€ 37.000 </text:p>
          </table:table-cell>
          <table:table-cell table:style-name="ce144" office:value-type="float" office:value="1365" calcext:value-type="float">
            <text:p><text:s/>€ 1,365.000 </text:p>
          </table:table-cell>
          <table:table-cell table:style-name="ce120" table:formula="of:=[.AB5]+[.AC5]+[.AD5]" office:value-type="float" office:value="1402" calcext:value-type="float">
            <text:p><text:s/>€ 1,402.000 </text:p>
          </table:table-cell>
          <table:table-cell table:style-name="ce151" table:formula="of:=[.AA5]+[.AE5]" office:value-type="float" office:value="1405" calcext:value-type="float">
            <text:p><text:s/>€ 1,405.000 </text:p>
          </table:table-cell>
          <table:table-cell table:style-name="ce139" office:value-type="float" office:value="1108" calcext:value-type="float">
            <text:p><text:s/>€ 1,108.000 </text:p>
          </table:table-cell>
          <table:table-cell table:style-name="ce144" office:value-type="float" office:value="68" calcext:value-type="float">
            <text:p><text:s/>€ 68.000 </text:p>
          </table:table-cell>
          <table:table-cell table:style-name="ce144"/>
          <table:table-cell table:style-name="ce120" table:formula="of:=[.AG5]+[.AH5]+[.AI5]" office:value-type="float" office:value="1176" calcext:value-type="float">
            <text:p><text:s/>€ 1,176.000 </text:p>
          </table:table-cell>
          <table:table-cell table:style-name="ce144" table:number-columns-repeated="2"/>
          <table:table-cell table:style-name="ce144" office:value-type="float" office:value="229" calcext:value-type="float">
            <text:p><text:s/>€ 229.000 </text:p>
          </table:table-cell>
          <table:table-cell table:style-name="ce177" table:formula="of:=[.AJ5]+[.AK5]+[.AL5]+[.AM5]" office:value-type="float" office:value="1405" calcext:value-type="float">
            <text:p><text:s/>€ 1,405.000 </text:p>
          </table:table-cell>
          <table:table-cell table:style-name="ce68"/>
          <table:table-cell table:style-name="ce200" office:value-type="string" calcext:value-type="string">
            <text:p><text:a xlink:href="https://www.architectenregister.nl/" xlink:type="simple">https://www.architectenregister.nl/</text:a></text:p>
          </table:table-cell>
          <table:table-cell table:number-columns-repeated="982"/>
        </table:table-row>
        <table:table-row table:style-name="ro29">
          <table:table-cell table:style-name="ce47" office:value-type="string" calcext:value-type="string">
            <text:p>Commissariaat voor de Media</text:p>
          </table:table-cell>
          <table:table-cell table:style-name="ce62" office:value-type="string" calcext:value-type="string">
            <text:p>OCW</text:p>
          </table:table-cell>
          <table:table-cell table:style-name="ce69" office:value-type="float" office:value="44" calcext:value-type="float">
            <text:p>44</text:p>
          </table:table-cell>
          <table:table-cell table:style-name="ce83" office:value-type="float" office:value="5140" calcext:value-type="float">
            <text:p><text:s/>€ 5,140.000 </text:p>
          </table:table-cell>
          <table:table-cell table:number-columns-repeated="2" table:style-name="ce93" office:value-type="float" office:value="0" calcext:value-type="float">
            <text:p><text:s/>€ - <text:s text:c="2"/></text:p>
          </table:table-cell>
          <table:table-cell table:style-name="ce99" office:value-type="float" office:value="0" calcext:value-type="float">
            <text:p><text:s/>€ - <text:s text:c="2"/></text:p>
          </table:table-cell>
          <table:table-cell table:style-name="ce106" table:formula="of:=[.D6]+[.E6]+[.F6]+[.G6]" office:value-type="float" office:value="5140" calcext:value-type="float">
            <text:p><text:s/>€ 5,140.000 </text:p>
          </table:table-cell>
          <table:table-cell table:number-columns-repeated="2" table:style-name="ce93" office:value-type="float" office:value="0" calcext:value-type="float">
            <text:p><text:s/>€ - <text:s text:c="2"/></text:p>
          </table:table-cell>
          <table:table-cell table:style-name="ce93" office:value-type="float" office:value="1881" calcext:value-type="float">
            <text:p><text:s/>€ 1,881.000 </text:p>
          </table:table-cell>
          <table:table-cell table:style-name="ce112" table:formula="of:=[.D6]+[.E6]+[.F6]+[.G6]+[.I6]+[.J6]+[.K6]" office:value-type="float" office:value="7021" calcext:value-type="float">
            <text:p><text:s/>€ 7,021.000 </text:p>
          </table:table-cell>
          <table:table-cell table:style-name="ce83" office:value-type="float" office:value="4360" calcext:value-type="float">
            <text:p><text:s/>€ 4,360.000 </text:p>
          </table:table-cell>
          <table:table-cell table:style-name="ce93" office:value-type="float" office:value="309" calcext:value-type="float">
            <text:p><text:s/>€ 309.000 </text:p>
          </table:table-cell>
          <table:table-cell table:style-name="ce106" table:formula="of:=[.M6]+[.N6]" office:value-type="float" office:value="4669" calcext:value-type="float">
            <text:p><text:s/>€ 4,669.000 </text:p>
          </table:table-cell>
          <table:table-cell table:style-name="ce93" office:value-type="float" office:value="266" calcext:value-type="float">
            <text:p><text:s/>€ 266.000 </text:p>
          </table:table-cell>
          <table:table-cell table:style-name="ce93" office:value-type="float" office:value="1650" calcext:value-type="float">
            <text:p><text:s/>€ 1,650.000 </text:p>
          </table:table-cell>
          <table:table-cell table:style-name="ce93" office:value-type="float" office:value="0" calcext:value-type="float">
            <text:p><text:s/>€ - <text:s text:c="2"/></text:p>
          </table:table-cell>
          <table:table-cell table:style-name="ce93" office:value-type="float" office:value="35" calcext:value-type="float">
            <text:p><text:s/>€ 35.000 </text:p>
          </table:table-cell>
          <table:table-cell table:style-name="ce93" table:number-columns-repeated="2"/>
          <table:table-cell table:style-name="ce124" table:formula="of:=[.M6]+[.N6]+[.P6]+[.Q6]+[.R6]+[.S6]+[.T6]+[.U6]" office:value-type="float" office:value="6620" calcext:value-type="float">
            <text:p><text:s/>€ 6,620.000 </text:p>
          </table:table-cell>
          <table:table-cell table:style-name="ce131" table:formula="of:=[.L6]-[.V6]" office:value-type="float" office:value="401" calcext:value-type="float">
            <text:p><text:s/>€ 401.000 </text:p>
          </table:table-cell>
          <table:table-cell table:style-name="ce140" office:value-type="float" office:value="0" calcext:value-type="float">
            <text:p><text:s/>€ - <text:s text:c="2"/></text:p>
          </table:table-cell>
          <table:table-cell table:style-name="ce145" office:value-type="float" office:value="4251" calcext:value-type="float">
            <text:p><text:s/>€ 4,251.000 </text:p>
          </table:table-cell>
          <table:table-cell table:style-name="ce145" office:value-type="float" office:value="0" calcext:value-type="float">
            <text:p><text:s/>€ - <text:s text:c="2"/></text:p>
          </table:table-cell>
          <table:table-cell table:style-name="ce106" table:formula="of:=[.X6]+[.Y6]+[.Z6]" office:value-type="float" office:value="4251" calcext:value-type="float">
            <text:p><text:s/>€ 4,251.000 </text:p>
          </table:table-cell>
          <table:table-cell table:style-name="ce145" office:value-type="float" office:value="0" calcext:value-type="float">
            <text:p><text:s/>€ - <text:s text:c="2"/></text:p>
          </table:table-cell>
          <table:table-cell table:style-name="ce145" office:value-type="float" office:value="2956" calcext:value-type="float">
            <text:p><text:s/>€ 2,956.000 </text:p>
          </table:table-cell>
          <table:table-cell table:style-name="ce145" office:value-type="float" office:value="7989" calcext:value-type="float">
            <text:p><text:s/>€ 7,989.000 </text:p>
          </table:table-cell>
          <table:table-cell table:style-name="ce106" table:formula="of:=[.AB6]+[.AC6]+[.AD6]" office:value-type="float" office:value="10945" calcext:value-type="float">
            <text:p><text:s/>€ 10,945.000 </text:p>
          </table:table-cell>
          <table:table-cell table:style-name="ce152" table:formula="of:=[.AA6]+[.AE6]" office:value-type="float" office:value="15196" calcext:value-type="float">
            <text:p><text:s/>€ 15,196.000 </text:p>
          </table:table-cell>
          <table:table-cell table:style-name="ce140" office:value-type="float" office:value="0" calcext:value-type="float">
            <text:p><text:s/>€ - <text:s text:c="2"/></text:p>
          </table:table-cell>
          <table:table-cell table:style-name="ce145" office:value-type="float" office:value="5583" calcext:value-type="float">
            <text:p><text:s/>€ 5,583.000 </text:p>
          </table:table-cell>
          <table:table-cell table:style-name="ce145"/>
          <table:table-cell table:style-name="ce106" table:formula="of:=[.AG6]+[.AH6]+[.AI6]" office:value-type="float" office:value="5583" calcext:value-type="float">
            <text:p><text:s/>€ 5,583.000 </text:p>
          </table:table-cell>
          <table:table-cell table:style-name="ce145" office:value-type="float" office:value="2566" calcext:value-type="float">
            <text:p><text:s/>€ 2,566.000 </text:p>
          </table:table-cell>
          <table:table-cell table:style-name="ce145" office:value-type="float" office:value="5958" calcext:value-type="float">
            <text:p><text:s/>€ 5,958.000 </text:p>
          </table:table-cell>
          <table:table-cell table:style-name="ce145" office:value-type="float" office:value="1089" calcext:value-type="float">
            <text:p><text:s/>€ 1,089.000 </text:p>
          </table:table-cell>
          <table:table-cell table:style-name="ce178" table:formula="of:=[.AJ6]+[.AK6]+[.AL6]+[.AM6]" office:value-type="float" office:value="15196" calcext:value-type="float">
            <text:p><text:s/>€ 15,196.000 </text:p>
          </table:table-cell>
          <table:table-cell table:style-name="ce69"/>
          <table:table-cell table:style-name="ce201" office:value-type="string" calcext:value-type="string">
            <text:p>https://www.cvdm.nl/over-het-commissariaat-voor-de-media/jaarverslagen/</text:p>
          </table:table-cell>
          <table:table-cell table:number-columns-repeated="982"/>
        </table:table-row>
        <table:table-row table:style-name="ro29">
          <table:table-cell table:style-name="ce48" office:value-type="string" calcext:value-type="string">
            <text:p>Koninklijke Bibliotheek</text:p>
          </table:table-cell>
          <table:table-cell table:style-name="ce63" office:value-type="string" calcext:value-type="string">
            <text:p>OCW</text:p>
          </table:table-cell>
          <table:table-cell table:style-name="ce70" office:value-type="float" office:value="352" calcext:value-type="float">
            <text:p>352</text:p>
          </table:table-cell>
          <table:table-cell table:style-name="ce84" office:value-type="float" office:value="94316" calcext:value-type="float">
            <text:p><text:s/>€ 94,316.000 </text:p>
          </table:table-cell>
          <table:table-cell table:style-name="ce94" office:value-type="float" office:value="0" calcext:value-type="float">
            <text:p><text:s/>€ - <text:s text:c="2"/></text:p>
          </table:table-cell>
          <table:table-cell table:style-name="ce94" office:value-type="float" office:value="1485" calcext:value-type="float">
            <text:p><text:s/>€ 1,485.000 </text:p>
          </table:table-cell>
          <table:table-cell table:style-name="ce100" office:value-type="float" office:value="0" calcext:value-type="float">
            <text:p><text:s/>€ - <text:s text:c="2"/></text:p>
          </table:table-cell>
          <table:table-cell table:style-name="ce106" table:formula="of:=[.D7]+[.E7]+[.F7]+[.G7]" office:value-type="float" office:value="95801" calcext:value-type="float">
            <text:p><text:s/>€ 95,801.000 </text:p>
          </table:table-cell>
          <table:table-cell table:style-name="ce94" office:value-type="float" office:value="3725" calcext:value-type="float">
            <text:p><text:s/>€ 3,725.000 </text:p>
          </table:table-cell>
          <table:table-cell table:style-name="ce94" table:number-columns-repeated="2"/>
          <table:table-cell table:style-name="ce112" table:formula="of:=[.D7]+[.E7]+[.F7]+[.G7]+[.I7]+[.J7]+[.K7]" office:value-type="float" office:value="99526" calcext:value-type="float">
            <text:p><text:s/>€ 99,526.000 </text:p>
          </table:table-cell>
          <table:table-cell table:style-name="ce84" office:value-type="float" office:value="38653" calcext:value-type="float">
            <text:p><text:s/>€ 38,653.000 </text:p>
          </table:table-cell>
          <table:table-cell table:style-name="ce94" office:value-type="float" office:value="11264" calcext:value-type="float">
            <text:p><text:s/>€ 11,264.000 </text:p>
          </table:table-cell>
          <table:table-cell table:style-name="ce106" table:formula="of:=[.M7]+[.N7]" office:value-type="float" office:value="49917" calcext:value-type="float">
            <text:p><text:s/>€ 49,917.000 </text:p>
          </table:table-cell>
          <table:table-cell table:style-name="ce94" office:value-type="float" office:value="435" calcext:value-type="float">
            <text:p><text:s/>€ 435.000 </text:p>
          </table:table-cell>
          <table:table-cell table:style-name="ce94" office:value-type="float" office:value="48550" calcext:value-type="float">
            <text:p><text:s/>€ 48,550.000 </text:p>
          </table:table-cell>
          <table:table-cell table:style-name="ce94" table:number-columns-repeated="4"/>
          <table:table-cell table:style-name="ce124" table:formula="of:=[.M7]+[.N7]+[.P7]+[.Q7]+[.R7]+[.S7]+[.T7]+[.U7]" office:value-type="float" office:value="98902" calcext:value-type="float">
            <text:p><text:s/>€ 98,902.000 </text:p>
          </table:table-cell>
          <table:table-cell table:style-name="ce131" table:formula="of:=[.L7]-[.V7]" office:value-type="float" office:value="624" calcext:value-type="float">
            <text:p><text:s/>€ 624.000 </text:p>
          </table:table-cell>
          <table:table-cell table:style-name="ce141"/>
          <table:table-cell table:style-name="ce146" office:value-type="float" office:value="2819" calcext:value-type="float">
            <text:p><text:s/>€ 2,819.000 </text:p>
          </table:table-cell>
          <table:table-cell table:style-name="ce146"/>
          <table:table-cell table:style-name="ce106" table:formula="of:=[.X7]+[.Y7]+[.Z7]" office:value-type="float" office:value="2819" calcext:value-type="float">
            <text:p><text:s/>€ 2,819.000 </text:p>
          </table:table-cell>
          <table:table-cell table:style-name="ce146"/>
          <table:table-cell table:style-name="ce146" office:value-type="float" office:value="2416" calcext:value-type="float">
            <text:p><text:s/>€ 2,416.000 </text:p>
          </table:table-cell>
          <table:table-cell table:style-name="ce146" office:value-type="float" office:value="70103" calcext:value-type="float">
            <text:p><text:s/>€ 70,103.000 </text:p>
          </table:table-cell>
          <table:table-cell table:style-name="ce106" table:formula="of:=[.AB7]+[.AC7]+[.AD7]" office:value-type="float" office:value="72519" calcext:value-type="float">
            <text:p><text:s/>€ 72,519.000 </text:p>
          </table:table-cell>
          <table:table-cell table:style-name="ce152" table:formula="of:=[.AA7]+[.AE7]" office:value-type="float" office:value="75338" calcext:value-type="float">
            <text:p><text:s/>€ 75,338.000 </text:p>
          </table:table-cell>
          <table:table-cell table:style-name="ce141"/>
          <table:table-cell table:style-name="ce146" office:value-type="float" office:value="27663" calcext:value-type="float">
            <text:p><text:s/>€ 27,663.000 </text:p>
          </table:table-cell>
          <table:table-cell table:style-name="ce146"/>
          <table:table-cell table:style-name="ce106" table:formula="of:=[.AG7]+[.AH7]+[.AI7]" office:value-type="float" office:value="27663" calcext:value-type="float">
            <text:p><text:s/>€ 27,663.000 </text:p>
          </table:table-cell>
          <table:table-cell table:style-name="ce146" office:value-type="float" office:value="1595" calcext:value-type="float">
            <text:p><text:s/>€ 1,595.000 </text:p>
          </table:table-cell>
          <table:table-cell table:style-name="ce146"/>
          <table:table-cell table:style-name="ce146" office:value-type="float" office:value="46080" calcext:value-type="float">
            <text:p><text:s/>€ 46,080.000 </text:p>
          </table:table-cell>
          <table:table-cell table:style-name="ce178" table:formula="of:=[.AJ7]+[.AK7]+[.AL7]+[.AM7]" office:value-type="float" office:value="75338" calcext:value-type="float">
            <text:p><text:s/>€ 75,338.000 </text:p>
          </table:table-cell>
          <table:table-cell table:style-name="ce70"/>
          <table:table-cell table:style-name="ce201" office:value-type="string" calcext:value-type="string">
            <text:p>https://www.kb.nl/organisatie/organisatie-en-beleid/jaarverslagen</text:p>
          </table:table-cell>
          <table:table-cell table:number-columns-repeated="982"/>
        </table:table-row>
        <table:table-row table:style-name="ro29">
          <table:table-cell table:style-name="ce47" office:value-type="string" calcext:value-type="string">
            <text:p>Koninklijke Nederlandse Academie van Wetenschappen</text:p>
          </table:table-cell>
          <table:table-cell table:style-name="ce62" office:value-type="string" calcext:value-type="string">
            <text:p>OCW</text:p>
          </table:table-cell>
          <table:table-cell table:style-name="ce69" office:value-type="float" office:value="1163" calcext:value-type="float">
            <text:p>1163</text:p>
          </table:table-cell>
          <table:table-cell table:style-name="ce83" office:value-type="float" office:value="89656" calcext:value-type="float">
            <text:p><text:s/>€ 89,656.000 </text:p>
          </table:table-cell>
          <table:table-cell table:style-name="ce93"/>
          <table:table-cell table:style-name="ce93" office:value-type="float" office:value="40474" calcext:value-type="float">
            <text:p><text:s/>€ 40,474.000 </text:p>
          </table:table-cell>
          <table:table-cell table:style-name="ce99"/>
          <table:table-cell table:style-name="ce106" table:formula="of:=[.D8]+[.E8]+[.F8]+[.G8]" office:value-type="float" office:value="130130" calcext:value-type="float">
            <text:p><text:s/>€ 130,130.000 </text:p>
          </table:table-cell>
          <table:table-cell table:style-name="ce93" office:value-type="float" office:value="21135" calcext:value-type="float">
            <text:p><text:s/>€ 21,135.000 </text:p>
          </table:table-cell>
          <table:table-cell table:style-name="ce93"/>
          <table:table-cell table:style-name="ce93" office:value-type="float" office:value="446" calcext:value-type="float">
            <text:p><text:s/>€ 446.000 </text:p>
          </table:table-cell>
          <table:table-cell table:style-name="ce112" table:formula="of:=[.D8]+[.E8]+[.F8]+[.G8]+[.I8]+[.J8]+[.K8]" office:value-type="float" office:value="151711" calcext:value-type="float">
            <text:p><text:s/>€ 151,711.000 </text:p>
          </table:table-cell>
          <table:table-cell table:style-name="ce83" office:value-type="float" office:value="91806" calcext:value-type="float">
            <text:p><text:s/>€ 91,806.000 </text:p>
          </table:table-cell>
          <table:table-cell table:style-name="ce93" office:value-type="float" office:value="32997" calcext:value-type="float">
            <text:p><text:s/>€ 32,997.000 </text:p>
          </table:table-cell>
          <table:table-cell table:style-name="ce106" table:formula="of:=[.M8]+[.N8]" office:value-type="float" office:value="124803" calcext:value-type="float">
            <text:p><text:s/>€ 124,803.000 </text:p>
          </table:table-cell>
          <table:table-cell table:style-name="ce93" office:value-type="float" office:value="14469" calcext:value-type="float">
            <text:p><text:s/>€ 14,469.000 </text:p>
          </table:table-cell>
          <table:table-cell table:style-name="ce93" office:value-type="float" office:value="7605" calcext:value-type="float">
            <text:p><text:s/>€ 7,605.000 </text:p>
          </table:table-cell>
          <table:table-cell table:style-name="ce93" table:number-columns-repeated="3"/>
          <table:table-cell table:style-name="ce93" office:value-type="float" office:value="2776" calcext:value-type="float">
            <text:p><text:s/>€ 2,776.000 </text:p>
          </table:table-cell>
          <table:table-cell table:style-name="ce124" table:formula="of:=[.M8]+[.N8]+[.P8]+[.Q8]+[.R8]+[.S8]+[.T8]+[.U8]" office:value-type="float" office:value="149653" calcext:value-type="float">
            <text:p><text:s/>€ 149,653.000 </text:p>
          </table:table-cell>
          <table:table-cell table:style-name="ce131" table:formula="of:=[.L8]-[.V8]" office:value-type="float" office:value="2058" calcext:value-type="float">
            <text:p><text:s/>€ 2,058.000 </text:p>
          </table:table-cell>
          <table:table-cell table:style-name="ce140"/>
          <table:table-cell table:style-name="ce145" office:value-type="float" office:value="128468" calcext:value-type="float">
            <text:p><text:s/>€ 128,468.000 </text:p>
          </table:table-cell>
          <table:table-cell table:style-name="ce145" office:value-type="float" office:value="30382" calcext:value-type="float">
            <text:p><text:s/>€ 30,382.000 </text:p>
          </table:table-cell>
          <table:table-cell table:style-name="ce106" table:formula="of:=[.X8]+[.Y8]+[.Z8]" office:value-type="float" office:value="158850" calcext:value-type="float">
            <text:p><text:s/>€ 158,850.000 </text:p>
          </table:table-cell>
          <table:table-cell table:style-name="ce145" office:value-type="float" office:value="332" calcext:value-type="float">
            <text:p><text:s/>€ 332.000 </text:p>
          </table:table-cell>
          <table:table-cell table:style-name="ce145" office:value-type="float" office:value="24311" calcext:value-type="float">
            <text:p><text:s/>€ 24,311.000 </text:p>
          </table:table-cell>
          <table:table-cell table:style-name="ce145" office:value-type="float" office:value="70749" calcext:value-type="float">
            <text:p><text:s/>€ 70,749.000 </text:p>
          </table:table-cell>
          <table:table-cell table:style-name="ce106" table:formula="of:=[.AB8]+[.AC8]+[.AD8]" office:value-type="float" office:value="95392" calcext:value-type="float">
            <text:p><text:s/>€ 95,392.000 </text:p>
          </table:table-cell>
          <table:table-cell table:style-name="ce152" table:formula="of:=[.AA8]+[.AE8]" office:value-type="float" office:value="254242" calcext:value-type="float">
            <text:p><text:s/>€ 254,242.000 </text:p>
          </table:table-cell>
          <table:table-cell table:style-name="ce140"/>
          <table:table-cell table:style-name="ce145" table:number-columns-repeated="2"/>
          <table:table-cell table:style-name="ce106" office:value-type="float" office:value="150727" calcext:value-type="float">
            <text:p><text:s/>€ 150,727.000 </text:p>
          </table:table-cell>
          <table:table-cell table:style-name="ce145" office:value-type="float" office:value="5378" calcext:value-type="float">
            <text:p><text:s/>€ 5,378.000 </text:p>
          </table:table-cell>
          <table:table-cell table:style-name="ce145" office:value-type="float" office:value="28182" calcext:value-type="float">
            <text:p><text:s/>€ 28,182.000 </text:p>
          </table:table-cell>
          <table:table-cell table:style-name="ce145" office:value-type="float" office:value="69955" calcext:value-type="float">
            <text:p><text:s/>€ 69,955.000 </text:p>
          </table:table-cell>
          <table:table-cell table:style-name="ce178" table:formula="of:=[.AJ8]+[.AK8]+[.AL8]+[.AM8]" office:value-type="float" office:value="254242" calcext:value-type="float">
            <text:p><text:s/>€ 254,242.000 </text:p>
          </table:table-cell>
          <table:table-cell table:style-name="ce69"/>
          <table:table-cell table:style-name="ce202" office:value-type="string" calcext:value-type="string">
            <text:p><text:a xlink:href="https://www.knaw.nl/nl/actueel/publicaties/jaarverslag-2018" xlink:type="simple">https://www.knaw.nl/nl/actueel/publicaties/jaarverslag-2018</text:a></text:p>
          </table:table-cell>
          <table:table-cell table:number-columns-repeated="982"/>
        </table:table-row>
        <table:table-row table:style-name="ro29">
          <table:table-cell table:style-name="ce48" office:value-type="string" calcext:value-type="string">
            <text:p>Mondriaanfonds</text:p>
          </table:table-cell>
          <table:table-cell table:style-name="ce63" office:value-type="string" calcext:value-type="string">
            <text:p>OCW</text:p>
          </table:table-cell>
          <table:table-cell table:style-name="ce70" office:value-type="float" office:value="34" calcext:value-type="float">
            <text:p>34</text:p>
          </table:table-cell>
          <table:table-cell table:style-name="ce84" office:value-type="float" office:value="35319" calcext:value-type="float">
            <text:p><text:s/>€ 35,319.000 </text:p>
          </table:table-cell>
          <table:table-cell table:style-name="ce94" office:value-type="float" office:value="0" calcext:value-type="float">
            <text:p><text:s/>€ - <text:s text:c="2"/></text:p>
          </table:table-cell>
          <table:table-cell table:style-name="ce94"/>
          <table:table-cell table:style-name="ce100"/>
          <table:table-cell table:style-name="ce106" table:formula="of:=[.D9]+[.E9]+[.F9]+[.G9]" office:value-type="float" office:value="35319" calcext:value-type="float">
            <text:p><text:s/>€ 35,319.000 </text:p>
          </table:table-cell>
          <table:table-cell table:style-name="ce94" office:value-type="float" office:value="8" calcext:value-type="float">
            <text:p><text:s/>€ 8.000 </text:p>
          </table:table-cell>
          <table:table-cell table:style-name="ce94"/>
          <table:table-cell table:style-name="ce94" office:value-type="float" office:value="1825" calcext:value-type="float">
            <text:p><text:s/>€ 1,825.000 </text:p>
          </table:table-cell>
          <table:table-cell table:style-name="ce112" table:formula="of:=[.D9]+[.E9]+[.F9]+[.G9]+[.I9]+[.J9]+[.K9]" office:value-type="float" office:value="37152" calcext:value-type="float">
            <text:p><text:s/>€ 37,152.000 </text:p>
          </table:table-cell>
          <table:table-cell table:style-name="ce84" office:value-type="float" office:value="3002" calcext:value-type="float">
            <text:p><text:s/>€ 3,002.000 </text:p>
          </table:table-cell>
          <table:table-cell table:style-name="ce94" office:value-type="float" office:value="222" calcext:value-type="float">
            <text:p><text:s/>€ 222.000 </text:p>
          </table:table-cell>
          <table:table-cell table:style-name="ce106" table:formula="of:=[.M9]+[.N9]" office:value-type="float" office:value="3224" calcext:value-type="float">
            <text:p><text:s/>€ 3,224.000 </text:p>
          </table:table-cell>
          <table:table-cell table:style-name="ce94"/>
          <table:table-cell table:style-name="ce94" office:value-type="float" office:value="30791" calcext:value-type="float">
            <text:p><text:s/>€ 30,791.000 </text:p>
          </table:table-cell>
          <table:table-cell table:style-name="ce94" table:number-columns-repeated="4"/>
          <table:table-cell table:style-name="ce124" table:formula="of:=[.M9]+[.N9]+[.P9]+[.Q9]+[.R9]+[.S9]+[.T9]+[.U9]" office:value-type="float" office:value="34015" calcext:value-type="float">
            <text:p><text:s/>€ 34,015.000 </text:p>
          </table:table-cell>
          <table:table-cell table:style-name="ce131" table:formula="of:=[.L9]-[.V9]" office:value-type="float" office:value="3137" calcext:value-type="float">
            <text:p><text:s/>€ 3,137.000 </text:p>
          </table:table-cell>
          <table:table-cell table:style-name="ce141"/>
          <table:table-cell table:style-name="ce146" office:value-type="float" office:value="903" calcext:value-type="float">
            <text:p><text:s/>€ 903.000 </text:p>
          </table:table-cell>
          <table:table-cell table:style-name="ce146"/>
          <table:table-cell table:style-name="ce106" table:formula="of:=[.X9]+[.Y9]+[.Z9]" office:value-type="float" office:value="903" calcext:value-type="float">
            <text:p><text:s/>€ 903.000 </text:p>
          </table:table-cell>
          <table:table-cell table:style-name="ce146"/>
          <table:table-cell table:style-name="ce146" office:value-type="float" office:value="76184" calcext:value-type="float">
            <text:p><text:s/>€ 76,184.000 </text:p>
          </table:table-cell>
          <table:table-cell table:style-name="ce146" office:value-type="float" office:value="42693" calcext:value-type="float">
            <text:p><text:s/>€ 42,693.000 </text:p>
          </table:table-cell>
          <table:table-cell table:style-name="ce106" table:formula="of:=[.AB9]+[.AC9]+[.AD9]" office:value-type="float" office:value="118877" calcext:value-type="float">
            <text:p><text:s/>€ 118,877.000 </text:p>
          </table:table-cell>
          <table:table-cell table:style-name="ce152" table:formula="of:=[.AA9]+[.AE9]" office:value-type="float" office:value="119780" calcext:value-type="float">
            <text:p><text:s/>€ 119,780.000 </text:p>
          </table:table-cell>
          <table:table-cell table:style-name="ce141"/>
          <table:table-cell table:style-name="ce146" office:value-type="float" office:value="18792" calcext:value-type="float">
            <text:p><text:s/>€ 18,792.000 </text:p>
          </table:table-cell>
          <table:table-cell table:style-name="ce146"/>
          <table:table-cell table:style-name="ce106" table:formula="of:=[.AG9]+[.AH9]+[.AI9]" office:value-type="float" office:value="18792" calcext:value-type="float">
            <text:p><text:s/>€ 18,792.000 </text:p>
          </table:table-cell>
          <table:table-cell table:style-name="ce146"/>
          <table:table-cell table:style-name="ce146" office:value-type="float" office:value="52601" calcext:value-type="float">
            <text:p><text:s/>€ 52,601.000 </text:p>
          </table:table-cell>
          <table:table-cell table:style-name="ce146" office:value-type="float" office:value="48388" calcext:value-type="float">
            <text:p><text:s/>€ 48,388.000 </text:p>
          </table:table-cell>
          <table:table-cell table:style-name="ce178" table:formula="of:=[.AJ9]+[.AK9]+[.AL9]+[.AM9]" office:value-type="float" office:value="119781" calcext:value-type="float">
            <text:p><text:s/>€ 119,781.000 </text:p>
          </table:table-cell>
          <table:table-cell table:style-name="ce70"/>
          <table:table-cell table:style-name="ce202" office:value-type="string" calcext:value-type="string">
            <text:p><text:a xlink:href="https://www.mondriaanfonds.nl/wp-content/uploads/2019/03/Jaarrekening-2018-verkort.pdf" xlink:type="simple">https://www.mondriaanfonds.nl/wp-content/uploads/2019/03/Jaarrekening-2018-verkort.pdf</text:a></text:p>
          </table:table-cell>
          <table:table-cell table:number-columns-repeated="982"/>
        </table:table-row>
        <table:table-row table:style-name="ro29">
          <table:table-cell table:style-name="ce47" office:value-type="string" calcext:value-type="string">
            <text:p>Nederlandse organisatie voor Wetenschappelijk Onderzoek</text:p>
          </table:table-cell>
          <table:table-cell table:style-name="ce62" office:value-type="string" calcext:value-type="string">
            <text:p>OCW</text:p>
          </table:table-cell>
          <table:table-cell table:style-name="ce69" office:value-type="float" office:value="2394" calcext:value-type="float">
            <text:p>2394</text:p>
          </table:table-cell>
          <table:table-cell table:style-name="ce83" office:value-type="float" office:value="1080152" calcext:value-type="float">
            <text:p><text:s/>€ 1,080,152.000 </text:p>
          </table:table-cell>
          <table:table-cell table:style-name="ce93"/>
          <table:table-cell table:style-name="ce93" office:value-type="float" office:value="0" calcext:value-type="float">
            <text:p><text:s/>€ - <text:s text:c="2"/></text:p>
          </table:table-cell>
          <table:table-cell table:style-name="ce99"/>
          <table:table-cell table:style-name="ce106" table:formula="of:=[.D10]+[.E10]+[.F10]+[.G10]" office:value-type="float" office:value="1080152" calcext:value-type="float">
            <text:p><text:s/>€ 1,080,152.000 </text:p>
          </table:table-cell>
          <table:table-cell table:style-name="ce93" office:value-type="float" office:value="140126" calcext:value-type="float">
            <text:p><text:s/>€ 140,126.000 </text:p>
          </table:table-cell>
          <table:table-cell table:style-name="ce93" table:number-columns-repeated="2"/>
          <table:table-cell table:style-name="ce112" table:formula="of:=[.D10]+[.E10]+[.F10]+[.G10]+[.I10]+[.J10]+[.K10]" office:value-type="float" office:value="1220278" calcext:value-type="float">
            <text:p><text:s/>€ 1,220,278.000 </text:p>
          </table:table-cell>
          <table:table-cell table:style-name="ce83" office:value-type="float" office:value="185634" calcext:value-type="float">
            <text:p><text:s/>€ 185,634.000 </text:p>
          </table:table-cell>
          <table:table-cell table:style-name="ce93" office:value-type="float" office:value="11385" calcext:value-type="float">
            <text:p><text:s/>€ 11,385.000 </text:p>
          </table:table-cell>
          <table:table-cell table:style-name="ce106" table:formula="of:=[.M10]+[.N10]" office:value-type="float" office:value="197019" calcext:value-type="float">
            <text:p><text:s/>€ 197,019.000 </text:p>
          </table:table-cell>
          <table:table-cell table:style-name="ce93" office:value-type="float" office:value="11148" calcext:value-type="float">
            <text:p><text:s/>€ 11,148.000 </text:p>
          </table:table-cell>
          <table:table-cell table:style-name="ce93" office:value-type="float" office:value="422431" calcext:value-type="float">
            <text:p><text:s/>€ 422,431.000 </text:p>
          </table:table-cell>
          <table:table-cell table:style-name="ce93" table:number-columns-repeated="3"/>
          <table:table-cell table:style-name="ce93" office:value-type="float" office:value="708995" calcext:value-type="float">
            <text:p><text:s/>€ 708,995.000 </text:p>
          </table:table-cell>
          <table:table-cell table:style-name="ce124" table:formula="of:=[.M10]+[.N10]+[.P10]+[.Q10]+[.R10]+[.S10]+[.T10]+[.U10]" office:value-type="float" office:value="1339593" calcext:value-type="float">
            <text:p><text:s/>€ 1,339,593.000 </text:p>
          </table:table-cell>
          <table:table-cell table:style-name="ce131" table:formula="of:=[.L10]-[.V10]" office:value-type="float" office:value="-119315" calcext:value-type="float">
            <text:p><text:s/>€ -119,315.000 </text:p>
          </table:table-cell>
          <table:table-cell table:style-name="ce140" office:value-type="float" office:value="5814" calcext:value-type="float">
            <text:p><text:s/>€ 5,814.000 </text:p>
          </table:table-cell>
          <table:table-cell table:style-name="ce145" office:value-type="float" office:value="137852" calcext:value-type="float">
            <text:p><text:s/>€ 137,852.000 </text:p>
          </table:table-cell>
          <table:table-cell table:style-name="ce145" office:value-type="float" office:value="17558" calcext:value-type="float">
            <text:p><text:s/>€ 17,558.000 </text:p>
          </table:table-cell>
          <table:table-cell table:style-name="ce106" table:formula="of:=[.X10]+[.Y10]+[.Z10]" office:value-type="float" office:value="161224" calcext:value-type="float">
            <text:p><text:s/>€ 161,224.000 </text:p>
          </table:table-cell>
          <table:table-cell table:style-name="ce145"/>
          <table:table-cell table:style-name="ce145" office:value-type="float" office:value="235729" calcext:value-type="float">
            <text:p><text:s/>€ 235,729.000 </text:p>
          </table:table-cell>
          <table:table-cell table:style-name="ce145" office:value-type="float" office:value="922047" calcext:value-type="float">
            <text:p><text:s/>€ 922,047.000 </text:p>
          </table:table-cell>
          <table:table-cell table:style-name="ce106" table:formula="of:=[.AB10]+[.AC10]+[.AD10]" office:value-type="float" office:value="1157776" calcext:value-type="float">
            <text:p><text:s/>€ 1,157,776.000 </text:p>
          </table:table-cell>
          <table:table-cell table:style-name="ce152" table:formula="of:=[.AA10]+[.AE10]" office:value-type="float" office:value="1319000" calcext:value-type="float">
            <text:p><text:s/>€ 1,319,000.000 </text:p>
          </table:table-cell>
          <table:table-cell table:style-name="ce140"/>
          <table:table-cell table:style-name="ce145" office:value-type="float" office:value="-248937" calcext:value-type="float">
            <text:p><text:s/>€ -248,937.000 </text:p>
          </table:table-cell>
          <table:table-cell table:style-name="ce145"/>
          <table:table-cell table:style-name="ce106" table:formula="of:=[.AG10]+[.AH10]+[.AI10]" office:value-type="float" office:value="-248937" calcext:value-type="float">
            <text:p><text:s/>€ -248,937.000 </text:p>
          </table:table-cell>
          <table:table-cell table:style-name="ce145" office:value-type="float" office:value="16846" calcext:value-type="float">
            <text:p><text:s/>€ 16,846.000 </text:p>
          </table:table-cell>
          <table:table-cell table:style-name="ce145" office:value-type="float" office:value="815471" calcext:value-type="float">
            <text:p><text:s/>€ 815,471.000 </text:p>
          </table:table-cell>
          <table:table-cell table:style-name="ce145" office:value-type="float" office:value="735620" calcext:value-type="float">
            <text:p><text:s/>€ 735,620.000 </text:p>
          </table:table-cell>
          <table:table-cell table:style-name="ce178" table:formula="of:=[.AJ10]+[.AK10]+[.AL10]+[.AM10]" office:value-type="float" office:value="1319000" calcext:value-type="float">
            <text:p><text:s/>€ 1,319,000.000 </text:p>
          </table:table-cell>
          <table:table-cell table:style-name="ce69"/>
          <table:table-cell table:style-name="ce203" office:value-type="string" calcext:value-type="string">
            <text:p>https://www.nwo.nl/over-nwo/communicatie/jaarverslag</text:p>
          </table:table-cell>
          <table:table-cell table:number-columns-repeated="982"/>
        </table:table-row>
        <table:table-row table:style-name="ro29">
          <table:table-cell table:style-name="ce49" office:value-type="string" calcext:value-type="string">
            <text:p>Nederlandse Publieke Omroep</text:p>
          </table:table-cell>
          <table:table-cell table:style-name="ce64" office:value-type="string" calcext:value-type="string">
            <text:p>OCW</text:p>
          </table:table-cell>
          <table:table-cell table:style-name="ce70" office:value-type="float" office:value="387" calcext:value-type="float">
            <text:p>387</text:p>
          </table:table-cell>
          <table:table-cell table:style-name="ce84" office:value-type="float" office:value="846989" calcext:value-type="float">
            <text:p><text:s/>€ 846,989.000 </text:p>
          </table:table-cell>
          <table:table-cell table:style-name="ce94"/>
          <table:table-cell table:style-name="ce94" office:value-type="float" office:value="461" calcext:value-type="float">
            <text:p><text:s/>€ 461.000 </text:p>
          </table:table-cell>
          <table:table-cell table:style-name="ce100"/>
          <table:table-cell table:style-name="ce106" table:formula="of:=[.D11]+[.E11]+[.F11]+[.G11]" office:value-type="float" office:value="847450" calcext:value-type="float">
            <text:p><text:s/>€ 847,450.000 </text:p>
          </table:table-cell>
          <table:table-cell table:style-name="ce94" office:value-type="float" office:value="47328" calcext:value-type="float">
            <text:p><text:s/>€ 47,328.000 </text:p>
          </table:table-cell>
          <table:table-cell table:style-name="ce94" office:value-type="float" office:value="24" calcext:value-type="float">
            <text:p><text:s/>€ 24.000 </text:p>
          </table:table-cell>
          <table:table-cell table:style-name="ce94"/>
          <table:table-cell table:style-name="ce112" table:formula="of:=[.D11]+[.E11]+[.F11]+[.G11]+[.I11]+[.J11]+[.K11]" office:value-type="float" office:value="894802" calcext:value-type="float">
            <text:p><text:s/>€ 894,802.000 </text:p>
          </table:table-cell>
          <table:table-cell table:style-name="ce84" office:value-type="float" office:value="31553" calcext:value-type="float">
            <text:p><text:s/>€ 31,553.000 </text:p>
          </table:table-cell>
          <table:table-cell table:style-name="ce94" office:value-type="float" office:value="100474" calcext:value-type="float">
            <text:p><text:s/>€ 100,474.000 </text:p>
          </table:table-cell>
          <table:table-cell table:style-name="ce106" table:formula="of:=[.M11]+[.N11]" office:value-type="float" office:value="132027" calcext:value-type="float">
            <text:p><text:s/>€ 132,027.000 </text:p>
          </table:table-cell>
          <table:table-cell table:style-name="ce94" office:value-type="float" office:value="8028" calcext:value-type="float">
            <text:p><text:s/>€ 8,028.000 </text:p>
          </table:table-cell>
          <table:table-cell table:style-name="ce94" office:value-type="float" office:value="753026" calcext:value-type="float">
            <text:p><text:s/>€ 753,026.000 </text:p>
          </table:table-cell>
          <table:table-cell table:style-name="ce94" office:value-type="float" office:value="89" calcext:value-type="float">
            <text:p><text:s/>€ 89.000 </text:p>
          </table:table-cell>
          <table:table-cell table:style-name="ce94" table:number-columns-repeated="3"/>
          <table:table-cell table:style-name="ce124" table:formula="of:=[.M11]+[.N11]+[.P11]+[.Q11]+[.R11]+[.S11]+[.T11]+[.U11]" office:value-type="float" office:value="893170" calcext:value-type="float">
            <text:p><text:s/>€ 893,170.000 </text:p>
          </table:table-cell>
          <table:table-cell table:style-name="ce131" table:formula="of:=[.L11]-[.V11]" office:value-type="float" office:value="1632" calcext:value-type="float">
            <text:p><text:s/>€ 1,632.000 </text:p>
          </table:table-cell>
          <table:table-cell table:style-name="ce141"/>
          <table:table-cell table:style-name="ce146" office:value-type="float" office:value="42894" calcext:value-type="float">
            <text:p><text:s/>€ 42,894.000 </text:p>
          </table:table-cell>
          <table:table-cell table:style-name="ce146" office:value-type="float" office:value="100" calcext:value-type="float">
            <text:p><text:s/>€ 100.000 </text:p>
          </table:table-cell>
          <table:table-cell table:style-name="ce106" table:formula="of:=[.X11]+[.Y11]+[.Z11]" office:value-type="float" office:value="42994" calcext:value-type="float">
            <text:p><text:s/>€ 42,994.000 </text:p>
          </table:table-cell>
          <table:table-cell table:style-name="ce146"/>
          <table:table-cell table:style-name="ce146" office:value-type="float" office:value="59468" calcext:value-type="float">
            <text:p><text:s/>€ 59,468.000 </text:p>
          </table:table-cell>
          <table:table-cell table:style-name="ce146" office:value-type="float" office:value="52270" calcext:value-type="float">
            <text:p><text:s/>€ 52,270.000 </text:p>
          </table:table-cell>
          <table:table-cell table:style-name="ce106" table:formula="of:=[.AB11]+[.AC11]+[.AD11]" office:value-type="float" office:value="111738" calcext:value-type="float">
            <text:p><text:s/>€ 111,738.000 </text:p>
          </table:table-cell>
          <table:table-cell table:style-name="ce152" table:formula="of:=[.AA11]+[.AE11]" office:value-type="float" office:value="154732" calcext:value-type="float">
            <text:p><text:s/>€ 154,732.000 </text:p>
          </table:table-cell>
          <table:table-cell table:style-name="ce141"/>
          <table:table-cell table:style-name="ce146" table:number-columns-repeated="2"/>
          <table:table-cell table:style-name="ce106" office:value-type="float" office:value="50426" calcext:value-type="float">
            <text:p><text:s/>€ 50,426.000 </text:p>
          </table:table-cell>
          <table:table-cell table:style-name="ce146" office:value-type="float" office:value="3054" calcext:value-type="float">
            <text:p><text:s/>€ 3,054.000 </text:p>
          </table:table-cell>
          <table:table-cell table:style-name="ce146"/>
          <table:table-cell table:style-name="ce146" office:value-type="float" office:value="101252" calcext:value-type="float">
            <text:p><text:s/>€ 101,252.000 </text:p>
          </table:table-cell>
          <table:table-cell table:style-name="ce178" table:formula="of:=[.AJ11]+[.AK11]+[.AL11]+[.AM11]" office:value-type="float" office:value="154732" calcext:value-type="float">
            <text:p><text:s/>€ 154,732.000 </text:p>
          </table:table-cell>
          <table:table-cell table:style-name="ce70"/>
          <table:table-cell table:style-name="ce202" office:value-type="string" calcext:value-type="string">
            <text:p><text:a xlink:href="https://over.npo.nl/organisatie/openbare-documenten/jaarverslag" xlink:type="simple">https://over.npo.nl/organisatie/openbare-documenten/jaarverslag</text:a></text:p>
          </table:table-cell>
          <table:table-cell table:number-columns-repeated="982"/>
        </table:table-row>
        <table:table-row table:style-name="ro29">
          <table:table-cell table:style-name="ce50" office:value-type="string" calcext:value-type="string">
            <text:p>Nederlands-Vlaamse Accreditatie Organisatie</text:p>
          </table:table-cell>
          <table:table-cell table:style-name="ce65" office:value-type="string" calcext:value-type="string">
            <text:p>OCW</text:p>
          </table:table-cell>
          <table:table-cell table:style-name="ce69" office:value-type="float" office:value="50" calcext:value-type="float">
            <text:p>50</text:p>
          </table:table-cell>
          <table:table-cell table:style-name="ce83" office:value-type="float" office:value="6000" calcext:value-type="float">
            <text:p><text:s/>€ 6,000.000 </text:p>
          </table:table-cell>
          <table:table-cell table:style-name="ce93"/>
          <table:table-cell table:style-name="ce93" office:value-type="float" office:value="2378" calcext:value-type="float">
            <text:p><text:s/>€ 2,378.000 </text:p>
          </table:table-cell>
          <table:table-cell table:style-name="ce99"/>
          <table:table-cell table:style-name="ce106" table:formula="of:=[.D12]+[.E12]+[.F12]+[.G12]" office:value-type="float" office:value="8378" calcext:value-type="float">
            <text:p><text:s/>€ 8,378.000 </text:p>
          </table:table-cell>
          <table:table-cell table:style-name="ce93" office:value-type="float" office:value="980" calcext:value-type="float">
            <text:p><text:s/>€ 980.000 </text:p>
          </table:table-cell>
          <table:table-cell table:style-name="ce93" table:number-columns-repeated="2"/>
          <table:table-cell table:style-name="ce112" table:formula="of:=[.D12]+[.E12]+[.F12]+[.G12]+[.I12]+[.J12]+[.K12]" office:value-type="float" office:value="9358" calcext:value-type="float">
            <text:p><text:s/>€ 9,358.000 </text:p>
          </table:table-cell>
          <table:table-cell table:style-name="ce83" office:value-type="float" office:value="4873" calcext:value-type="float">
            <text:p><text:s/>€ 4,873.000 </text:p>
          </table:table-cell>
          <table:table-cell table:style-name="ce93" office:value-type="float" office:value="3971" calcext:value-type="float">
            <text:p><text:s/>€ 3,971.000 </text:p>
          </table:table-cell>
          <table:table-cell table:style-name="ce106" table:formula="of:=[.M12]+[.N12]" office:value-type="float" office:value="8844" calcext:value-type="float">
            <text:p><text:s/>€ 8,844.000 </text:p>
          </table:table-cell>
          <table:table-cell table:style-name="ce93" office:value-type="float" office:value="192" calcext:value-type="float">
            <text:p><text:s/>€ 192.000 </text:p>
          </table:table-cell>
          <table:table-cell table:style-name="ce93" table:number-columns-repeated="5"/>
          <table:table-cell table:style-name="ce124" table:formula="of:=[.M12]+[.N12]+[.P12]+[.Q12]+[.R12]+[.S12]+[.T12]+[.U12]" office:value-type="float" office:value="9036" calcext:value-type="float">
            <text:p><text:s/>€ 9,036.000 </text:p>
          </table:table-cell>
          <table:table-cell table:style-name="ce131" table:formula="of:=[.L12]-[.V12]" office:value-type="float" office:value="322" calcext:value-type="float">
            <text:p><text:s/>€ 322.000 </text:p>
          </table:table-cell>
          <table:table-cell table:style-name="ce140" office:value-type="float" office:value="62" calcext:value-type="float">
            <text:p><text:s/>€ 62.000 </text:p>
          </table:table-cell>
          <table:table-cell table:style-name="ce145" office:value-type="float" office:value="446" calcext:value-type="float">
            <text:p><text:s/>€ 446.000 </text:p>
          </table:table-cell>
          <table:table-cell table:style-name="ce145"/>
          <table:table-cell table:style-name="ce106" table:formula="of:=[.X12]+[.Y12]+[.Z12]" office:value-type="float" office:value="508" calcext:value-type="float">
            <text:p><text:s/>€ 508.000 </text:p>
          </table:table-cell>
          <table:table-cell table:style-name="ce145"/>
          <table:table-cell table:style-name="ce145" office:value-type="float" office:value="846" calcext:value-type="float">
            <text:p><text:s/>€ 846.000 </text:p>
          </table:table-cell>
          <table:table-cell table:style-name="ce145" office:value-type="float" office:value="5595" calcext:value-type="float">
            <text:p><text:s/>€ 5,595.000 </text:p>
          </table:table-cell>
          <table:table-cell table:style-name="ce106" table:formula="of:=[.AB12]+[.AC12]+[.AD12]" office:value-type="float" office:value="6441" calcext:value-type="float">
            <text:p><text:s/>€ 6,441.000 </text:p>
          </table:table-cell>
          <table:table-cell table:style-name="ce152" table:formula="of:=[.AA12]+[.AE12]" office:value-type="float" office:value="6949" calcext:value-type="float">
            <text:p><text:s/>€ 6,949.000 </text:p>
          </table:table-cell>
          <table:table-cell table:style-name="ce140"/>
          <table:table-cell table:style-name="ce145" table:number-columns-repeated="2"/>
          <table:table-cell table:style-name="ce106" office:value-type="float" office:value="3929" calcext:value-type="float">
            <text:p><text:s/>€ 3,929.000 </text:p>
          </table:table-cell>
          <table:table-cell table:style-name="ce145" office:value-type="float" office:value="277" calcext:value-type="float">
            <text:p><text:s/>€ 277.000 </text:p>
          </table:table-cell>
          <table:table-cell table:style-name="ce145"/>
          <table:table-cell table:style-name="ce145" office:value-type="float" office:value="2743" calcext:value-type="float">
            <text:p><text:s/>€ 2,743.000 </text:p>
          </table:table-cell>
          <table:table-cell table:style-name="ce178" table:formula="of:=[.AJ12]+[.AK12]+[.AL12]+[.AM12]" office:value-type="float" office:value="6949" calcext:value-type="float">
            <text:p><text:s/>€ 6,949.000 </text:p>
          </table:table-cell>
          <table:table-cell table:style-name="ce69"/>
          <table:table-cell table:style-name="ce202" office:value-type="string" calcext:value-type="string">
            <text:p><text:a xlink:href="https://www.nvao.net/nl/publicaties/nvao-jaarverslag-2018" xlink:type="simple">https://www.nvao.net/nl/publicaties/nvao-jaarverslag-2018</text:a></text:p>
          </table:table-cell>
          <table:table-cell table:number-columns-repeated="982"/>
        </table:table-row>
        <table:table-row table:style-name="ro29">
          <table:table-cell table:style-name="ce49" office:value-type="string" calcext:value-type="string">
            <text:p>Samenwerkingsorganisatie Beroepsonderwijs en Bedrijfsleven</text:p>
          </table:table-cell>
          <table:table-cell table:style-name="ce64" office:value-type="string" calcext:value-type="string">
            <text:p>OCW</text:p>
          </table:table-cell>
          <table:table-cell table:style-name="ce70" office:value-type="float" office:value="600" calcext:value-type="float">
            <text:p>600</text:p>
          </table:table-cell>
          <table:table-cell table:style-name="ce84" office:value-type="float" office:value="54239" calcext:value-type="float">
            <text:p><text:s/>€ 54,239.000 </text:p>
          </table:table-cell>
          <table:table-cell table:style-name="ce94" table:number-columns-repeated="2"/>
          <table:table-cell table:style-name="ce100"/>
          <table:table-cell table:style-name="ce106" table:formula="of:=[.D13]+[.E13]+[.F13]+[.G13]" office:value-type="float" office:value="54239" calcext:value-type="float">
            <text:p><text:s/>€ 54,239.000 </text:p>
          </table:table-cell>
          <table:table-cell table:style-name="ce94" office:value-type="float" office:value="6980" calcext:value-type="float">
            <text:p><text:s/>€ 6,980.000 </text:p>
          </table:table-cell>
          <table:table-cell table:style-name="ce94"/>
          <table:table-cell table:style-name="ce94" office:value-type="float" office:value="592" calcext:value-type="float">
            <text:p><text:s/>€ 592.000 </text:p>
          </table:table-cell>
          <table:table-cell table:style-name="ce112" table:formula="of:=[.D13]+[.E13]+[.F13]+[.G13]+[.I13]+[.J13]+[.K13]" office:value-type="float" office:value="61811" calcext:value-type="float">
            <text:p><text:s/>€ 61,811.000 </text:p>
          </table:table-cell>
          <table:table-cell table:style-name="ce84" office:value-type="float" office:value="49635" calcext:value-type="float">
            <text:p><text:s/>€ 49,635.000 </text:p>
          </table:table-cell>
          <table:table-cell table:style-name="ce94" office:value-type="float" office:value="577" calcext:value-type="float">
            <text:p><text:s/>€ 577.000 </text:p>
          </table:table-cell>
          <table:table-cell table:style-name="ce106" table:formula="of:=[.M13]+[.N13]" office:value-type="float" office:value="50212" calcext:value-type="float">
            <text:p><text:s/>€ 50,212.000 </text:p>
          </table:table-cell>
          <table:table-cell table:style-name="ce94" office:value-type="float" office:value="622" calcext:value-type="float">
            <text:p><text:s/>€ 622.000 </text:p>
          </table:table-cell>
          <table:table-cell table:style-name="ce94" office:value-type="float" office:value="12706" calcext:value-type="float">
            <text:p><text:s/>€ 12,706.000 </text:p>
          </table:table-cell>
          <table:table-cell table:style-name="ce94" table:number-columns-repeated="3"/>
          <table:table-cell table:style-name="ce94" office:value-type="float" office:value="645" calcext:value-type="float">
            <text:p><text:s/>€ 645.000 </text:p>
          </table:table-cell>
          <table:table-cell table:style-name="ce124" table:formula="of:=[.M13]+[.N13]+[.P13]+[.Q13]+[.R13]+[.S13]+[.T13]+[.U13]" office:value-type="float" office:value="64185" calcext:value-type="float">
            <text:p><text:s/>€ 64,185.000 </text:p>
          </table:table-cell>
          <table:table-cell table:style-name="ce131" table:formula="of:=[.L13]-[.V13]" office:value-type="float" office:value="-2374" calcext:value-type="float">
            <text:p><text:s/>€ -2,374.000 </text:p>
          </table:table-cell>
          <table:table-cell table:style-name="ce141"/>
          <table:table-cell table:style-name="ce146" office:value-type="float" office:value="1498" calcext:value-type="float">
            <text:p><text:s/>€ 1,498.000 </text:p>
          </table:table-cell>
          <table:table-cell table:style-name="ce146" office:value-type="float" office:value="19306" calcext:value-type="float">
            <text:p><text:s/>€ 19,306.000 </text:p>
          </table:table-cell>
          <table:table-cell table:style-name="ce106" table:formula="of:=[.X13]+[.Y13]+[.Z13]" office:value-type="float" office:value="20804" calcext:value-type="float">
            <text:p><text:s/>€ 20,804.000 </text:p>
          </table:table-cell>
          <table:table-cell table:style-name="ce146"/>
          <table:table-cell table:style-name="ce146" office:value-type="float" office:value="4941" calcext:value-type="float">
            <text:p><text:s/>€ 4,941.000 </text:p>
          </table:table-cell>
          <table:table-cell table:style-name="ce146" office:value-type="float" office:value="18064" calcext:value-type="float">
            <text:p><text:s/>€ 18,064.000 </text:p>
          </table:table-cell>
          <table:table-cell table:style-name="ce106" table:formula="of:=[.AB13]+[.AC13]+[.AD13]" office:value-type="float" office:value="23005" calcext:value-type="float">
            <text:p><text:s/>€ 23,005.000 </text:p>
          </table:table-cell>
          <table:table-cell table:style-name="ce152" table:formula="of:=[.AA13]+[.AE13]" office:value-type="float" office:value="43809" calcext:value-type="float">
            <text:p><text:s/>€ 43,809.000 </text:p>
          </table:table-cell>
          <table:table-cell table:style-name="ce141" office:value-type="float" office:value="5597" calcext:value-type="float">
            <text:p><text:s/>€ 5,597.000 </text:p>
          </table:table-cell>
          <table:table-cell table:style-name="ce146" office:value-type="float" office:value="7780" calcext:value-type="float">
            <text:p><text:s/>€ 7,780.000 </text:p>
          </table:table-cell>
          <table:table-cell table:style-name="ce146"/>
          <table:table-cell table:style-name="ce106" table:formula="of:=[.AG13]+[.AH13]+[.AI13]" office:value-type="float" office:value="13377" calcext:value-type="float">
            <text:p><text:s/>€ 13,377.000 </text:p>
          </table:table-cell>
          <table:table-cell table:style-name="ce146" office:value-type="float" office:value="16237" calcext:value-type="float">
            <text:p><text:s/>€ 16,237.000 </text:p>
          </table:table-cell>
          <table:table-cell table:style-name="ce146" office:value-type="float" office:value="2208" calcext:value-type="float">
            <text:p><text:s/>€ 2,208.000 </text:p>
          </table:table-cell>
          <table:table-cell table:style-name="ce146" office:value-type="float" office:value="11987" calcext:value-type="float">
            <text:p><text:s/>€ 11,987.000 </text:p>
          </table:table-cell>
          <table:table-cell table:style-name="ce178" table:formula="of:=[.AJ13]+[.AK13]+[.AL13]+[.AM13]" office:value-type="float" office:value="43809" calcext:value-type="float">
            <text:p><text:s/>€ 43,809.000 </text:p>
          </table:table-cell>
          <table:table-cell table:style-name="ce70"/>
          <table:table-cell table:style-name="ce70" office:value-type="string" calcext:value-type="string">
            <text:p>niet te vinden</text:p>
          </table:table-cell>
          <table:table-cell table:number-columns-repeated="982"/>
        </table:table-row>
        <table:table-row table:style-name="ro29">
          <table:table-cell table:style-name="ce50" office:value-type="string" calcext:value-type="string">
            <text:p>St. fonds voor Cultuurparticipatie</text:p>
          </table:table-cell>
          <table:table-cell table:style-name="ce65" office:value-type="string" calcext:value-type="string">
            <text:p>OCW</text:p>
          </table:table-cell>
          <table:table-cell table:style-name="ce69" office:value-type="float" office:value="48" calcext:value-type="float">
            <text:p>48</text:p>
          </table:table-cell>
          <table:table-cell table:style-name="ce83" office:value-type="float" office:value="18390" calcext:value-type="float">
            <text:p><text:s/>€ 18,390.000 </text:p>
          </table:table-cell>
          <table:table-cell table:style-name="ce93" table:number-columns-repeated="2"/>
          <table:table-cell table:style-name="ce99"/>
          <table:table-cell table:style-name="ce106" table:formula="of:=[.D14]+[.E14]+[.F14]+[.G14]" office:value-type="float" office:value="18390" calcext:value-type="float">
            <text:p><text:s/>€ 18,390.000 </text:p>
          </table:table-cell>
          <table:table-cell table:style-name="ce93" office:value-type="float" office:value="332" calcext:value-type="float">
            <text:p><text:s/>€ 332.000 </text:p>
          </table:table-cell>
          <table:table-cell table:style-name="ce93" table:number-columns-repeated="2"/>
          <table:table-cell table:style-name="ce112" table:formula="of:=[.D14]+[.E14]+[.F14]+[.G14]+[.I14]+[.J14]+[.K14]" office:value-type="float" office:value="18722" calcext:value-type="float">
            <text:p><text:s/>€ 18,722.000 </text:p>
          </table:table-cell>
          <table:table-cell table:style-name="ce83" office:value-type="float" office:value="2179" calcext:value-type="float">
            <text:p><text:s/>€ 2,179.000 </text:p>
          </table:table-cell>
          <table:table-cell table:style-name="ce93" office:value-type="float" office:value="598" calcext:value-type="float">
            <text:p><text:s/>€ 598.000 </text:p>
          </table:table-cell>
          <table:table-cell table:style-name="ce106" table:formula="of:=[.M14]+[.N14]" office:value-type="float" office:value="2777" calcext:value-type="float">
            <text:p><text:s/>€ 2,777.000 </text:p>
          </table:table-cell>
          <table:table-cell table:style-name="ce93"/>
          <table:table-cell table:style-name="ce93" office:value-type="float" office:value="16355" calcext:value-type="float">
            <text:p><text:s/>€ 16,355.000 </text:p>
          </table:table-cell>
          <table:table-cell table:style-name="ce93" table:number-columns-repeated="4"/>
          <table:table-cell table:style-name="ce124" table:formula="of:=[.M14]+[.N14]+[.P14]+[.Q14]+[.R14]+[.S14]+[.T14]+[.U14]" office:value-type="float" office:value="19132" calcext:value-type="float">
            <text:p><text:s/>€ 19,132.000 </text:p>
          </table:table-cell>
          <table:table-cell table:style-name="ce131" table:formula="of:=[.L14]-[.V14]" office:value-type="float" office:value="-410" calcext:value-type="float">
            <text:p><text:s/>€ -410.000 </text:p>
          </table:table-cell>
          <table:table-cell table:style-name="ce140"/>
          <table:table-cell table:style-name="ce145" office:value-type="float" office:value="189" calcext:value-type="float">
            <text:p><text:s/>€ 189.000 </text:p>
          </table:table-cell>
          <table:table-cell table:style-name="ce145" office:value-type="float" office:value="22" calcext:value-type="float">
            <text:p><text:s/>€ 22.000 </text:p>
          </table:table-cell>
          <table:table-cell table:style-name="ce106" table:formula="of:=[.X14]+[.Y14]+[.Z14]" office:value-type="float" office:value="211" calcext:value-type="float">
            <text:p><text:s/>€ 211.000 </text:p>
          </table:table-cell>
          <table:table-cell table:style-name="ce145"/>
          <table:table-cell table:style-name="ce145" office:value-type="float" office:value="59824" calcext:value-type="float">
            <text:p><text:s/>€ 59,824.000 </text:p>
          </table:table-cell>
          <table:table-cell table:style-name="ce145" office:value-type="float" office:value="5937" calcext:value-type="float">
            <text:p><text:s/>€ 5,937.000 </text:p>
          </table:table-cell>
          <table:table-cell table:style-name="ce106" table:formula="of:=[.AB14]+[.AC14]+[.AD14]" office:value-type="float" office:value="65761" calcext:value-type="float">
            <text:p><text:s/>€ 65,761.000 </text:p>
          </table:table-cell>
          <table:table-cell table:style-name="ce152" table:formula="of:=[.AA14]+[.AE14]" office:value-type="float" office:value="65972" calcext:value-type="float">
            <text:p><text:s/>€ 65,972.000 </text:p>
          </table:table-cell>
          <table:table-cell table:style-name="ce140"/>
          <table:table-cell table:style-name="ce145" office:value-type="float" office:value="2914" calcext:value-type="float">
            <text:p><text:s/>€ 2,914.000 </text:p>
          </table:table-cell>
          <table:table-cell table:style-name="ce145"/>
          <table:table-cell table:style-name="ce106" table:formula="of:=[.AG14]+[.AH14]+[.AI14]" office:value-type="float" office:value="2914" calcext:value-type="float">
            <text:p><text:s/>€ 2,914.000 </text:p>
          </table:table-cell>
          <table:table-cell table:style-name="ce145"/>
          <table:table-cell table:style-name="ce145" office:value-type="float" office:value="44180" calcext:value-type="float">
            <text:p><text:s/>€ 44,180.000 </text:p>
          </table:table-cell>
          <table:table-cell table:style-name="ce145" office:value-type="float" office:value="18879" calcext:value-type="float">
            <text:p><text:s/>€ 18,879.000 </text:p>
          </table:table-cell>
          <table:table-cell table:style-name="ce178" table:formula="of:=[.AJ14]+[.AK14]+[.AL14]+[.AM14]" office:value-type="float" office:value="65973" calcext:value-type="float">
            <text:p><text:s/>€ 65,973.000 </text:p>
          </table:table-cell>
          <table:table-cell table:style-name="ce69"/>
          <table:table-cell table:style-name="ce202" office:value-type="string" calcext:value-type="string">
            <text:p><text:a xlink:href="https://cultuurparticipatie.nl/over-ons/beleidsplannen-verslagen" xlink:type="simple">https://cultuurparticipatie.nl/over-ons/beleidsplannen-verslagen</text:a></text:p>
          </table:table-cell>
          <table:table-cell table:number-columns-repeated="982"/>
        </table:table-row>
        <table:table-row table:style-name="ro29">
          <table:table-cell table:style-name="ce49" office:value-type="string" calcext:value-type="string">
            <text:p>St. Nederlands fonds voor de Film</text:p>
          </table:table-cell>
          <table:table-cell table:style-name="ce64" office:value-type="string" calcext:value-type="string">
            <text:p>OCW</text:p>
          </table:table-cell>
          <table:table-cell table:style-name="ce70" office:value-type="float" office:value="44" calcext:value-type="float">
            <text:p>44</text:p>
          </table:table-cell>
          <table:table-cell table:style-name="ce84" office:value-type="float" office:value="52917" calcext:value-type="float">
            <text:p><text:s/>€ 52,917.000 </text:p>
          </table:table-cell>
          <table:table-cell table:style-name="ce94" table:number-columns-repeated="2"/>
          <table:table-cell table:style-name="ce100"/>
          <table:table-cell table:style-name="ce106" table:formula="of:=[.D15]+[.E15]+[.F15]+[.G15]" office:value-type="float" office:value="52917" calcext:value-type="float">
            <text:p><text:s/>€ 52,917.000 </text:p>
          </table:table-cell>
          <table:table-cell table:style-name="ce94" office:value-type="float" office:value="79" calcext:value-type="float">
            <text:p><text:s/>€ 79.000 </text:p>
          </table:table-cell>
          <table:table-cell table:style-name="ce94" office:value-type="float" office:value="81" calcext:value-type="float">
            <text:p><text:s/>€ 81.000 </text:p>
          </table:table-cell>
          <table:table-cell table:style-name="ce94"/>
          <table:table-cell table:style-name="ce112" table:formula="of:=[.D15]+[.E15]+[.F15]+[.G15]+[.I15]+[.J15]+[.K15]" office:value-type="float" office:value="53077" calcext:value-type="float">
            <text:p><text:s/>€ 53,077.000 </text:p>
          </table:table-cell>
          <table:table-cell table:style-name="ce84" office:value-type="float" office:value="1223" calcext:value-type="float">
            <text:p><text:s/>€ 1,223.000 </text:p>
          </table:table-cell>
          <table:table-cell table:style-name="ce94" office:value-type="float" office:value="946" calcext:value-type="float">
            <text:p><text:s/>€ 946.000 </text:p>
          </table:table-cell>
          <table:table-cell table:style-name="ce106" table:formula="of:=[.M15]+[.N15]" office:value-type="float" office:value="2169" calcext:value-type="float">
            <text:p><text:s/>€ 2,169.000 </text:p>
          </table:table-cell>
          <table:table-cell table:style-name="ce94"/>
          <table:table-cell table:style-name="ce94" office:value-type="float" office:value="51211" calcext:value-type="float">
            <text:p><text:s/>€ 51,211.000 </text:p>
          </table:table-cell>
          <table:table-cell table:style-name="ce94" table:number-columns-repeated="4"/>
          <table:table-cell table:style-name="ce124" table:formula="of:=[.M15]+[.N15]+[.P15]+[.Q15]+[.R15]+[.S15]+[.T15]+[.U15]" office:value-type="float" office:value="53380" calcext:value-type="float">
            <text:p><text:s/>€ 53,380.000 </text:p>
          </table:table-cell>
          <table:table-cell table:style-name="ce131" table:formula="of:=[.L15]-[.V15]" office:value-type="float" office:value="-303" calcext:value-type="float">
            <text:p><text:s/>€ -303.000 </text:p>
          </table:table-cell>
          <table:table-cell table:style-name="ce141"/>
          <table:table-cell table:style-name="ce146" office:value-type="float" office:value="251" calcext:value-type="float">
            <text:p><text:s/>€ 251.000 </text:p>
          </table:table-cell>
          <table:table-cell table:style-name="ce146" office:value-type="float" office:value="52" calcext:value-type="float">
            <text:p><text:s/>€ 52.000 </text:p>
          </table:table-cell>
          <table:table-cell table:style-name="ce106" table:formula="of:=[.X15]+[.Y15]+[.Z15]" office:value-type="float" office:value="303" calcext:value-type="float">
            <text:p><text:s/>€ 303.000 </text:p>
          </table:table-cell>
          <table:table-cell table:style-name="ce146"/>
          <table:table-cell table:style-name="ce146" office:value-type="float" office:value="113826" calcext:value-type="float">
            <text:p><text:s/>€ 113,826.000 </text:p>
          </table:table-cell>
          <table:table-cell table:style-name="ce146" office:value-type="float" office:value="78070" calcext:value-type="float">
            <text:p><text:s/>€ 78,070.000 </text:p>
          </table:table-cell>
          <table:table-cell table:style-name="ce106" table:formula="of:=[.AB15]+[.AC15]+[.AD15]" office:value-type="float" office:value="191896" calcext:value-type="float">
            <text:p><text:s/>€ 191,896.000 </text:p>
          </table:table-cell>
          <table:table-cell table:style-name="ce152" table:formula="of:=[.AA15]+[.AE15]" office:value-type="float" office:value="192199" calcext:value-type="float">
            <text:p><text:s/>€ 192,199.000 </text:p>
          </table:table-cell>
          <table:table-cell table:style-name="ce141"/>
          <table:table-cell table:style-name="ce146" office:value-type="float" office:value="1615" calcext:value-type="float">
            <text:p><text:s/>€ 1,615.000 </text:p>
          </table:table-cell>
          <table:table-cell table:style-name="ce146"/>
          <table:table-cell table:style-name="ce106" table:formula="of:=[.AG15]+[.AH15]+[.AI15]" office:value-type="float" office:value="1615" calcext:value-type="float">
            <text:p><text:s/>€ 1,615.000 </text:p>
          </table:table-cell>
          <table:table-cell table:style-name="ce146"/>
          <table:table-cell table:style-name="ce146" office:value-type="float" office:value="86677" calcext:value-type="float">
            <text:p><text:s/>€ 86,677.000 </text:p>
          </table:table-cell>
          <table:table-cell table:style-name="ce146" office:value-type="float" office:value="103907" calcext:value-type="float">
            <text:p><text:s/>€ 103,907.000 </text:p>
          </table:table-cell>
          <table:table-cell table:style-name="ce178" table:formula="of:=[.AJ15]+[.AK15]+[.AL15]+[.AM15]" office:value-type="float" office:value="192199" calcext:value-type="float">
            <text:p><text:s/>€ 192,199.000 </text:p>
          </table:table-cell>
          <table:table-cell table:style-name="ce70"/>
          <table:table-cell table:style-name="ce202" office:value-type="string" calcext:value-type="string">
            <text:p><text:a xlink:href="https://www.filmfonds.nl/page/2896/jaarverslagen" xlink:type="simple">https://www.filmfonds.nl/page/2896/jaarverslagen</text:a></text:p>
          </table:table-cell>
          <table:table-cell table:number-columns-repeated="982"/>
        </table:table-row>
        <table:table-row table:style-name="ro29">
          <table:table-cell table:style-name="ce50" office:value-type="string" calcext:value-type="string">
            <text:p>St. Nederlands fonds voor Podiumkunsten</text:p>
          </table:table-cell>
          <table:table-cell table:style-name="ce65" office:value-type="string" calcext:value-type="string">
            <text:p>OCW</text:p>
          </table:table-cell>
          <table:table-cell table:style-name="ce69" office:value-type="float" office:value="53" calcext:value-type="float">
            <text:p>53</text:p>
          </table:table-cell>
          <table:table-cell table:style-name="ce83" office:value-type="float" office:value="21620" calcext:value-type="float">
            <text:p><text:s/>€ 21,620.000 </text:p>
          </table:table-cell>
          <table:table-cell table:style-name="ce93" table:number-columns-repeated="2"/>
          <table:table-cell table:style-name="ce99"/>
          <table:table-cell table:style-name="ce106" table:formula="of:=[.D16]+[.E16]+[.F16]+[.G16]" office:value-type="float" office:value="21620" calcext:value-type="float">
            <text:p><text:s/>€ 21,620.000 </text:p>
          </table:table-cell>
          <table:table-cell table:style-name="ce93" office:value-type="float" office:value="45" calcext:value-type="float">
            <text:p><text:s/>€ 45.000 </text:p>
          </table:table-cell>
          <table:table-cell table:style-name="ce93"/>
          <table:table-cell table:style-name="ce93" office:value-type="float" office:value="1190" calcext:value-type="float">
            <text:p><text:s/>€ 1,190.000 </text:p>
          </table:table-cell>
          <table:table-cell table:style-name="ce112" table:formula="of:=[.D16]+[.E16]+[.F16]+[.G16]+[.I16]+[.J16]+[.K16]" office:value-type="float" office:value="22855" calcext:value-type="float">
            <text:p><text:s/>€ 22,855.000 </text:p>
          </table:table-cell>
          <table:table-cell table:style-name="ce83" office:value-type="float" office:value="4056" calcext:value-type="float">
            <text:p><text:s/>€ 4,056.000 </text:p>
          </table:table-cell>
          <table:table-cell table:style-name="ce93" office:value-type="float" office:value="2972" calcext:value-type="float">
            <text:p><text:s/>€ 2,972.000 </text:p>
          </table:table-cell>
          <table:table-cell table:style-name="ce106" table:formula="of:=[.M16]+[.N16]" office:value-type="float" office:value="7028" calcext:value-type="float">
            <text:p><text:s/>€ 7,028.000 </text:p>
          </table:table-cell>
          <table:table-cell table:style-name="ce93"/>
          <table:table-cell table:style-name="ce93" office:value-type="float" office:value="15383" calcext:value-type="float">
            <text:p><text:s/>€ 15,383.000 </text:p>
          </table:table-cell>
          <table:table-cell table:style-name="ce93" table:number-columns-repeated="4"/>
          <table:table-cell table:style-name="ce124" table:formula="of:=[.M16]+[.N16]+[.P16]+[.Q16]+[.R16]+[.S16]+[.T16]+[.U16]" office:value-type="float" office:value="22411" calcext:value-type="float">
            <text:p><text:s/>€ 22,411.000 </text:p>
          </table:table-cell>
          <table:table-cell table:style-name="ce131" table:formula="of:=[.L16]-[.V16]" office:value-type="float" office:value="444" calcext:value-type="float">
            <text:p><text:s/>€ 444.000 </text:p>
          </table:table-cell>
          <table:table-cell table:style-name="ce140"/>
          <table:table-cell table:style-name="ce145" office:value-type="float" office:value="508" calcext:value-type="float">
            <text:p><text:s/>€ 508.000 </text:p>
          </table:table-cell>
          <table:table-cell table:style-name="ce145"/>
          <table:table-cell table:style-name="ce106" table:formula="of:=[.X16]+[.Y16]+[.Z16]" office:value-type="float" office:value="508" calcext:value-type="float">
            <text:p><text:s/>€ 508.000 </text:p>
          </table:table-cell>
          <table:table-cell table:style-name="ce145"/>
          <table:table-cell table:style-name="ce145" office:value-type="float" office:value="133727" calcext:value-type="float">
            <text:p><text:s/>€ 133,727.000 </text:p>
          </table:table-cell>
          <table:table-cell table:style-name="ce145" office:value-type="float" office:value="8072" calcext:value-type="float">
            <text:p><text:s/>€ 8,072.000 </text:p>
          </table:table-cell>
          <table:table-cell table:style-name="ce106" table:formula="of:=[.AB16]+[.AC16]+[.AD16]" office:value-type="float" office:value="141799" calcext:value-type="float">
            <text:p><text:s/>€ 141,799.000 </text:p>
          </table:table-cell>
          <table:table-cell table:style-name="ce152" table:formula="of:=[.AA16]+[.AE16]" office:value-type="float" office:value="142307" calcext:value-type="float">
            <text:p><text:s/>€ 142,307.000 </text:p>
          </table:table-cell>
          <table:table-cell table:style-name="ce140"/>
          <table:table-cell table:style-name="ce145" office:value-type="float" office:value="8798" calcext:value-type="float">
            <text:p><text:s/>€ 8,798.000 </text:p>
          </table:table-cell>
          <table:table-cell table:style-name="ce145"/>
          <table:table-cell table:style-name="ce106" table:formula="of:=[.AG16]+[.AH16]+[.AI16]" office:value-type="float" office:value="8798" calcext:value-type="float">
            <text:p><text:s/>€ 8,798.000 </text:p>
          </table:table-cell>
          <table:table-cell table:style-name="ce145" office:value-type="float" office:value="393" calcext:value-type="float">
            <text:p><text:s/>€ 393.000 </text:p>
          </table:table-cell>
          <table:table-cell table:style-name="ce145" office:value-type="float" office:value="57100" calcext:value-type="float">
            <text:p><text:s/>€ 57,100.000 </text:p>
          </table:table-cell>
          <table:table-cell table:style-name="ce145" office:value-type="float" office:value="76017" calcext:value-type="float">
            <text:p><text:s/>€ 76,017.000 </text:p>
          </table:table-cell>
          <table:table-cell table:style-name="ce178" table:formula="of:=[.AJ16]+[.AK16]+[.AL16]+[.AM16]" office:value-type="float" office:value="142308" calcext:value-type="float">
            <text:p><text:s/>€ 142,308.000 </text:p>
          </table:table-cell>
          <table:table-cell table:style-name="ce69"/>
          <table:table-cell table:style-name="ce202" office:value-type="string" calcext:value-type="string">
            <text:p><text:a xlink:href="https://fondspodiumkunsten.nl/nl/actueel/nieuws/jaarverslag_2018" xlink:type="simple">https://fondspodiumkunsten.nl/nl/actueel/nieuws/jaarverslag_2018</text:a></text:p>
          </table:table-cell>
          <table:table-cell table:number-columns-repeated="982"/>
        </table:table-row>
        <table:table-row table:style-name="ro29">
          <table:table-cell table:style-name="ce49" office:value-type="string" calcext:value-type="string">
            <text:p>St. Nederlands Letterenfonds</text:p>
          </table:table-cell>
          <table:table-cell table:style-name="ce64" office:value-type="string" calcext:value-type="string">
            <text:p>OCW</text:p>
          </table:table-cell>
          <table:table-cell table:style-name="ce70" office:value-type="float" office:value="27" calcext:value-type="float">
            <text:p>27</text:p>
          </table:table-cell>
          <table:table-cell table:style-name="ce84" office:value-type="float" office:value="10698" calcext:value-type="float">
            <text:p><text:s/>€ 10,698.000 </text:p>
          </table:table-cell>
          <table:table-cell table:style-name="ce94" table:number-columns-repeated="2"/>
          <table:table-cell table:style-name="ce100"/>
          <table:table-cell table:style-name="ce106" table:formula="of:=[.D17]+[.E17]+[.F17]+[.G17]" office:value-type="float" office:value="10698" calcext:value-type="float">
            <text:p><text:s/>€ 10,698.000 </text:p>
          </table:table-cell>
          <table:table-cell table:style-name="ce94" office:value-type="float" office:value="436" calcext:value-type="float">
            <text:p><text:s/>€ 436.000 </text:p>
          </table:table-cell>
          <table:table-cell table:style-name="ce94"/>
          <table:table-cell table:style-name="ce94" office:value-type="float" office:value="190" calcext:value-type="float">
            <text:p><text:s/>€ 190.000 </text:p>
          </table:table-cell>
          <table:table-cell table:style-name="ce112" table:formula="of:=[.D17]+[.E17]+[.F17]+[.G17]+[.I17]+[.J17]+[.K17]" office:value-type="float" office:value="11324" calcext:value-type="float">
            <text:p><text:s/>€ 11,324.000 </text:p>
          </table:table-cell>
          <table:table-cell table:style-name="ce84" office:value-type="float" office:value="2036" calcext:value-type="float">
            <text:p><text:s/>€ 2,036.000 </text:p>
          </table:table-cell>
          <table:table-cell table:style-name="ce94" office:value-type="float" office:value="805" calcext:value-type="float">
            <text:p><text:s/>€ 805.000 </text:p>
          </table:table-cell>
          <table:table-cell table:style-name="ce106" table:formula="of:=[.M17]+[.N17]" office:value-type="float" office:value="2841" calcext:value-type="float">
            <text:p><text:s/>€ 2,841.000 </text:p>
          </table:table-cell>
          <table:table-cell table:style-name="ce94"/>
          <table:table-cell table:style-name="ce94" office:value-type="float" office:value="8670" calcext:value-type="float">
            <text:p><text:s/>€ 8,670.000 </text:p>
          </table:table-cell>
          <table:table-cell table:style-name="ce94" table:number-columns-repeated="4"/>
          <table:table-cell table:style-name="ce124" table:formula="of:=[.M17]+[.N17]+[.P17]+[.Q17]+[.R17]+[.S17]+[.T17]+[.U17]" office:value-type="float" office:value="11511" calcext:value-type="float">
            <text:p><text:s/>€ 11,511.000 </text:p>
          </table:table-cell>
          <table:table-cell table:style-name="ce131" table:formula="of:=[.L17]-[.V17]" office:value-type="float" office:value="-187" calcext:value-type="float">
            <text:p><text:s/>€ -187.000 </text:p>
          </table:table-cell>
          <table:table-cell table:style-name="ce141"/>
          <table:table-cell table:style-name="ce146" office:value-type="float" office:value="3451" calcext:value-type="float">
            <text:p><text:s/>€ 3,451.000 </text:p>
          </table:table-cell>
          <table:table-cell table:style-name="ce146" office:value-type="float" office:value="0" calcext:value-type="float">
            <text:p><text:s/>€ - <text:s text:c="2"/></text:p>
          </table:table-cell>
          <table:table-cell table:style-name="ce106" table:formula="of:=[.X17]+[.Y17]+[.Z17]" office:value-type="float" office:value="3451" calcext:value-type="float">
            <text:p><text:s/>€ 3,451.000 </text:p>
          </table:table-cell>
          <table:table-cell table:style-name="ce146"/>
          <table:table-cell table:style-name="ce146" office:value-type="float" office:value="25022" calcext:value-type="float">
            <text:p><text:s/>€ 25,022.000 </text:p>
          </table:table-cell>
          <table:table-cell table:style-name="ce146" office:value-type="float" office:value="7188" calcext:value-type="float">
            <text:p><text:s/>€ 7,188.000 </text:p>
          </table:table-cell>
          <table:table-cell table:style-name="ce106" table:formula="of:=[.AB17]+[.AC17]+[.AD17]" office:value-type="float" office:value="32210" calcext:value-type="float">
            <text:p><text:s/>€ 32,210.000 </text:p>
          </table:table-cell>
          <table:table-cell table:style-name="ce152" table:formula="of:=[.AA17]+[.AE17]" office:value-type="float" office:value="35661" calcext:value-type="float">
            <text:p><text:s/>€ 35,661.000 </text:p>
          </table:table-cell>
          <table:table-cell table:style-name="ce141"/>
          <table:table-cell table:style-name="ce146" office:value-type="float" office:value="2901" calcext:value-type="float">
            <text:p><text:s/>€ 2,901.000 </text:p>
          </table:table-cell>
          <table:table-cell table:style-name="ce146"/>
          <table:table-cell table:style-name="ce106" table:formula="of:=[.AG17]+[.AH17]+[.AI17]" office:value-type="float" office:value="2901" calcext:value-type="float">
            <text:p><text:s/>€ 2,901.000 </text:p>
          </table:table-cell>
          <table:table-cell table:style-name="ce146" office:value-type="float" office:value="399" calcext:value-type="float">
            <text:p><text:s/>€ 399.000 </text:p>
          </table:table-cell>
          <table:table-cell table:style-name="ce146" office:value-type="float" office:value="16727" calcext:value-type="float">
            <text:p><text:s/>€ 16,727.000 </text:p>
          </table:table-cell>
          <table:table-cell table:style-name="ce146" office:value-type="float" office:value="15635" calcext:value-type="float">
            <text:p><text:s/>€ 15,635.000 </text:p>
          </table:table-cell>
          <table:table-cell table:style-name="ce178" table:formula="of:=[.AJ17]+[.AK17]+[.AL17]+[.AM17]" office:value-type="float" office:value="35662" calcext:value-type="float">
            <text:p><text:s/>€ 35,662.000 </text:p>
          </table:table-cell>
          <table:table-cell table:style-name="ce70"/>
          <table:table-cell table:style-name="ce202" office:value-type="string" calcext:value-type="string">
            <text:p><text:a xlink:href="http://www.letterenfonds.nl/nl/publicatie/158/jaarverslag-2018" xlink:type="simple">http://www.letterenfonds.nl/nl/publicatie/158/jaarverslag-2018</text:a></text:p>
          </table:table-cell>
          <table:table-cell table:number-columns-repeated="982"/>
        </table:table-row>
        <table:table-row table:style-name="ro29">
          <table:table-cell table:style-name="ce50" office:value-type="string" calcext:value-type="string">
            <text:p>St. Participatiefonds voor het onderwijs</text:p>
          </table:table-cell>
          <table:table-cell table:style-name="ce65" office:value-type="string" calcext:value-type="string">
            <text:p>OCW</text:p>
          </table:table-cell>
          <table:table-cell table:style-name="ce69" office:value-type="float" office:value="39" calcext:value-type="float">
            <text:p>39</text:p>
          </table:table-cell>
          <table:table-cell table:style-name="ce83" office:value-type="float" office:value="1972" calcext:value-type="float">
            <text:p><text:s/>€ 1,972.000 </text:p>
          </table:table-cell>
          <table:table-cell table:style-name="ce93" table:number-columns-repeated="2"/>
          <table:table-cell table:style-name="ce99" office:value-type="float" office:value="281230" calcext:value-type="float">
            <text:p><text:s/>€ 281,230.000 </text:p>
          </table:table-cell>
          <table:table-cell table:style-name="ce106" table:formula="of:=[.D18]+[.E18]+[.F18]+[.G18]" office:value-type="float" office:value="283202" calcext:value-type="float">
            <text:p><text:s/>€ 283,202.000 </text:p>
          </table:table-cell>
          <table:table-cell table:style-name="ce93" office:value-type="float" office:value="19530" calcext:value-type="float">
            <text:p><text:s/>€ 19,530.000 </text:p>
          </table:table-cell>
          <table:table-cell table:style-name="ce93"/>
          <table:table-cell table:style-name="ce93" office:value-type="float" office:value="2572" calcext:value-type="float">
            <text:p><text:s/>€ 2,572.000 </text:p>
          </table:table-cell>
          <table:table-cell table:style-name="ce112" table:formula="of:=[.D18]+[.E18]+[.F18]+[.G18]+[.I18]+[.J18]+[.K18]" office:value-type="float" office:value="305304" calcext:value-type="float">
            <text:p><text:s/>€ 305,304.000 </text:p>
          </table:table-cell>
          <table:table-cell table:style-name="ce83" office:value-type="float" office:value="5810" calcext:value-type="float">
            <text:p><text:s/>€ 5,810.000 </text:p>
          </table:table-cell>
          <table:table-cell table:style-name="ce93"/>
          <table:table-cell table:style-name="ce106" table:formula="of:=[.M18]+[.N18]" office:value-type="float" office:value="5810" calcext:value-type="float">
            <text:p><text:s/>€ 5,810.000 </text:p>
          </table:table-cell>
          <table:table-cell table:style-name="ce93"/>
          <table:table-cell table:style-name="ce93" office:value-type="float" office:value="256233" calcext:value-type="float">
            <text:p><text:s/>€ 256,233.000 </text:p>
          </table:table-cell>
          <table:table-cell table:style-name="ce93" office:value-type="float" office:value="3" calcext:value-type="float">
            <text:p><text:s/>€ 3.000 </text:p>
          </table:table-cell>
          <table:table-cell table:style-name="ce93" table:number-columns-repeated="3"/>
          <table:table-cell table:style-name="ce124" table:formula="of:=[.M18]+[.N18]+[.P18]+[.Q18]+[.R18]+[.S18]+[.T18]+[.U18]" office:value-type="float" office:value="262046" calcext:value-type="float">
            <text:p><text:s/>€ 262,046.000 </text:p>
          </table:table-cell>
          <table:table-cell table:style-name="ce131" table:formula="of:=[.L18]-[.V18]" office:value-type="float" office:value="43258" calcext:value-type="float">
            <text:p><text:s/>€ 43,258.000 </text:p>
          </table:table-cell>
          <table:table-cell table:style-name="ce140"/>
          <table:table-cell table:style-name="ce145" office:value-type="float" office:value="270" calcext:value-type="float">
            <text:p><text:s/>€ 270.000 </text:p>
          </table:table-cell>
          <table:table-cell table:style-name="ce145"/>
          <table:table-cell table:style-name="ce106" table:formula="of:=[.X18]+[.Y18]+[.Z18]" office:value-type="float" office:value="270" calcext:value-type="float">
            <text:p><text:s/>€ 270.000 </text:p>
          </table:table-cell>
          <table:table-cell table:style-name="ce145"/>
          <table:table-cell table:style-name="ce145" office:value-type="float" office:value="55817" calcext:value-type="float">
            <text:p><text:s/>€ 55,817.000 </text:p>
          </table:table-cell>
          <table:table-cell table:style-name="ce145" office:value-type="float" office:value="85467" calcext:value-type="float">
            <text:p><text:s/>€ 85,467.000 </text:p>
          </table:table-cell>
          <table:table-cell table:style-name="ce106" table:formula="of:=[.AB18]+[.AC18]+[.AD18]" office:value-type="float" office:value="141284" calcext:value-type="float">
            <text:p><text:s/>€ 141,284.000 </text:p>
          </table:table-cell>
          <table:table-cell table:style-name="ce152" table:formula="of:=[.AA18]+[.AE18]" office:value-type="float" office:value="141554" calcext:value-type="float">
            <text:p><text:s/>€ 141,554.000 </text:p>
          </table:table-cell>
          <table:table-cell table:style-name="ce140"/>
          <table:table-cell table:style-name="ce145" office:value-type="float" office:value="60948" calcext:value-type="float">
            <text:p><text:s/>€ 60,948.000 </text:p>
          </table:table-cell>
          <table:table-cell table:style-name="ce145"/>
          <table:table-cell table:style-name="ce106" table:formula="of:=[.AG18]+[.AH18]+[.AI18]" office:value-type="float" office:value="60948" calcext:value-type="float">
            <text:p><text:s/>€ 60,948.000 </text:p>
          </table:table-cell>
          <table:table-cell table:style-name="ce145" table:number-columns-repeated="2"/>
          <table:table-cell table:style-name="ce145" office:value-type="float" office:value="80606" calcext:value-type="float">
            <text:p><text:s/>€ 80,606.000 </text:p>
          </table:table-cell>
          <table:table-cell table:style-name="ce178" table:formula="of:=[.AJ18]+[.AK18]+[.AL18]+[.AM18]" office:value-type="float" office:value="141554" calcext:value-type="float">
            <text:p><text:s/>€ 141,554.000 </text:p>
          </table:table-cell>
          <table:table-cell table:style-name="ce69"/>
          <table:table-cell table:style-name="ce202" office:value-type="string" calcext:value-type="string">
            <text:p><text:a xlink:href="https://www.vfpf.nl/formulieren-en-documenten?categorie=jaarverslagen" xlink:type="simple">https://www.vfpf.nl/formulieren-en-documenten?categorie=jaarverslagen</text:a></text:p>
          </table:table-cell>
          <table:table-cell table:number-columns-repeated="982"/>
        </table:table-row>
        <table:table-row table:style-name="ro29">
          <table:table-cell table:style-name="ce49" office:value-type="string" calcext:value-type="string">
            <text:p>St. Regionale Publieke Omroep</text:p>
          </table:table-cell>
          <table:table-cell table:style-name="ce64" office:value-type="string" calcext:value-type="string">
            <text:p>OCW</text:p>
          </table:table-cell>
          <table:table-cell table:style-name="ce70"/>
          <table:table-cell table:style-name="ce84" office:value-type="float" office:value="807562" calcext:value-type="float">
            <text:p><text:s/>€ 807,562.000 </text:p>
          </table:table-cell>
          <table:table-cell table:style-name="ce94"/>
          <table:table-cell table:style-name="ce94" office:value-type="float" office:value="274129" calcext:value-type="float">
            <text:p><text:s/>€ 274,129.000 </text:p>
          </table:table-cell>
          <table:table-cell table:style-name="ce100"/>
          <table:table-cell table:style-name="ce106" table:formula="of:=[.D19]+[.E19]+[.F19]+[.G19]" office:value-type="float" office:value="1081691" calcext:value-type="float">
            <text:p><text:s/>€ 1,081,691.000 </text:p>
          </table:table-cell>
          <table:table-cell table:style-name="ce94"/>
          <table:table-cell table:style-name="ce94" office:value-type="float" office:value="17" calcext:value-type="float">
            <text:p><text:s/>€ 17.000 </text:p>
          </table:table-cell>
          <table:table-cell table:style-name="ce94"/>
          <table:table-cell table:style-name="ce112" table:formula="of:=[.D19]+[.E19]+[.F19]+[.G19]+[.I19]+[.J19]+[.K19]" office:value-type="float" office:value="1081708" calcext:value-type="float">
            <text:p><text:s/>€ 1,081,708.000 </text:p>
          </table:table-cell>
          <table:table-cell table:style-name="ce84" office:value-type="float" office:value="480031" calcext:value-type="float">
            <text:p><text:s/>€ 480,031.000 </text:p>
          </table:table-cell>
          <table:table-cell table:style-name="ce94" office:value-type="float" office:value="42162" calcext:value-type="float">
            <text:p><text:s/>€ 42,162.000 </text:p>
          </table:table-cell>
          <table:table-cell table:style-name="ce106" table:formula="of:=[.M19]+[.N19]" office:value-type="float" office:value="522193" calcext:value-type="float">
            <text:p><text:s/>€ 522,193.000 </text:p>
          </table:table-cell>
          <table:table-cell table:style-name="ce94" office:value-type="float" office:value="20041" calcext:value-type="float">
            <text:p><text:s/>€ 20,041.000 </text:p>
          </table:table-cell>
          <table:table-cell table:style-name="ce94" office:value-type="float" office:value="440468" calcext:value-type="float">
            <text:p><text:s/>€ 440,468.000 </text:p>
          </table:table-cell>
          <table:table-cell table:style-name="ce94" table:number-columns-repeated="4"/>
          <table:table-cell table:style-name="ce124" table:formula="of:=[.M19]+[.N19]+[.P19]+[.Q19]+[.R19]+[.S19]+[.T19]+[.U19]" office:value-type="float" office:value="982702" calcext:value-type="float">
            <text:p><text:s/>€ 982,702.000 </text:p>
          </table:table-cell>
          <table:table-cell table:style-name="ce131" table:formula="of:=[.L19]-[.V19]" office:value-type="float" office:value="99006" calcext:value-type="float">
            <text:p><text:s/>€ 99,006.000 </text:p>
          </table:table-cell>
          <table:table-cell table:style-name="ce141"/>
          <table:table-cell table:style-name="ce146" office:value-type="float" office:value="122088" calcext:value-type="float">
            <text:p><text:s/>€ 122,088.000 </text:p>
          </table:table-cell>
          <table:table-cell table:style-name="ce146"/>
          <table:table-cell table:style-name="ce106" table:formula="of:=[.X19]+[.Y19]+[.Z19]" office:value-type="float" office:value="122088" calcext:value-type="float">
            <text:p><text:s/>€ 122,088.000 </text:p>
          </table:table-cell>
          <table:table-cell table:style-name="ce146"/>
          <table:table-cell table:style-name="ce146" office:value-type="float" office:value="478915" calcext:value-type="float">
            <text:p><text:s/>€ 478,915.000 </text:p>
          </table:table-cell>
          <table:table-cell table:style-name="ce146" office:value-type="float" office:value="795134" calcext:value-type="float">
            <text:p><text:s/>€ 795,134.000 </text:p>
          </table:table-cell>
          <table:table-cell table:style-name="ce106" table:formula="of:=[.AB19]+[.AC19]+[.AD19]" office:value-type="float" office:value="1274049" calcext:value-type="float">
            <text:p><text:s/>€ 1,274,049.000 </text:p>
          </table:table-cell>
          <table:table-cell table:style-name="ce152" table:formula="of:=[.AA19]+[.AE19]" office:value-type="float" office:value="1396137" calcext:value-type="float">
            <text:p><text:s/>€ 1,396,137.000 </text:p>
          </table:table-cell>
          <table:table-cell table:style-name="ce141"/>
          <table:table-cell table:style-name="ce146" table:number-columns-repeated="2"/>
          <table:table-cell table:style-name="ce106" table:formula="of:=[.AG19]+[.AH19]+[.AI19]" office:value-type="float" office:value="0" calcext:value-type="float">
            <text:p><text:s/>€ - <text:s text:c="2"/></text:p>
          </table:table-cell>
          <table:table-cell table:style-name="ce146" office:value-type="float" office:value="50858" calcext:value-type="float">
            <text:p><text:s/>€ 50,858.000 </text:p>
          </table:table-cell>
          <table:table-cell table:style-name="ce146"/>
          <table:table-cell table:style-name="ce146" office:value-type="float" office:value="1345280" calcext:value-type="float">
            <text:p><text:s/>€ 1,345,280.000 </text:p>
          </table:table-cell>
          <table:table-cell table:style-name="ce178" table:formula="of:=[.AJ19]+[.AK19]+[.AL19]+[.AM19]" office:value-type="float" office:value="1396138" calcext:value-type="float">
            <text:p><text:s/>€ 1,396,138.000 </text:p>
          </table:table-cell>
          <table:table-cell table:style-name="ce70"/>
          <table:table-cell table:style-name="ce202" office:value-type="string" calcext:value-type="string">
            <text:p><text:a xlink:href="https://www.stichtingrpo.nl/jaarverslagen/" xlink:type="simple">https://www.stichtingrpo.nl/jaarverslagen/</text:a></text:p>
          </table:table-cell>
          <table:table-cell table:number-columns-repeated="6"/>
          <table:table-cell table:style-name="ce206" table:number-columns-repeated="2"/>
          <table:table-cell table:number-columns-repeated="974"/>
        </table:table-row>
        <table:table-row table:style-name="ro29">
          <table:table-cell table:style-name="ce50" office:value-type="string" calcext:value-type="string">
            <text:p>St. Stimuleringsfonds Creatieve Industrie</text:p>
          </table:table-cell>
          <table:table-cell table:style-name="ce65" office:value-type="string" calcext:value-type="string">
            <text:p>OCW</text:p>
          </table:table-cell>
          <table:table-cell table:style-name="ce69" office:value-type="float" office:value="27" calcext:value-type="float">
            <text:p>27</text:p>
          </table:table-cell>
          <table:table-cell table:style-name="ce83" office:value-type="float" office:value="15412" calcext:value-type="float">
            <text:p><text:s/>€ 15,412.000 </text:p>
          </table:table-cell>
          <table:table-cell table:style-name="ce93"/>
          <table:table-cell table:style-name="ce93" office:value-type="float" office:value="1693" calcext:value-type="float">
            <text:p><text:s/>€ 1,693.000 </text:p>
          </table:table-cell>
          <table:table-cell table:style-name="ce99"/>
          <table:table-cell table:style-name="ce106" table:formula="of:=[.D20]+[.E20]+[.F20]+[.G20]" office:value-type="float" office:value="17105" calcext:value-type="float">
            <text:p><text:s/>€ 17,105.000 </text:p>
          </table:table-cell>
          <table:table-cell table:style-name="ce93" office:value-type="float" office:value="162" calcext:value-type="float">
            <text:p><text:s/>€ 162.000 </text:p>
          </table:table-cell>
          <table:table-cell table:style-name="ce93" table:number-columns-repeated="2"/>
          <table:table-cell table:style-name="ce112" table:formula="of:=[.D20]+[.E20]+[.F20]+[.G20]+[.I20]+[.J20]+[.K20]" office:value-type="float" office:value="17267" calcext:value-type="float">
            <text:p><text:s/>€ 17,267.000 </text:p>
          </table:table-cell>
          <table:table-cell table:style-name="ce83" office:value-type="float" office:value="1594" calcext:value-type="float">
            <text:p><text:s/>€ 1,594.000 </text:p>
          </table:table-cell>
          <table:table-cell table:style-name="ce93" office:value-type="float" office:value="451" calcext:value-type="float">
            <text:p><text:s/>€ 451.000 </text:p>
          </table:table-cell>
          <table:table-cell table:style-name="ce106" table:formula="of:=[.M20]+[.N20]" office:value-type="float" office:value="2045" calcext:value-type="float">
            <text:p><text:s/>€ 2,045.000 </text:p>
          </table:table-cell>
          <table:table-cell table:style-name="ce93"/>
          <table:table-cell table:style-name="ce93" office:value-type="float" office:value="15596" calcext:value-type="float">
            <text:p><text:s/>€ 15,596.000 </text:p>
          </table:table-cell>
          <table:table-cell table:style-name="ce93" table:number-columns-repeated="4"/>
          <table:table-cell table:style-name="ce124" table:formula="of:=[.M20]+[.N20]+[.P20]+[.Q20]+[.R20]+[.S20]+[.T20]+[.U20]" office:value-type="float" office:value="17641" calcext:value-type="float">
            <text:p><text:s/>€ 17,641.000 </text:p>
          </table:table-cell>
          <table:table-cell table:style-name="ce131" table:formula="of:=[.L20]-[.V20]" office:value-type="float" office:value="-374" calcext:value-type="float">
            <text:p><text:s/>€ -374.000 </text:p>
          </table:table-cell>
          <table:table-cell table:style-name="ce140" office:value-type="float" office:value="93" calcext:value-type="float">
            <text:p><text:s/>€ 93.000 </text:p>
          </table:table-cell>
          <table:table-cell table:style-name="ce145" office:value-type="float" office:value="56" calcext:value-type="float">
            <text:p><text:s/>€ 56.000 </text:p>
          </table:table-cell>
          <table:table-cell table:style-name="ce145"/>
          <table:table-cell table:style-name="ce106" table:formula="of:=[.X20]+[.Y20]+[.Z20]" office:value-type="float" office:value="149" calcext:value-type="float">
            <text:p><text:s/>€ 149.000 </text:p>
          </table:table-cell>
          <table:table-cell table:style-name="ce145"/>
          <table:table-cell table:style-name="ce145" office:value-type="float" office:value="35265" calcext:value-type="float">
            <text:p><text:s/>€ 35,265.000 </text:p>
          </table:table-cell>
          <table:table-cell table:style-name="ce145" office:value-type="float" office:value="7814" calcext:value-type="float">
            <text:p><text:s/>€ 7,814.000 </text:p>
          </table:table-cell>
          <table:table-cell table:style-name="ce106" table:formula="of:=[.AB20]+[.AC20]+[.AD20]" office:value-type="float" office:value="43079" calcext:value-type="float">
            <text:p><text:s/>€ 43,079.000 </text:p>
          </table:table-cell>
          <table:table-cell table:style-name="ce152" table:formula="of:=[.AA20]+[.AE20]" office:value-type="float" office:value="43228" calcext:value-type="float">
            <text:p><text:s/>€ 43,228.000 </text:p>
          </table:table-cell>
          <table:table-cell table:style-name="ce140"/>
          <table:table-cell table:style-name="ce145" office:value-type="float" office:value="1238" calcext:value-type="float">
            <text:p><text:s/>€ 1,238.000 </text:p>
          </table:table-cell>
          <table:table-cell table:style-name="ce145"/>
          <table:table-cell table:style-name="ce106" table:formula="of:=[.AG20]+[.AH20]+[.AI20]" office:value-type="float" office:value="1238" calcext:value-type="float">
            <text:p><text:s/>€ 1,238.000 </text:p>
          </table:table-cell>
          <table:table-cell table:style-name="ce145"/>
          <table:table-cell table:style-name="ce145" office:value-type="float" office:value="21921" calcext:value-type="float">
            <text:p><text:s/>€ 21,921.000 </text:p>
          </table:table-cell>
          <table:table-cell table:style-name="ce145" office:value-type="float" office:value="20070" calcext:value-type="float">
            <text:p><text:s/>€ 20,070.000 </text:p>
          </table:table-cell>
          <table:table-cell table:style-name="ce178" table:formula="of:=[.AJ20]+[.AK20]+[.AL20]+[.AM20]" office:value-type="float" office:value="43229" calcext:value-type="float">
            <text:p><text:s/>€ 43,229.000 </text:p>
          </table:table-cell>
          <table:table-cell table:style-name="ce69"/>
          <table:table-cell table:style-name="ce201" office:value-type="string" calcext:value-type="string">
            <text:p>https://stimuleringsfonds.nl/nl/het_fonds/organisatie/jaarverslag/</text:p>
          </table:table-cell>
          <table:table-cell table:number-columns-repeated="6"/>
          <table:table-cell table:style-name="ce206" table:number-columns-repeated="2"/>
          <table:table-cell table:number-columns-repeated="974"/>
        </table:table-row>
        <table:table-row table:style-name="ro29">
          <table:table-cell table:style-name="ce49" office:value-type="string" calcext:value-type="string">
            <text:p>St. Vervangingsfonds</text:p>
          </table:table-cell>
          <table:table-cell table:style-name="ce64" office:value-type="string" calcext:value-type="string">
            <text:p>OCW</text:p>
          </table:table-cell>
          <table:table-cell table:style-name="ce70" office:value-type="float" office:value="39" calcext:value-type="float">
            <text:p>39</text:p>
          </table:table-cell>
          <table:table-cell table:style-name="ce84" office:value-type="float" office:value="2731" calcext:value-type="float">
            <text:p><text:s/>€ 2,731.000 </text:p>
          </table:table-cell>
          <table:table-cell table:style-name="ce94" table:number-columns-repeated="2"/>
          <table:table-cell table:style-name="ce100" office:value-type="float" office:value="93709" calcext:value-type="float">
            <text:p><text:s/>€ 93,709.000 </text:p>
          </table:table-cell>
          <table:table-cell table:style-name="ce106" table:formula="of:=[.D21]+[.E21]+[.F21]+[.G21]" office:value-type="float" office:value="96440" calcext:value-type="float">
            <text:p><text:s/>€ 96,440.000 </text:p>
          </table:table-cell>
          <table:table-cell table:style-name="ce94" table:number-columns-repeated="3"/>
          <table:table-cell table:style-name="ce112" table:formula="of:=[.D21]+[.E21]+[.F21]+[.G21]+[.I21]+[.J21]+[.K21]" office:value-type="float" office:value="96440" calcext:value-type="float">
            <text:p><text:s/>€ 96,440.000 </text:p>
          </table:table-cell>
          <table:table-cell table:style-name="ce84" office:value-type="float" office:value="13523" calcext:value-type="float">
            <text:p><text:s/>€ 13,523.000 </text:p>
          </table:table-cell>
          <table:table-cell table:style-name="ce94"/>
          <table:table-cell table:style-name="ce106" table:formula="of:=[.M21]+[.N21]" office:value-type="float" office:value="13523" calcext:value-type="float">
            <text:p><text:s/>€ 13,523.000 </text:p>
          </table:table-cell>
          <table:table-cell table:style-name="ce94"/>
          <table:table-cell table:style-name="ce94" office:value-type="float" office:value="84271" calcext:value-type="float">
            <text:p><text:s/>€ 84,271.000 </text:p>
          </table:table-cell>
          <table:table-cell table:style-name="ce94" office:value-type="float" office:value="4" calcext:value-type="float">
            <text:p><text:s/>€ 4.000 </text:p>
          </table:table-cell>
          <table:table-cell table:style-name="ce94" table:number-columns-repeated="3"/>
          <table:table-cell table:style-name="ce124" table:formula="of:=[.M21]+[.N21]+[.P21]+[.Q21]+[.R21]+[.S21]+[.T21]+[.U21]" office:value-type="float" office:value="97798" calcext:value-type="float">
            <text:p><text:s/>€ 97,798.000 </text:p>
          </table:table-cell>
          <table:table-cell table:style-name="ce131" table:formula="of:=[.L21]-[.V21]" office:value-type="float" office:value="-1358" calcext:value-type="float">
            <text:p><text:s/>€ -1,358.000 </text:p>
          </table:table-cell>
          <table:table-cell table:style-name="ce141"/>
          <table:table-cell table:style-name="ce146" table:number-columns-repeated="2"/>
          <table:table-cell table:style-name="ce106" table:formula="of:=[.X21]+[.Y21]+[.Z21]" office:value-type="float" office:value="0" calcext:value-type="float">
            <text:p><text:s/>€ - <text:s text:c="2"/></text:p>
          </table:table-cell>
          <table:table-cell table:style-name="ce146"/>
          <table:table-cell table:style-name="ce146" office:value-type="float" office:value="24197" calcext:value-type="float">
            <text:p><text:s/>€ 24,197.000 </text:p>
          </table:table-cell>
          <table:table-cell table:style-name="ce146" office:value-type="float" office:value="25364" calcext:value-type="float">
            <text:p><text:s/>€ 25,364.000 </text:p>
          </table:table-cell>
          <table:table-cell table:style-name="ce106" table:formula="of:=[.AB21]+[.AC21]+[.AD21]" office:value-type="float" office:value="49561" calcext:value-type="float">
            <text:p><text:s/>€ 49,561.000 </text:p>
          </table:table-cell>
          <table:table-cell table:style-name="ce152" table:formula="of:=[.AA21]+[.AE21]" office:value-type="float" office:value="49561" calcext:value-type="float">
            <text:p><text:s/>€ 49,561.000 </text:p>
          </table:table-cell>
          <table:table-cell table:style-name="ce141"/>
          <table:table-cell table:style-name="ce146" office:value-type="float" office:value="22549" calcext:value-type="float">
            <text:p><text:s/>€ 22,549.000 </text:p>
          </table:table-cell>
          <table:table-cell table:style-name="ce146"/>
          <table:table-cell table:style-name="ce106" table:formula="of:=[.AG21]+[.AH21]+[.AI21]" office:value-type="float" office:value="22549" calcext:value-type="float">
            <text:p><text:s/>€ 22,549.000 </text:p>
          </table:table-cell>
          <table:table-cell table:style-name="ce146" table:number-columns-repeated="2"/>
          <table:table-cell table:style-name="ce146" office:value-type="float" office:value="27012" calcext:value-type="float">
            <text:p><text:s/>€ 27,012.000 </text:p>
          </table:table-cell>
          <table:table-cell table:style-name="ce178" table:formula="of:=[.AJ21]+[.AK21]+[.AL21]+[.AM21]" office:value-type="float" office:value="49561" calcext:value-type="float">
            <text:p><text:s/>€ 49,561.000 </text:p>
          </table:table-cell>
          <table:table-cell table:style-name="ce70"/>
          <table:table-cell table:style-name="ce202" office:value-type="string" calcext:value-type="string">
            <text:p><text:a xlink:href="https://cms.vfpf.nl/sites/default/files/2019-09/Jaarverslag%20Vervangingsfonds%202018.pdf" xlink:type="simple">https://cms.vfpf.nl/sites/default/files/2019-09/Jaarverslag%20Vervangingsfonds%202018.pdf</text:a></text:p>
          </table:table-cell>
          <table:table-cell table:number-columns-repeated="6"/>
          <table:table-cell table:style-name="ce206" table:number-columns-repeated="2"/>
          <table:table-cell table:number-columns-repeated="974"/>
        </table:table-row>
        <table:table-row table:style-name="ro29">
          <table:table-cell table:style-name="ce50" office:value-type="string" calcext:value-type="string">
            <text:p>Stimuleringsfonds voor de journalistiek</text:p>
          </table:table-cell>
          <table:table-cell table:style-name="ce65" office:value-type="string" calcext:value-type="string">
            <text:p>OCW</text:p>
          </table:table-cell>
          <table:table-cell table:style-name="ce69" office:value-type="float" office:value="13" calcext:value-type="float">
            <text:p>13</text:p>
          </table:table-cell>
          <table:table-cell table:style-name="ce83" office:value-type="float" office:value="4793" calcext:value-type="float">
            <text:p><text:s/>€ 4,793.000 </text:p>
          </table:table-cell>
          <table:table-cell table:style-name="ce93" table:number-columns-repeated="2"/>
          <table:table-cell table:style-name="ce99"/>
          <table:table-cell table:style-name="ce106" table:formula="of:=[.D22]+[.E22]+[.F22]+[.G22]" office:value-type="float" office:value="4793" calcext:value-type="float">
            <text:p><text:s/>€ 4,793.000 </text:p>
          </table:table-cell>
          <table:table-cell table:style-name="ce93"/>
          <table:table-cell table:style-name="ce93" office:value-type="float" office:value="27" calcext:value-type="float">
            <text:p><text:s/>€ 27.000 </text:p>
          </table:table-cell>
          <table:table-cell table:style-name="ce93"/>
          <table:table-cell table:style-name="ce112" table:formula="of:=[.D22]+[.E22]+[.F22]+[.G22]+[.I22]+[.J22]+[.K22]" office:value-type="float" office:value="4820" calcext:value-type="float">
            <text:p><text:s/>€ 4,820.000 </text:p>
          </table:table-cell>
          <table:table-cell table:style-name="ce83" office:value-type="float" office:value="612" calcext:value-type="float">
            <text:p><text:s/>€ 612.000 </text:p>
          </table:table-cell>
          <table:table-cell table:style-name="ce93"/>
          <table:table-cell table:style-name="ce106" table:formula="of:=[.M22]+[.N22]" office:value-type="float" office:value="612" calcext:value-type="float">
            <text:p><text:s/>€ 612.000 </text:p>
          </table:table-cell>
          <table:table-cell table:style-name="ce93"/>
          <table:table-cell table:style-name="ce93" office:value-type="float" office:value="4671" calcext:value-type="float">
            <text:p><text:s/>€ 4,671.000 </text:p>
          </table:table-cell>
          <table:table-cell table:style-name="ce93" table:number-columns-repeated="4"/>
          <table:table-cell table:style-name="ce124" table:formula="of:=[.M22]+[.N22]+[.P22]+[.Q22]+[.R22]+[.S22]+[.T22]+[.U22]" office:value-type="float" office:value="5283" calcext:value-type="float">
            <text:p><text:s/>€ 5,283.000 </text:p>
          </table:table-cell>
          <table:table-cell table:style-name="ce131" table:formula="of:=[.L22]-[.V22]" office:value-type="float" office:value="-463" calcext:value-type="float">
            <text:p><text:s/>€ -463.000 </text:p>
          </table:table-cell>
          <table:table-cell table:style-name="ce140"/>
          <table:table-cell table:style-name="ce145" office:value-type="float" office:value="36" calcext:value-type="float">
            <text:p><text:s/>€ 36.000 </text:p>
          </table:table-cell>
          <table:table-cell table:style-name="ce145"/>
          <table:table-cell table:style-name="ce106" table:formula="of:=[.X22]+[.Y22]+[.Z22]" office:value-type="float" office:value="36" calcext:value-type="float">
            <text:p><text:s/>€ 36.000 </text:p>
          </table:table-cell>
          <table:table-cell table:style-name="ce145"/>
          <table:table-cell table:style-name="ce145" office:value-type="float" office:value="64" calcext:value-type="float">
            <text:p><text:s/>€ 64.000 </text:p>
          </table:table-cell>
          <table:table-cell table:style-name="ce145" office:value-type="float" office:value="4935" calcext:value-type="float">
            <text:p><text:s/>€ 4,935.000 </text:p>
          </table:table-cell>
          <table:table-cell table:style-name="ce106" table:formula="of:=[.AB22]+[.AC22]+[.AD22]" office:value-type="float" office:value="4999" calcext:value-type="float">
            <text:p><text:s/>€ 4,999.000 </text:p>
          </table:table-cell>
          <table:table-cell table:style-name="ce152" table:formula="of:=[.AA22]+[.AE22]" office:value-type="float" office:value="5035" calcext:value-type="float">
            <text:p><text:s/>€ 5,035.000 </text:p>
          </table:table-cell>
          <table:table-cell table:style-name="ce140" office:value-type="float" office:value="2011" calcext:value-type="float">
            <text:p><text:s/>€ 2,011.000 </text:p>
          </table:table-cell>
          <table:table-cell table:style-name="ce145" table:number-columns-repeated="2"/>
          <table:table-cell table:style-name="ce106" table:formula="of:=[.AG22]+[.AH22]+[.AI22]" office:value-type="float" office:value="2011" calcext:value-type="float">
            <text:p><text:s/>€ 2,011.000 </text:p>
          </table:table-cell>
          <table:table-cell table:style-name="ce145" table:number-columns-repeated="2"/>
          <table:table-cell table:style-name="ce145" office:value-type="float" office:value="3024" calcext:value-type="float">
            <text:p><text:s/>€ 3,024.000 </text:p>
          </table:table-cell>
          <table:table-cell table:style-name="ce178" table:formula="of:=[.AJ22]+[.AK22]+[.AL22]+[.AM22]" office:value-type="float" office:value="5035" calcext:value-type="float">
            <text:p><text:s/>€ 5,035.000 </text:p>
          </table:table-cell>
          <table:table-cell table:style-name="ce69"/>
          <table:table-cell table:style-name="ce204" office:value-type="string" calcext:value-type="string">
            <text:p>https://www.svdj.nl/jaarverslagen/</text:p>
          </table:table-cell>
          <table:table-cell table:number-columns-repeated="6"/>
          <table:table-cell table:style-name="ce207" table:number-columns-repeated="2"/>
          <table:table-cell table:number-columns-repeated="974"/>
        </table:table-row>
        <table:table-row table:style-name="ro29">
          <table:table-cell table:style-name="ce49" office:value-type="string" calcext:value-type="string">
            <text:p>College voor Toetsen en Examens</text:p>
          </table:table-cell>
          <table:table-cell table:style-name="ce64" office:value-type="string" calcext:value-type="string">
            <text:p>OCW</text:p>
          </table:table-cell>
          <table:table-cell table:style-name="ce70" office:value-type="float" office:value="37" calcext:value-type="float">
            <text:p>37</text:p>
          </table:table-cell>
          <table:table-cell table:style-name="ce84" office:value-type="float" office:value="17385" calcext:value-type="float">
            <text:p><text:s/>€ 17,385.000 </text:p>
          </table:table-cell>
          <table:table-cell table:style-name="ce94" table:number-columns-repeated="2"/>
          <table:table-cell table:style-name="ce100"/>
          <table:table-cell table:style-name="ce106" table:formula="of:=[.D23]+[.E23]+[.F23]+[.G23]" office:value-type="float" office:value="17385" calcext:value-type="float">
            <text:p><text:s/>€ 17,385.000 </text:p>
          </table:table-cell>
          <table:table-cell table:style-name="ce94" table:number-columns-repeated="3"/>
          <table:table-cell table:style-name="ce112" table:formula="of:=[.D23]+[.E23]+[.F23]+[.G23]+[.I23]+[.J23]+[.K23]" office:value-type="float" office:value="17385" calcext:value-type="float">
            <text:p><text:s/>€ 17,385.000 </text:p>
          </table:table-cell>
          <table:table-cell table:style-name="ce84" office:value-type="float" office:value="3816" calcext:value-type="float">
            <text:p><text:s/>€ 3,816.000 </text:p>
          </table:table-cell>
          <table:table-cell table:style-name="ce94" office:value-type="float" office:value="841" calcext:value-type="float">
            <text:p><text:s/>€ 841.000 </text:p>
          </table:table-cell>
          <table:table-cell table:style-name="ce106" table:formula="of:=[.M23]+[.N23]" office:value-type="float" office:value="4657" calcext:value-type="float">
            <text:p><text:s/>€ 4,657.000 </text:p>
          </table:table-cell>
          <table:table-cell table:style-name="ce94"/>
          <table:table-cell table:style-name="ce94" office:value-type="float" office:value="12728" calcext:value-type="float">
            <text:p><text:s/>€ 12,728.000 </text:p>
          </table:table-cell>
          <table:table-cell table:style-name="ce94" table:number-columns-repeated="4"/>
          <table:table-cell table:style-name="ce124" table:formula="of:=[.M23]+[.N23]+[.P23]+[.Q23]+[.R23]+[.S23]+[.T23]+[.U23]" office:value-type="float" office:value="17385" calcext:value-type="float">
            <text:p><text:s/>€ 17,385.000 </text:p>
          </table:table-cell>
          <table:table-cell table:style-name="ce131" table:formula="of:=[.L23]-[.V23]" office:value-type="float" office:value="0" calcext:value-type="float">
            <text:p><text:s/>€ - <text:s text:c="2"/></text:p>
          </table:table-cell>
          <table:table-cell table:style-name="ce141"/>
          <table:table-cell table:style-name="ce146" table:number-columns-repeated="2"/>
          <table:table-cell table:style-name="ce106" table:formula="of:=[.X23]+[.Y23]+[.Z23]" office:value-type="float" office:value="0" calcext:value-type="float">
            <text:p><text:s/>€ - <text:s text:c="2"/></text:p>
          </table:table-cell>
          <table:table-cell table:style-name="ce146" table:number-columns-repeated="3"/>
          <table:table-cell table:style-name="ce106" table:formula="of:=[.AB23]+[.AC23]+[.AD23]" office:value-type="float" office:value="0" calcext:value-type="float">
            <text:p><text:s/>€ - <text:s text:c="2"/></text:p>
          </table:table-cell>
          <table:table-cell table:style-name="ce152" table:formula="of:=[.AA23]+[.AE23]" office:value-type="float" office:value="0" calcext:value-type="float">
            <text:p><text:s/>€ - <text:s text:c="2"/></text:p>
          </table:table-cell>
          <table:table-cell table:style-name="ce141"/>
          <table:table-cell table:style-name="ce146" table:number-columns-repeated="2"/>
          <table:table-cell table:style-name="ce106" table:formula="of:=[.AG23]+[.AH23]+[.AI23]" office:value-type="float" office:value="0" calcext:value-type="float">
            <text:p><text:s/>€ - <text:s text:c="2"/></text:p>
          </table:table-cell>
          <table:table-cell table:style-name="ce146" table:number-columns-repeated="3"/>
          <table:table-cell table:style-name="ce178" table:formula="of:=[.AJ23]+[.AK23]+[.AL23]+[.AM23]" office:value-type="float" office:value="0" calcext:value-type="float">
            <text:p><text:s/>€ - <text:s text:c="2"/></text:p>
          </table:table-cell>
          <table:table-cell table:style-name="ce70"/>
          <table:table-cell table:style-name="ce202" office:value-type="string" calcext:value-type="string">
            <text:p><text:a xlink:href="../../../../C:/Users/o003vee/AppData/Local/Microsoft/Windows/Temporary%20Internet%20Files/O201ZWO/Downloads/College+voor+Toetsen+en+Examens+Jaarverslag+2018.pdf" xlink:type="simple">file:///H:/Downloads/College+voor+Toetsen+en+Examens+Jaarverslag+2018.pdf</text:a></text:p>
          </table:table-cell>
          <table:table-cell table:number-columns-repeated="6"/>
          <table:table-cell table:style-name="ce206" table:number-columns-repeated="2"/>
          <table:table-cell table:number-columns-repeated="974"/>
        </table:table-row>
        <table:table-row table:style-name="ro29">
          <table:table-cell table:style-name="ce47" office:value-type="string" calcext:value-type="string">
            <text:p>Centraal Bureau voor de Statistiek</text:p>
          </table:table-cell>
          <table:table-cell table:style-name="ce62" office:value-type="string" calcext:value-type="string">
            <text:p>EZK</text:p>
          </table:table-cell>
          <table:table-cell table:style-name="ce71" office:value-type="float" office:value="1784" calcext:value-type="float">
            <text:p>1784</text:p>
          </table:table-cell>
          <table:table-cell table:style-name="ce85" office:value-type="float" office:value="149391" calcext:value-type="float">
            <text:p><text:s/>€ 149,391.000 </text:p>
          </table:table-cell>
          <table:table-cell table:style-name="ce95" office:value-type="float" office:value="34766" calcext:value-type="float">
            <text:p><text:s/>€ 34,766.000 </text:p>
          </table:table-cell>
          <table:table-cell table:style-name="ce95"/>
          <table:table-cell table:style-name="ce101"/>
          <table:table-cell table:style-name="ce105" table:formula="of:=[.D24]+[.E24]+[.F24]+[.G24]" office:value-type="float" office:value="184157" calcext:value-type="float">
            <text:p><text:s/>€ 184,157.000 </text:p>
          </table:table-cell>
          <table:table-cell table:style-name="ce95" office:value-type="float" office:value="10825" calcext:value-type="float">
            <text:p><text:s/>€ 10,825.000 </text:p>
          </table:table-cell>
          <table:table-cell table:style-name="ce95" table:number-columns-repeated="2"/>
          <table:table-cell table:style-name="ce113" table:formula="of:=[.D24]+[.E24]+[.F24]+[.G24]+[.I24]+[.J24]+[.K24]" office:value-type="float" office:value="194982" calcext:value-type="float">
            <text:p><text:s/>€ 194,982.000 </text:p>
          </table:table-cell>
          <table:table-cell table:style-name="ce85" table:formula="of:=156575-300" office:value-type="float" office:value="156275" calcext:value-type="float">
            <text:p><text:s/>€ 156,275.000 </text:p>
          </table:table-cell>
          <table:table-cell table:style-name="ce95" office:value-type="float" office:value="35080" calcext:value-type="float">
            <text:p><text:s/>€ 35,080.000 </text:p>
          </table:table-cell>
          <table:table-cell table:style-name="ce120" table:formula="of:=[.M24]+[.N24]" office:value-type="float" office:value="191355" calcext:value-type="float">
            <text:p><text:s/>€ 191,355.000 </text:p>
          </table:table-cell>
          <table:table-cell table:style-name="ce95" office:value-type="float" office:value="2590" calcext:value-type="float">
            <text:p><text:s/>€ 2,590.000 </text:p>
          </table:table-cell>
          <table:table-cell table:style-name="ce95" table:number-columns-repeated="2"/>
          <table:table-cell table:style-name="ce95" office:value-type="float" office:value="300" calcext:value-type="float">
            <text:p><text:s/>€ 300.000 </text:p>
          </table:table-cell>
          <table:table-cell table:style-name="ce95" table:number-columns-repeated="2"/>
          <table:table-cell table:style-name="ce123" table:formula="of:=[.M24]+[.N24]+[.P24]+[.Q24]+[.R24]+[.S24]+[.T24]+[.U24]" office:value-type="float" office:value="194245" calcext:value-type="float">
            <text:p><text:s/>€ 194,245.000 </text:p>
          </table:table-cell>
          <table:table-cell table:style-name="ce132" table:formula="of:=[.L24]-[.V24]" office:value-type="float" office:value="737" calcext:value-type="float">
            <text:p><text:s/>€ 737.000 </text:p>
          </table:table-cell>
          <table:table-cell table:style-name="ce142"/>
          <table:table-cell table:style-name="ce147" office:value-type="float" office:value="13499" calcext:value-type="float">
            <text:p><text:s/>€ 13,499.000 </text:p>
          </table:table-cell>
          <table:table-cell table:style-name="ce147"/>
          <table:table-cell table:style-name="ce120" table:formula="of:=[.X24]+[.Y24]+[.Z24]" office:value-type="float" office:value="13499" calcext:value-type="float">
            <text:p><text:s/>€ 13,499.000 </text:p>
          </table:table-cell>
          <table:table-cell table:style-name="ce147"/>
          <table:table-cell table:style-name="ce147" office:value-type="float" office:value="17220" calcext:value-type="float">
            <text:p><text:s/>€ 17,220.000 </text:p>
          </table:table-cell>
          <table:table-cell table:style-name="ce147" office:value-type="float" office:value="11502" calcext:value-type="float">
            <text:p><text:s/>€ 11,502.000 </text:p>
          </table:table-cell>
          <table:table-cell table:style-name="ce120" table:formula="of:=[.AB24]+[.AC24]+[.AD24]" office:value-type="float" office:value="28722" calcext:value-type="float">
            <text:p><text:s/>€ 28,722.000 </text:p>
          </table:table-cell>
          <table:table-cell table:style-name="ce153" table:formula="of:=[.AA24]+[.AE24]" office:value-type="float" office:value="42221" calcext:value-type="float">
            <text:p>€ 42,221.000</text:p>
          </table:table-cell>
          <table:table-cell table:style-name="ce142" office:value-type="float" office:value="-3292" calcext:value-type="float">
            <text:p><text:s/>€ -3,292.000 </text:p>
          </table:table-cell>
          <table:table-cell table:style-name="ce147" table:number-columns-repeated="2"/>
          <table:table-cell table:style-name="ce120" table:formula="of:=[.AG24]+[.AH24]+[.AI24]" office:value-type="float" office:value="-3292" calcext:value-type="float">
            <text:p><text:s/>€ -3,292.000 </text:p>
          </table:table-cell>
          <table:table-cell table:style-name="ce147" office:value-type="float" office:value="10517" calcext:value-type="float">
            <text:p><text:s/>€ 10,517.000 </text:p>
          </table:table-cell>
          <table:table-cell table:style-name="ce147"/>
          <table:table-cell table:style-name="ce147" office:value-type="float" office:value="34996" calcext:value-type="float">
            <text:p><text:s/>€ 34,996.000 </text:p>
          </table:table-cell>
          <table:table-cell table:style-name="ce179" table:formula="of:=[.AJ24]+[.AK24]+[.AL24]+[.AM24]" office:value-type="float" office:value="42221" calcext:value-type="float">
            <text:p><text:s/>€ 42,221.000 </text:p>
          </table:table-cell>
          <table:table-cell table:style-name="ce68" office:value-type="string" calcext:value-type="string">
            <text:p>Het betreft hier conceptcijfers omdat tijden het opstellen van dit overzicht de definitieve cijfers nog niet beschikbaar waren <text:s/></text:p>
          </table:table-cell>
          <table:table-cell table:style-name="ce68" office:value-type="string" calcext:value-type="string">
            <text:p>https://www.cbs.nl/nl-nl/over-ons/organisatie/overzicht-jaarplannen-en-jaarverslagen</text:p>
          </table:table-cell>
          <table:table-cell table:number-columns-repeated="982"/>
        </table:table-row>
        <table:table-row table:style-name="ro29">
          <table:table-cell table:style-name="ce48" office:value-type="string" calcext:value-type="string">
            <text:p>Kamer van Koophandel</text:p>
          </table:table-cell>
          <table:table-cell table:style-name="ce63" office:value-type="string" calcext:value-type="string">
            <text:p>EZK</text:p>
          </table:table-cell>
          <table:table-cell table:style-name="ce70" office:value-type="float" office:value="1508" calcext:value-type="float">
            <text:p>1508</text:p>
          </table:table-cell>
          <table:table-cell table:style-name="ce84" office:value-type="float" office:value="115239" calcext:value-type="float">
            <text:p><text:s/>€ 115,239.000 </text:p>
          </table:table-cell>
          <table:table-cell table:number-columns-repeated="2" table:style-name="ce94" office:value-type="float" office:value="0" calcext:value-type="float">
            <text:p><text:s/>€ - <text:s text:c="2"/></text:p>
          </table:table-cell>
          <table:table-cell table:style-name="ce100" office:value-type="float" office:value="0" calcext:value-type="float">
            <text:p><text:s/>€ - <text:s text:c="2"/></text:p>
          </table:table-cell>
          <table:table-cell table:style-name="ce105" table:formula="of:=[.D25]+[.E25]+[.F25]" office:value-type="float" office:value="115239" calcext:value-type="float">
            <text:p><text:s/>€ 115,239.000 </text:p>
          </table:table-cell>
          <table:table-cell table:style-name="ce94" office:value-type="float" office:value="96171" calcext:value-type="float">
            <text:p><text:s/>€ 96,171.000 </text:p>
          </table:table-cell>
          <table:table-cell table:number-columns-repeated="2" table:style-name="ce94" office:value-type="float" office:value="0" calcext:value-type="float">
            <text:p><text:s/>€ - <text:s text:c="2"/></text:p>
          </table:table-cell>
          <table:table-cell table:style-name="ce114" table:formula="of:=[.D25]+[.E25]+[.F25]+[.G25]+[.I25]+[.J25]+[.K25]" office:value-type="float" office:value="211410" calcext:value-type="float">
            <text:p>€ 211,410.000</text:p>
          </table:table-cell>
          <table:table-cell table:style-name="ce82" office:value-type="float" office:value="183524" calcext:value-type="float">
            <text:p><text:s/>€ 183,524.000 </text:p>
          </table:table-cell>
          <table:table-cell table:style-name="ce94" office:value-type="float" office:value="0" calcext:value-type="float">
            <text:p><text:s/>€ - <text:s text:c="2"/></text:p>
          </table:table-cell>
          <table:table-cell table:style-name="ce120" table:formula="of:=[.M25]+[.N25]" office:value-type="float" office:value="183524" calcext:value-type="float">
            <text:p><text:s/>€ 183,524.000 </text:p>
          </table:table-cell>
          <table:table-cell table:style-name="ce94" office:value-type="float" office:value="3378" calcext:value-type="float">
            <text:p><text:s/>€ 3,378.000 </text:p>
          </table:table-cell>
          <table:table-cell table:style-name="ce94" office:value-type="float" office:value="48024" calcext:value-type="float">
            <text:p><text:s/>€ 48,024.000 </text:p>
          </table:table-cell>
          <table:table-cell table:number-columns-repeated="4" table:style-name="ce94" office:value-type="float" office:value="0" calcext:value-type="float">
            <text:p><text:s/>€ - <text:s text:c="2"/></text:p>
          </table:table-cell>
          <table:table-cell table:style-name="ce124" table:formula="of:=[.M25]+[.N25]+[.P25]+[.Q25]+[.R25]+[.S25]+[.T25]+[.U25]" office:value-type="float" office:value="234926" calcext:value-type="float">
            <text:p><text:s/>€ 234,926.000 </text:p>
          </table:table-cell>
          <table:table-cell table:style-name="ce133" table:formula="of:=[.L25]-[.V25]" office:value-type="float" office:value="-23516" calcext:value-type="float">
            <text:p><text:s/>€ -23,516.000 </text:p>
          </table:table-cell>
          <table:table-cell table:style-name="ce141" office:value-type="float" office:value="0" calcext:value-type="float">
            <text:p><text:s/>€ - <text:s text:c="2"/></text:p>
          </table:table-cell>
          <table:table-cell table:style-name="ce146" office:value-type="float" office:value="12070" calcext:value-type="float">
            <text:p><text:s/>€ 12,070.000 </text:p>
          </table:table-cell>
          <table:table-cell table:style-name="ce146" office:value-type="float" office:value="0" calcext:value-type="float">
            <text:p><text:s/>€ - <text:s text:c="2"/></text:p>
          </table:table-cell>
          <table:table-cell table:style-name="ce120" table:formula="of:=[.X25]+[.Y25]+[.Z25]" office:value-type="float" office:value="12070" calcext:value-type="float">
            <text:p><text:s/>€ 12,070.000 </text:p>
          </table:table-cell>
          <table:table-cell table:style-name="ce146" office:value-type="float" office:value="16554" calcext:value-type="float">
            <text:p><text:s/>€ 16,554.000 </text:p>
          </table:table-cell>
          <table:table-cell table:style-name="ce146"/>
          <table:table-cell table:style-name="ce146" office:value-type="float" office:value="162045" calcext:value-type="float">
            <text:p><text:s/>€ 162,045.000 </text:p>
          </table:table-cell>
          <table:table-cell table:style-name="ce107" table:formula="of:=[.AB25]+[.AC25]+[.AD25]" office:value-type="float" office:value="178599" calcext:value-type="float">
            <text:p><text:s/>€ 178,599.000 </text:p>
          </table:table-cell>
          <table:table-cell table:style-name="ce154" table:formula="of:=[.AA25]+[.AE25]" office:value-type="float" office:value="190669" calcext:value-type="float">
            <text:p>€ 190,669.000</text:p>
          </table:table-cell>
          <table:table-cell table:style-name="ce141" office:value-type="float" office:value="32472" calcext:value-type="float">
            <text:p><text:s/>€ 32,472.000 </text:p>
          </table:table-cell>
          <table:table-cell table:style-name="ce146" office:value-type="float" office:value="15701" calcext:value-type="float">
            <text:p><text:s/>€ 15,701.000 </text:p>
          </table:table-cell>
          <table:table-cell table:style-name="ce146"/>
          <table:table-cell table:style-name="ce106" table:formula="of:=[.AG25]+[.AH25]+[.AI25]" office:value-type="float" office:value="48173" calcext:value-type="float">
            <text:p><text:s/>€ 48,173.000 </text:p>
          </table:table-cell>
          <table:table-cell table:style-name="ce146" office:value-type="float" office:value="93375" calcext:value-type="float">
            <text:p><text:s/>€ 93,375.000 </text:p>
          </table:table-cell>
          <table:table-cell table:style-name="ce175" office:value-type="float" office:value="34694" calcext:value-type="float">
            <text:p>€ 34,694.000</text:p>
          </table:table-cell>
          <table:table-cell table:style-name="ce146" office:value-type="float" office:value="14427" calcext:value-type="float">
            <text:p><text:s/>€ 14,427.000 </text:p>
          </table:table-cell>
          <table:table-cell table:style-name="ce179" table:formula="of:=[.AJ25]+[.AK25]+[.AL25]+[.AM25]" office:value-type="float" office:value="190669" calcext:value-type="float">
            <text:p><text:s/>€ 190,669.000 </text:p>
          </table:table-cell>
          <table:table-cell table:style-name="ce70" office:value-type="string" calcext:value-type="string">
            <text:p>Egalisatie = algemene reserve. Langlopende schulden = overlopende passiva.</text:p>
          </table:table-cell>
          <table:table-cell table:style-name="ce70" office:value-type="string" calcext:value-type="string">
            <text:p>https://www.kvk.nl/over-kvk/jaarverslagen/</text:p>
          </table:table-cell>
          <table:table-cell table:number-columns-repeated="982"/>
        </table:table-row>
        <table:table-row table:style-name="ro29">
          <table:table-cell table:style-name="ce47" office:value-type="string" calcext:value-type="string">
            <text:p>TNO</text:p>
          </table:table-cell>
          <table:table-cell table:style-name="ce62" office:value-type="string" calcext:value-type="string">
            <text:p>EZK</text:p>
          </table:table-cell>
          <table:table-cell table:style-name="ce72" office:value-type="float" office:value="3173" calcext:value-type="float">
            <text:p>3173</text:p>
          </table:table-cell>
          <table:table-cell table:style-name="ce86" office:value-type="float" office:value="250513" calcext:value-type="float">
            <text:p><text:s/>€ 250,513.000 </text:p>
          </table:table-cell>
          <table:table-cell table:style-name="ce96" office:value-type="float" office:value="57233" calcext:value-type="float">
            <text:p><text:s/>€ 57,233.000 </text:p>
          </table:table-cell>
          <table:table-cell table:style-name="ce96" office:value-type="float" office:value="226827" calcext:value-type="float">
            <text:p><text:s/>€ 226,827.000 </text:p>
          </table:table-cell>
          <table:table-cell table:style-name="ce102"/>
          <table:table-cell table:style-name="ce107" table:formula="of:=[.D26]+[.E26]+[.F26]+[.G26]" office:value-type="float" office:value="534573" calcext:value-type="float">
            <text:p><text:s/>€ 534,573.000 </text:p>
          </table:table-cell>
          <table:table-cell table:style-name="ce96" office:value-type="float" office:value="21461" calcext:value-type="float">
            <text:p><text:s/>€ 21,461.000 </text:p>
          </table:table-cell>
          <table:table-cell table:style-name="ce96" office:value-type="float" office:value="-31" calcext:value-type="float">
            <text:p><text:s/>€ -31.000 </text:p>
          </table:table-cell>
          <table:table-cell table:style-name="ce96"/>
          <table:table-cell table:style-name="ce115" table:formula="of:=[.D26]+[.E26]+[.F26]+[.G26]+[.I26]+[.J26]+[.K26]" office:value-type="float" office:value="556003" calcext:value-type="float">
            <text:p><text:s/>€ 556,003.000 </text:p>
          </table:table-cell>
          <table:table-cell table:style-name="ce86" office:value-type="float" office:value="337649" calcext:value-type="float">
            <text:p><text:s/>€ 337,649.000 </text:p>
          </table:table-cell>
          <table:table-cell table:style-name="ce96" office:value-type="float" office:value="90206" calcext:value-type="float">
            <text:p><text:s/>€ 90,206.000 </text:p>
          </table:table-cell>
          <table:table-cell table:style-name="ce107" table:formula="of:=[.M26]+[.N26]" office:value-type="float" office:value="427855" calcext:value-type="float">
            <text:p><text:s/>€ 427,855.000 </text:p>
          </table:table-cell>
          <table:table-cell table:style-name="ce121" office:value-type="float" office:value="23801" calcext:value-type="float">
            <text:p><text:s/>€ 23,801.000 </text:p>
          </table:table-cell>
          <table:table-cell table:style-name="ce96" office:value-type="float" office:value="84073" calcext:value-type="float">
            <text:p><text:s/>€ 84,073.000 </text:p>
          </table:table-cell>
          <table:table-cell table:style-name="ce96"/>
          <table:table-cell table:style-name="ce96" office:value-type="float" office:value="5017" calcext:value-type="float">
            <text:p><text:s/>€ 5,017.000 </text:p>
          </table:table-cell>
          <table:table-cell table:style-name="ce96" office:value-type="float" office:value="-123" calcext:value-type="float">
            <text:p><text:s/>€ -123.000 </text:p>
          </table:table-cell>
          <table:table-cell table:style-name="ce96"/>
          <table:table-cell table:style-name="ce125" table:formula="of:=[.M26]+[.N26]+[.P26]+[.Q26]+[.R26]+[.S26]+[.T26]+[.U26]" office:value-type="float" office:value="540623" calcext:value-type="float">
            <text:p><text:s/>€ 540,623.000 </text:p>
          </table:table-cell>
          <table:table-cell table:style-name="ce134" table:formula="of:=[.L26]-[.V26]" office:value-type="float" office:value="15380" calcext:value-type="float">
            <text:p><text:s/>€ 15,380.000 </text:p>
          </table:table-cell>
          <table:table-cell table:style-name="ce143" office:value-type="float" office:value="3882" calcext:value-type="float">
            <text:p><text:s/>€ 3,882.000 </text:p>
          </table:table-cell>
          <table:table-cell table:style-name="ce148" office:value-type="float" office:value="189526" calcext:value-type="float">
            <text:p><text:s/>€ 189,526.000 </text:p>
          </table:table-cell>
          <table:table-cell table:style-name="ce148" office:value-type="float" office:value="86638" calcext:value-type="float">
            <text:p><text:s/>€ 86,638.000 </text:p>
          </table:table-cell>
          <table:table-cell table:style-name="ce107" table:formula="of:=[.X26]+[.Y26]+[.Z26]" office:value-type="float" office:value="280046" calcext:value-type="float">
            <text:p><text:s/>€ 280,046.000 </text:p>
          </table:table-cell>
          <table:table-cell table:style-name="ce148" office:value-type="float" office:value="-42043" calcext:value-type="float">
            <text:p><text:s/>€ -42,043.000 </text:p>
          </table:table-cell>
          <table:table-cell table:style-name="ce148" office:value-type="float" office:value="49008" calcext:value-type="float">
            <text:p><text:s/>€ 49,008.000 </text:p>
          </table:table-cell>
          <table:table-cell table:style-name="ce148" office:value-type="float" office:value="168062" calcext:value-type="float">
            <text:p><text:s/>€ 168,062.000 </text:p>
          </table:table-cell>
          <table:table-cell table:style-name="ce107" table:formula="of:=[.AB26]+[.AC26]+[.AD26]" office:value-type="float" office:value="175027" calcext:value-type="float">
            <text:p><text:s/>€ 175,027.000 </text:p>
          </table:table-cell>
          <table:table-cell table:style-name="ce155" table:formula="of:=[.AA26]+[.AE26]" office:value-type="float" office:value="455073" calcext:value-type="float">
            <text:p>€ 455,073.000</text:p>
          </table:table-cell>
          <table:table-cell table:style-name="ce143" office:value-type="float" office:value="27096" calcext:value-type="float">
            <text:p><text:s/>€ 27,096.000 </text:p>
          </table:table-cell>
          <table:table-cell table:style-name="ce148" office:value-type="float" office:value="236206" calcext:value-type="float">
            <text:p><text:s/>€ 236,206.000 </text:p>
          </table:table-cell>
          <table:table-cell table:style-name="ce148"/>
          <table:table-cell table:style-name="ce107" table:formula="of:=[.AG26]+[.AH26]+[.AI26]" office:value-type="float" office:value="263302" calcext:value-type="float">
            <text:p><text:s/>€ 263,302.000 </text:p>
          </table:table-cell>
          <table:table-cell table:style-name="ce148" office:value-type="float" office:value="13375" calcext:value-type="float">
            <text:p><text:s/>€ 13,375.000 </text:p>
          </table:table-cell>
          <table:table-cell table:style-name="ce148" office:value-type="float" office:value="21267" calcext:value-type="float">
            <text:p><text:s/>€ 21,267.000 </text:p>
          </table:table-cell>
          <table:table-cell table:style-name="ce148" office:value-type="float" office:value="157129" calcext:value-type="float">
            <text:p><text:s/>€ 157,129.000 </text:p>
          </table:table-cell>
          <table:table-cell table:style-name="ce180" table:formula="of:=[.AJ26]+[.AK26]+[.AL26]+[.AM26]" office:value-type="float" office:value="455073" calcext:value-type="float">
            <text:p><text:s/>€ 455,073.000 </text:p>
          </table:table-cell>
          <table:table-cell table:style-name="ce72"/>
          <table:table-cell table:style-name="ce72" office:value-type="string" calcext:value-type="string">
            <text:p>https://www.tno.nl/nl/over-tno/meer-over-ons-werk/jaarverslagen/</text:p>
          </table:table-cell>
          <table:table-cell table:number-columns-repeated="982"/>
        </table:table-row>
        <table:table-row table:style-name="ro29">
          <table:table-cell table:style-name="ce48" office:value-type="string" calcext:value-type="string">
            <text:p>Raad voor Accreditatie</text:p>
          </table:table-cell>
          <table:table-cell table:style-name="ce63" office:value-type="string" calcext:value-type="string">
            <text:p>EZK</text:p>
          </table:table-cell>
          <table:table-cell table:style-name="ce70" office:value-type="float" office:value="93" calcext:value-type="float">
            <text:p>93</text:p>
          </table:table-cell>
          <table:table-cell table:style-name="ce84" office:value-type="float" office:value="235" calcext:value-type="float">
            <text:p><text:s/>€ 235.000 </text:p>
          </table:table-cell>
          <table:table-cell table:style-name="ce94"/>
          <table:table-cell table:style-name="ce94" office:value-type="float" office:value="14135" calcext:value-type="float">
            <text:p><text:s/>€ 14,135.000 </text:p>
          </table:table-cell>
          <table:table-cell table:style-name="ce100"/>
          <table:table-cell table:style-name="ce106" table:formula="of:=[.D27]+[.E27]+[.F27]+[.G27]" office:value-type="float" office:value="14370" calcext:value-type="float">
            <text:p><text:s/>€ 14,370.000 </text:p>
          </table:table-cell>
          <table:table-cell table:style-name="ce94" office:value-type="float" office:value="100" calcext:value-type="float">
            <text:p><text:s/>€ 100.000 </text:p>
          </table:table-cell>
          <table:table-cell table:style-name="ce94" office:value-type="float" office:value="1" calcext:value-type="float">
            <text:p><text:s/>€ 1.000 </text:p>
          </table:table-cell>
          <table:table-cell table:style-name="ce94"/>
          <table:table-cell table:style-name="ce112" table:formula="of:=[.D27]+[.E27]+[.F27]+[.G27]+[.I27]+[.J27]+[.K27]" office:value-type="float" office:value="14471" calcext:value-type="float">
            <text:p><text:s/>€ 14,471.000 </text:p>
          </table:table-cell>
          <table:table-cell table:style-name="ce84" office:value-type="float" office:value="8183" calcext:value-type="float">
            <text:p><text:s/>€ 8,183.000 </text:p>
          </table:table-cell>
          <table:table-cell table:style-name="ce94"/>
          <table:table-cell table:style-name="ce106" table:formula="of:=[.M27]+[.N27]" office:value-type="float" office:value="8183" calcext:value-type="float">
            <text:p><text:s/>€ 8,183.000 </text:p>
          </table:table-cell>
          <table:table-cell table:style-name="ce94" office:value-type="float" office:value="95" calcext:value-type="float">
            <text:p><text:s/>€ 95.000 </text:p>
          </table:table-cell>
          <table:table-cell table:style-name="ce94" table:formula="of:=1549+3863+779" office:value-type="float" office:value="6191" calcext:value-type="float">
            <text:p><text:s/>€ 6,191.000 </text:p>
          </table:table-cell>
          <table:table-cell table:style-name="ce94" table:number-columns-repeated="4"/>
          <table:table-cell table:style-name="ce124" table:formula="of:=[.M27]+[.N27]+[.P27]+[.Q27]+[.R27]+[.S27]+[.T27]+[.U27]" office:value-type="float" office:value="14469" calcext:value-type="float">
            <text:p><text:s/>€ 14,469.000 </text:p>
          </table:table-cell>
          <table:table-cell table:style-name="ce131" table:formula="of:=[.L27]-[.V27]" office:value-type="float" office:value="2" calcext:value-type="float">
            <text:p><text:s/>€ 2.000 </text:p>
          </table:table-cell>
          <table:table-cell table:style-name="ce141"/>
          <table:table-cell table:style-name="ce146" office:value-type="float" office:value="279" calcext:value-type="float">
            <text:p><text:s/>€ 279.000 </text:p>
          </table:table-cell>
          <table:table-cell table:style-name="ce146"/>
          <table:table-cell table:style-name="ce106" table:formula="of:=[.X27]+[.Y27]+[.Z27]" office:value-type="float" office:value="279" calcext:value-type="float">
            <text:p><text:s/>€ 279.000 </text:p>
          </table:table-cell>
          <table:table-cell table:style-name="ce146"/>
          <table:table-cell table:style-name="ce146" office:value-type="float" office:value="3818" calcext:value-type="float">
            <text:p><text:s/>€ 3,818.000 </text:p>
          </table:table-cell>
          <table:table-cell table:style-name="ce146" office:value-type="float" office:value="2852" calcext:value-type="float">
            <text:p><text:s/>€ 2,852.000 </text:p>
          </table:table-cell>
          <table:table-cell table:style-name="ce106" table:formula="of:=[.AB27]+[.AC27]+[.AD27]" office:value-type="float" office:value="6670" calcext:value-type="float">
            <text:p><text:s/>€ 6,670.000 </text:p>
          </table:table-cell>
          <table:table-cell table:style-name="ce156" table:formula="of:=[.AA27]+[.AE27]" office:value-type="float" office:value="6949" calcext:value-type="float">
            <text:p><text:s/>€ 6,949.000 </text:p>
          </table:table-cell>
          <table:table-cell table:style-name="ce141" office:value-type="float" office:value="874" calcext:value-type="float">
            <text:p><text:s/>€ 874.000 </text:p>
          </table:table-cell>
          <table:table-cell table:style-name="ce146" office:value-type="float" office:value="3335" calcext:value-type="float">
            <text:p><text:s/>€ 3,335.000 </text:p>
          </table:table-cell>
          <table:table-cell table:style-name="ce146"/>
          <table:table-cell table:style-name="ce106" table:formula="of:=[.AG27]+[.AH27]+[.AI27]" office:value-type="float" office:value="4209" calcext:value-type="float">
            <text:p><text:s/>€ 4,209.000 </text:p>
          </table:table-cell>
          <table:table-cell table:style-name="ce146" table:number-columns-repeated="2"/>
          <table:table-cell table:style-name="ce146" office:value-type="float" office:value="2740" calcext:value-type="float">
            <text:p><text:s/>€ 2,740.000 </text:p>
          </table:table-cell>
          <table:table-cell table:style-name="ce181" table:formula="of:=[.AJ27]+[.AK27]+[.AL27]+[.AM27]" office:value-type="float" office:value="6949" calcext:value-type="float">
            <text:p><text:s/>€ 6,949.000 </text:p>
          </table:table-cell>
          <table:table-cell table:style-name="ce70"/>
          <table:table-cell table:style-name="ce70" office:value-type="string" calcext:value-type="string">
            <text:p>https://www.rva.nl/onze-organisatie/jaarverslagen</text:p>
          </table:table-cell>
          <table:table-cell table:number-columns-repeated="982"/>
        </table:table-row>
        <table:table-row table:style-name="ro29">
          <table:table-cell table:style-name="ce48" office:value-type="string" calcext:value-type="string">
            <text:p>CAK</text:p>
          </table:table-cell>
          <table:table-cell table:style-name="ce63" office:value-type="string" calcext:value-type="string">
            <text:p>MinVWS</text:p>
          </table:table-cell>
          <table:table-cell table:style-name="ce70" office:value-type="float" office:value="786" calcext:value-type="float">
            <text:p>786</text:p>
          </table:table-cell>
          <table:table-cell table:style-name="ce84" office:value-type="float" office:value="123079" calcext:value-type="float">
            <text:p><text:s/>€ 123,079.000 </text:p>
          </table:table-cell>
          <table:table-cell table:style-name="ce94" table:number-columns-repeated="2"/>
          <table:table-cell table:style-name="ce100"/>
          <table:table-cell table:style-name="ce106" table:formula="of:=[.D28]+[.E28]+[.F28]+[.G28]" office:value-type="float" office:value="123079" calcext:value-type="float">
            <text:p><text:s/>€ 123,079.000 </text:p>
          </table:table-cell>
          <table:table-cell table:style-name="ce94" table:number-columns-repeated="3"/>
          <table:table-cell table:style-name="ce112" table:formula="of:=[.D28]+[.E28]+[.F28]+[.G28]+[.I28]+[.J28]+[.K28]" office:value-type="float" office:value="123079" calcext:value-type="float">
            <text:p><text:s/>€ 123,079.000 </text:p>
          </table:table-cell>
          <table:table-cell table:style-name="ce84" office:value-type="float" office:value="90356" calcext:value-type="float">
            <text:p><text:s/>€ 90,356.000 </text:p>
          </table:table-cell>
          <table:table-cell table:style-name="ce94" office:value-type="float" office:value="33074" calcext:value-type="float">
            <text:p><text:s/>€ 33,074.000 </text:p>
          </table:table-cell>
          <table:table-cell table:style-name="ce106" table:formula="of:=[.M28]+[.N28]" office:value-type="float" office:value="123430" calcext:value-type="float">
            <text:p><text:s/>€ 123,430.000 </text:p>
          </table:table-cell>
          <table:table-cell table:style-name="ce94" table:number-columns-repeated="6"/>
          <table:table-cell table:style-name="ce124" table:formula="of:=[.M28]+[.N28]+[.P28]+[.Q28]+[.R28]+[.S28]+[.T28]+[.U28]" office:value-type="float" office:value="123430" calcext:value-type="float">
            <text:p><text:s/>€ 123,430.000 </text:p>
          </table:table-cell>
          <table:table-cell table:style-name="ce131" table:formula="of:=[.L28]-[.V28]" office:value-type="float" office:value="-351" calcext:value-type="float">
            <text:p><text:s/>€ -351.000 </text:p>
          </table:table-cell>
          <table:table-cell table:style-name="ce141" office:value-type="float" office:value="11507" calcext:value-type="float">
            <text:p><text:s/>€ 11,507.000 </text:p>
          </table:table-cell>
          <table:table-cell table:style-name="ce146" office:value-type="float" office:value="8313" calcext:value-type="float">
            <text:p><text:s/>€ 8,313.000 </text:p>
          </table:table-cell>
          <table:table-cell table:style-name="ce146" office:value-type="float" office:value="485" calcext:value-type="float">
            <text:p><text:s/>€ 485.000 </text:p>
          </table:table-cell>
          <table:table-cell table:style-name="ce106" table:formula="of:=[.X28]+[.Y28]+[.Z28]" office:value-type="float" office:value="20305" calcext:value-type="float">
            <text:p><text:s/>€ 20,305.000 </text:p>
          </table:table-cell>
          <table:table-cell table:style-name="ce146"/>
          <table:table-cell table:style-name="ce146" office:value-type="float" office:value="4565" calcext:value-type="float">
            <text:p><text:s/>€ 4,565.000 </text:p>
          </table:table-cell>
          <table:table-cell table:style-name="ce146" office:value-type="float" office:value="17033" calcext:value-type="float">
            <text:p><text:s/>€ 17,033.000 </text:p>
          </table:table-cell>
          <table:table-cell table:style-name="ce106" table:formula="of:=[.AB28]+[.AC28]+[.AD28]" office:value-type="float" office:value="21598" calcext:value-type="float">
            <text:p><text:s/>€ 21,598.000 </text:p>
          </table:table-cell>
          <table:table-cell table:style-name="ce157" table:formula="of:=[.AA28]+[.AE28]" office:value-type="float" office:value="41903" calcext:value-type="float">
            <text:p><text:s/>€ 41,903.000 </text:p>
          </table:table-cell>
          <table:table-cell table:style-name="ce141" office:value-type="float" office:value="3831" calcext:value-type="float">
            <text:p><text:s/>€ 3,831.000 </text:p>
          </table:table-cell>
          <table:table-cell table:style-name="ce146" office:value-type="float" office:value="2429" calcext:value-type="float">
            <text:p><text:s/>€ 2,429.000 </text:p>
          </table:table-cell>
          <table:table-cell table:style-name="ce146"/>
          <table:table-cell table:style-name="ce106" table:formula="of:=[.AG28]+[.AH28]+[.AI28]" office:value-type="float" office:value="6260" calcext:value-type="float">
            <text:p><text:s/>€ 6,260.000 </text:p>
          </table:table-cell>
          <table:table-cell table:style-name="ce146" office:value-type="float" office:value="2552" calcext:value-type="float">
            <text:p><text:s/>€ 2,552.000 </text:p>
          </table:table-cell>
          <table:table-cell table:style-name="ce146" office:value-type="float" office:value="15203" calcext:value-type="float">
            <text:p><text:s/>€ 15,203.000 </text:p>
          </table:table-cell>
          <table:table-cell table:style-name="ce146" office:value-type="float" office:value="17888" calcext:value-type="float">
            <text:p><text:s/>€ 17,888.000 </text:p>
          </table:table-cell>
          <table:table-cell table:style-name="ce182" table:formula="of:=[.AJ28]+[.AK28]+[.AL28]+[.AM28]" office:value-type="float" office:value="41903" calcext:value-type="float">
            <text:p><text:s/>€ 41,903.000 </text:p>
          </table:table-cell>
          <table:table-cell table:style-name="ce70" table:number-columns-repeated="2"/>
          <table:table-cell table:number-columns-repeated="982"/>
        </table:table-row>
        <table:table-row table:style-name="ro29">
          <table:table-cell table:style-name="ce47" office:value-type="string" calcext:value-type="string">
            <text:p>CIZ</text:p>
          </table:table-cell>
          <table:table-cell table:style-name="ce62" office:value-type="string" calcext:value-type="string">
            <text:p>MinVWS</text:p>
          </table:table-cell>
          <table:table-cell table:style-name="ce69" office:value-type="float" office:value="817" calcext:value-type="float">
            <text:p>817</text:p>
          </table:table-cell>
          <table:table-cell table:style-name="ce83" office:value-type="float" office:value="86500" calcext:value-type="float">
            <text:p><text:s/>€ 86,500.000 </text:p>
          </table:table-cell>
          <table:table-cell table:style-name="ce93" table:number-columns-repeated="2"/>
          <table:table-cell table:style-name="ce99"/>
          <table:table-cell table:style-name="ce106" table:formula="of:=[.D29]+[.E29]+[.F29]+[.G29]" office:value-type="float" office:value="86500" calcext:value-type="float">
            <text:p><text:s/>€ 86,500.000 </text:p>
          </table:table-cell>
          <table:table-cell table:style-name="ce93" table:number-columns-repeated="3"/>
          <table:table-cell table:style-name="ce112" office:value-type="float" office:value="86500" calcext:value-type="float">
            <text:p><text:s/>€ 86,500.000 </text:p>
          </table:table-cell>
          <table:table-cell table:style-name="ce93" office:value-type="float" office:value="67040" calcext:value-type="float">
            <text:p><text:s/>€ 67,040.000 </text:p>
          </table:table-cell>
          <table:table-cell table:style-name="ce93" table:formula="of:=2753+10342+889" office:value-type="float" office:value="13984" calcext:value-type="float">
            <text:p><text:s/>€ 13,984.000 </text:p>
          </table:table-cell>
          <table:table-cell table:style-name="ce106" table:formula="of:=[.M29]+[.N29]" office:value-type="float" office:value="81024" calcext:value-type="float">
            <text:p><text:s/>€ 81,024.000 </text:p>
          </table:table-cell>
          <table:table-cell table:style-name="ce93"/>
          <table:table-cell table:style-name="ce93" office:value-type="float" office:value="3283" calcext:value-type="float">
            <text:p><text:s/>€ 3,283.000 </text:p>
          </table:table-cell>
          <table:table-cell table:style-name="ce93" table:number-columns-repeated="4"/>
          <table:table-cell table:style-name="ce124" table:formula="of:=[.M29]+[.N29]+[.P29]+[.Q29]+[.R29]+[.S29]+[.T29]+[.U29]" office:value-type="float" office:value="84307" calcext:value-type="float">
            <text:p><text:s/>€ 84,307.000 </text:p>
          </table:table-cell>
          <table:table-cell table:style-name="ce131" table:formula="of:=[.L29]-[.V29]" office:value-type="float" office:value="2193" calcext:value-type="float">
            <text:p><text:s/>€ 2,193.000 </text:p>
          </table:table-cell>
          <table:table-cell table:style-name="ce140" office:value-type="float" office:value="1709" calcext:value-type="float">
            <text:p><text:s/>€ 1,709.000 </text:p>
          </table:table-cell>
          <table:table-cell table:style-name="ce145" office:value-type="float" office:value="4087" calcext:value-type="float">
            <text:p><text:s/>€ 4,087.000 </text:p>
          </table:table-cell>
          <table:table-cell table:style-name="ce145"/>
          <table:table-cell table:style-name="ce106" table:formula="of:=[.X29]+[.Y29]+[.Z29]" office:value-type="float" office:value="5796" calcext:value-type="float">
            <text:p><text:s/>€ 5,796.000 </text:p>
          </table:table-cell>
          <table:table-cell table:style-name="ce145"/>
          <table:table-cell table:style-name="ce145" office:value-type="float" office:value="784" calcext:value-type="float">
            <text:p><text:s/>€ 784.000 </text:p>
          </table:table-cell>
          <table:table-cell table:style-name="ce145" office:value-type="float" office:value="14370" calcext:value-type="float">
            <text:p><text:s/>€ 14,370.000 </text:p>
          </table:table-cell>
          <table:table-cell table:style-name="ce106" table:formula="of:=[.AB29]+[.AC29]+[.AD29]" office:value-type="float" office:value="15154" calcext:value-type="float">
            <text:p><text:s/>€ 15,154.000 </text:p>
          </table:table-cell>
          <table:table-cell table:style-name="ce157" table:formula="of:=[.AA29]+[.AE29]" office:value-type="float" office:value="20950" calcext:value-type="float">
            <text:p><text:s/>€ 20,950.000 </text:p>
          </table:table-cell>
          <table:table-cell table:style-name="ce140" office:value-type="float" office:value="3852" calcext:value-type="float">
            <text:p><text:s/>€ 3,852.000 </text:p>
          </table:table-cell>
          <table:table-cell table:style-name="ce145" table:number-columns-repeated="2"/>
          <table:table-cell table:style-name="ce106" table:formula="of:=[.AG29]+[.AH29]+[.AI29]" office:value-type="float" office:value="3852" calcext:value-type="float">
            <text:p><text:s/>€ 3,852.000 </text:p>
          </table:table-cell>
          <table:table-cell table:style-name="ce145" office:value-type="float" office:value="2951" calcext:value-type="float">
            <text:p><text:s/>€ 2,951.000 </text:p>
          </table:table-cell>
          <table:table-cell table:style-name="ce145" office:value-type="float" office:value="2144" calcext:value-type="float">
            <text:p><text:s/>€ 2,144.000 </text:p>
          </table:table-cell>
          <table:table-cell table:style-name="ce145" office:value-type="float" office:value="12003" calcext:value-type="float">
            <text:p><text:s/>€ 12,003.000 </text:p>
          </table:table-cell>
          <table:table-cell table:style-name="ce182" table:formula="of:=[.AJ29]+[.AK29]+[.AL29]+[.AM29]" office:value-type="float" office:value="20950" calcext:value-type="float">
            <text:p><text:s/>€ 20,950.000 </text:p>
          </table:table-cell>
          <table:table-cell table:style-name="ce69" table:number-columns-repeated="2"/>
          <table:table-cell table:number-columns-repeated="982"/>
        </table:table-row>
        <table:table-row table:style-name="ro29">
          <table:table-cell table:style-name="ce48" office:value-type="string" calcext:value-type="string">
            <text:p>Nza</text:p>
          </table:table-cell>
          <table:table-cell table:style-name="ce63" office:value-type="string" calcext:value-type="string">
            <text:p>MinVWS</text:p>
          </table:table-cell>
          <table:table-cell table:style-name="ce70" office:value-type="float" office:value="452" calcext:value-type="float">
            <text:p>452</text:p>
          </table:table-cell>
          <table:table-cell table:style-name="ce84" office:value-type="float" office:value="60752.246" calcext:value-type="float">
            <text:p><text:s/>€ 60,752.246 </text:p>
          </table:table-cell>
          <table:table-cell table:style-name="ce94" table:number-columns-repeated="2"/>
          <table:table-cell table:style-name="ce100"/>
          <table:table-cell table:style-name="ce106" table:formula="of:=[.D30]+[.E30]+[.F30]+[.G30]" office:value-type="float" office:value="60752.246" calcext:value-type="float">
            <text:p><text:s/>€ 60,752.246 </text:p>
          </table:table-cell>
          <table:table-cell table:style-name="ce94" table:number-columns-repeated="3"/>
          <table:table-cell table:style-name="ce112" table:formula="of:=[.D30]+[.E30]+[.F30]+[.G30]+[.I30]+[.J30]+[.K30]" office:value-type="float" office:value="60752.246" calcext:value-type="float">
            <text:p><text:s/>€ 60,752.246 </text:p>
          </table:table-cell>
          <table:table-cell table:style-name="ce84" office:value-type="float" office:value="40623.132" calcext:value-type="float">
            <text:p><text:s/>€ 40,623.132 </text:p>
          </table:table-cell>
          <table:table-cell table:style-name="ce94" office:value-type="float" office:value="16983.225" calcext:value-type="float">
            <text:p><text:s/>€ 16,983.225 </text:p>
          </table:table-cell>
          <table:table-cell table:style-name="ce106" table:formula="of:=[.M30]+[.N30]" office:value-type="float" office:value="57606.357" calcext:value-type="float">
            <text:p><text:s/>€ 57,606.357 </text:p>
          </table:table-cell>
          <table:table-cell table:style-name="ce94" office:value-type="float" office:value="2302.231" calcext:value-type="float">
            <text:p><text:s/>€ 2,302.231 </text:p>
          </table:table-cell>
          <table:table-cell table:style-name="ce94" office:value-type="float" office:value="45.93" calcext:value-type="float">
            <text:p><text:s/>€ 45.930 </text:p>
          </table:table-cell>
          <table:table-cell table:style-name="ce94" table:number-columns-repeated="4"/>
          <table:table-cell table:style-name="ce124" table:formula="of:=[.M30]+[.N30]+[.P30]+[.Q30]+[.R30]+[.S30]+[.T30]+[.U30]" office:value-type="float" office:value="59954.518" calcext:value-type="float">
            <text:p><text:s/>€ 59,954.518 </text:p>
          </table:table-cell>
          <table:table-cell table:style-name="ce131" table:formula="of:=[.L30]-[.V30]" office:value-type="float" office:value="797.728000000003" calcext:value-type="float">
            <text:p><text:s/>€ 797.728 </text:p>
          </table:table-cell>
          <table:table-cell table:style-name="ce141" office:value-type="float" office:value="1366.962" calcext:value-type="float">
            <text:p><text:s/>€ 1,366.962 </text:p>
          </table:table-cell>
          <table:table-cell table:style-name="ce146" office:value-type="float" office:value="1952.119" calcext:value-type="float">
            <text:p><text:s/>€ 1,952.119 </text:p>
          </table:table-cell>
          <table:table-cell table:style-name="ce146"/>
          <table:table-cell table:style-name="ce106" table:formula="of:=[.X30]+[.Y30]+[.Z30]" office:value-type="float" office:value="3319.081" calcext:value-type="float">
            <text:p><text:s/>€ 3,319.081 </text:p>
          </table:table-cell>
          <table:table-cell table:style-name="ce146"/>
          <table:table-cell table:style-name="ce146" office:value-type="float" office:value="1599.301" calcext:value-type="float">
            <text:p><text:s/>€ 1,599.301 </text:p>
          </table:table-cell>
          <table:table-cell table:style-name="ce146" office:value-type="float" office:value="9994.856" calcext:value-type="float">
            <text:p><text:s/>€ 9,994.856 </text:p>
          </table:table-cell>
          <table:table-cell table:style-name="ce106" table:formula="of:=[.AB30]+[.AC30]+[.AD30]" office:value-type="float" office:value="11594.157" calcext:value-type="float">
            <text:p><text:s/>€ 11,594.157 </text:p>
          </table:table-cell>
          <table:table-cell table:style-name="ce157" table:formula="of:=[.AA30]+[.AE30]" office:value-type="float" office:value="14913.238" calcext:value-type="float">
            <text:p><text:s/>€ 14,913.238 </text:p>
          </table:table-cell>
          <table:table-cell table:style-name="ce141" office:value-type="float" office:value="2973.388" calcext:value-type="float">
            <text:p><text:s/>€ 2,973.388 </text:p>
          </table:table-cell>
          <table:table-cell table:style-name="ce146"/>
          <table:table-cell table:style-name="ce146" office:value-type="float" office:value="64.224" calcext:value-type="float">
            <text:p><text:s/>€ 64.224 </text:p>
          </table:table-cell>
          <table:table-cell table:style-name="ce106" table:formula="of:=[.AG30]+[.AH30]+[.AI30]" office:value-type="float" office:value="3037.612" calcext:value-type="float">
            <text:p><text:s/>€ 3,037.612 </text:p>
          </table:table-cell>
          <table:table-cell table:style-name="ce146" office:value-type="float" office:value="1705.67" calcext:value-type="float">
            <text:p><text:s/>€ 1,705.670 </text:p>
          </table:table-cell>
          <table:table-cell table:style-name="ce146" office:value-type="float" office:value="418" calcext:value-type="float">
            <text:p><text:s/>€ 418.000 </text:p>
          </table:table-cell>
          <table:table-cell table:style-name="ce146" office:value-type="float" office:value="9751.956" calcext:value-type="float">
            <text:p><text:s/>€ 9,751.956 </text:p>
          </table:table-cell>
          <table:table-cell table:style-name="ce182" table:formula="of:=[.AJ30]+[.AK30]+[.AL30]+[.AM30]" office:value-type="float" office:value="14913.238" calcext:value-type="float">
            <text:p><text:s/>€ 14,913.238 </text:p>
          </table:table-cell>
          <table:table-cell table:style-name="ce70" table:number-columns-repeated="2"/>
          <table:table-cell table:number-columns-repeated="982"/>
        </table:table-row>
        <table:table-row table:style-name="ro29">
          <table:table-cell table:style-name="ce47" office:value-type="string" calcext:value-type="string">
            <text:p>ZiNL</text:p>
          </table:table-cell>
          <table:table-cell table:style-name="ce62" office:value-type="string" calcext:value-type="string">
            <text:p>MinVWS</text:p>
          </table:table-cell>
          <table:table-cell table:style-name="ce69" office:value-type="float" office:value="337" calcext:value-type="float">
            <text:p>337</text:p>
          </table:table-cell>
          <table:table-cell table:style-name="ce83" office:value-type="float" office:value="61748" calcext:value-type="float">
            <text:p><text:s/>€ 61,748.000 </text:p>
          </table:table-cell>
          <table:table-cell table:style-name="ce93" table:number-columns-repeated="2"/>
          <table:table-cell table:style-name="ce99"/>
          <table:table-cell table:style-name="ce106" table:formula="of:=[.D31]+[.E31]+[.F31]+[.G31]" office:value-type="float" office:value="61748" calcext:value-type="float">
            <text:p><text:s/>€ 61,748.000 </text:p>
          </table:table-cell>
          <table:table-cell table:style-name="ce93" office:value-type="float" office:value="1892" calcext:value-type="float">
            <text:p><text:s/>€ 1,892.000 </text:p>
          </table:table-cell>
          <table:table-cell table:style-name="ce93" table:number-columns-repeated="2"/>
          <table:table-cell table:style-name="ce112" table:formula="of:=[.D31]+[.E31]+[.F31]+[.G31]+[.I31]+[.J31]+[.K31]" office:value-type="float" office:value="63640" calcext:value-type="float">
            <text:p><text:s/>€ 63,640.000 </text:p>
          </table:table-cell>
          <table:table-cell table:style-name="ce83" office:value-type="float" office:value="33432" calcext:value-type="float">
            <text:p><text:s/>€ 33,432.000 </text:p>
          </table:table-cell>
          <table:table-cell table:style-name="ce93" office:value-type="float" office:value="25975" calcext:value-type="float">
            <text:p><text:s/>€ 25,975.000 </text:p>
          </table:table-cell>
          <table:table-cell table:style-name="ce106" table:formula="of:=[.M31]+[.N31]" office:value-type="float" office:value="59407" calcext:value-type="float">
            <text:p><text:s/>€ 59,407.000 </text:p>
          </table:table-cell>
          <table:table-cell table:style-name="ce93"/>
          <table:table-cell table:style-name="ce93" office:value-type="float" office:value="4110" calcext:value-type="float">
            <text:p><text:s/>€ 4,110.000 </text:p>
          </table:table-cell>
          <table:table-cell table:style-name="ce93" table:number-columns-repeated="4"/>
          <table:table-cell table:style-name="ce124" table:formula="of:=[.M31]+[.N31]+[.P31]+[.Q31]+[.R31]+[.S31]+[.T31]+[.U31]" office:value-type="float" office:value="63517" calcext:value-type="float">
            <text:p><text:s/>€ 63,517.000 </text:p>
          </table:table-cell>
          <table:table-cell table:style-name="ce131" table:formula="of:=[.L31]-[.V31]" office:value-type="float" office:value="123" calcext:value-type="float">
            <text:p><text:s/>€ 123.000 </text:p>
          </table:table-cell>
          <table:table-cell table:style-name="ce140" office:value-type="float" office:value="130" calcext:value-type="float">
            <text:p><text:s/>€ 130.000 </text:p>
          </table:table-cell>
          <table:table-cell table:style-name="ce145" office:value-type="float" office:value="1797" calcext:value-type="float">
            <text:p><text:s/>€ 1,797.000 </text:p>
          </table:table-cell>
          <table:table-cell table:style-name="ce145" office:value-type="float" office:value="22" calcext:value-type="float">
            <text:p><text:s/>€ 22.000 </text:p>
          </table:table-cell>
          <table:table-cell table:style-name="ce106" table:formula="of:=[.X31]+[.Y31]+[.Z31]" office:value-type="float" office:value="1949" calcext:value-type="float">
            <text:p><text:s/>€ 1,949.000 </text:p>
          </table:table-cell>
          <table:table-cell table:style-name="ce145"/>
          <table:table-cell table:style-name="ce145" office:value-type="float" office:value="14731" calcext:value-type="float">
            <text:p><text:s/>€ 14,731.000 </text:p>
          </table:table-cell>
          <table:table-cell table:style-name="ce145" office:value-type="float" office:value="18598" calcext:value-type="float">
            <text:p><text:s/>€ 18,598.000 </text:p>
          </table:table-cell>
          <table:table-cell table:style-name="ce106" table:formula="of:=[.AB31]+[.AC31]+[.AD31]" office:value-type="float" office:value="33329" calcext:value-type="float">
            <text:p><text:s/>€ 33,329.000 </text:p>
          </table:table-cell>
          <table:table-cell table:style-name="ce157" table:formula="of:=[.AA31]+[.AE31]" office:value-type="float" office:value="35278" calcext:value-type="float">
            <text:p><text:s/>€ 35,278.000 </text:p>
          </table:table-cell>
          <table:table-cell table:style-name="ce140" office:value-type="float" office:value="2706" calcext:value-type="float">
            <text:p><text:s/>€ 2,706.000 </text:p>
          </table:table-cell>
          <table:table-cell table:style-name="ce145" office:value-type="float" office:value="418" calcext:value-type="float">
            <text:p><text:s/>€ 418.000 </text:p>
          </table:table-cell>
          <table:table-cell table:style-name="ce145"/>
          <table:table-cell table:style-name="ce106" table:formula="of:=[.AG31]+[.AH31]+[.AI31]" office:value-type="float" office:value="3124" calcext:value-type="float">
            <text:p><text:s/>€ 3,124.000 </text:p>
          </table:table-cell>
          <table:table-cell table:style-name="ce145" office:value-type="float" office:value="2565" calcext:value-type="float">
            <text:p><text:s/>€ 2,565.000 </text:p>
          </table:table-cell>
          <table:table-cell table:style-name="ce145"/>
          <table:table-cell table:style-name="ce145" office:value-type="float" office:value="29589" calcext:value-type="float">
            <text:p><text:s/>€ 29,589.000 </text:p>
          </table:table-cell>
          <table:table-cell table:style-name="ce182" table:formula="of:=[.AJ31]+[.AK31]+[.AL31]+[.AM31]" office:value-type="float" office:value="35278" calcext:value-type="float">
            <text:p><text:s/>€ 35,278.000 </text:p>
          </table:table-cell>
          <table:table-cell table:style-name="ce69" table:number-columns-repeated="2"/>
          <table:table-cell table:number-columns-repeated="982"/>
        </table:table-row>
        <table:table-row table:style-name="ro29">
          <table:table-cell table:style-name="ce49" office:value-type="string" calcext:value-type="string">
            <text:p>PUR</text:p>
          </table:table-cell>
          <table:table-cell table:style-name="ce64" office:value-type="string" calcext:value-type="string">
            <text:p>MinVWS</text:p>
          </table:table-cell>
          <table:table-cell table:style-name="ce70"/>
          <table:table-cell table:style-name="ce84" office:value-type="float" office:value="1570.289" calcext:value-type="float">
            <text:p><text:s/>€ 1,570.289 </text:p>
          </table:table-cell>
          <table:table-cell table:style-name="ce94" table:number-columns-repeated="2"/>
          <table:table-cell table:style-name="ce100"/>
          <table:table-cell table:style-name="ce106" table:formula="of:=[.D32]+[.E32]+[.F32]+[.G32]" office:value-type="float" office:value="1570.289" calcext:value-type="float">
            <text:p><text:s/>€ 1,570.289 </text:p>
          </table:table-cell>
          <table:table-cell table:style-name="ce94" table:number-columns-repeated="3"/>
          <table:table-cell table:style-name="ce112" table:formula="of:=[.D32]+[.E32]+[.F32]+[.G32]+[.I32]+[.J32]+[.K32]" office:value-type="float" office:value="1570.289" calcext:value-type="float">
            <text:p><text:s/>€ 1,570.289 </text:p>
          </table:table-cell>
          <table:table-cell table:style-name="ce84" office:value-type="float" office:value="1570.289" calcext:value-type="float">
            <text:p><text:s/>€ 1,570.289 </text:p>
          </table:table-cell>
          <table:table-cell table:style-name="ce94"/>
          <table:table-cell table:style-name="ce106" table:formula="of:=[.M32]+[.N32]" office:value-type="float" office:value="1570.289" calcext:value-type="float">
            <text:p><text:s/>€ 1,570.289 </text:p>
          </table:table-cell>
          <table:table-cell table:style-name="ce94" table:number-columns-repeated="6"/>
          <table:table-cell table:style-name="ce124" table:formula="of:=[.M32]+[.N32]+[.P32]+[.Q32]+[.R32]+[.S32]+[.T32]+[.U32]" office:value-type="float" office:value="1570.289" calcext:value-type="float">
            <text:p><text:s/>€ 1,570.289 </text:p>
          </table:table-cell>
          <table:table-cell table:style-name="ce131" table:formula="of:=[.L32]-[.V32]" office:value-type="float" office:value="0" calcext:value-type="float">
            <text:p><text:s/>€ - <text:s text:c="2"/></text:p>
          </table:table-cell>
          <table:table-cell table:style-name="ce141"/>
          <table:table-cell table:style-name="ce146"/>
          <table:table-cell table:style-name="ce146" office:value-type="float" office:value="3516.851" calcext:value-type="float">
            <text:p><text:s/>€ 3,516.851 </text:p>
          </table:table-cell>
          <table:table-cell table:style-name="ce106" table:formula="of:=[.X32]+[.Y32]+[.Z32]" office:value-type="float" office:value="3516.851" calcext:value-type="float">
            <text:p><text:s/>€ 3,516.851 </text:p>
          </table:table-cell>
          <table:table-cell table:style-name="ce146"/>
          <table:table-cell table:style-name="ce146" office:value-type="float" office:value="1022.579" calcext:value-type="float">
            <text:p><text:s/>€ 1,022.579 </text:p>
          </table:table-cell>
          <table:table-cell table:style-name="ce146" office:value-type="float" office:value="43.781" calcext:value-type="float">
            <text:p><text:s/>€ 43.781 </text:p>
          </table:table-cell>
          <table:table-cell table:style-name="ce106" table:formula="of:=[.AB32]+[.AC32]+[.AD32]" office:value-type="float" office:value="1066.36" calcext:value-type="float">
            <text:p><text:s/>€ 1,066.360 </text:p>
          </table:table-cell>
          <table:table-cell table:style-name="ce157" table:formula="of:=[.AA32]+[.AE32]" office:value-type="float" office:value="4583.211" calcext:value-type="float">
            <text:p><text:s/>€ 4,583.211 </text:p>
          </table:table-cell>
          <table:table-cell table:style-name="ce141"/>
          <table:table-cell table:style-name="ce146" table:number-columns-repeated="2"/>
          <table:table-cell table:style-name="ce106" table:formula="of:=[.AG32]+[.AH32]+[.AI32]" office:value-type="float" office:value="0" calcext:value-type="float">
            <text:p><text:s/>€ - <text:s text:c="2"/></text:p>
          </table:table-cell>
          <table:table-cell table:style-name="ce146" office:value-type="float" office:value="4565.847" calcext:value-type="float">
            <text:p><text:s/>€ 4,565.847 </text:p>
          </table:table-cell>
          <table:table-cell table:style-name="ce146"/>
          <table:table-cell table:style-name="ce146" office:value-type="float" office:value="17.364" calcext:value-type="float">
            <text:p><text:s/>€ 17.364 </text:p>
          </table:table-cell>
          <table:table-cell table:style-name="ce182" table:formula="of:=[.AJ32]+[.AK32]+[.AL32]+[.AM32]" office:value-type="float" office:value="4583.211" calcext:value-type="float">
            <text:p><text:s/>€ 4,583.211 </text:p>
          </table:table-cell>
          <table:table-cell table:style-name="ce70" office:value-type="string" calcext:value-type="string">
            <text:p>Aantal fte niet geneomd in jaarverslag</text:p>
          </table:table-cell>
          <table:table-cell table:style-name="ce70"/>
          <table:table-cell table:number-columns-repeated="982"/>
        </table:table-row>
        <table:table-row table:style-name="ro29">
          <table:table-cell table:style-name="ce50" office:value-type="string" calcext:value-type="string">
            <text:p>ZonMw</text:p>
          </table:table-cell>
          <table:table-cell table:style-name="ce65" office:value-type="string" calcext:value-type="string">
            <text:p>MinVWS</text:p>
          </table:table-cell>
          <table:table-cell table:style-name="ce69" office:value-type="float" office:value="327" calcext:value-type="float">
            <text:p>327</text:p>
          </table:table-cell>
          <table:table-cell table:style-name="ce83" office:value-type="float" office:value="4208.941" calcext:value-type="float">
            <text:p><text:s/>€ 4,208.941 </text:p>
          </table:table-cell>
          <table:table-cell table:style-name="ce93" office:value-type="float" office:value="2442.781" calcext:value-type="float">
            <text:p><text:s/>€ 2,442.781 </text:p>
          </table:table-cell>
          <table:table-cell table:style-name="ce93"/>
          <table:table-cell table:style-name="ce99"/>
          <table:table-cell table:style-name="ce106" table:formula="of:=[.D33]+[.E33]+[.F33]+[.G33]" office:value-type="float" office:value="6651.722" calcext:value-type="float">
            <text:p><text:s/>€ 6,651.722 </text:p>
          </table:table-cell>
          <table:table-cell table:style-name="ce93" table:number-columns-repeated="3"/>
          <table:table-cell table:style-name="ce112" table:formula="of:=[.D33]+[.E33]+[.F33]+[.G33]+[.I33]+[.J33]+[.K33]" office:value-type="float" office:value="6651.722" calcext:value-type="float">
            <text:p><text:s/>€ 6,651.722 </text:p>
          </table:table-cell>
          <table:table-cell table:style-name="ce83" office:value-type="float" office:value="26346.844" calcext:value-type="float">
            <text:p><text:s/>€ 26,346.844 </text:p>
          </table:table-cell>
          <table:table-cell table:style-name="ce93"/>
          <table:table-cell table:style-name="ce106" table:formula="of:=[.M33]+[.N33]" office:value-type="float" office:value="26346.844" calcext:value-type="float">
            <text:p><text:s/>€ 26,346.844 </text:p>
          </table:table-cell>
          <table:table-cell table:style-name="ce93" office:value-type="float" office:value="664.343" calcext:value-type="float">
            <text:p><text:s/>€ 664.343 </text:p>
          </table:table-cell>
          <table:table-cell table:style-name="ce93" office:value-type="float" office:value="3189.735" calcext:value-type="float">
            <text:p><text:s/>€ 3,189.735 </text:p>
          </table:table-cell>
          <table:table-cell table:style-name="ce93" table:number-columns-repeated="3"/>
          <table:table-cell table:style-name="ce93" office:value-type="float" office:value="-23353.063" calcext:value-type="float">
            <text:p><text:s/>€ -23,353.063 </text:p>
          </table:table-cell>
          <table:table-cell table:style-name="ce124" table:formula="of:=[.M33]+[.N33]+[.P33]+[.Q33]+[.R33]+[.S33]+[.T33]+[.U33]" office:value-type="float" office:value="6847.859" calcext:value-type="float">
            <text:p><text:s/>€ 6,847.859 </text:p>
          </table:table-cell>
          <table:table-cell table:style-name="ce131" table:formula="of:=[.L33]-[.V33]" office:value-type="float" office:value="-196.137000000004" calcext:value-type="float">
            <text:p><text:s/>€ -196.137 </text:p>
          </table:table-cell>
          <table:table-cell table:style-name="ce140"/>
          <table:table-cell table:style-name="ce145" table:number-columns-repeated="2"/>
          <table:table-cell table:style-name="ce106" table:formula="of:=[.X33]+[.Y33]+[.Z33]" office:value-type="float" office:value="0" calcext:value-type="float">
            <text:p><text:s/>€ - <text:s text:c="2"/></text:p>
          </table:table-cell>
          <table:table-cell table:style-name="ce145"/>
          <table:table-cell table:style-name="ce145" office:value-type="float" office:value="323550.505" calcext:value-type="float">
            <text:p><text:s/>€ 323,550.505 </text:p>
          </table:table-cell>
          <table:table-cell table:style-name="ce145" office:value-type="float" office:value="136890.523" calcext:value-type="float">
            <text:p><text:s/>€ 136,890.523 </text:p>
          </table:table-cell>
          <table:table-cell table:style-name="ce106" table:formula="of:=[.AB33]+[.AC33]+[.AD33]" office:value-type="float" office:value="460441.028" calcext:value-type="float">
            <text:p><text:s/>€ 460,441.028 </text:p>
          </table:table-cell>
          <table:table-cell table:style-name="ce157" table:formula="of:=[.AA33]+[.AE33]" office:value-type="float" office:value="460441.028" calcext:value-type="float">
            <text:p><text:s/>€ 460,441.028 </text:p>
          </table:table-cell>
          <table:table-cell table:style-name="ce140" office:value-type="float" office:value="19067.308" calcext:value-type="float">
            <text:p><text:s/>€ 19,067.308 </text:p>
          </table:table-cell>
          <table:table-cell table:style-name="ce145" table:number-columns-repeated="2"/>
          <table:table-cell table:style-name="ce106" table:formula="of:=[.AG33]+[.AH33]+[.AI33]" office:value-type="float" office:value="19067.308" calcext:value-type="float">
            <text:p><text:s/>€ 19,067.308 </text:p>
          </table:table-cell>
          <table:table-cell table:style-name="ce145" office:value-type="float" office:value="2422.589" calcext:value-type="float">
            <text:p><text:s/>€ 2,422.589 </text:p>
          </table:table-cell>
          <table:table-cell table:style-name="ce145" office:value-type="float" office:value="257286.608" calcext:value-type="float">
            <text:p><text:s/>€ 257,286.608 </text:p>
          </table:table-cell>
          <table:table-cell table:style-name="ce145" office:value-type="float" office:value="183487.678" calcext:value-type="float">
            <text:p><text:s/>€ 183,487.678 </text:p>
          </table:table-cell>
          <table:table-cell table:style-name="ce182" table:formula="of:=[.AJ33]+[.AK33]+[.AL33]+[.AM33]" office:value-type="float" office:value="462264.183" calcext:value-type="float">
            <text:p><text:s/>€ 462,264.183 </text:p>
          </table:table-cell>
          <table:table-cell table:style-name="ce69" table:number-columns-repeated="2"/>
          <table:table-cell table:number-columns-repeated="982"/>
        </table:table-row>
        <table:table-row table:style-name="ro29">
          <table:table-cell table:style-name="ce49" office:value-type="string" calcext:value-type="string">
            <text:p>Dopingautoriteit</text:p>
          </table:table-cell>
          <table:table-cell table:style-name="ce64" office:value-type="string" calcext:value-type="string">
            <text:p>MinVWS</text:p>
          </table:table-cell>
          <table:table-cell table:style-name="ce70"/>
          <table:table-cell table:style-name="ce84" office:value-type="float" office:value="2487.748" calcext:value-type="float">
            <text:p><text:s/>€ 2,487.748 </text:p>
          </table:table-cell>
          <table:table-cell table:style-name="ce94"/>
          <table:table-cell table:style-name="ce94" office:value-type="float" office:value="402.527" calcext:value-type="float">
            <text:p><text:s/>€ 402.527 </text:p>
          </table:table-cell>
          <table:table-cell table:style-name="ce100"/>
          <table:table-cell table:style-name="ce106" table:formula="of:=[.D34]+[.E34]+[.F34]+[.G34]" office:value-type="float" office:value="2890.275" calcext:value-type="float">
            <text:p><text:s/>€ 2,890.275 </text:p>
          </table:table-cell>
          <table:table-cell table:style-name="ce94" office:value-type="float" office:value="360" calcext:value-type="float">
            <text:p><text:s/>€ 360.000 </text:p>
          </table:table-cell>
          <table:table-cell table:style-name="ce94"/>
          <table:table-cell table:style-name="ce94" office:value-type="float" office:value="1026.498" calcext:value-type="float">
            <text:p><text:s/>€ 1,026.498 </text:p>
          </table:table-cell>
          <table:table-cell table:style-name="ce112" table:formula="of:=[.D34]+[.E34]+[.F34]+[.G34]+[.I34]+[.J34]+[.K34]" office:value-type="float" office:value="4276.773" calcext:value-type="float">
            <text:p><text:s/>€ 4,276.773 </text:p>
          </table:table-cell>
          <table:table-cell table:style-name="ce84" office:value-type="float" office:value="1934.445" calcext:value-type="float">
            <text:p><text:s/>€ 1,934.445 </text:p>
          </table:table-cell>
          <table:table-cell table:style-name="ce94" office:value-type="float" office:value="1934.497" calcext:value-type="float">
            <text:p><text:s/>€ 1,934.497 </text:p>
          </table:table-cell>
          <table:table-cell table:style-name="ce106" table:formula="of:=[.M34]+[.N34]" office:value-type="float" office:value="3868.942" calcext:value-type="float">
            <text:p><text:s/>€ 3,868.942 </text:p>
          </table:table-cell>
          <table:table-cell table:style-name="ce94" office:value-type="float" office:value="0.768" calcext:value-type="float">
            <text:p><text:s/>€ 0.768 </text:p>
          </table:table-cell>
          <table:table-cell table:style-name="ce94"/>
          <table:table-cell table:style-name="ce94" office:value-type="float" office:value="0.178" calcext:value-type="float">
            <text:p><text:s/>€ 0.178 </text:p>
          </table:table-cell>
          <table:table-cell table:style-name="ce94" table:number-columns-repeated="3"/>
          <table:table-cell table:style-name="ce124" table:formula="of:=[.M34]+[.N34]+[.P34]+[.Q34]+[.R34]+[.S34]+[.T34]+[.U34]" office:value-type="float" office:value="3869.888" calcext:value-type="float">
            <text:p><text:s/>€ 3,869.888 </text:p>
          </table:table-cell>
          <table:table-cell table:style-name="ce131" table:formula="of:=[.L34]-[.V34]" office:value-type="float" office:value="406.885" calcext:value-type="float">
            <text:p><text:s/>€ 406.885 </text:p>
          </table:table-cell>
          <table:table-cell table:style-name="ce141"/>
          <table:table-cell table:style-name="ce146" office:value-type="float" office:value="118.158" calcext:value-type="float">
            <text:p><text:s/>€ 118.158 </text:p>
          </table:table-cell>
          <table:table-cell table:style-name="ce146"/>
          <table:table-cell table:style-name="ce106" table:formula="of:=[.X34]+[.Y34]+[.Z34]" office:value-type="float" office:value="118.158" calcext:value-type="float">
            <text:p><text:s/>€ 118.158 </text:p>
          </table:table-cell>
          <table:table-cell table:style-name="ce146"/>
          <table:table-cell table:style-name="ce146" office:value-type="float" office:value="423.26" calcext:value-type="float">
            <text:p><text:s/>€ 423.260 </text:p>
          </table:table-cell>
          <table:table-cell table:style-name="ce146" office:value-type="float" office:value="420.087" calcext:value-type="float">
            <text:p><text:s/>€ 420.087 </text:p>
          </table:table-cell>
          <table:table-cell table:style-name="ce106" table:formula="of:=[.AB34]+[.AC34]+[.AD34]" office:value-type="float" office:value="843.347" calcext:value-type="float">
            <text:p><text:s/>€ 843.347 </text:p>
          </table:table-cell>
          <table:table-cell table:style-name="ce157" table:formula="of:=[.AA34]+[.AE34]" office:value-type="float" office:value="961.505" calcext:value-type="float">
            <text:p><text:s/>€ 961.505 </text:p>
          </table:table-cell>
          <table:table-cell table:style-name="ce141" office:value-type="float" office:value="128.412" calcext:value-type="float">
            <text:p><text:s/>€ 128.412 </text:p>
          </table:table-cell>
          <table:table-cell table:style-name="ce146" office:value-type="float" office:value="278.473" calcext:value-type="float">
            <text:p><text:s/>€ 278.473 </text:p>
          </table:table-cell>
          <table:table-cell table:style-name="ce146"/>
          <table:table-cell table:style-name="ce106" table:formula="of:=[.AG34]+[.AH34]+[.AI34]" office:value-type="float" office:value="406.885" calcext:value-type="float">
            <text:p><text:s/>€ 406.885 </text:p>
          </table:table-cell>
          <table:table-cell table:style-name="ce146" office:value-type="float" office:value="26.838" calcext:value-type="float">
            <text:p><text:s/>€ 26.838 </text:p>
          </table:table-cell>
          <table:table-cell table:style-name="ce146"/>
          <table:table-cell table:style-name="ce146" office:value-type="float" office:value="527.782" calcext:value-type="float">
            <text:p><text:s/>€ 527.782 </text:p>
          </table:table-cell>
          <table:table-cell table:style-name="ce182" table:formula="of:=[.AJ34]+[.AK34]+[.AL34]+[.AM34]" office:value-type="float" office:value="961.505" calcext:value-type="float">
            <text:p><text:s/>€ 961.505 </text:p>
          </table:table-cell>
          <table:table-cell table:style-name="ce70" office:value-type="string" calcext:value-type="string">
            <text:p>Aantal fte niet geneomd in jaarverslag</text:p>
          </table:table-cell>
          <table:table-cell table:style-name="ce70"/>
          <table:table-cell table:number-columns-repeated="982"/>
        </table:table-row>
        <table:table-row table:style-name="ro29">
          <table:table-cell table:style-name="ce50" office:value-type="string" calcext:value-type="string">
            <text:p>NTS</text:p>
          </table:table-cell>
          <table:table-cell table:style-name="ce65" office:value-type="string" calcext:value-type="string">
            <text:p>MinVWS</text:p>
          </table:table-cell>
          <table:table-cell table:style-name="ce69"/>
          <table:table-cell table:style-name="ce83"/>
          <table:table-cell table:style-name="ce93" table:number-columns-repeated="2"/>
          <table:table-cell table:style-name="ce99"/>
          <table:table-cell table:style-name="ce106" table:formula="of:=[.D35]+[.E35]+[.F35]+[.G35]" office:value-type="float" office:value="0" calcext:value-type="float">
            <text:p><text:s/>€ - <text:s text:c="2"/></text:p>
          </table:table-cell>
          <table:table-cell table:style-name="ce93" table:number-columns-repeated="3"/>
          <table:table-cell table:style-name="ce112" office:value-type="float" office:value="34230" calcext:value-type="float">
            <text:p><text:s/>€ 34,230.000 </text:p>
          </table:table-cell>
          <table:table-cell table:style-name="ce83" office:value-type="float" office:value="5772" calcext:value-type="float">
            <text:p><text:s/>€ 5,772.000 </text:p>
          </table:table-cell>
          <table:table-cell table:style-name="ce93" office:value-type="float" office:value="1840" calcext:value-type="float">
            <text:p><text:s/>€ 1,840.000 </text:p>
          </table:table-cell>
          <table:table-cell table:style-name="ce106" table:formula="of:=[.M35]+[.N35]" office:value-type="float" office:value="7612" calcext:value-type="float">
            <text:p><text:s/>€ 7,612.000 </text:p>
          </table:table-cell>
          <table:table-cell table:style-name="ce93" office:value-type="float" office:value="206" calcext:value-type="float">
            <text:p><text:s/>€ 206.000 </text:p>
          </table:table-cell>
          <table:table-cell table:style-name="ce93" office:value-type="float" office:value="25932" calcext:value-type="float">
            <text:p><text:s/>€ 25,932.000 </text:p>
          </table:table-cell>
          <table:table-cell table:style-name="ce93" office:value-type="float" office:value="-2" calcext:value-type="float">
            <text:p><text:s/>€ -2.000 </text:p>
          </table:table-cell>
          <table:table-cell table:style-name="ce93" office:value-type="float" office:value="35" calcext:value-type="float">
            <text:p><text:s/>€ 35.000 </text:p>
          </table:table-cell>
          <table:table-cell table:style-name="ce93" office:value-type="float" office:value="221" calcext:value-type="float">
            <text:p><text:s/>€ 221.000 </text:p>
          </table:table-cell>
          <table:table-cell table:style-name="ce93" office:value-type="float" office:value="0" calcext:value-type="float">
            <text:p><text:s/>€ - <text:s text:c="2"/></text:p>
          </table:table-cell>
          <table:table-cell table:style-name="ce124" table:formula="of:=[.M35]+[.N35]+[.P35]+[.Q35]+[.R35]+[.S35]+[.T35]+[.U35]" office:value-type="float" office:value="34004" calcext:value-type="float">
            <text:p><text:s/>€ 34,004.000 </text:p>
          </table:table-cell>
          <table:table-cell table:style-name="ce131" table:formula="of:=[.L35]-[.V35]" office:value-type="float" office:value="226" calcext:value-type="float">
            <text:p><text:s/>€ 226.000 </text:p>
          </table:table-cell>
          <table:table-cell table:style-name="ce140" office:value-type="float" office:value="45" calcext:value-type="float">
            <text:p><text:s/>€ 45.000 </text:p>
          </table:table-cell>
          <table:table-cell table:style-name="ce145" office:value-type="float" office:value="563" calcext:value-type="float">
            <text:p><text:s/>€ 563.000 </text:p>
          </table:table-cell>
          <table:table-cell table:style-name="ce145" office:value-type="float" office:value="0" calcext:value-type="float">
            <text:p><text:s/>€ - <text:s text:c="2"/></text:p>
          </table:table-cell>
          <table:table-cell table:style-name="ce106" table:formula="of:=[.X35]+[.Y35]+[.Z35]" office:value-type="float" office:value="608" calcext:value-type="float">
            <text:p><text:s/>€ 608.000 </text:p>
          </table:table-cell>
          <table:table-cell table:style-name="ce145" office:value-type="float" office:value="0" calcext:value-type="float">
            <text:p><text:s/>€ - <text:s text:c="2"/></text:p>
          </table:table-cell>
          <table:table-cell table:style-name="ce145" office:value-type="float" office:value="3513" calcext:value-type="float">
            <text:p><text:s/>€ 3,513.000 </text:p>
          </table:table-cell>
          <table:table-cell table:style-name="ce145" office:value-type="float" office:value="11488" calcext:value-type="float">
            <text:p><text:s/>€ 11,488.000 </text:p>
          </table:table-cell>
          <table:table-cell table:style-name="ce106" table:formula="of:=[.AB35]+[.AC35]+[.AD35]" office:value-type="float" office:value="15001" calcext:value-type="float">
            <text:p><text:s/>€ 15,001.000 </text:p>
          </table:table-cell>
          <table:table-cell table:style-name="ce158" table:formula="of:=[.AA35]+[.AE35]" office:value-type="float" office:value="15609" calcext:value-type="float">
            <text:p><text:s/>€ 15,609.000 </text:p>
          </table:table-cell>
          <table:table-cell table:style-name="ce140" office:value-type="float" office:value="388" calcext:value-type="float">
            <text:p><text:s/>€ 388.000 </text:p>
          </table:table-cell>
          <table:table-cell table:style-name="ce145" office:value-type="float" office:value="7842" calcext:value-type="float">
            <text:p><text:s/>€ 7,842.000 </text:p>
          </table:table-cell>
          <table:table-cell table:style-name="ce145" office:value-type="float" office:value="0" calcext:value-type="float">
            <text:p><text:s/>€ - <text:s text:c="2"/></text:p>
          </table:table-cell>
          <table:table-cell table:style-name="ce106" table:formula="of:=[.AG35]+[.AH35]+[.AI35]" office:value-type="float" office:value="8230" calcext:value-type="float">
            <text:p><text:s/>€ 8,230.000 </text:p>
          </table:table-cell>
          <table:table-cell table:style-name="ce145" office:value-type="float" office:value="110" calcext:value-type="float">
            <text:p><text:s/>€ 110.000 </text:p>
          </table:table-cell>
          <table:table-cell table:style-name="ce145" office:value-type="float" office:value="50" calcext:value-type="float">
            <text:p><text:s/>€ 50.000 </text:p>
          </table:table-cell>
          <table:table-cell table:style-name="ce145" office:value-type="float" office:value="7219" calcext:value-type="float">
            <text:p><text:s/>€ 7,219.000 </text:p>
          </table:table-cell>
          <table:table-cell table:style-name="ce183" table:formula="of:=[.AJ35]+[.AK35]+[.AL35]+[.AM35]" office:value-type="float" office:value="15609" calcext:value-type="float">
            <text:p><text:s/>€ 15,609.000 </text:p>
          </table:table-cell>
          <table:table-cell table:style-name="ce50" office:value-type="string" calcext:value-type="string">
            <text:p>NTS gehele organisatie inclusief gesubsidieeerde deel en ZBO (in 2021 komt het volledige ZBO op de begroting, daarmee geven deze cijfers dus vergelijkingsmogelijkheid. NTS wordt nu deels uit de begroting gefinancierd voor de niet ZBO taken en deels door de verzekeraars. De opgave betreft 2018. Over 2019 zijn nog geen accountantsgecontroleerde cijfers bekend</text:p>
          </table:table-cell>
          <table:table-cell table:style-name="ce69"/>
          <table:table-cell table:number-columns-repeated="982"/>
        </table:table-row>
        <table:table-row table:style-name="ro29">
          <table:table-cell table:style-name="ce46" office:value-type="string" calcext:value-type="string">
            <text:p>UWV</text:p>
          </table:table-cell>
          <table:table-cell table:style-name="ce61" office:value-type="string" calcext:value-type="string">
            <text:p>SZW</text:p>
          </table:table-cell>
          <table:table-cell table:style-name="ce73" office:value-type="float" office:value="15593" calcext:value-type="float">
            <text:p>15,593</text:p>
          </table:table-cell>
          <table:table-cell table:style-name="ce82" office:value-type="float" office:value="4472" calcext:value-type="float">
            <text:p><text:s/>€ 4,472.000 </text:p>
          </table:table-cell>
          <table:table-cell table:style-name="ce92" office:value-type="float" office:value="97" calcext:value-type="float">
            <text:p><text:s/>€ 97.000 </text:p>
          </table:table-cell>
          <table:table-cell table:style-name="ce92" office:value-type="float" office:value="0" calcext:value-type="float">
            <text:p><text:s/>€ - <text:s text:c="2"/></text:p>
          </table:table-cell>
          <table:table-cell table:style-name="ce98" office:value-type="float" office:value="27639" calcext:value-type="float">
            <text:p><text:s/>€ 27,639.000 </text:p>
          </table:table-cell>
          <table:table-cell table:style-name="ce105" table:formula="of:=[.D36]+[.E36]+[.F36]+[.G36]" office:value-type="float" office:value="32208" calcext:value-type="float">
            <text:p><text:s/>€ 32,208.000 </text:p>
          </table:table-cell>
          <table:table-cell table:number-columns-repeated="3" table:style-name="ce92" office:value-type="float" office:value="0" calcext:value-type="float">
            <text:p><text:s/>€ - <text:s text:c="2"/></text:p>
          </table:table-cell>
          <table:table-cell table:style-name="ce111" table:formula="of:=[.D36]+[.E36]+[.F36]+[.G36]+[.I36]+[.J36]+[.K36]" office:value-type="float" office:value="32208" calcext:value-type="float">
            <text:p><text:s/>€ 32,208.000 </text:p>
          </table:table-cell>
          <table:table-cell table:style-name="ce82" office:value-type="float" office:value="1459" calcext:value-type="float">
            <text:p><text:s/>€ 1,459.000 </text:p>
          </table:table-cell>
          <table:table-cell table:style-name="ce92" table:formula="of:=1878-1459-20" office:value-type="float" office:value="399" calcext:value-type="float">
            <text:p><text:s/>€ 399.000 </text:p>
          </table:table-cell>
          <table:table-cell table:style-name="ce120" table:formula="of:=[.M36]+[.N36]" office:value-type="float" office:value="1858" calcext:value-type="float">
            <text:p><text:s/>€ 1,858.000 </text:p>
          </table:table-cell>
          <table:table-cell table:style-name="ce92"/>
          <table:table-cell table:number-columns-repeated="4" table:style-name="ce92" office:value-type="float" office:value="0" calcext:value-type="float">
            <text:p><text:s/>€ - <text:s text:c="2"/></text:p>
          </table:table-cell>
          <table:table-cell table:style-name="ce92" office:value-type="float" office:value="24604" calcext:value-type="float">
            <text:p><text:s/>€ 24,604.000 </text:p>
          </table:table-cell>
          <table:table-cell table:style-name="ce123" table:formula="of:=[.M36]+[.N36]+[.P36]+[.Q36]+[.R36]+[.S36]+[.T36]+[.U36]" office:value-type="float" office:value="26462" calcext:value-type="float">
            <text:p><text:s/>€ 26,462.000 </text:p>
          </table:table-cell>
          <table:table-cell table:style-name="ce130" table:formula="of:=[.L36]-[.V36]" office:value-type="float" office:value="5746" calcext:value-type="float">
            <text:p><text:s/>€ 5,746.000 </text:p>
          </table:table-cell>
          <table:table-cell table:style-name="ce139"/>
          <table:table-cell table:style-name="ce144" office:value-type="float" office:value="94" calcext:value-type="float">
            <text:p><text:s/>€ 94.000 </text:p>
          </table:table-cell>
          <table:table-cell table:style-name="ce144" office:value-type="float" office:value="163" calcext:value-type="float">
            <text:p><text:s/>€ 163.000 </text:p>
          </table:table-cell>
          <table:table-cell table:style-name="ce120" table:formula="of:=[.X36]+[.Y36]+[.Z36]" office:value-type="float" office:value="257" calcext:value-type="float">
            <text:p><text:s/>€ 257.000 </text:p>
          </table:table-cell>
          <table:table-cell table:style-name="ce144"/>
          <table:table-cell table:style-name="ce144" office:value-type="float" office:value="3426" calcext:value-type="float">
            <text:p><text:s/>€ 3,426.000 </text:p>
          </table:table-cell>
          <table:table-cell table:style-name="ce144" office:value-type="float" office:value="5104" calcext:value-type="float">
            <text:p><text:s/>€ 5,104.000 </text:p>
          </table:table-cell>
          <table:table-cell table:style-name="ce120" table:formula="of:=[.AB36]+[.AC36]+[.AD36]" office:value-type="float" office:value="8530" calcext:value-type="float">
            <text:p><text:s/>€ 8,530.000 </text:p>
          </table:table-cell>
          <table:table-cell table:style-name="ce159" table:formula="of:=[.AA36]+[.AE36]" office:value-type="float" office:value="8787" calcext:value-type="float">
            <text:p><text:s/>€ 8,787.000 </text:p>
          </table:table-cell>
          <table:table-cell table:style-name="ce139" office:value-type="float" office:value="19" calcext:value-type="float">
            <text:p><text:s/>€ 19.000 </text:p>
          </table:table-cell>
          <table:table-cell table:style-name="ce144" office:value-type="float" office:value="5194" calcext:value-type="float">
            <text:p><text:s/>€ 5,194.000 </text:p>
          </table:table-cell>
          <table:table-cell table:style-name="ce144" office:value-type="float" office:value="0" calcext:value-type="float">
            <text:p><text:s/>€ - <text:s text:c="2"/></text:p>
          </table:table-cell>
          <table:table-cell table:style-name="ce120" table:formula="of:=[.AG36]+[.AH36]+[.AI36]" office:value-type="float" office:value="5213" calcext:value-type="float">
            <text:p><text:s/>€ 5,213.000 </text:p>
          </table:table-cell>
          <table:table-cell table:style-name="ce144" office:value-type="float" office:value="1251" calcext:value-type="float">
            <text:p><text:s/>€ 1,251.000 </text:p>
          </table:table-cell>
          <table:table-cell table:style-name="ce144" office:value-type="float" office:value="0" calcext:value-type="float">
            <text:p><text:s/>€ - <text:s text:c="2"/></text:p>
          </table:table-cell>
          <table:table-cell table:style-name="ce144" office:value-type="float" office:value="2323" calcext:value-type="float">
            <text:p><text:s/>€ 2,323.000 </text:p>
          </table:table-cell>
          <table:table-cell table:style-name="ce184" table:formula="of:=[.AJ36]+[.AK36]+[.AL36]+[.AM36]" office:value-type="float" office:value="8787" calcext:value-type="float">
            <text:p><text:s/>€ 8,787.000 </text:p>
          </table:table-cell>
          <table:table-cell table:style-name="ce68"/>
          <table:table-cell table:style-name="ce68" office:value-type="string" calcext:value-type="string">
            <text:p>nog niet beschikbaar</text:p>
          </table:table-cell>
          <table:table-cell table:number-columns-repeated="982"/>
        </table:table-row>
        <table:table-row table:style-name="ro29">
          <table:table-cell table:style-name="ce47" office:value-type="string" calcext:value-type="string">
            <text:p>SVB</text:p>
          </table:table-cell>
          <table:table-cell table:style-name="ce62" office:value-type="string" calcext:value-type="string">
            <text:p>SZW</text:p>
          </table:table-cell>
          <table:table-cell table:style-name="ce74" office:value-type="float" office:value="2706" calcext:value-type="float">
            <text:p>2,706</text:p>
          </table:table-cell>
          <table:table-cell table:style-name="ce83" office:value-type="float" office:value="44905.4" calcext:value-type="float">
            <text:p><text:s/>€ 44,905.400 </text:p>
          </table:table-cell>
          <table:table-cell table:style-name="ce93" office:value-type="float" office:value="82.2" calcext:value-type="float">
            <text:p><text:s/>€ 82.200 </text:p>
          </table:table-cell>
          <table:table-cell table:style-name="ce93" office:value-type="float" office:value="7.4" calcext:value-type="float">
            <text:p><text:s/>€ 7.400 </text:p>
          </table:table-cell>
          <table:table-cell table:style-name="ce99" office:value-type="float" office:value="23705.3" calcext:value-type="float">
            <text:p><text:s/>€ 23,705.300 </text:p>
          </table:table-cell>
          <table:table-cell table:style-name="ce106" table:formula="of:=[.D37]+[.E37]+[.F37]+[.G37]" office:value-type="float" office:value="68700.3" calcext:value-type="float">
            <text:p><text:s/>€ 68,700.300 </text:p>
          </table:table-cell>
          <table:table-cell table:style-name="ce93" office:value-type="float" office:value="-3.6" calcext:value-type="float">
            <text:p><text:s/>€ -3.600 </text:p>
          </table:table-cell>
          <table:table-cell table:style-name="ce93" table:number-columns-repeated="2"/>
          <table:table-cell table:style-name="ce112" table:formula="of:=[.D37]+[.E37]+[.F37]+[.G37]+[.I37]+[.J37]+[.K37]" office:value-type="float" office:value="68696.7" calcext:value-type="float">
            <text:p><text:s/>€ 68,696.700 </text:p>
          </table:table-cell>
          <table:table-cell table:style-name="ce83" office:value-type="float" office:value="268.5" calcext:value-type="float">
            <text:p><text:s/>€ 268.500 </text:p>
          </table:table-cell>
          <table:table-cell table:style-name="ce93" office:value-type="float" office:value="75.2" calcext:value-type="float">
            <text:p><text:s/>€ 75.200 </text:p>
          </table:table-cell>
          <table:table-cell table:style-name="ce106" table:formula="of:=[.M37]+[.N37]" office:value-type="float" office:value="343.7" calcext:value-type="float">
            <text:p><text:s/>€ 343.700 </text:p>
          </table:table-cell>
          <table:table-cell table:style-name="ce93"/>
          <table:table-cell table:style-name="ce93" office:value-type="float" office:value="0.2" calcext:value-type="float">
            <text:p><text:s/>€ 0.200 </text:p>
          </table:table-cell>
          <table:table-cell table:style-name="ce93"/>
          <table:table-cell table:style-name="ce93" office:value-type="float" office:value="7.4" calcext:value-type="float">
            <text:p><text:s/>€ 7.400 </text:p>
          </table:table-cell>
          <table:table-cell table:style-name="ce93" office:value-type="float" office:value="4.4" calcext:value-type="float">
            <text:p><text:s/>€ 4.400 </text:p>
          </table:table-cell>
          <table:table-cell table:style-name="ce93" office:value-type="float" office:value="44350.9" calcext:value-type="float">
            <text:p><text:s/>€ 44,350.900 </text:p>
          </table:table-cell>
          <table:table-cell table:style-name="ce124" table:formula="of:=[.M37]+[.N37]+[.P37]+[.Q37]+[.R37]+[.S37]+[.T37]+[.U37]" office:value-type="float" office:value="44706.6" calcext:value-type="float">
            <text:p><text:s/>€ 44,706.600 </text:p>
          </table:table-cell>
          <table:table-cell table:style-name="ce131" table:formula="of:=[.L37]-[.V37]" office:value-type="float" office:value="23990.1" calcext:value-type="float">
            <text:p><text:s/>€ 23,990.100 </text:p>
          </table:table-cell>
          <table:table-cell table:style-name="ce140"/>
          <table:table-cell table:style-name="ce145" office:value-type="float" office:value="118.1" calcext:value-type="float">
            <text:p><text:s/>€ 118.100 </text:p>
          </table:table-cell>
          <table:table-cell table:style-name="ce145" office:value-type="float" office:value="848.3" calcext:value-type="float">
            <text:p><text:s/>€ 848.300 </text:p>
          </table:table-cell>
          <table:table-cell table:style-name="ce106" table:formula="of:=[.X37]+[.Y37]+[.Z37]" office:value-type="float" office:value="966.4" calcext:value-type="float">
            <text:p><text:s/>€ 966.400 </text:p>
          </table:table-cell>
          <table:table-cell table:style-name="ce145"/>
          <table:table-cell table:style-name="ce145" office:value-type="float" office:value="6382.2" calcext:value-type="float">
            <text:p><text:s/>€ 6,382.200 </text:p>
          </table:table-cell>
          <table:table-cell table:style-name="ce145" office:value-type="float" office:value="0.3" calcext:value-type="float">
            <text:p><text:s/>€ 0.300 </text:p>
          </table:table-cell>
          <table:table-cell table:style-name="ce106" table:formula="of:=[.AB37]+[.AC37]+[.AD37]" office:value-type="float" office:value="6382.5" calcext:value-type="float">
            <text:p><text:s/>€ 6,382.500 </text:p>
          </table:table-cell>
          <table:table-cell table:style-name="ce160" office:value-type="float" office:value="7348900" calcext:value-type="float">
            <text:p><text:s/>€ 7,348,900.000 </text:p>
          </table:table-cell>
          <table:table-cell table:style-name="ce140" office:value-type="float" office:value="8.7" calcext:value-type="float">
            <text:p><text:s/>€ 8.700 </text:p>
          </table:table-cell>
          <table:table-cell table:style-name="ce145" office:value-type="float" office:value="3921.5" calcext:value-type="float">
            <text:p><text:s/>€ 3,921.500 </text:p>
          </table:table-cell>
          <table:table-cell table:style-name="ce145"/>
          <table:table-cell table:style-name="ce106" table:formula="of:=[.AG37]+[.AH37]+[.AI37]" office:value-type="float" office:value="3930.2" calcext:value-type="float">
            <text:p><text:s/>€ 3,930.200 </text:p>
          </table:table-cell>
          <table:table-cell table:style-name="ce145" office:value-type="float" office:value="29.5" calcext:value-type="float">
            <text:p><text:s/>€ 29.500 </text:p>
          </table:table-cell>
          <table:table-cell table:style-name="ce145" office:value-type="float" office:value="1.3" calcext:value-type="float">
            <text:p><text:s/>€ 1.300 </text:p>
          </table:table-cell>
          <table:table-cell table:style-name="ce145" office:value-type="float" office:value="3387.9" calcext:value-type="float">
            <text:p><text:s/>€ 3,387.900 </text:p>
          </table:table-cell>
          <table:table-cell table:style-name="ce185" table:formula="of:=[.AJ37]+[.AK37]+[.AL37]+[.AM37]" office:value-type="float" office:value="7348.9" calcext:value-type="float">
            <text:p><text:s/>€ 7,348.900 </text:p>
          </table:table-cell>
          <table:table-cell table:style-name="ce69"/>
          <table:table-cell table:style-name="ce69" office:value-type="string" calcext:value-type="string">
            <text:p>nog niet beschikbaar</text:p>
          </table:table-cell>
          <table:table-cell table:number-columns-repeated="982"/>
        </table:table-row>
        <table:table-row table:style-name="ro30">
          <table:table-cell table:style-name="ce51" office:value-type="string" calcext:value-type="string">
            <text:p>Autoriteit Nucleaire Veiligheid en Stralingsbescherming</text:p>
          </table:table-cell>
          <table:table-cell table:style-name="ce66" office:value-type="string" calcext:value-type="string">
            <text:p>IenW</text:p>
          </table:table-cell>
          <table:table-cell table:style-name="ce75" office:value-type="float" office:value="2" calcext:value-type="float">
            <text:p><text:s/>2 </text:p>
          </table:table-cell>
          <table:table-cell table:style-name="ce87" office:value-type="string" office:string-value="n.v.t." calcext:value-type="string">
            <office:annotation office:display="true" draw:style-name="gr1" draw:text-style-name="P2" svg:width="154.94pt" svg:height="81.75pt" svg:x="402.24pt" svg:y="532.35pt" draw:caption-point-x="-11.54pt" draw:caption-point-y="7.77pt">
              <dc:date>2020-05-14T00:00:00</dc:date>
              <text:p text:style-name="P1">ANVS: Alleen het bestuur is zbo, de rest is onderdeel van IenW. De kosten van de bestuursleden staan op de begroting van IenW.</text:p>
            </office:annotation>
            <text:p><text:s/>n.v.t. </text:p>
          </table:table-cell>
          <table:table-cell table:style-name="ce97" table:number-columns-repeated="2"/>
          <table:table-cell table:style-name="ce103"/>
          <table:table-cell table:style-name="ce105" table:formula="of:=[.D38]+[.E38]+[.F38]+[.G38]" office:value-type="string" office:string-value="" calcext:value-type="error">
            <text:p>#VALUE!</text:p>
          </table:table-cell>
          <table:table-cell table:style-name="ce92" table:number-columns-repeated="3"/>
          <table:table-cell table:style-name="ce111" table:formula="of:=[.D38]+[.E38]+[.F38]+[.G38]+[.I38]+[.J38]+[.K38]" office:value-type="string" office:string-value="" calcext:value-type="error">
            <text:p>#VALUE!</text:p>
          </table:table-cell>
          <table:table-cell table:style-name="ce82"/>
          <table:table-cell table:style-name="ce92"/>
          <table:table-cell table:style-name="ce120" table:formula="of:=[.M38]+[.N38]" office:value-type="float" office:value="0" calcext:value-type="float">
            <text:p><text:s/>€ - <text:s text:c="2"/></text:p>
          </table:table-cell>
          <table:table-cell table:style-name="ce92" table:number-columns-repeated="6"/>
          <table:table-cell table:style-name="ce123" table:formula="of:=[.M38]+[.N38]+[.P38]+[.Q38]+[.R38]+[.S38]+[.T38]+[.U38]" office:value-type="float" office:value="0" calcext:value-type="float">
            <text:p><text:s/>€ - <text:s text:c="2"/></text:p>
          </table:table-cell>
          <table:table-cell table:style-name="ce130" table:formula="of:=[.L38]-[.V38]" office:value-type="string" office:string-value="" calcext:value-type="error">
            <text:p>#VALUE!</text:p>
          </table:table-cell>
          <table:table-cell table:style-name="ce139"/>
          <table:table-cell table:style-name="ce144" table:number-columns-repeated="2"/>
          <table:table-cell table:style-name="ce120" table:formula="of:=[.X38]+[.Y38]+[.Z38]" office:value-type="float" office:value="0" calcext:value-type="float">
            <text:p><text:s/>€ - <text:s text:c="2"/></text:p>
          </table:table-cell>
          <table:table-cell table:style-name="ce144" table:number-columns-repeated="3"/>
          <table:table-cell table:style-name="ce120" table:formula="of:=[.AB38]+[.AC38]+[.AD38]" office:value-type="float" office:value="0" calcext:value-type="float">
            <text:p><text:s/>€ - <text:s text:c="2"/></text:p>
          </table:table-cell>
          <table:table-cell table:style-name="ce161" table:formula="of:=[.AA38]+[.AE38]" office:value-type="float" office:value="0" calcext:value-type="float">
            <text:p><text:s/>€ - <text:s text:c="2"/></text:p>
          </table:table-cell>
          <table:table-cell table:style-name="ce139"/>
          <table:table-cell table:style-name="ce144" table:number-columns-repeated="2"/>
          <table:table-cell table:style-name="ce120" table:formula="of:=[.AG38]+[.AH38]+[.AI38]" office:value-type="float" office:value="0" calcext:value-type="float">
            <text:p><text:s/>€ - <text:s text:c="2"/></text:p>
          </table:table-cell>
          <table:table-cell table:style-name="ce144" table:number-columns-repeated="3"/>
          <table:table-cell table:style-name="ce186" table:formula="of:=[.AJ38]+[.AK38]+[.AL38]+[.AM38]" office:value-type="float" office:value="0" calcext:value-type="float">
            <text:p><text:s/>€ - <text:s text:c="2"/></text:p>
          </table:table-cell>
          <table:table-cell table:style-name="ce68" table:number-columns-repeated="2"/>
          <table:table-cell table:number-columns-repeated="982"/>
        </table:table-row>
        <table:table-row table:style-name="ro29">
          <table:table-cell table:style-name="ce52" office:value-type="string" calcext:value-type="string">
            <text:p>NIWO</text:p>
          </table:table-cell>
          <table:table-cell table:style-name="ce62" office:value-type="string" calcext:value-type="string">
            <text:p>IenW</text:p>
          </table:table-cell>
          <table:table-cell table:style-name="ce76" office:value-type="float" office:value="28" calcext:value-type="float">
            <text:p><text:s/>28 </text:p>
          </table:table-cell>
          <table:table-cell table:style-name="ce83"/>
          <table:table-cell table:style-name="ce93"/>
          <table:table-cell table:style-name="ce93" office:value-type="float" office:value="3900.45" calcext:value-type="float">
            <text:p><text:s/>€ 3,900.450 </text:p>
          </table:table-cell>
          <table:table-cell table:style-name="ce99"/>
          <table:table-cell table:style-name="ce106" table:formula="of:=[.D39]+[.E39]+[.F39]+[.G39]" office:value-type="float" office:value="3900.45" calcext:value-type="float">
            <text:p><text:s/>€ 3,900.450 </text:p>
          </table:table-cell>
          <table:table-cell table:style-name="ce93"/>
          <table:table-cell table:style-name="ce93" office:value-type="float" office:value="0.5" calcext:value-type="float">
            <text:p><text:s/>€ 0.500 </text:p>
          </table:table-cell>
          <table:table-cell table:style-name="ce93"/>
          <table:table-cell table:style-name="ce112" table:formula="of:=[.D39]+[.E39]+[.F39]+[.G39]+[.I39]+[.J39]+[.K39]" office:value-type="float" office:value="3900.95" calcext:value-type="float">
            <text:p><text:s/>€ 3,900.950 </text:p>
          </table:table-cell>
          <table:table-cell table:style-name="ce83" office:value-type="float" office:value="2674.55" calcext:value-type="float">
            <text:p><text:s/>€ 2,674.550 </text:p>
          </table:table-cell>
          <table:table-cell table:style-name="ce93" table:formula="of:=211.2+247.3+262.8+143.1-[.P39]" office:value-type="float" office:value="617.9" calcext:value-type="float">
            <text:p><text:s/>€ 617.900 </text:p>
          </table:table-cell>
          <table:table-cell table:style-name="ce106" table:formula="of:=[.M39]+[.N39]" office:value-type="float" office:value="3292.45" calcext:value-type="float">
            <text:p><text:s/>€ 3,292.450 </text:p>
          </table:table-cell>
          <table:table-cell table:style-name="ce93" table:formula="of:=62.5+100+84" office:value-type="float" office:value="246.5" calcext:value-type="float">
            <text:p><text:s/>€ 246.500 </text:p>
          </table:table-cell>
          <table:table-cell table:style-name="ce93" table:formula="of:=195.4+149.8+20.2" office:value-type="float" office:value="365.4" calcext:value-type="float">
            <text:p><text:s/>€ 365.400 </text:p>
          </table:table-cell>
          <table:table-cell table:style-name="ce93" table:number-columns-repeated="4"/>
          <table:table-cell table:style-name="ce124" table:formula="of:=[.M39]+[.N39]+[.P39]+[.Q39]+[.R39]+[.S39]+[.T39]+[.U39]" office:value-type="float" office:value="3904.35" calcext:value-type="float">
            <text:p><text:s/>€ 3,904.350 </text:p>
          </table:table-cell>
          <table:table-cell table:style-name="ce131" table:formula="of:=[.L39]-[.V39]" office:value-type="float" office:value="-3.40000000000055" calcext:value-type="float">
            <text:p><text:s/>€ -3.400 </text:p>
          </table:table-cell>
          <table:table-cell table:style-name="ce140"/>
          <table:table-cell table:style-name="ce145" table:number-columns-repeated="2"/>
          <table:table-cell table:style-name="ce106" table:formula="of:=[.X39]+[.Y39]+[.Z39]" office:value-type="float" office:value="0" calcext:value-type="float">
            <text:p><text:s/>€ - <text:s text:c="2"/></text:p>
          </table:table-cell>
          <table:table-cell table:style-name="ce145" table:number-columns-repeated="3"/>
          <table:table-cell table:style-name="ce106" table:formula="of:=[.AB39]+[.AC39]+[.AD39]" office:value-type="float" office:value="0" calcext:value-type="float">
            <text:p><text:s/>€ - <text:s text:c="2"/></text:p>
          </table:table-cell>
          <table:table-cell table:style-name="ce162" table:formula="of:=[.AA39]+[.AE39]" office:value-type="float" office:value="0" calcext:value-type="float">
            <text:p><text:s/>€ - <text:s text:c="2"/></text:p>
          </table:table-cell>
          <table:table-cell table:style-name="ce140"/>
          <table:table-cell table:style-name="ce145" table:number-columns-repeated="2"/>
          <table:table-cell table:style-name="ce106" table:formula="of:=[.AG39]+[.AH39]+[.AI39]" office:value-type="float" office:value="0" calcext:value-type="float">
            <text:p><text:s/>€ - <text:s text:c="2"/></text:p>
          </table:table-cell>
          <table:table-cell table:style-name="ce145" table:number-columns-repeated="3"/>
          <table:table-cell table:style-name="ce187" table:formula="of:=[.AJ39]+[.AK39]+[.AL39]+[.AM39]" office:value-type="float" office:value="0" calcext:value-type="float">
            <text:p><text:s/>€ - <text:s text:c="2"/></text:p>
          </table:table-cell>
          <table:table-cell table:style-name="ce69" table:number-columns-repeated="2"/>
          <table:table-cell table:number-columns-repeated="982"/>
        </table:table-row>
        <table:table-row table:style-name="ro29">
          <table:table-cell table:style-name="ce53" office:value-type="string" calcext:value-type="string">
            <text:p>CBR</text:p>
          </table:table-cell>
          <table:table-cell table:style-name="ce63" office:value-type="string" calcext:value-type="string">
            <text:p>IenW</text:p>
          </table:table-cell>
          <table:table-cell table:style-name="ce77" office:value-type="float" office:value="1196" calcext:value-type="float">
            <text:p><text:s/>1,196 </text:p>
          </table:table-cell>
          <table:table-cell table:style-name="ce84"/>
          <table:table-cell table:style-name="ce94"/>
          <table:table-cell table:style-name="ce94" office:value-type="float" office:value="175001" calcext:value-type="float">
            <text:p><text:s/>€ 175,001.000 </text:p>
          </table:table-cell>
          <table:table-cell table:style-name="ce100"/>
          <table:table-cell table:style-name="ce106" table:formula="of:=[.D40]+[.E40]+[.F40]+[.G40]" office:value-type="float" office:value="175001" calcext:value-type="float">
            <text:p><text:s/>€ 175,001.000 </text:p>
          </table:table-cell>
          <table:table-cell table:style-name="ce94" office:value-type="float" office:value="554" calcext:value-type="float">
            <text:p><text:s/>€ 554.000 </text:p>
          </table:table-cell>
          <table:table-cell table:style-name="ce94" table:number-columns-repeated="2"/>
          <table:table-cell table:style-name="ce112" table:formula="of:=[.D40]+[.E40]+[.F40]+[.G40]+[.I40]+[.J40]+[.K40]" office:value-type="float" office:value="175555" calcext:value-type="float">
            <text:p><text:s/>€ 175,555.000 </text:p>
          </table:table-cell>
          <table:table-cell table:style-name="ce84" office:value-type="float" office:value="136674" calcext:value-type="float">
            <text:p><text:s/>€ 136,674.000 </text:p>
          </table:table-cell>
          <table:table-cell table:style-name="ce94" office:value-type="float" office:value="37510" calcext:value-type="float">
            <text:p><text:s/>€ 37,510.000 </text:p>
          </table:table-cell>
          <table:table-cell table:style-name="ce106" table:formula="of:=[.M40]+[.N40]" office:value-type="float" office:value="174184" calcext:value-type="float">
            <text:p><text:s/>€ 174,184.000 </text:p>
          </table:table-cell>
          <table:table-cell table:style-name="ce94" office:value-type="float" office:value="6147" calcext:value-type="float">
            <text:p><text:s/>€ 6,147.000 </text:p>
          </table:table-cell>
          <table:table-cell table:style-name="ce94"/>
          <table:table-cell table:style-name="ce94" office:value-type="float" office:value="19" calcext:value-type="float">
            <text:p><text:s/>€ 19.000 </text:p>
          </table:table-cell>
          <table:table-cell table:style-name="ce94" table:number-columns-repeated="3"/>
          <table:table-cell table:style-name="ce124" table:formula="of:=[.M40]+[.N40]+[.P40]+[.Q40]+[.R40]+[.S40]+[.T40]+[.U40]" office:value-type="float" office:value="180350" calcext:value-type="float">
            <text:p><text:s/>€ 180,350.000 </text:p>
          </table:table-cell>
          <table:table-cell table:style-name="ce131" table:formula="of:=[.L40]-[.V40]" office:value-type="float" office:value="-4795" calcext:value-type="float">
            <text:p><text:s/>€ -4,795.000 </text:p>
          </table:table-cell>
          <table:table-cell table:style-name="ce141"/>
          <table:table-cell table:style-name="ce146" office:value-type="float" office:value="38834" calcext:value-type="float">
            <text:p><text:s/>€ 38,834.000 </text:p>
          </table:table-cell>
          <table:table-cell table:style-name="ce146"/>
          <table:table-cell table:style-name="ce106" table:formula="of:=[.X40]+[.Y40]+[.Z40]" office:value-type="float" office:value="38834" calcext:value-type="float">
            <text:p><text:s/>€ 38,834.000 </text:p>
          </table:table-cell>
          <table:table-cell table:style-name="ce146" office:value-type="float" office:value="2349" calcext:value-type="float">
            <text:p><text:s/>€ 2,349.000 </text:p>
          </table:table-cell>
          <table:table-cell table:style-name="ce146" office:value-type="float" office:value="5319" calcext:value-type="float">
            <text:p><text:s/>€ 5,319.000 </text:p>
          </table:table-cell>
          <table:table-cell table:style-name="ce146" office:value-type="float" office:value="4272" calcext:value-type="float">
            <text:p><text:s/>€ 4,272.000 </text:p>
          </table:table-cell>
          <table:table-cell table:style-name="ce106" table:formula="of:=[.AB40]+[.AC40]+[.AD40]" office:value-type="float" office:value="11940" calcext:value-type="float">
            <text:p><text:s/>€ 11,940.000 </text:p>
          </table:table-cell>
          <table:table-cell table:style-name="ce162" table:formula="of:=[.AA40]+[.AE40]" office:value-type="float" office:value="50774" calcext:value-type="float">
            <text:p><text:s/>€ 50,774.000 </text:p>
          </table:table-cell>
          <table:table-cell table:style-name="ce141"/>
          <table:table-cell table:style-name="ce146" office:value-type="float" office:value="8300" calcext:value-type="float">
            <text:p><text:s/>€ 8,300.000 </text:p>
          </table:table-cell>
          <table:table-cell table:style-name="ce146"/>
          <table:table-cell table:style-name="ce106" table:formula="of:=[.AG40]+[.AH40]+[.AI40]" office:value-type="float" office:value="8300" calcext:value-type="float">
            <text:p><text:s/>€ 8,300.000 </text:p>
          </table:table-cell>
          <table:table-cell table:style-name="ce146" office:value-type="float" office:value="2717" calcext:value-type="float">
            <text:p><text:s/>€ 2,717.000 </text:p>
          </table:table-cell>
          <table:table-cell table:style-name="ce146" office:value-type="float" office:value="6400" calcext:value-type="float">
            <text:p><text:s/>€ 6,400.000 </text:p>
          </table:table-cell>
          <table:table-cell table:style-name="ce146" office:value-type="float" office:value="33357" calcext:value-type="float">
            <text:p><text:s/>€ 33,357.000 </text:p>
          </table:table-cell>
          <table:table-cell table:style-name="ce187" table:formula="of:=[.AJ40]+[.AK40]+[.AL40]+[.AM40]" office:value-type="float" office:value="50774" calcext:value-type="float">
            <text:p><text:s/>€ 50,774.000 </text:p>
          </table:table-cell>
          <table:table-cell table:style-name="ce70"/>
          <table:table-cell table:style-name="ce70" office:value-type="string" calcext:value-type="string">
            <text:p>Volgt na formele goedkeuring</text:p>
          </table:table-cell>
          <table:table-cell table:number-columns-repeated="982"/>
        </table:table-row>
        <table:table-row table:style-name="ro29">
          <table:table-cell table:style-name="ce52" office:value-type="string" calcext:value-type="string">
            <text:p>RDW</text:p>
          </table:table-cell>
          <table:table-cell table:style-name="ce62" office:value-type="string" calcext:value-type="string">
            <text:p>IenW</text:p>
          </table:table-cell>
          <table:table-cell table:style-name="ce76" office:value-type="float" office:value="1570" calcext:value-type="float">
            <text:p><text:s/>1,570 </text:p>
          </table:table-cell>
          <table:table-cell table:style-name="ce83" table:formula="of:=5538+3442" office:value-type="float" office:value="8980" calcext:value-type="float">
            <text:p><text:s/>€ 8,980.000 </text:p>
          </table:table-cell>
          <table:table-cell table:style-name="ce93"/>
          <table:table-cell table:style-name="ce93" table:formula="of:=243123-5538-3442" office:value-type="float" office:value="234143" calcext:value-type="float">
            <text:p><text:s/>€ 234,143.000 </text:p>
          </table:table-cell>
          <table:table-cell table:style-name="ce99"/>
          <table:table-cell table:style-name="ce106" table:formula="of:=[.D41]+[.E41]+[.F41]+[.G41]" office:value-type="float" office:value="243123" calcext:value-type="float">
            <text:p><text:s/>€ 243,123.000 </text:p>
          </table:table-cell>
          <table:table-cell table:style-name="ce93" table:number-columns-repeated="3"/>
          <table:table-cell table:style-name="ce112" table:formula="of:=[.D41]+[.E41]+[.F41]+[.G41]+[.I41]+[.J41]+[.K41]" office:value-type="float" office:value="243123" calcext:value-type="float">
            <text:p><text:s/>€ 243,123.000 </text:p>
          </table:table-cell>
          <table:table-cell table:style-name="ce83" office:value-type="float" office:value="152370" calcext:value-type="float">
            <text:p><text:s/>€ 152,370.000 </text:p>
          </table:table-cell>
          <table:table-cell table:style-name="ce93" table:formula="of:=56071" office:value-type="float" office:value="56071" calcext:value-type="float">
            <text:p><text:s/>€ 56,071.000 </text:p>
          </table:table-cell>
          <table:table-cell table:style-name="ce106" table:formula="of:=[.M41]+[.N41]" office:value-type="float" office:value="208441" calcext:value-type="float">
            <text:p><text:s/>€ 208,441.000 </text:p>
          </table:table-cell>
          <table:table-cell table:style-name="ce93" office:value-type="float" office:value="10546" calcext:value-type="float">
            <text:p><text:s/>€ 10,546.000 </text:p>
          </table:table-cell>
          <table:table-cell table:style-name="ce93" table:formula="of:=2791+22241" office:value-type="float" office:value="25032" calcext:value-type="float">
            <text:p><text:s/>€ 25,032.000 </text:p>
          </table:table-cell>
          <table:table-cell table:style-name="ce93" office:value-type="float" office:value="77" calcext:value-type="float">
            <text:p><text:s/>€ 77.000 </text:p>
          </table:table-cell>
          <table:table-cell table:style-name="ce93" table:number-columns-repeated="3"/>
          <table:table-cell table:style-name="ce124" table:formula="of:=[.M41]+[.N41]+[.P41]+[.Q41]+[.R41]+[.S41]+[.T41]+[.U41]" office:value-type="float" office:value="244096" calcext:value-type="float">
            <text:p><text:s/>€ 244,096.000 </text:p>
          </table:table-cell>
          <table:table-cell table:style-name="ce131" table:formula="of:=[.L41]-[.V41]" office:value-type="float" office:value="-973" calcext:value-type="float">
            <text:p><text:s/>€ -973.000 </text:p>
          </table:table-cell>
          <table:table-cell table:style-name="ce140" office:value-type="float" office:value="7114" calcext:value-type="float">
            <text:p><text:s/>€ 7,114.000 </text:p>
          </table:table-cell>
          <table:table-cell table:style-name="ce145" office:value-type="float" office:value="53257" calcext:value-type="float">
            <text:p><text:s/>€ 53,257.000 </text:p>
          </table:table-cell>
          <table:table-cell table:style-name="ce145"/>
          <table:table-cell table:style-name="ce106" table:formula="of:=[.X41]+[.Y41]+[.Z41]" office:value-type="float" office:value="60371" calcext:value-type="float">
            <text:p><text:s/>€ 60,371.000 </text:p>
          </table:table-cell>
          <table:table-cell table:style-name="ce145" table:formula="of:=7505+1419" office:value-type="float" office:value="8924" calcext:value-type="float">
            <text:p><text:s/>€ 8,924.000 </text:p>
          </table:table-cell>
          <table:table-cell table:style-name="ce145" table:formula="of:=8978+23568" office:value-type="float" office:value="32546" calcext:value-type="float">
            <text:p><text:s/>€ 32,546.000 </text:p>
          </table:table-cell>
          <table:table-cell table:style-name="ce145" office:value-type="float" office:value="32438" calcext:value-type="float">
            <text:p><text:s/>€ 32,438.000 </text:p>
          </table:table-cell>
          <table:table-cell table:style-name="ce106" table:formula="of:=[.AB41]+[.AC41]+[.AD41]" office:value-type="float" office:value="73908" calcext:value-type="float">
            <text:p><text:s/>€ 73,908.000 </text:p>
          </table:table-cell>
          <table:table-cell table:style-name="ce162" table:formula="of:=[.AA41]+[.AE41]" office:value-type="float" office:value="134279" calcext:value-type="float">
            <text:p><text:s/>€ 134,279.000 </text:p>
          </table:table-cell>
          <table:table-cell table:style-name="ce140"/>
          <table:table-cell table:style-name="ce145" office:value-type="float" office:value="65952" calcext:value-type="float">
            <text:p><text:s/>€ 65,952.000 </text:p>
          </table:table-cell>
          <table:table-cell table:style-name="ce145"/>
          <table:table-cell table:style-name="ce106" table:formula="of:=[.AG41]+[.AH41]+[.AI41]" office:value-type="float" office:value="65952" calcext:value-type="float">
            <text:p><text:s/>€ 65,952.000 </text:p>
          </table:table-cell>
          <table:table-cell table:style-name="ce145" office:value-type="float" office:value="11231" calcext:value-type="float">
            <text:p><text:s/>€ 11,231.000 </text:p>
          </table:table-cell>
          <table:table-cell table:style-name="ce145" office:value-type="float" office:value="6750" calcext:value-type="float">
            <text:p><text:s/>€ 6,750.000 </text:p>
          </table:table-cell>
          <table:table-cell table:style-name="ce145" office:value-type="float" office:value="50346" calcext:value-type="float">
            <text:p><text:s/>€ 50,346.000 </text:p>
          </table:table-cell>
          <table:table-cell table:style-name="ce187" table:formula="of:=[.AJ41]+[.AK41]+[.AL41]+[.AM41]" office:value-type="float" office:value="134279" calcext:value-type="float">
            <text:p><text:s/>€ 134,279.000 </text:p>
          </table:table-cell>
          <table:table-cell table:style-name="ce69"/>
          <table:table-cell table:style-name="ce70" office:value-type="string" calcext:value-type="string">
            <text:p>Volgt na formele goedkeuring</text:p>
          </table:table-cell>
          <table:table-cell table:number-columns-repeated="982"/>
        </table:table-row>
        <table:table-row table:style-name="ro29">
          <table:table-cell table:style-name="ce53" office:value-type="string" calcext:value-type="string">
            <text:p>SACN/ACNL</text:p>
          </table:table-cell>
          <table:table-cell table:style-name="ce63" office:value-type="string" calcext:value-type="string">
            <text:p>IenW</text:p>
          </table:table-cell>
          <table:table-cell table:style-name="ce77" office:value-type="float" office:value="6" calcext:value-type="float">
            <text:p><text:s/>6 </text:p>
          </table:table-cell>
          <table:table-cell table:style-name="ce84"/>
          <table:table-cell table:style-name="ce94"/>
          <table:table-cell table:style-name="ce94" office:value-type="float" office:value="1344.797" calcext:value-type="float">
            <text:p><text:s/>€ 1,344.797 </text:p>
          </table:table-cell>
          <table:table-cell table:style-name="ce100"/>
          <table:table-cell table:style-name="ce106" table:formula="of:=[.D42]+[.E42]+[.F42]+[.G42]" office:value-type="float" office:value="1344.797" calcext:value-type="float">
            <text:p><text:s/>€ 1,344.797 </text:p>
          </table:table-cell>
          <table:table-cell table:style-name="ce94" table:number-columns-repeated="3"/>
          <table:table-cell table:style-name="ce112" table:formula="of:=[.D42]+[.E42]+[.F42]+[.G42]+[.I42]+[.J42]+[.K42]" office:value-type="float" office:value="1344.797" calcext:value-type="float">
            <text:p><text:s/>€ 1,344.797 </text:p>
          </table:table-cell>
          <table:table-cell table:style-name="ce84" table:formula="of:=479.352+137.048+238.679" office:value-type="float" office:value="855.079" calcext:value-type="float">
            <text:p><text:s/>€ 855.079 </text:p>
          </table:table-cell>
          <table:table-cell table:style-name="ce94" table:formula="of:=56.121+57.851+100.838+133.025" office:value-type="float" office:value="347.835" calcext:value-type="float">
            <text:p><text:s/>€ 347.835 </text:p>
          </table:table-cell>
          <table:table-cell table:style-name="ce106" table:formula="of:=[.M42]+[.N42]" office:value-type="float" office:value="1202.914" calcext:value-type="float">
            <text:p><text:s/>€ 1,202.914 </text:p>
          </table:table-cell>
          <table:table-cell table:style-name="ce94" office:value-type="float" office:value="19.724" calcext:value-type="float">
            <text:p><text:s/>€ 19.724 </text:p>
          </table:table-cell>
          <table:table-cell table:style-name="ce94" table:number-columns-repeated="5"/>
          <table:table-cell table:style-name="ce124" table:formula="of:=[.M42]+[.N42]+[.P42]+[.Q42]+[.R42]+[.S42]+[.T42]+[.U42]" office:value-type="float" office:value="1222.638" calcext:value-type="float">
            <text:p><text:s/>€ 1,222.638 </text:p>
          </table:table-cell>
          <table:table-cell table:style-name="ce131" table:formula="of:=[.L42]-[.V42]" office:value-type="float" office:value="122.159" calcext:value-type="float">
            <text:p><text:s/>€ 122.159 </text:p>
          </table:table-cell>
          <table:table-cell table:style-name="ce141"/>
          <table:table-cell table:style-name="ce146" office:value-type="float" office:value="12.159" calcext:value-type="float">
            <text:p><text:s/>€ 12.159 </text:p>
          </table:table-cell>
          <table:table-cell table:style-name="ce146"/>
          <table:table-cell table:style-name="ce106" table:formula="of:=[.X42]+[.Y42]+[.Z42]" office:value-type="float" office:value="12.159" calcext:value-type="float">
            <text:p><text:s/>€ 12.159 </text:p>
          </table:table-cell>
          <table:table-cell table:style-name="ce146"/>
          <table:table-cell table:style-name="ce146" office:value-type="float" office:value="548.599" calcext:value-type="float">
            <text:p><text:s/>€ 548.599 </text:p>
          </table:table-cell>
          <table:table-cell table:style-name="ce146" office:value-type="float" office:value="133.965" calcext:value-type="float">
            <text:p><text:s/>€ 133.965 </text:p>
          </table:table-cell>
          <table:table-cell table:style-name="ce106" table:formula="of:=[.AB42]+[.AC42]+[.AD42]" office:value-type="float" office:value="682.564" calcext:value-type="float">
            <text:p><text:s/>€ 682.564 </text:p>
          </table:table-cell>
          <table:table-cell table:style-name="ce162" table:formula="of:=[.AA42]+[.AE42]" office:value-type="float" office:value="694.723" calcext:value-type="float">
            <text:p><text:s/>€ 694.723 </text:p>
          </table:table-cell>
          <table:table-cell table:style-name="ce141"/>
          <table:table-cell table:style-name="ce146" office:value-type="float" office:value="202.766" calcext:value-type="float">
            <text:p><text:s/>€ 202.766 </text:p>
          </table:table-cell>
          <table:table-cell table:style-name="ce146"/>
          <table:table-cell table:style-name="ce106" table:formula="of:=[.AG42]+[.AH42]+[.AI42]" office:value-type="float" office:value="202.766" calcext:value-type="float">
            <text:p><text:s/>€ 202.766 </text:p>
          </table:table-cell>
          <table:table-cell table:style-name="ce146" table:number-columns-repeated="2"/>
          <table:table-cell table:style-name="ce146" office:value-type="float" office:value="491.957" calcext:value-type="float">
            <text:p><text:s/>€ 491.957 </text:p>
          </table:table-cell>
          <table:table-cell table:style-name="ce187" table:formula="of:=[.AJ42]+[.AK42]+[.AL42]+[.AM42]" office:value-type="float" office:value="694.723" calcext:value-type="float">
            <text:p><text:s/>€ 694.723 </text:p>
          </table:table-cell>
          <table:table-cell table:style-name="ce70"/>
          <table:table-cell table:style-name="ce70" office:value-type="string" calcext:value-type="string">
            <text:p>Volgt na formele goedkeuring</text:p>
          </table:table-cell>
          <table:table-cell table:number-columns-repeated="982"/>
        </table:table-row>
        <table:table-row table:style-name="ro29">
          <table:table-cell table:style-name="ce52" office:value-type="string" calcext:value-type="string">
            <office:annotation office:display="true" draw:style-name="gr2" draw:text-style-name="P2" svg:width="152.59pt" svg:height="67.49pt" svg:x="157.24pt" svg:y="609.59pt" draw:caption-point-x="-11.54pt" draw:caption-point-y="7.77pt">
              <dc:date>2020-05-14T00:00:00</dc:date>
              <text:p text:style-name="P1">LVNL: Betreft 2018. De jaarrekening dient voor LVNL uiterlijk 1 mei te worden ingediend bij IenW</text:p>
            </office:annotation>
            <text:p>LVNL</text:p>
          </table:table-cell>
          <table:table-cell table:style-name="ce62" office:value-type="string" calcext:value-type="string">
            <text:p>IenW</text:p>
          </table:table-cell>
          <table:table-cell table:style-name="ce76" office:value-type="float" office:value="1063" calcext:value-type="float">
            <text:p><text:s/>1,063 </text:p>
          </table:table-cell>
          <table:table-cell table:style-name="ce83"/>
          <table:table-cell table:style-name="ce93"/>
          <table:table-cell table:style-name="ce93" office:value-type="float" office:value="208745" calcext:value-type="float">
            <text:p><text:s/>€ 208,745.000 </text:p>
          </table:table-cell>
          <table:table-cell table:style-name="ce99"/>
          <table:table-cell table:style-name="ce106" table:formula="of:=[.D43]+[.E43]+[.F43]+[.G43]" office:value-type="float" office:value="208745" calcext:value-type="float">
            <text:p><text:s/>€ 208,745.000 </text:p>
          </table:table-cell>
          <table:table-cell table:style-name="ce93" office:value-type="float" office:value="19376" calcext:value-type="float">
            <text:p><text:s/>€ 19,376.000 </text:p>
          </table:table-cell>
          <table:table-cell table:style-name="ce93" office:value-type="float" office:value="62" calcext:value-type="float">
            <text:p><text:s/>€ 62.000 </text:p>
          </table:table-cell>
          <table:table-cell table:style-name="ce93"/>
          <table:table-cell table:style-name="ce112" table:formula="of:=[.D43]+[.E43]+[.F43]+[.G43]+[.I43]+[.J43]+[.K43]" office:value-type="float" office:value="228183" calcext:value-type="float">
            <text:p><text:s/>€ 228,183.000 </text:p>
          </table:table-cell>
          <table:table-cell table:style-name="ce83" office:value-type="float" office:value="151594" calcext:value-type="float">
            <text:p><text:s/>€ 151,594.000 </text:p>
          </table:table-cell>
          <table:table-cell table:style-name="ce93" office:value-type="float" office:value="57322" calcext:value-type="float">
            <text:p><text:s/>€ 57,322.000 </text:p>
          </table:table-cell>
          <table:table-cell table:style-name="ce106" table:formula="of:=[.M43]+[.N43]" office:value-type="float" office:value="208916" calcext:value-type="float">
            <text:p><text:s/>€ 208,916.000 </text:p>
          </table:table-cell>
          <table:table-cell table:style-name="ce93" office:value-type="float" office:value="13798" calcext:value-type="float">
            <text:p><text:s/>€ 13,798.000 </text:p>
          </table:table-cell>
          <table:table-cell table:style-name="ce93"/>
          <table:table-cell table:style-name="ce93" office:value-type="float" office:value="1120" calcext:value-type="float">
            <text:p><text:s/>€ 1,120.000 </text:p>
          </table:table-cell>
          <table:table-cell table:style-name="ce93" table:number-columns-repeated="3"/>
          <table:table-cell table:style-name="ce124" table:formula="of:=[.M43]+[.N43]+[.P43]+[.Q43]+[.R43]+[.S43]+[.T43]+[.U43]" office:value-type="float" office:value="223834" calcext:value-type="float">
            <text:p><text:s/>€ 223,834.000 </text:p>
          </table:table-cell>
          <table:table-cell table:style-name="ce131" table:formula="of:=[.L43]-[.V43]" office:value-type="float" office:value="4349" calcext:value-type="float">
            <text:p><text:s/>€ 4,349.000 </text:p>
          </table:table-cell>
          <table:table-cell table:style-name="ce140" office:value-type="float" office:value="100" calcext:value-type="float">
            <text:p><text:s/>€ 100.000 </text:p>
          </table:table-cell>
          <table:table-cell table:style-name="ce145" office:value-type="float" office:value="191116" calcext:value-type="float">
            <text:p><text:s/>€ 191,116.000 </text:p>
          </table:table-cell>
          <table:table-cell table:style-name="ce145"/>
          <table:table-cell table:style-name="ce106" table:formula="of:=[.X43]+[.Y43]+[.Z43]" office:value-type="float" office:value="191216" calcext:value-type="float">
            <text:p><text:s/>€ 191,216.000 </text:p>
          </table:table-cell>
          <table:table-cell table:style-name="ce145"/>
          <table:table-cell table:style-name="ce145" office:value-type="float" office:value="83425" calcext:value-type="float">
            <text:p><text:s/>€ 83,425.000 </text:p>
          </table:table-cell>
          <table:table-cell table:style-name="ce145" office:value-type="float" office:value="19806" calcext:value-type="float">
            <text:p><text:s/>€ 19,806.000 </text:p>
          </table:table-cell>
          <table:table-cell table:style-name="ce106" table:formula="of:=[.AB43]+[.AC43]+[.AD43]" office:value-type="float" office:value="103231" calcext:value-type="float">
            <text:p><text:s/>€ 103,231.000 </text:p>
          </table:table-cell>
          <table:table-cell table:style-name="ce162" table:formula="of:=[.AA43]+[.AE43]" office:value-type="float" office:value="294447" calcext:value-type="float">
            <text:p><text:s/>€ 294,447.000 </text:p>
          </table:table-cell>
          <table:table-cell table:style-name="ce140"/>
          <table:table-cell table:style-name="ce145" office:value-type="float" office:value="104783" calcext:value-type="float">
            <text:p><text:s/>€ 104,783.000 </text:p>
          </table:table-cell>
          <table:table-cell table:style-name="ce145"/>
          <table:table-cell table:style-name="ce106" table:formula="of:=[.AG43]+[.AH43]+[.AI43]" office:value-type="float" office:value="104783" calcext:value-type="float">
            <text:p><text:s/>€ 104,783.000 </text:p>
          </table:table-cell>
          <table:table-cell table:style-name="ce145"/>
          <table:table-cell table:style-name="ce145" office:value-type="float" office:value="121697" calcext:value-type="float">
            <text:p><text:s/>€ 121,697.000 </text:p>
          </table:table-cell>
          <table:table-cell table:style-name="ce145" office:value-type="float" office:value="67967" calcext:value-type="float">
            <text:p><text:s/>€ 67,967.000 </text:p>
          </table:table-cell>
          <table:table-cell table:style-name="ce187" table:formula="of:=[.AJ43]+[.AK43]+[.AL43]+[.AM43]" office:value-type="float" office:value="294447" calcext:value-type="float">
            <text:p><text:s/>€ 294,447.000 </text:p>
          </table:table-cell>
          <table:table-cell table:style-name="ce69"/>
          <table:table-cell table:style-name="ce70" office:value-type="string" calcext:value-type="string">
            <text:p>Volgt na formele goedkeuring</text:p>
          </table:table-cell>
          <table:table-cell table:number-columns-repeated="982"/>
        </table:table-row>
        <table:table-row table:style-name="ro29">
          <table:table-cell table:style-name="ce54" office:value-type="string" calcext:value-type="string">
            <office:annotation office:display="true" draw:style-name="gr3" draw:text-style-name="P2" svg:width="152.59pt" svg:height="44.14pt" svg:x="157.24pt" svg:y="619.03pt" draw:caption-point-x="-11.54pt" draw:caption-point-y="11.85pt">
              <dc:date>2020-05-14T00:00:00</dc:date>
              <text:p text:style-name="P1">De VAMEX is per 1 januari 2020 opgegaan in het CBR.</text:p>
            </office:annotation>
            <text:p>VAMEX</text:p>
          </table:table-cell>
          <table:table-cell table:style-name="ce64" office:value-type="string" calcext:value-type="string">
            <text:p>IenW</text:p>
          </table:table-cell>
          <table:table-cell table:style-name="ce76" office:value-type="float" office:value="8" calcext:value-type="float">
            <text:p><text:s/>8 </text:p>
          </table:table-cell>
          <table:table-cell table:style-name="ce84"/>
          <table:table-cell table:style-name="ce94"/>
          <table:table-cell table:style-name="ce94" table:formula="of:=2751.561-55.008" office:value-type="float" office:value="2696.553" calcext:value-type="float">
            <text:p><text:s/>€ 2,696.553 </text:p>
          </table:table-cell>
          <table:table-cell table:style-name="ce100"/>
          <table:table-cell table:style-name="ce106" table:formula="of:=[.D44]+[.E44]+[.F44]+[.G44]" office:value-type="float" office:value="2696.553" calcext:value-type="float">
            <text:p><text:s/>€ 2,696.553 </text:p>
          </table:table-cell>
          <table:table-cell table:style-name="ce94" office:value-type="float" office:value="55.008" calcext:value-type="float">
            <text:p><text:s/>€ 55.008 </text:p>
          </table:table-cell>
          <table:table-cell table:style-name="ce94" office:value-type="float" office:value="0.293" calcext:value-type="float">
            <text:p><text:s/>€ 0.293 </text:p>
          </table:table-cell>
          <table:table-cell table:style-name="ce94"/>
          <table:table-cell table:style-name="ce112" table:formula="of:=[.D44]+[.E44]+[.F44]+[.G44]+[.I44]+[.J44]+[.K44]" office:value-type="float" office:value="2751.854" calcext:value-type="float">
            <text:p><text:s/>€ 2,751.854 </text:p>
          </table:table-cell>
          <table:table-cell table:style-name="ce84" table:formula="of:=828.184+93.739" office:value-type="float" office:value="921.923" calcext:value-type="float">
            <text:p><text:s/>€ 921.923 </text:p>
          </table:table-cell>
          <table:table-cell table:style-name="ce94" table:formula="of:=224.898+99.074+118.015+120.404+72.877" office:value-type="float" office:value="635.268" calcext:value-type="float">
            <text:p><text:s/>€ 635.268 </text:p>
          </table:table-cell>
          <table:table-cell table:style-name="ce106" table:formula="of:=[.M44]+[.N44]" office:value-type="float" office:value="1557.191" calcext:value-type="float">
            <text:p><text:s/>€ 1,557.191 </text:p>
          </table:table-cell>
          <table:table-cell table:style-name="ce94" office:value-type="float" office:value="12.395" calcext:value-type="float">
            <text:p><text:s/>€ 12.395 </text:p>
          </table:table-cell>
          <table:table-cell table:style-name="ce94" office:value-type="float" office:value="714.039" calcext:value-type="float">
            <text:p><text:s/>€ 714.039 </text:p>
          </table:table-cell>
          <table:table-cell table:style-name="ce94" table:number-columns-repeated="4"/>
          <table:table-cell table:style-name="ce124" table:formula="of:=[.M44]+[.N44]+[.P44]+[.Q44]+[.R44]+[.S44]+[.T44]+[.U44]" office:value-type="float" office:value="2283.625" calcext:value-type="float">
            <text:p><text:s/>€ 2,283.625 </text:p>
          </table:table-cell>
          <table:table-cell table:style-name="ce131" table:formula="of:=[.L44]-[.V44]" office:value-type="float" office:value="468.229" calcext:value-type="float">
            <text:p><text:s/>€ 468.229 </text:p>
          </table:table-cell>
          <table:table-cell table:style-name="ce141"/>
          <table:table-cell table:style-name="ce146" table:number-columns-repeated="2"/>
          <table:table-cell table:style-name="ce106" table:formula="of:=[.X44]+[.Y44]+[.Z44]" office:value-type="float" office:value="0" calcext:value-type="float">
            <text:p><text:s/>€ - <text:s text:c="2"/></text:p>
          </table:table-cell>
          <table:table-cell table:style-name="ce146"/>
          <table:table-cell table:style-name="ce146" office:value-type="float" office:value="28.503" calcext:value-type="float">
            <text:p><text:s/>€ 28.503 </text:p>
          </table:table-cell>
          <table:table-cell table:style-name="ce146" office:value-type="float" office:value="3075.301" calcext:value-type="float">
            <text:p><text:s/>€ 3,075.301 </text:p>
          </table:table-cell>
          <table:table-cell table:style-name="ce106" table:formula="of:=[.AB44]+[.AC44]+[.AD44]" office:value-type="float" office:value="3103.804" calcext:value-type="float">
            <text:p><text:s/>€ 3,103.804 </text:p>
          </table:table-cell>
          <table:table-cell table:style-name="ce162" table:formula="of:=[.AA44]+[.AE44]" office:value-type="float" office:value="3103.804" calcext:value-type="float">
            <text:p><text:s/>€ 3,103.804 </text:p>
          </table:table-cell>
          <table:table-cell table:style-name="ce141"/>
          <table:table-cell table:style-name="ce146" table:number-columns-repeated="2"/>
          <table:table-cell table:style-name="ce106" table:formula="of:=[.AG44]+[.AH44]+[.AI44]" office:value-type="float" office:value="0" calcext:value-type="float">
            <text:p><text:s/>€ - <text:s text:c="2"/></text:p>
          </table:table-cell>
          <table:table-cell table:style-name="ce146" table:number-columns-repeated="2"/>
          <table:table-cell table:style-name="ce146" office:value-type="float" office:value="3103.804" calcext:value-type="float">
            <text:p><text:s/>€ 3,103.804 </text:p>
          </table:table-cell>
          <table:table-cell table:style-name="ce187" table:formula="of:=[.AJ44]+[.AK44]+[.AL44]+[.AM44]" office:value-type="float" office:value="3103.804" calcext:value-type="float">
            <text:p><text:s/>€ 3,103.804 </text:p>
          </table:table-cell>
          <table:table-cell table:style-name="ce70"/>
          <table:table-cell table:style-name="ce70" office:value-type="string" calcext:value-type="string">
            <text:p>Volgt na formele goedkeuring</text:p>
          </table:table-cell>
          <table:table-cell table:number-columns-repeated="982"/>
        </table:table-row>
        <table:table-row table:style-name="ro29">
          <table:table-cell table:style-name="ce55" office:value-type="string" calcext:value-type="string">
            <text:p>IBKI</text:p>
          </table:table-cell>
          <table:table-cell table:style-name="ce65" office:value-type="string" calcext:value-type="string">
            <text:p>IenW</text:p>
          </table:table-cell>
          <table:table-cell table:style-name="ce76" office:value-type="float" office:value="61.9" calcext:value-type="float">
            <text:p><text:s/>62 </text:p>
          </table:table-cell>
          <table:table-cell table:style-name="ce83"/>
          <table:table-cell table:style-name="ce93"/>
          <table:table-cell table:style-name="ce93" office:value-type="float" office:value="4839" calcext:value-type="float">
            <text:p><text:s/>€ 4,839.000 </text:p>
          </table:table-cell>
          <table:table-cell table:style-name="ce99"/>
          <table:table-cell table:style-name="ce106" table:formula="of:=[.D45]+[.E45]+[.F45]+[.G45]" office:value-type="float" office:value="4839" calcext:value-type="float">
            <text:p><text:s/>€ 4,839.000 </text:p>
          </table:table-cell>
          <table:table-cell table:style-name="ce93" table:number-columns-repeated="3"/>
          <table:table-cell table:style-name="ce112" table:formula="of:=[.D45]+[.E45]+[.F45]+[.G45]+[.I45]+[.J45]+[.K45]" office:value-type="float" office:value="4839" calcext:value-type="float">
            <text:p><text:s/>€ 4,839.000 </text:p>
          </table:table-cell>
          <table:table-cell table:style-name="ce83" office:value-type="float" office:value="3219" calcext:value-type="float">
            <text:p><text:s/>€ 3,219.000 </text:p>
          </table:table-cell>
          <table:table-cell table:style-name="ce93" office:value-type="float" office:value="1469" calcext:value-type="float">
            <text:p><text:s/>€ 1,469.000 </text:p>
          </table:table-cell>
          <table:table-cell table:style-name="ce106" table:formula="of:=[.M45]+[.N45]" office:value-type="float" office:value="4688" calcext:value-type="float">
            <text:p><text:s/>€ 4,688.000 </text:p>
          </table:table-cell>
          <table:table-cell table:style-name="ce93" table:number-columns-repeated="6"/>
          <table:table-cell table:style-name="ce124" table:formula="of:=[.M45]+[.N45]+[.P45]+[.Q45]+[.R45]+[.S45]+[.T45]+[.U45]" office:value-type="float" office:value="4688" calcext:value-type="float">
            <text:p><text:s/>€ 4,688.000 </text:p>
          </table:table-cell>
          <table:table-cell table:style-name="ce131" table:formula="of:=[.L45]-[.V45]" office:value-type="float" office:value="151" calcext:value-type="float">
            <text:p><text:s/>€ 151.000 </text:p>
          </table:table-cell>
          <table:table-cell table:style-name="ce140"/>
          <table:table-cell table:style-name="ce145" table:number-columns-repeated="2"/>
          <table:table-cell table:style-name="ce106" table:formula="of:=[.X45]+[.Y45]+[.Z45]" office:value-type="float" office:value="0" calcext:value-type="float">
            <text:p><text:s/>€ - <text:s text:c="2"/></text:p>
          </table:table-cell>
          <table:table-cell table:style-name="ce145" table:number-columns-repeated="3"/>
          <table:table-cell table:style-name="ce106" table:formula="of:=[.AB45]+[.AC45]+[.AD45]" office:value-type="float" office:value="0" calcext:value-type="float">
            <text:p><text:s/>€ - <text:s text:c="2"/></text:p>
          </table:table-cell>
          <table:table-cell table:style-name="ce162" table:formula="of:=[.AA45]+[.AE45]" office:value-type="float" office:value="0" calcext:value-type="float">
            <text:p><text:s/>€ - <text:s text:c="2"/></text:p>
          </table:table-cell>
          <table:table-cell table:style-name="ce140"/>
          <table:table-cell table:style-name="ce145" table:number-columns-repeated="2"/>
          <table:table-cell table:style-name="ce106" table:formula="of:=[.AG45]+[.AH45]+[.AI45]" office:value-type="float" office:value="0" calcext:value-type="float">
            <text:p><text:s/>€ - <text:s text:c="2"/></text:p>
          </table:table-cell>
          <table:table-cell table:style-name="ce145" table:number-columns-repeated="3"/>
          <table:table-cell table:style-name="ce187" table:formula="of:=[.AJ45]+[.AK45]+[.AL45]+[.AM45]" office:value-type="float" office:value="0" calcext:value-type="float">
            <text:p><text:s/>€ - <text:s text:c="2"/></text:p>
          </table:table-cell>
          <table:table-cell table:style-name="ce69" office:value-type="string" calcext:value-type="string">
            <text:p>Deeltijd-zbo</text:p>
          </table:table-cell>
          <table:table-cell table:style-name="ce70" office:value-type="string" calcext:value-type="string">
            <text:p>Volgt na formele goedkeuring</text:p>
          </table:table-cell>
          <table:table-cell table:number-columns-repeated="982"/>
        </table:table-row>
        <table:table-row table:style-name="ro29">
          <table:table-cell table:style-name="ce46" office:value-type="string" calcext:value-type="string">
            <text:p>Wageningen Research</text:p>
          </table:table-cell>
          <table:table-cell table:style-name="ce61" office:value-type="string" calcext:value-type="string">
            <text:p>LNV</text:p>
          </table:table-cell>
          <table:table-cell table:style-name="ce73" office:value-type="float" office:value="2423" calcext:value-type="float">
            <text:p>2,423</text:p>
          </table:table-cell>
          <table:table-cell table:style-name="ce82" office:value-type="float" office:value="136900" calcext:value-type="float">
            <text:p><text:s/>€ 136,900.000 </text:p>
          </table:table-cell>
          <table:table-cell table:style-name="ce93"/>
          <table:table-cell table:style-name="ce92" office:value-type="float" office:value="143323" calcext:value-type="float">
            <text:p><text:s/>€ 143,323.000 </text:p>
          </table:table-cell>
          <table:table-cell table:style-name="ce99"/>
          <table:table-cell table:style-name="ce106" table:formula="of:=[.D46]+[.E46]+[.F46]+[.G46]" office:value-type="float" office:value="280223" calcext:value-type="float">
            <text:p><text:s/>€ 280,223.000 </text:p>
          </table:table-cell>
          <table:table-cell table:style-name="ce92" office:value-type="float" office:value="42905" calcext:value-type="float">
            <text:p><text:s/>€ 42,905.000 </text:p>
          </table:table-cell>
          <table:table-cell table:style-name="ce93" table:number-columns-repeated="2"/>
          <table:table-cell table:style-name="ce112" table:formula="of:=[.D46]+[.E46]+[.F46]+[.G46]+[.I46]+[.J46]+[.K46]" office:value-type="float" office:value="323128" calcext:value-type="float">
            <text:p><text:s/>€ 323,128.000 </text:p>
          </table:table-cell>
          <table:table-cell table:style-name="ce92" office:value-type="float" office:value="187831" calcext:value-type="float">
            <text:p><text:s/>€ 187,831.000 </text:p>
          </table:table-cell>
          <table:table-cell table:style-name="ce92" office:value-type="float" office:value="45492" calcext:value-type="float">
            <text:p><text:s/>€ 45,492.000 </text:p>
          </table:table-cell>
          <table:table-cell table:style-name="ce106" table:formula="of:=[.M46]+[.N46]" office:value-type="float" office:value="233323" calcext:value-type="float">
            <text:p><text:s/>€ 233,323.000 </text:p>
          </table:table-cell>
          <table:table-cell table:style-name="ce93" office:value-type="float" office:value="17451" calcext:value-type="float">
            <text:p><text:s/>€ 17,451.000 </text:p>
          </table:table-cell>
          <table:table-cell table:style-name="ce92" office:value-type="float" office:value="54298" calcext:value-type="float">
            <text:p><text:s/>€ 54,298.000 </text:p>
          </table:table-cell>
          <table:table-cell table:style-name="ce93" office:value-type="float" office:value="3881" calcext:value-type="float">
            <text:p><text:s/>€ 3,881.000 </text:p>
          </table:table-cell>
          <table:table-cell table:style-name="ce93" office:value-type="float" office:value="1081" calcext:value-type="float">
            <text:p><text:s/>€ 1,081.000 </text:p>
          </table:table-cell>
          <table:table-cell table:style-name="ce93" table:formula="of:=267+72" office:value-type="float" office:value="339" calcext:value-type="float">
            <text:p><text:s/>€ 339.000 </text:p>
          </table:table-cell>
          <table:table-cell table:style-name="ce93"/>
          <table:table-cell table:style-name="ce124" table:formula="of:=[.M46]+[.N46]+[.P46]+[.Q46]+[.R46]+[.S46]+[.T46]+[.U46]" office:value-type="float" office:value="310373" calcext:value-type="float">
            <text:p><text:s/>€ 310,373.000 </text:p>
          </table:table-cell>
          <table:table-cell table:style-name="ce131" table:formula="of:=[.L46]-[.V46]" office:value-type="float" office:value="12755" calcext:value-type="float">
            <text:p><text:s/>€ 12,755.000 </text:p>
          </table:table-cell>
          <table:table-cell table:style-name="ce139" office:value-type="float" office:value="566" calcext:value-type="float">
            <text:p><text:s/>€ 566.000 </text:p>
          </table:table-cell>
          <table:table-cell table:style-name="ce144" office:value-type="float" office:value="296659" calcext:value-type="float">
            <text:p><text:s/>€ 296,659.000 </text:p>
          </table:table-cell>
          <table:table-cell table:style-name="ce144" office:value-type="float" office:value="42317" calcext:value-type="float">
            <text:p><text:s/>€ 42,317.000 </text:p>
          </table:table-cell>
          <table:table-cell table:style-name="ce106" table:formula="of:=[.X46]+[.Y46]+[.Z46]" office:value-type="float" office:value="339542" calcext:value-type="float">
            <text:p><text:s/>€ 339,542.000 </text:p>
          </table:table-cell>
          <table:table-cell table:style-name="ce144" office:value-type="float" office:value="3869" calcext:value-type="float">
            <text:p><text:s/>€ 3,869.000 </text:p>
          </table:table-cell>
          <table:table-cell table:style-name="ce144" office:value-type="float" office:value="86776" calcext:value-type="float">
            <text:p><text:s/>€ 86,776.000 </text:p>
          </table:table-cell>
          <table:table-cell table:style-name="ce144" office:value-type="float" office:value="117721" calcext:value-type="float">
            <text:p><text:s/>€ 117,721.000 </text:p>
          </table:table-cell>
          <table:table-cell table:style-name="ce106" table:formula="of:=[.AB46]+[.AC46]+[.AD46]" office:value-type="float" office:value="208366" calcext:value-type="float">
            <text:p><text:s/>€ 208,366.000 </text:p>
          </table:table-cell>
          <table:table-cell table:style-name="ce152" table:formula="of:=[.AA46]+[.AE46]" office:value-type="float" office:value="547908" calcext:value-type="float">
            <text:p><text:s/>€ 547,908.000 </text:p>
          </table:table-cell>
          <table:table-cell table:style-name="ce144" office:value-type="float" office:value="319147" calcext:value-type="float">
            <text:p><text:s/>€ 319,147.000 </text:p>
          </table:table-cell>
          <table:table-cell table:style-name="ce145" table:number-columns-repeated="2"/>
          <table:table-cell table:style-name="ce106" table:formula="of:=[.AG46]+[.AH46]+[.AI46]" office:value-type="float" office:value="319147" calcext:value-type="float">
            <text:p><text:s/>€ 319,147.000 </text:p>
          </table:table-cell>
          <table:table-cell table:style-name="ce144" office:value-type="float" office:value="25289" calcext:value-type="float">
            <text:p><text:s/>€ 25,289.000 </text:p>
          </table:table-cell>
          <table:table-cell table:style-name="ce144" office:value-type="float" office:value="47332" calcext:value-type="float">
            <text:p><text:s/>€ 47,332.000 </text:p>
          </table:table-cell>
          <table:table-cell table:style-name="ce144" office:value-type="float" office:value="156140" calcext:value-type="float">
            <text:p><text:s/>€ 156,140.000 </text:p>
          </table:table-cell>
          <table:table-cell table:style-name="ce178" table:formula="of:=[.AJ46]+[.AK46]+[.AL46]+[.AM46]" office:value-type="float" office:value="547908" calcext:value-type="float">
            <text:p><text:s/>€ 547,908.000 </text:p>
          </table:table-cell>
          <table:table-cell table:style-name="ce199" office:value-type="string" calcext:value-type="string">
            <text:p>Het betreft data uit 2018. Het jaarverslag 2019 is nog niet beschikbaar</text:p>
          </table:table-cell>
          <table:table-cell table:style-name="ce69" office:value-type="string" calcext:value-type="string">
            <text:p>https://www.wur.nl/upload_mm/d/d/9/f28e40cf-2fa0-47a1-a941-dead46abeb29_Jaarrekening%202018%20-%20Wageningen%20Research.pdf</text:p>
          </table:table-cell>
          <table:table-cell table:number-columns-repeated="982"/>
        </table:table-row>
        <table:table-row table:style-name="ro29">
          <table:table-cell table:style-name="ce47" office:value-type="string" calcext:value-type="string">
            <text:p>Staatsbosbeheer</text:p>
          </table:table-cell>
          <table:table-cell table:style-name="ce62" office:value-type="string" calcext:value-type="string">
            <text:p>LNV</text:p>
          </table:table-cell>
          <table:table-cell table:style-name="ce74" office:value-type="float" office:value="1270" calcext:value-type="float">
            <text:p>1,270</text:p>
          </table:table-cell>
          <table:table-cell table:style-name="ce84" table:formula="of:=26725" office:value-type="float" office:value="26725" calcext:value-type="float">
            <text:p><text:s/>€ 26,725.000 </text:p>
          </table:table-cell>
          <table:table-cell table:style-name="ce94"/>
          <table:table-cell table:style-name="ce94" table:formula="of:=100432" office:value-type="float" office:value="100432" calcext:value-type="float">
            <text:p><text:s/>€ 100,432.000 </text:p>
          </table:table-cell>
          <table:table-cell table:style-name="ce100"/>
          <table:table-cell table:style-name="ce106" table:formula="of:=[.D47]+[.E47]+[.F47]+[.G47]" office:value-type="float" office:value="127157" calcext:value-type="float">
            <text:p><text:s/>€ 127,157.000 </text:p>
          </table:table-cell>
          <table:table-cell table:style-name="ce94" table:formula="of:=7730+62755" office:value-type="float" office:value="70485" calcext:value-type="float">
            <text:p><text:s/>€ 70,485.000 </text:p>
          </table:table-cell>
          <table:table-cell table:style-name="ce94" office:value-type="float" office:value="3" calcext:value-type="float">
            <text:p><text:s/>€ 3.000 </text:p>
          </table:table-cell>
          <table:table-cell table:style-name="ce94"/>
          <table:table-cell table:style-name="ce112" table:formula="of:=[.D47]+[.E47]+[.F47]+[.G47]+[.I47]+[.J47]+[.K47]" office:value-type="float" office:value="197645" calcext:value-type="float">
            <text:p><text:s/>€ 197,645.000 </text:p>
          </table:table-cell>
          <table:table-cell table:style-name="ce84" office:value-type="float" office:value="175905" calcext:value-type="float">
            <text:p><text:s/>€ 175,905.000 </text:p>
          </table:table-cell>
          <table:table-cell table:style-name="ce94" office:value-type="float" office:value="17621" calcext:value-type="float">
            <text:p><text:s/>€ 17,621.000 </text:p>
          </table:table-cell>
          <table:table-cell table:style-name="ce106" table:formula="of:=[.M47]+[.N47]" office:value-type="float" office:value="193526" calcext:value-type="float">
            <text:p><text:s/>€ 193,526.000 </text:p>
          </table:table-cell>
          <table:table-cell table:style-name="ce94" office:value-type="float" office:value="6114" calcext:value-type="float">
            <text:p><text:s/>€ 6,114.000 </text:p>
          </table:table-cell>
          <table:table-cell table:style-name="ce94" table:number-columns-repeated="4"/>
          <table:table-cell table:style-name="ce94" table:formula="of:=-1748-722" office:value-type="float" office:value="-2470" calcext:value-type="float">
            <text:p><text:s/>€ -2,470.000 </text:p>
          </table:table-cell>
          <table:table-cell table:style-name="ce124" table:formula="of:=[.M47]+[.N47]+[.P47]+[.Q47]+[.R47]+[.S47]+[.T47]+[.U47]" office:value-type="float" office:value="197170" calcext:value-type="float">
            <text:p><text:s/>€ 197,170.000 </text:p>
          </table:table-cell>
          <table:table-cell table:style-name="ce131" table:formula="of:=[.L47]-[.V47]" office:value-type="float" office:value="475" calcext:value-type="float">
            <text:p><text:s/>€ 475.000 </text:p>
          </table:table-cell>
          <table:table-cell table:style-name="ce139" office:value-type="float" office:value="3525" calcext:value-type="float">
            <text:p><text:s/>€ 3,525.000 </text:p>
          </table:table-cell>
          <table:table-cell table:style-name="ce144" office:value-type="float" office:value="48215" calcext:value-type="float">
            <text:p><text:s/>€ 48,215.000 </text:p>
          </table:table-cell>
          <table:table-cell table:style-name="ce144" office:value-type="float" office:value="1291" calcext:value-type="float">
            <text:p><text:s/>€ 1,291.000 </text:p>
          </table:table-cell>
          <table:table-cell table:style-name="ce106" table:formula="of:=[.X47]+[.Y47]+[.Z47]" office:value-type="float" office:value="53031" calcext:value-type="float">
            <text:p><text:s/>€ 53,031.000 </text:p>
          </table:table-cell>
          <table:table-cell table:style-name="ce144" office:value-type="float" office:value="2391" calcext:value-type="float">
            <text:p><text:s/>€ 2,391.000 </text:p>
          </table:table-cell>
          <table:table-cell table:style-name="ce144" office:value-type="float" office:value="52655" calcext:value-type="float">
            <text:p><text:s/>€ 52,655.000 </text:p>
          </table:table-cell>
          <table:table-cell table:style-name="ce144" office:value-type="float" office:value="145798" calcext:value-type="float">
            <text:p><text:s/>€ 145,798.000 </text:p>
          </table:table-cell>
          <table:table-cell table:style-name="ce106" table:formula="of:=[.AB47]+[.AC47]+[.AD47]" office:value-type="float" office:value="200844" calcext:value-type="float">
            <text:p><text:s/>€ 200,844.000 </text:p>
          </table:table-cell>
          <table:table-cell table:style-name="ce152" table:formula="of:=[.AA47]+[.AE47]" office:value-type="float" office:value="253875" calcext:value-type="float">
            <text:p><text:s/>€ 253,875.000 </text:p>
          </table:table-cell>
          <table:table-cell table:style-name="ce141" office:value-type="float" office:value="68354" calcext:value-type="float">
            <text:p><text:s/>€ 68,354.000 </text:p>
          </table:table-cell>
          <table:table-cell table:style-name="ce144" office:value-type="float" office:value="17702" calcext:value-type="float">
            <text:p><text:s/>€ 17,702.000 </text:p>
          </table:table-cell>
          <table:table-cell table:style-name="ce144" office:value-type="float" office:value="741" calcext:value-type="float">
            <text:p><text:s/>€ 741.000 </text:p>
          </table:table-cell>
          <table:table-cell table:style-name="ce106" table:formula="of:=[.AG47]+[.AH47]+[.AI47]" office:value-type="float" office:value="86797" calcext:value-type="float">
            <text:p><text:s/>€ 86,797.000 </text:p>
          </table:table-cell>
          <table:table-cell table:style-name="ce144" office:value-type="float" office:value="4292" calcext:value-type="float">
            <text:p><text:s/>€ 4,292.000 </text:p>
          </table:table-cell>
          <table:table-cell table:style-name="ce144" office:value-type="float" office:value="57455" calcext:value-type="float">
            <text:p><text:s/>€ 57,455.000 </text:p>
          </table:table-cell>
          <table:table-cell table:style-name="ce144" table:formula="of:=75216+30115" office:value-type="float" office:value="105331" calcext:value-type="float">
            <text:p><text:s/>€ 105,331.000 </text:p>
          </table:table-cell>
          <table:table-cell table:style-name="ce178" table:formula="of:=[.AJ47]+[.AK47]+[.AL47]+[.AM47]" office:value-type="float" office:value="253875" calcext:value-type="float">
            <text:p><text:s/>€ 253,875.000 </text:p>
          </table:table-cell>
          <table:table-cell table:style-name="ce70" office:value-type="string" calcext:value-type="string">
            <text:p>JV 2019 nog niet beschikbaar, cijfers 2018</text:p>
          </table:table-cell>
          <table:table-cell table:style-name="ce70" office:value-type="string" calcext:value-type="string">
            <text:p>https://www.staatsbosbeheer.nl/over-staatsbosbeheer/feiten-en-cijfers</text:p>
          </table:table-cell>
          <table:table-cell table:number-columns-repeated="982"/>
        </table:table-row>
        <table:table-row table:style-name="ro29">
          <table:table-cell table:style-name="ce47" office:value-type="string" calcext:value-type="string">
            <text:p>Bureau Beheer Landbouwgronden</text:p>
          </table:table-cell>
          <table:table-cell table:style-name="ce62" office:value-type="string" calcext:value-type="string">
            <text:p>LNV</text:p>
          </table:table-cell>
          <table:table-cell table:style-name="ce69" office:value-type="float" office:value="1" calcext:value-type="float">
            <text:p>1</text:p>
          </table:table-cell>
          <table:table-cell table:style-name="ce83"/>
          <table:table-cell table:style-name="ce93"/>
          <table:table-cell table:style-name="ce93" office:value-type="float" office:value="27814" calcext:value-type="float">
            <text:p><text:s/>€ 27,814.000 </text:p>
          </table:table-cell>
          <table:table-cell table:style-name="ce99"/>
          <table:table-cell table:style-name="ce106" table:formula="of:=[.D48]+[.E48]+[.F48]+[.G48]" office:value-type="float" office:value="27814" calcext:value-type="float">
            <text:p><text:s/>€ 27,814.000 </text:p>
          </table:table-cell>
          <table:table-cell table:style-name="ce93" table:number-columns-repeated="3"/>
          <table:table-cell table:style-name="ce112" table:formula="of:=[.D48]+[.E48]+[.F48]+[.G48]+[.I48]+[.J48]+[.K48]" office:value-type="float" office:value="27814" calcext:value-type="float">
            <text:p><text:s/>€ 27,814.000 </text:p>
          </table:table-cell>
          <table:table-cell table:style-name="ce83"/>
          <table:table-cell table:style-name="ce93"/>
          <table:table-cell table:style-name="ce106" table:formula="of:=[.M48]+[.N48]" office:value-type="float" office:value="0" calcext:value-type="float">
            <text:p><text:s/>€ - <text:s text:c="2"/></text:p>
          </table:table-cell>
          <table:table-cell table:style-name="ce93"/>
          <table:table-cell table:style-name="ce93" office:value-type="float" office:value="25433" calcext:value-type="float">
            <text:p><text:s/>€ 25,433.000 </text:p>
          </table:table-cell>
          <table:table-cell table:style-name="ce93" table:number-columns-repeated="4"/>
          <table:table-cell table:style-name="ce124" table:formula="of:=[.M48]+[.N48]+[.P48]+[.Q48]+[.R48]+[.S48]+[.T48]+[.U48]" office:value-type="float" office:value="25433" calcext:value-type="float">
            <text:p><text:s/>€ 25,433.000 </text:p>
          </table:table-cell>
          <table:table-cell table:style-name="ce131" table:formula="of:=[.L48]-[.V48]" office:value-type="float" office:value="2381" calcext:value-type="float">
            <text:p><text:s/>€ 2,381.000 </text:p>
          </table:table-cell>
          <table:table-cell table:style-name="ce140"/>
          <table:table-cell table:style-name="ce145"/>
          <table:table-cell table:style-name="ce145" office:value-type="float" office:value="5800" calcext:value-type="float">
            <text:p><text:s/>€ 5,800.000 </text:p>
          </table:table-cell>
          <table:table-cell table:style-name="ce106" table:formula="of:=[.X48]+[.Y48]+[.Z48]" office:value-type="float" office:value="5800" calcext:value-type="float">
            <text:p><text:s/>€ 5,800.000 </text:p>
          </table:table-cell>
          <table:table-cell table:style-name="ce145"/>
          <table:table-cell table:style-name="ce145" office:value-type="float" office:value="458" calcext:value-type="float">
            <text:p><text:s/>€ 458.000 </text:p>
          </table:table-cell>
          <table:table-cell table:style-name="ce145" office:value-type="float" office:value="40882" calcext:value-type="float">
            <text:p><text:s/>€ 40,882.000 </text:p>
          </table:table-cell>
          <table:table-cell table:style-name="ce106" table:formula="of:=[.AB48]+[.AC48]+[.AD48]" office:value-type="float" office:value="41340" calcext:value-type="float">
            <text:p><text:s/>€ 41,340.000 </text:p>
          </table:table-cell>
          <table:table-cell table:style-name="ce152" table:formula="of:=[.AA48]+[.AE48]" office:value-type="float" office:value="47140" calcext:value-type="float">
            <text:p><text:s/>€ 47,140.000 </text:p>
          </table:table-cell>
          <table:table-cell table:style-name="ce140" table:formula="of:=21900+525" office:value-type="float" office:value="22425" calcext:value-type="float">
            <text:p><text:s/>€ 22,425.000 </text:p>
          </table:table-cell>
          <table:table-cell table:style-name="ce145" table:number-columns-repeated="2"/>
          <table:table-cell table:style-name="ce106" table:formula="of:=[.AG48]+[.AH48]+[.AI48]" office:value-type="float" office:value="22425" calcext:value-type="float">
            <text:p><text:s/>€ 22,425.000 </text:p>
          </table:table-cell>
          <table:table-cell table:style-name="ce145"/>
          <table:table-cell table:style-name="ce145" table:formula="of:=7350+17365" office:value-type="float" office:value="24715" calcext:value-type="float">
            <text:p><text:s/>€ 24,715.000 </text:p>
          </table:table-cell>
          <table:table-cell table:style-name="ce145"/>
          <table:table-cell table:style-name="ce178" table:formula="of:=[.AJ48]+[.AK48]+[.AL48]+[.AM48]" office:value-type="float" office:value="47140" calcext:value-type="float">
            <text:p><text:s/>€ 47,140.000 </text:p>
          </table:table-cell>
          <table:table-cell table:style-name="ce69" office:value-type="string" calcext:value-type="string">
            <text:p>Staken feitelijke werkzaamheden 1-1-2019. Cijfers 2018</text:p>
          </table:table-cell>
          <table:table-cell table:style-name="ce69" office:value-type="string" calcext:value-type="string">
            <text:p>https://www.rijksoverheid.nl/ministeries/ministerie-van-landbouw-natuur-en-voedselkwaliteit/documenten/rapporten/2018/12/31/bijlage1-rapport-rekening-en-verantwoording-2018-bureau-beheer-landbouwgronden</text:p>
          </table:table-cell>
          <table:table-cell table:number-columns-repeated="982"/>
        </table:table-row>
        <table:table-row table:style-name="ro29">
          <table:table-cell table:style-name="ce48" office:value-type="string" calcext:value-type="string">
            <text:p>Centrale Commissie Dierproeven</text:p>
          </table:table-cell>
          <table:table-cell table:style-name="ce62" office:value-type="string" calcext:value-type="string">
            <text:p>LNV</text:p>
          </table:table-cell>
          <table:table-cell table:style-name="ce70" office:value-type="float" office:value="9.3" calcext:value-type="float">
            <text:p>9.3</text:p>
          </table:table-cell>
          <table:table-cell table:style-name="ce84" table:formula="of:=(976168/1000)+(349624/1000)" office:value-type="float" office:value="1325.792" calcext:value-type="float">
            <text:p><text:s/>€ 1,325.792 </text:p>
          </table:table-cell>
          <table:table-cell table:style-name="ce94"/>
          <table:table-cell table:style-name="ce94" table:formula="of:=391400/1000" office:value-type="float" office:value="391.4" calcext:value-type="float">
            <text:p><text:s/>€ 391.400 </text:p>
          </table:table-cell>
          <table:table-cell table:style-name="ce100"/>
          <table:table-cell table:style-name="ce106" table:formula="of:=[.D49]+[.E49]+[.F49]+[.G49]" office:value-type="float" office:value="1717.192" calcext:value-type="float">
            <text:p><text:s/>€ 1,717.192 </text:p>
          </table:table-cell>
          <table:table-cell table:style-name="ce94" table:number-columns-repeated="3"/>
          <table:table-cell table:style-name="ce112" table:formula="of:=[.D49]+[.E49]+[.F49]+[.G49]+[.I49]+[.J49]+[.K49]" office:value-type="float" office:value="1717.192" calcext:value-type="float">
            <text:p><text:s/>€ 1,717.192 </text:p>
          </table:table-cell>
          <table:table-cell table:style-name="ce84" table:formula="of:=1717192/1000" office:value-type="float" office:value="1717.192" calcext:value-type="float">
            <text:p><text:s/>€ 1,717.192 </text:p>
          </table:table-cell>
          <table:table-cell table:style-name="ce94"/>
          <table:table-cell table:style-name="ce106" table:formula="of:=[.M49]+[.N49]" office:value-type="float" office:value="1717.192" calcext:value-type="float">
            <text:p><text:s/>€ 1,717.192 </text:p>
          </table:table-cell>
          <table:table-cell table:style-name="ce94" table:number-columns-repeated="6"/>
          <table:table-cell table:style-name="ce124" table:formula="of:=[.M49]+[.N49]+[.P49]+[.Q49]+[.R49]+[.S49]+[.T49]+[.U49]" office:value-type="float" office:value="1717.192" calcext:value-type="float">
            <text:p><text:s/>€ 1,717.192 </text:p>
          </table:table-cell>
          <table:table-cell table:style-name="ce131" table:formula="of:=[.L49]-[.V49]" office:value-type="float" office:value="0" calcext:value-type="float">
            <text:p><text:s/>€ - <text:s text:c="2"/></text:p>
          </table:table-cell>
          <table:table-cell table:style-name="ce141"/>
          <table:table-cell table:style-name="ce146" table:number-columns-repeated="2"/>
          <table:table-cell table:style-name="ce106" table:formula="of:=[.X49]+[.Y49]+[.Z49]" office:value-type="float" office:value="0" calcext:value-type="float">
            <text:p><text:s/>€ - <text:s text:c="2"/></text:p>
          </table:table-cell>
          <table:table-cell table:style-name="ce146" table:number-columns-repeated="3"/>
          <table:table-cell table:style-name="ce106" table:formula="of:=[.AB49]+[.AC49]+[.AD49]" office:value-type="float" office:value="0" calcext:value-type="float">
            <text:p><text:s/>€ - <text:s text:c="2"/></text:p>
          </table:table-cell>
          <table:table-cell table:style-name="ce152" table:formula="of:=[.AA49]+[.AE49]" office:value-type="float" office:value="0" calcext:value-type="float">
            <text:p><text:s/>€ - <text:s text:c="2"/></text:p>
          </table:table-cell>
          <table:table-cell table:style-name="ce141"/>
          <table:table-cell table:style-name="ce146" table:number-columns-repeated="2"/>
          <table:table-cell table:style-name="ce106" table:formula="of:=[.AG49]+[.AH49]+[.AI49]" office:value-type="float" office:value="0" calcext:value-type="float">
            <text:p><text:s/>€ - <text:s text:c="2"/></text:p>
          </table:table-cell>
          <table:table-cell table:style-name="ce146" table:number-columns-repeated="3"/>
          <table:table-cell table:style-name="ce178" table:formula="of:=[.AJ49]+[.AK49]+[.AL49]+[.AM49]" office:value-type="float" office:value="0" calcext:value-type="float">
            <text:p><text:s/>€ - <text:s text:c="2"/></text:p>
          </table:table-cell>
          <table:table-cell table:style-name="ce70" office:value-type="string" calcext:value-type="string">
            <text:p>Jv 2019 nog niet openbaar. Deel FTE bij RVO. Kosten niet gesplitst</text:p>
          </table:table-cell>
          <table:table-cell table:style-name="ce70" office:value-type="string" calcext:value-type="string">
            <text:p>https://www.centralecommissiedierproeven.nl/over-ccd/jaarverslag</text:p>
          </table:table-cell>
          <table:table-cell table:number-columns-repeated="982"/>
        </table:table-row>
        <table:table-row table:style-name="ro29">
          <table:table-cell table:style-name="ce47" office:value-type="string" calcext:value-type="string">
            <text:p>College voor de toelating van gewasbeschermingsmiddelen en biociden</text:p>
          </table:table-cell>
          <table:table-cell table:style-name="ce62" office:value-type="string" calcext:value-type="string">
            <text:p>LNV</text:p>
          </table:table-cell>
          <table:table-cell table:style-name="ce69" office:value-type="float" office:value="143" calcext:value-type="float">
            <text:p>143</text:p>
          </table:table-cell>
          <table:table-cell table:style-name="ce82" office:value-type="float" office:value="2900" calcext:value-type="float">
            <text:p><text:s/>€ 2,900.000 </text:p>
          </table:table-cell>
          <table:table-cell table:style-name="ce93"/>
          <table:table-cell table:style-name="ce93" office:value-type="float" office:value="15350" calcext:value-type="float">
            <text:p><text:s/>€ 15,350.000 </text:p>
          </table:table-cell>
          <table:table-cell table:style-name="ce99"/>
          <table:table-cell table:style-name="ce106" table:formula="of:=[.D50]+[.E50]+[.F50]+[.G50]" office:value-type="float" office:value="18250" calcext:value-type="float">
            <text:p><text:s/>€ 18,250.000 </text:p>
          </table:table-cell>
          <table:table-cell table:style-name="ce93" office:value-type="float" office:value="-792" calcext:value-type="float">
            <text:p><text:s/>€ -792.000 </text:p>
          </table:table-cell>
          <table:table-cell table:style-name="ce93" table:number-columns-repeated="2"/>
          <table:table-cell table:style-name="ce112" table:formula="of:=[.D50]+[.E50]+[.F50]+[.G50]+[.I50]+[.J50]+[.K50]" office:value-type="float" office:value="17458" calcext:value-type="float">
            <text:p><text:s/>€ 17,458.000 </text:p>
          </table:table-cell>
          <table:table-cell table:style-name="ce83" office:value-type="float" office:value="12990" calcext:value-type="float">
            <text:p><text:s/>€ 12,990.000 </text:p>
          </table:table-cell>
          <table:table-cell table:style-name="ce93" office:value-type="float" office:value="2696" calcext:value-type="float">
            <text:p><text:s/>€ 2,696.000 </text:p>
          </table:table-cell>
          <table:table-cell table:style-name="ce106" table:formula="of:=[.M50]+[.N50]" office:value-type="float" office:value="15686" calcext:value-type="float">
            <text:p><text:s/>€ 15,686.000 </text:p>
          </table:table-cell>
          <table:table-cell table:style-name="ce93" office:value-type="float" office:value="679" calcext:value-type="float">
            <text:p><text:s/>€ 679.000 </text:p>
          </table:table-cell>
          <table:table-cell table:style-name="ce93" table:number-columns-repeated="2"/>
          <table:table-cell table:style-name="ce93" office:value-type="float" office:value="211" calcext:value-type="float">
            <text:p><text:s/>€ 211.000 </text:p>
          </table:table-cell>
          <table:table-cell table:style-name="ce93" table:number-columns-repeated="2"/>
          <table:table-cell table:style-name="ce124" table:formula="of:=[.M50]+[.N50]+[.P50]+[.Q50]+[.R50]+[.S50]+[.T50]+[.U50]" office:value-type="float" office:value="16576" calcext:value-type="float">
            <text:p><text:s/>€ 16,576.000 </text:p>
          </table:table-cell>
          <table:table-cell table:style-name="ce131" table:formula="of:=[.L50]-[.V50]" office:value-type="float" office:value="882" calcext:value-type="float">
            <text:p><text:s/>€ 882.000 </text:p>
          </table:table-cell>
          <table:table-cell table:style-name="ce139" office:value-type="float" office:value="933" calcext:value-type="float">
            <text:p><text:s/>€ 933.000 </text:p>
          </table:table-cell>
          <table:table-cell table:style-name="ce144" office:value-type="float" office:value="280" calcext:value-type="float">
            <text:p><text:s/>€ 280.000 </text:p>
          </table:table-cell>
          <table:table-cell table:style-name="ce145"/>
          <table:table-cell table:style-name="ce106" table:formula="of:=[.X50]+[.Y50]+[.Z50]" office:value-type="float" office:value="1213" calcext:value-type="float">
            <text:p><text:s/>€ 1,213.000 </text:p>
          </table:table-cell>
          <table:table-cell table:style-name="ce144" office:value-type="float" office:value="1451" calcext:value-type="float">
            <text:p><text:s/>€ 1,451.000 </text:p>
          </table:table-cell>
          <table:table-cell table:style-name="ce144" office:value-type="float" office:value="164" calcext:value-type="float">
            <text:p><text:s/>€ 164.000 </text:p>
          </table:table-cell>
          <table:table-cell table:style-name="ce144" office:value-type="float" office:value="17257" calcext:value-type="float">
            <text:p><text:s/>€ 17,257.000 </text:p>
          </table:table-cell>
          <table:table-cell table:style-name="ce106" table:formula="of:=[.AB50]+[.AC50]+[.AD50]" office:value-type="float" office:value="18872" calcext:value-type="float">
            <text:p><text:s/>€ 18,872.000 </text:p>
          </table:table-cell>
          <table:table-cell table:style-name="ce152" table:formula="of:=[.AA50]+[.AE50]" office:value-type="float" office:value="20085" calcext:value-type="float">
            <text:p><text:s/>€ 20,085.000 </text:p>
          </table:table-cell>
          <table:table-cell table:style-name="ce139" office:value-type="float" office:value="1690" calcext:value-type="float">
            <text:p><text:s/>€ 1,690.000 </text:p>
          </table:table-cell>
          <table:table-cell table:style-name="ce145" table:number-columns-repeated="2"/>
          <table:table-cell table:style-name="ce106" table:formula="of:=[.AG50]+[.AH50]+[.AI50]" office:value-type="float" office:value="1690" calcext:value-type="float">
            <text:p><text:s/>€ 1,690.000 </text:p>
          </table:table-cell>
          <table:table-cell table:style-name="ce144" office:value-type="float" office:value="641" calcext:value-type="float">
            <text:p><text:s/>€ 641.000 </text:p>
          </table:table-cell>
          <table:table-cell table:style-name="ce145"/>
          <table:table-cell table:style-name="ce144" office:value-type="float" office:value="17754" calcext:value-type="float">
            <text:p><text:s/>€ 17,754.000 </text:p>
          </table:table-cell>
          <table:table-cell table:style-name="ce178" table:formula="of:=[.AJ50]+[.AK50]+[.AL50]+[.AM50]" office:value-type="float" office:value="20085" calcext:value-type="float">
            <text:p><text:s/>€ 20,085.000 </text:p>
          </table:table-cell>
          <table:table-cell table:style-name="ce68" office:value-type="string" calcext:value-type="string">
            <text:p>Jv 2019 nog niet openbaar</text:p>
          </table:table-cell>
          <table:table-cell table:style-name="ce68" office:value-type="string" calcext:value-type="string">
            <text:p>https://www.ctgb.nl/documenten?trefwoord=jaarverslag&amp;onderwerp=Alle+onderwerpen&amp;onderdeel=Alle+onderdelen&amp;type=Alle+documenten&amp;pagina=1</text:p>
          </table:table-cell>
          <table:table-cell table:number-columns-repeated="982"/>
        </table:table-row>
        <table:table-row table:style-name="ro29">
          <table:table-cell table:style-name="ce49" office:value-type="string" calcext:value-type="string">
            <text:p>Grondkamers</text:p>
          </table:table-cell>
          <table:table-cell table:style-name="ce62" office:value-type="string" calcext:value-type="string">
            <text:p>LNV</text:p>
          </table:table-cell>
          <table:table-cell table:style-name="ce70" office:value-type="float" office:value="3.45" calcext:value-type="float">
            <text:p>3.45</text:p>
          </table:table-cell>
          <table:table-cell table:style-name="ce84" table:formula="of:=(3041500/1000)-(2106800/1000)" office:value-type="float" office:value="934.7" calcext:value-type="float">
            <text:p><text:s/>€ 934.700 </text:p>
          </table:table-cell>
          <table:table-cell table:style-name="ce94"/>
          <table:table-cell table:style-name="ce94" table:formula="of:=2106800/1000" office:value-type="float" office:value="2106.8" calcext:value-type="float">
            <text:p><text:s/>€ 2,106.800 </text:p>
          </table:table-cell>
          <table:table-cell table:style-name="ce100"/>
          <table:table-cell table:style-name="ce106" table:formula="of:=[.D51]+[.E51]+[.F51]+[.G51]" office:value-type="float" office:value="3041.5" calcext:value-type="float">
            <text:p><text:s/>€ 3,041.500 </text:p>
          </table:table-cell>
          <table:table-cell table:style-name="ce94" table:number-columns-repeated="3"/>
          <table:table-cell table:style-name="ce112" table:formula="of:=[.D51]+[.E51]+[.F51]+[.G51]+[.I51]+[.J51]+[.K51]" office:value-type="float" office:value="3041.5" calcext:value-type="float">
            <text:p><text:s/>€ 3,041.500 </text:p>
          </table:table-cell>
          <table:table-cell table:style-name="ce84" table:formula="of:=3041500/1000" office:value-type="float" office:value="3041.5" calcext:value-type="float">
            <text:p><text:s/>€ 3,041.500 </text:p>
          </table:table-cell>
          <table:table-cell table:style-name="ce94"/>
          <table:table-cell table:style-name="ce106" table:formula="of:=[.M51]+[.N51]" office:value-type="float" office:value="3041.5" calcext:value-type="float">
            <text:p><text:s/>€ 3,041.500 </text:p>
          </table:table-cell>
          <table:table-cell table:style-name="ce94" table:number-columns-repeated="6"/>
          <table:table-cell table:style-name="ce124" table:formula="of:=[.M51]+[.N51]+[.P51]+[.Q51]+[.R51]+[.S51]+[.T51]+[.U51]" office:value-type="float" office:value="3041.5" calcext:value-type="float">
            <text:p><text:s/>€ 3,041.500 </text:p>
          </table:table-cell>
          <table:table-cell table:style-name="ce131" table:formula="of:=[.L51]-[.V51]" office:value-type="float" office:value="0" calcext:value-type="float">
            <text:p><text:s/>€ - <text:s text:c="2"/></text:p>
          </table:table-cell>
          <table:table-cell table:style-name="ce141"/>
          <table:table-cell table:style-name="ce146" table:number-columns-repeated="2"/>
          <table:table-cell table:style-name="ce106" table:formula="of:=[.X51]+[.Y51]+[.Z51]" office:value-type="float" office:value="0" calcext:value-type="float">
            <text:p><text:s/>€ - <text:s text:c="2"/></text:p>
          </table:table-cell>
          <table:table-cell table:style-name="ce146" table:number-columns-repeated="3"/>
          <table:table-cell table:style-name="ce106" table:formula="of:=[.AB51]+[.AC51]+[.AD51]" office:value-type="float" office:value="0" calcext:value-type="float">
            <text:p><text:s/>€ - <text:s text:c="2"/></text:p>
          </table:table-cell>
          <table:table-cell table:style-name="ce152" table:formula="of:=[.AA51]+[.AE51]" office:value-type="float" office:value="0" calcext:value-type="float">
            <text:p><text:s/>€ - <text:s text:c="2"/></text:p>
          </table:table-cell>
          <table:table-cell table:style-name="ce141"/>
          <table:table-cell table:style-name="ce146" table:number-columns-repeated="2"/>
          <table:table-cell table:style-name="ce106" table:formula="of:=[.AG51]+[.AH51]+[.AI51]" office:value-type="float" office:value="0" calcext:value-type="float">
            <text:p><text:s/>€ - <text:s text:c="2"/></text:p>
          </table:table-cell>
          <table:table-cell table:style-name="ce146" table:number-columns-repeated="3"/>
          <table:table-cell table:style-name="ce178" table:formula="of:=[.AJ51]+[.AK51]+[.AL51]+[.AM51]" office:value-type="float" office:value="0" calcext:value-type="float">
            <text:p><text:s/>€ - <text:s text:c="2"/></text:p>
          </table:table-cell>
          <table:table-cell table:style-name="ce70"/>
          <table:table-cell table:style-name="ce70" office:value-type="string" calcext:value-type="string">
            <text:p>Geen link beschikbaar</text:p>
          </table:table-cell>
          <table:table-cell table:number-columns-repeated="982"/>
        </table:table-row>
        <table:table-row table:style-name="ro29">
          <table:table-cell table:style-name="ce50" office:value-type="string" calcext:value-type="string">
            <text:p>Kamer voor de Binnenvisserij</text:p>
          </table:table-cell>
          <table:table-cell table:style-name="ce62" office:value-type="string" calcext:value-type="string">
            <text:p>LNV</text:p>
          </table:table-cell>
          <table:table-cell table:style-name="ce69" office:value-type="float" office:value="2.6" calcext:value-type="float">
            <text:p>2.6</text:p>
          </table:table-cell>
          <table:table-cell table:style-name="ce84" table:formula="of:=(242900/1000)- (5700/1000)" office:value-type="float" office:value="237.2" calcext:value-type="float">
            <text:p><text:s/>€ 237.200 </text:p>
          </table:table-cell>
          <table:table-cell table:style-name="ce93"/>
          <table:table-cell table:style-name="ce83" table:formula="of:=5700/1000" office:value-type="float" office:value="5.7" calcext:value-type="float">
            <text:p><text:s/>€ 5.700 </text:p>
          </table:table-cell>
          <table:table-cell table:style-name="ce99"/>
          <table:table-cell table:style-name="ce106" table:formula="of:=[.D52]+[.E52]+[.F52]+[.G52]" office:value-type="float" office:value="242.9" calcext:value-type="float">
            <text:p><text:s/>€ 242.900 </text:p>
          </table:table-cell>
          <table:table-cell table:style-name="ce93" table:number-columns-repeated="3"/>
          <table:table-cell table:style-name="ce112" table:formula="of:=[.D52]+[.E52]+[.F52]+[.G52]+[.I52]+[.J52]+[.K52]" office:value-type="float" office:value="242.9" calcext:value-type="float">
            <text:p><text:s/>€ 242.900 </text:p>
          </table:table-cell>
          <table:table-cell table:style-name="ce83" table:formula="of:=242900/1000" office:value-type="float" office:value="242.9" calcext:value-type="float">
            <text:p><text:s/>€ 242.900 </text:p>
          </table:table-cell>
          <table:table-cell table:style-name="ce93"/>
          <table:table-cell table:style-name="ce106" table:formula="of:=[.M52]+[.N52]" office:value-type="float" office:value="242.9" calcext:value-type="float">
            <text:p><text:s/>€ 242.900 </text:p>
          </table:table-cell>
          <table:table-cell table:style-name="ce93" table:number-columns-repeated="6"/>
          <table:table-cell table:style-name="ce124" table:formula="of:=[.M52]+[.N52]+[.P52]+[.Q52]+[.R52]+[.S52]+[.T52]+[.U52]" office:value-type="float" office:value="242.9" calcext:value-type="float">
            <text:p><text:s/>€ 242.900 </text:p>
          </table:table-cell>
          <table:table-cell table:style-name="ce131" table:formula="of:=[.L52]-[.V52]" office:value-type="float" office:value="0" calcext:value-type="float">
            <text:p><text:s/>€ - <text:s text:c="2"/></text:p>
          </table:table-cell>
          <table:table-cell table:style-name="ce140"/>
          <table:table-cell table:style-name="ce145" table:number-columns-repeated="2"/>
          <table:table-cell table:style-name="ce106" table:formula="of:=[.X52]+[.Y52]+[.Z52]" office:value-type="float" office:value="0" calcext:value-type="float">
            <text:p><text:s/>€ - <text:s text:c="2"/></text:p>
          </table:table-cell>
          <table:table-cell table:style-name="ce145" table:number-columns-repeated="3"/>
          <table:table-cell table:style-name="ce106" table:formula="of:=[.AB52]+[.AC52]+[.AD52]" office:value-type="float" office:value="0" calcext:value-type="float">
            <text:p><text:s/>€ - <text:s text:c="2"/></text:p>
          </table:table-cell>
          <table:table-cell table:style-name="ce152" table:formula="of:=[.AA52]+[.AE52]" office:value-type="float" office:value="0" calcext:value-type="float">
            <text:p><text:s/>€ - <text:s text:c="2"/></text:p>
          </table:table-cell>
          <table:table-cell table:style-name="ce140"/>
          <table:table-cell table:style-name="ce145" table:number-columns-repeated="2"/>
          <table:table-cell table:style-name="ce106" table:formula="of:=[.AG52]+[.AH52]+[.AI52]" office:value-type="float" office:value="0" calcext:value-type="float">
            <text:p><text:s/>€ - <text:s text:c="2"/></text:p>
          </table:table-cell>
          <table:table-cell table:style-name="ce145" table:number-columns-repeated="3"/>
          <table:table-cell table:style-name="ce178" table:formula="of:=[.AJ52]+[.AK52]+[.AL52]+[.AM52]" office:value-type="float" office:value="0" calcext:value-type="float">
            <text:p><text:s/>€ - <text:s text:c="2"/></text:p>
          </table:table-cell>
          <table:table-cell table:style-name="ce69" office:value-type="string" calcext:value-type="string">
            <text:p>Geen eigen <text:s/>jv, valt niet onder Kaderwet zbo. Deel FTE bij RVO</text:p>
          </table:table-cell>
          <table:table-cell table:style-name="ce69" office:value-type="string" calcext:value-type="string">
            <text:p>Nvt</text:p>
          </table:table-cell>
          <table:table-cell table:number-columns-repeated="982"/>
        </table:table-row>
        <table:table-row table:style-name="ro29">
          <table:table-cell table:style-name="ce49" office:value-type="string" calcext:value-type="string">
            <text:p>Raad voor plantenrassen</text:p>
          </table:table-cell>
          <table:table-cell table:style-name="ce62" office:value-type="string" calcext:value-type="string">
            <text:p>LNV</text:p>
          </table:table-cell>
          <table:table-cell table:style-name="ce70" table:formula="of:=4.2+0.975+0.1+0.1+0.17" office:value-type="float" office:value="5.545" calcext:value-type="float">
            <text:p>5.545</text:p>
          </table:table-cell>
          <table:table-cell table:style-name="ce84" table:formula="of:=(677984/1000)" office:value-type="float" office:value="677.984" calcext:value-type="float">
            <text:p><text:s/>€ 677.984 </text:p>
          </table:table-cell>
          <table:table-cell table:style-name="ce94"/>
          <table:table-cell table:style-name="ce83" table:formula="of:=4767056/1000" office:value-type="float" office:value="4767.056" calcext:value-type="float">
            <text:p><text:s/>€ 4,767.056 </text:p>
          </table:table-cell>
          <table:table-cell table:style-name="ce100"/>
          <table:table-cell table:style-name="ce106" table:formula="of:=[.D53]+[.E53]+[.F53]+[.G53]" office:value-type="float" office:value="5445.04" calcext:value-type="float">
            <text:p><text:s/>€ 5,445.040 </text:p>
          </table:table-cell>
          <table:table-cell table:style-name="ce94" table:formula="of:=51497/1000" office:value-type="float" office:value="51.497" calcext:value-type="float">
            <text:p><text:s/>€ 51.497 </text:p>
          </table:table-cell>
          <table:table-cell table:style-name="ce94" table:number-columns-repeated="2"/>
          <table:table-cell table:style-name="ce112" table:formula="of:=[.D53]+[.E53]+[.F53]+[.G53]+[.I53]+[.J53]+[.K53]" office:value-type="float" office:value="5496.537" calcext:value-type="float">
            <text:p><text:s/>€ 5,496.537 </text:p>
          </table:table-cell>
          <table:table-cell table:style-name="ce84" table:formula="of:=5445040/1000" office:value-type="float" office:value="5445.04" calcext:value-type="float">
            <text:p><text:s/>€ 5,445.040 </text:p>
          </table:table-cell>
          <table:table-cell table:style-name="ce94"/>
          <table:table-cell table:style-name="ce106" table:formula="of:=[.M53]+[.N53]" office:value-type="float" office:value="5445.04" calcext:value-type="float">
            <text:p><text:s/>€ 5,445.040 </text:p>
          </table:table-cell>
          <table:table-cell table:style-name="ce94"/>
          <table:table-cell table:style-name="ce94" table:formula="of:=51497/1000" office:value-type="float" office:value="51.497" calcext:value-type="float">
            <text:p><text:s/>€ 51.497 </text:p>
          </table:table-cell>
          <table:table-cell table:style-name="ce94" table:number-columns-repeated="4"/>
          <table:table-cell table:style-name="ce124" table:formula="of:=[.M53]+[.N53]+[.P53]+[.Q53]+[.R53]+[.S53]+[.T53]+[.U53]" office:value-type="float" office:value="5496.537" calcext:value-type="float">
            <text:p><text:s/>€ 5,496.537 </text:p>
          </table:table-cell>
          <table:table-cell table:style-name="ce131" table:formula="of:=[.L53]-[.V53]" office:value-type="float" office:value="0" calcext:value-type="float">
            <text:p><text:s/>€ - <text:s text:c="2"/></text:p>
          </table:table-cell>
          <table:table-cell table:style-name="ce141"/>
          <table:table-cell table:style-name="ce146" table:number-columns-repeated="2"/>
          <table:table-cell table:style-name="ce106" table:formula="of:=[.X53]+[.Y53]+[.Z53]" office:value-type="float" office:value="0" calcext:value-type="float">
            <text:p><text:s/>€ - <text:s text:c="2"/></text:p>
          </table:table-cell>
          <table:table-cell table:style-name="ce146" table:number-columns-repeated="3"/>
          <table:table-cell table:style-name="ce106" table:formula="of:=[.AB53]+[.AC53]+[.AD53]" office:value-type="float" office:value="0" calcext:value-type="float">
            <text:p><text:s/>€ - <text:s text:c="2"/></text:p>
          </table:table-cell>
          <table:table-cell table:style-name="ce152" table:formula="of:=[.AA53]+[.AE53]" office:value-type="float" office:value="0" calcext:value-type="float">
            <text:p><text:s/>€ - <text:s text:c="2"/></text:p>
          </table:table-cell>
          <table:table-cell table:style-name="ce141"/>
          <table:table-cell table:style-name="ce146" table:number-columns-repeated="2"/>
          <table:table-cell table:style-name="ce106" table:formula="of:=[.AG53]+[.AH53]+[.AI53]" office:value-type="float" office:value="0" calcext:value-type="float">
            <text:p><text:s/>€ - <text:s text:c="2"/></text:p>
          </table:table-cell>
          <table:table-cell table:style-name="ce146" table:number-columns-repeated="3"/>
          <table:table-cell table:style-name="ce178" table:formula="of:=[.AJ53]+[.AK53]+[.AL53]+[.AM53]" office:value-type="float" office:value="0" calcext:value-type="float">
            <text:p><text:s/>€ - <text:s text:c="2"/></text:p>
          </table:table-cell>
          <table:table-cell table:style-name="ce70" office:value-type="string" calcext:value-type="string">
            <text:p>Jv 2019 nog niet openbaar. Deel FTE <text:s/>bij Naktuinbouw. Kosten niet gesplitst. </text:p>
          </table:table-cell>
          <table:table-cell table:style-name="ce70" office:value-type="string" calcext:value-type="string">
            <text:p>https://www.raadvoorplantenrassen.nl/jaarverslagen</text:p>
          </table:table-cell>
          <table:table-cell table:number-columns-repeated="982"/>
        </table:table-row>
        <table:table-row table:style-name="ro29">
          <table:table-cell table:style-name="ce49" office:value-type="string" calcext:value-type="string">
            <text:p>Stichting Bloembollenkeuringsdienst</text:p>
          </table:table-cell>
          <table:table-cell table:style-name="ce62" office:value-type="string" calcext:value-type="string">
            <text:p>LNV</text:p>
          </table:table-cell>
          <table:table-cell table:style-name="ce70" office:value-type="float" office:value="95" calcext:value-type="float">
            <text:p>95</text:p>
          </table:table-cell>
          <table:table-cell table:style-name="ce83" table:formula="of:=18532/1000" office:value-type="float" office:value="18.532" calcext:value-type="float">
            <text:p><text:s/>€ 18.532 </text:p>
          </table:table-cell>
          <table:table-cell table:style-name="ce93"/>
          <table:table-cell table:style-name="ce93" table:formula="of:=(7790012/1000)-(18532/1000)" office:value-type="float" office:value="7771.48" calcext:value-type="float">
            <text:p><text:s/>€ 7,771.480 </text:p>
          </table:table-cell>
          <table:table-cell table:style-name="ce99"/>
          <table:table-cell table:style-name="ce106" table:formula="of:=[.D54]+[.E54]+[.F54]+[.G54]" office:value-type="float" office:value="7790.012" calcext:value-type="float">
            <text:p><text:s/>€ 7,790.012 </text:p>
          </table:table-cell>
          <table:table-cell table:style-name="ce93" table:formula="of:=(1253809/1000)+ (17592/1000)" office:value-type="float" office:value="1271.401" calcext:value-type="float">
            <text:p><text:s/>€ 1,271.401 </text:p>
          </table:table-cell>
          <table:table-cell table:style-name="ce93" table:formula="of:=103357/1000" office:value-type="float" office:value="103.357" calcext:value-type="float">
            <text:p><text:s/>€ 103.357 </text:p>
          </table:table-cell>
          <table:table-cell table:style-name="ce93"/>
          <table:table-cell table:style-name="ce112" table:formula="of:=[.D54]+[.E54]+[.F54]+[.G54]+[.I54]+[.J54]+[.K54]" office:value-type="float" office:value="9164.77" calcext:value-type="float">
            <text:p><text:s/>€ 9,164.770 </text:p>
          </table:table-cell>
          <table:table-cell table:style-name="ce83" table:formula="of:=(6431534/1000)+ (169374/1000)+(51795/1000)" office:value-type="float" office:value="6652.703" calcext:value-type="float">
            <text:p><text:s/>€ 6,652.703 </text:p>
          </table:table-cell>
          <table:table-cell table:style-name="ce93" table:formula="of:=(470141+48104+1841076+162785)/1000" office:value-type="float" office:value="2522.106" calcext:value-type="float">
            <text:p><text:s/>€ 2,522.106 </text:p>
          </table:table-cell>
          <table:table-cell table:style-name="ce106" table:formula="of:=[.M54]+[.N54]" office:value-type="float" office:value="9174.809" calcext:value-type="float">
            <text:p><text:s/>€ 9,174.809 </text:p>
          </table:table-cell>
          <table:table-cell table:style-name="ce93"/>
          <table:table-cell table:style-name="ce93" table:formula="of:=427261/1000" office:value-type="float" office:value="427.261" calcext:value-type="float">
            <text:p><text:s/>€ 427.261 </text:p>
          </table:table-cell>
          <table:table-cell table:style-name="ce93" table:formula="of:=1953/1000" office:value-type="float" office:value="1.953" calcext:value-type="float">
            <text:p><text:s/>€ 1.953 </text:p>
          </table:table-cell>
          <table:table-cell table:style-name="ce93" table:number-columns-repeated="3"/>
          <table:table-cell table:style-name="ce124" table:formula="of:=[.M54]+[.N54]+[.P54]+[.Q54]+[.R54]+[.S54]+[.T54]+[.U54]" office:value-type="float" office:value="9604.023" calcext:value-type="float">
            <text:p><text:s/>€ 9,604.023 </text:p>
          </table:table-cell>
          <table:table-cell table:style-name="ce131" table:formula="of:=[.L54]-[.V54]" office:value-type="float" office:value="-439.252999999999" calcext:value-type="float">
            <text:p><text:s/>€ -439.253 </text:p>
          </table:table-cell>
          <table:table-cell table:style-name="ce140" table:formula="of:=676999/1000" office:value-type="float" office:value="676.999" calcext:value-type="float">
            <text:p><text:s/>€ 676.999 </text:p>
          </table:table-cell>
          <table:table-cell table:style-name="ce145" table:formula="of:=6560048/1000" office:value-type="float" office:value="6560.048" calcext:value-type="float">
            <text:p><text:s/>€ 6,560.048 </text:p>
          </table:table-cell>
          <table:table-cell table:style-name="ce145" table:formula="of:=1972778/1000" office:value-type="float" office:value="1972.778" calcext:value-type="float">
            <text:p><text:s/>€ 1,972.778 </text:p>
          </table:table-cell>
          <table:table-cell table:style-name="ce106" table:formula="of:=[.X54]+[.Y54]+[.Z54]" office:value-type="float" office:value="9209.825" calcext:value-type="float">
            <text:p><text:s/>€ 9,209.825 </text:p>
          </table:table-cell>
          <table:table-cell table:style-name="ce145" table:formula="of:=330011/1000" office:value-type="float" office:value="330.011" calcext:value-type="float">
            <text:p><text:s/>€ 330.011 </text:p>
          </table:table-cell>
          <table:table-cell table:style-name="ce145" table:formula="of:=744673/1000" office:value-type="float" office:value="744.673" calcext:value-type="float">
            <text:p><text:s/>€ 744.673 </text:p>
          </table:table-cell>
          <table:table-cell table:style-name="ce145" table:formula="of:=729491/1000" office:value-type="float" office:value="729.491" calcext:value-type="float">
            <text:p><text:s/>€ 729.491 </text:p>
          </table:table-cell>
          <table:table-cell table:style-name="ce106" table:formula="of:=[.AB54]+[.AC54]+[.AD54]" office:value-type="float" office:value="1804.175" calcext:value-type="float">
            <text:p><text:s/>€ 1,804.175 </text:p>
          </table:table-cell>
          <table:table-cell table:style-name="ce152" table:formula="of:=[.AA54]+[.AE54]" office:value-type="float" office:value="11014" calcext:value-type="float">
            <text:p><text:s/>€ 11,014.000 </text:p>
          </table:table-cell>
          <table:table-cell table:style-name="ce140" table:formula="of:=2977374/1000" office:value-type="float" office:value="2977.374" calcext:value-type="float">
            <text:p><text:s/>€ 2,977.374 </text:p>
          </table:table-cell>
          <table:table-cell table:style-name="ce145" table:formula="of:=3238848/1000" office:value-type="float" office:value="3238.848" calcext:value-type="float">
            <text:p><text:s/>€ 3,238.848 </text:p>
          </table:table-cell>
          <table:table-cell table:style-name="ce145"/>
          <table:table-cell table:style-name="ce106" table:formula="of:=[.AG54]+[.AH54]+[.AI54]" office:value-type="float" office:value="6216.222" calcext:value-type="float">
            <text:p><text:s/>€ 6,216.222 </text:p>
          </table:table-cell>
          <table:table-cell table:style-name="ce145" table:formula="of:=545781/1000" office:value-type="float" office:value="545.781" calcext:value-type="float">
            <text:p><text:s/>€ 545.781 </text:p>
          </table:table-cell>
          <table:table-cell table:style-name="ce145" table:formula="of:=2623532/1000" office:value-type="float" office:value="2623.532" calcext:value-type="float">
            <text:p><text:s/>€ 2,623.532 </text:p>
          </table:table-cell>
          <table:table-cell table:style-name="ce145" table:formula="of:=1628465/1000" office:value-type="float" office:value="1628.465" calcext:value-type="float">
            <text:p><text:s/>€ 1,628.465 </text:p>
          </table:table-cell>
          <table:table-cell table:style-name="ce178" table:formula="of:=[.AJ54]+[.AK54]+[.AL54]+[.AM54]" office:value-type="float" office:value="11014" calcext:value-type="float">
            <text:p><text:s/>€ 11,014.000 </text:p>
          </table:table-cell>
          <table:table-cell table:style-name="ce69"/>
          <table:table-cell table:style-name="ce69" office:value-type="string" calcext:value-type="string">
            <text:p>https://www.bkd.eu/nieuws/bkd-jaarverslag-2019/</text:p>
          </table:table-cell>
          <table:table-cell table:number-columns-repeated="982"/>
        </table:table-row>
        <table:table-row table:style-name="ro29">
          <table:table-cell table:style-name="ce50" office:value-type="string" calcext:value-type="string">
            <text:p>Stichting Centraal Orgaan voor Kwaliteitsaangelegenheden in de Zuivel</text:p>
          </table:table-cell>
          <table:table-cell table:style-name="ce62" office:value-type="string" calcext:value-type="string">
            <text:p>LNV</text:p>
          </table:table-cell>
          <table:table-cell table:style-name="ce69" office:value-type="float" office:value="58.3" calcext:value-type="float">
            <text:p>58.3</text:p>
          </table:table-cell>
          <table:table-cell table:style-name="ce84" table:formula="of:=(73516/1000)+(100270/1000)" office:value-type="float" office:value="173.786" calcext:value-type="float">
            <text:p><text:s/>€ 173.786 </text:p>
          </table:table-cell>
          <table:table-cell table:style-name="ce94"/>
          <table:table-cell table:style-name="ce94" table:formula="of:=(9048198/1000)+(58600/1000)" office:value-type="float" office:value="9106.798" calcext:value-type="float">
            <text:p><text:s/>€ 9,106.798 </text:p>
          </table:table-cell>
          <table:table-cell table:style-name="ce100"/>
          <table:table-cell table:style-name="ce106" table:formula="of:=[.D55]+[.E55]+[.F55]+[.G55]" office:value-type="float" office:value="9280.584" calcext:value-type="float">
            <text:p><text:s/>€ 9,280.584 </text:p>
          </table:table-cell>
          <table:table-cell table:style-name="ce94" table:formula="of:=107044/1000" office:value-type="float" office:value="107.044" calcext:value-type="float">
            <text:p><text:s/>€ 107.044 </text:p>
          </table:table-cell>
          <table:table-cell table:style-name="ce94" table:formula="of:=766/1000" office:value-type="float" office:value="0.766" calcext:value-type="float">
            <text:p><text:s/>€ 0.766 </text:p>
          </table:table-cell>
          <table:table-cell table:style-name="ce94"/>
          <table:table-cell table:style-name="ce112" table:formula="of:=[.D55]+[.E55]+[.F55]+[.G55]+[.I55]+[.J55]+[.K55]" office:value-type="float" office:value="9388.394" calcext:value-type="float">
            <text:p><text:s/>€ 9,388.394 </text:p>
          </table:table-cell>
          <table:table-cell table:style-name="ce84" table:formula="of:=(4419085/1000)+(2773443/1000)+(152052/1000)" office:value-type="float" office:value="7344.58" calcext:value-type="float">
            <text:p><text:s/>€ 7,344.580 </text:p>
          </table:table-cell>
          <table:table-cell table:style-name="ce94" table:formula="of:=(151215/1000)+(1785992/1000)" office:value-type="float" office:value="1937.207" calcext:value-type="float">
            <text:p><text:s/>€ 1,937.207 </text:p>
          </table:table-cell>
          <table:table-cell table:style-name="ce106" table:formula="of:=[.M55]+[.N55]" office:value-type="float" office:value="9281.787" calcext:value-type="float">
            <text:p><text:s/>€ 9,281.787 </text:p>
          </table:table-cell>
          <table:table-cell table:style-name="ce94" table:formula="of:=194644/1000" office:value-type="float" office:value="194.644" calcext:value-type="float">
            <text:p><text:s/>€ 194.644 </text:p>
          </table:table-cell>
          <table:table-cell table:style-name="ce94"/>
          <table:table-cell table:style-name="ce94" table:formula="of:=48985/1000" office:value-type="float" office:value="48.985" calcext:value-type="float">
            <text:p><text:s/>€ 48.985 </text:p>
          </table:table-cell>
          <table:table-cell table:style-name="ce94" table:number-columns-repeated="3"/>
          <table:table-cell table:style-name="ce124" table:formula="of:=[.M55]+[.N55]+[.P55]+[.Q55]+[.R55]+[.S55]+[.T55]+[.U55]" office:value-type="float" office:value="9525.416" calcext:value-type="float">
            <text:p><text:s/>€ 9,525.416 </text:p>
          </table:table-cell>
          <table:table-cell table:style-name="ce131" table:formula="of:=[.L55]-[.V55]" office:value-type="float" office:value="-137.022000000001" calcext:value-type="float">
            <text:p><text:s/>€ -137.022 </text:p>
          </table:table-cell>
          <table:table-cell table:style-name="ce141" table:formula="of:=644662/1000" office:value-type="float" office:value="644.662" calcext:value-type="float">
            <text:p><text:s/>€ 644.662 </text:p>
          </table:table-cell>
          <table:table-cell table:style-name="ce146" table:formula="of:=1832954/1000" office:value-type="float" office:value="1832.954" calcext:value-type="float">
            <text:p><text:s/>€ 1,832.954 </text:p>
          </table:table-cell>
          <table:table-cell table:style-name="ce146"/>
          <table:table-cell table:style-name="ce106" table:formula="of:=[.X55]+[.Y55]+[.Z55]" office:value-type="float" office:value="2477.616" calcext:value-type="float">
            <text:p><text:s/>€ 2,477.616 </text:p>
          </table:table-cell>
          <table:table-cell table:style-name="ce146" table:formula="of:=11814/1000" office:value-type="float" office:value="11.814" calcext:value-type="float">
            <text:p><text:s/>€ 11.814 </text:p>
          </table:table-cell>
          <table:table-cell table:style-name="ce146" table:formula="of:=2974303/1000" office:value-type="float" office:value="2974.303" calcext:value-type="float">
            <text:p><text:s/>€ 2,974.303 </text:p>
          </table:table-cell>
          <table:table-cell table:style-name="ce146" table:formula="of:=3367089/1000" office:value-type="float" office:value="3367.089" calcext:value-type="float">
            <text:p><text:s/>€ 3,367.089 </text:p>
          </table:table-cell>
          <table:table-cell table:style-name="ce106" table:formula="of:=[.AB55]+[.AC55]+[.AD55]" office:value-type="float" office:value="6353.206" calcext:value-type="float">
            <text:p><text:s/>€ 6,353.206 </text:p>
          </table:table-cell>
          <table:table-cell table:style-name="ce152" table:formula="of:=[.AA55]+[.AE55]" office:value-type="float" office:value="8830.822" calcext:value-type="float">
            <text:p><text:s/>€ 8,830.822 </text:p>
          </table:table-cell>
          <table:table-cell table:style-name="ce141" table:formula="of:=4193191/1000" office:value-type="float" office:value="4193.191" calcext:value-type="float">
            <text:p><text:s/>€ 4,193.191 </text:p>
          </table:table-cell>
          <table:table-cell table:style-name="ce146" table:number-columns-repeated="2"/>
          <table:table-cell table:style-name="ce106" table:formula="of:=[.AG55]+[.AH55]+[.AI55]" office:value-type="float" office:value="4193.191" calcext:value-type="float">
            <text:p><text:s/>€ 4,193.191 </text:p>
          </table:table-cell>
          <table:table-cell table:style-name="ce146" table:formula="of:=167696/1000" office:value-type="float" office:value="167.696" calcext:value-type="float">
            <text:p><text:s/>€ 167.696 </text:p>
          </table:table-cell>
          <table:table-cell table:style-name="ce146" table:formula="of:=1158333/1000" office:value-type="float" office:value="1158.333" calcext:value-type="float">
            <text:p><text:s/>€ 1,158.333 </text:p>
          </table:table-cell>
          <table:table-cell table:style-name="ce146" table:formula="of:=3311602/1000" office:value-type="float" office:value="3311.602" calcext:value-type="float">
            <text:p><text:s/>€ 3,311.602 </text:p>
          </table:table-cell>
          <table:table-cell table:style-name="ce178" table:formula="of:=[.AJ55]+[.AK55]+[.AL55]+[.AM55]" office:value-type="float" office:value="8830.822" calcext:value-type="float">
            <text:p><text:s/>€ 8,830.822 </text:p>
          </table:table-cell>
          <table:table-cell table:style-name="ce70" office:value-type="string" calcext:value-type="string">
            <text:p>COKZ verricht in opdracht van NVWA (VWS) ook diverse werkzaamheden.</text:p>
          </table:table-cell>
          <table:table-cell table:style-name="ce70" office:value-type="string" calcext:value-type="string">
            <text:p>https://cokz.nl/wp-content/uploads/2020/03/Jaarverslag-COKZ-2019.pdf</text:p>
          </table:table-cell>
          <table:table-cell table:number-columns-repeated="982"/>
        </table:table-row>
        <table:table-row table:style-name="ro29">
          <table:table-cell table:style-name="ce49" office:value-type="string" calcext:value-type="string">
            <text:p>Stichting Kwaliteits-Controle-Bureau</text:p>
          </table:table-cell>
          <table:table-cell table:style-name="ce62" office:value-type="string" calcext:value-type="string">
            <text:p>LNV</text:p>
          </table:table-cell>
          <table:table-cell table:style-name="ce70" office:value-type="float" office:value="141" calcext:value-type="float">
            <text:p>141</text:p>
          </table:table-cell>
          <table:table-cell table:style-name="ce83" table:formula="of:=1156583/1000" office:value-type="float" office:value="1156.583" calcext:value-type="float">
            <text:p><text:s/>€ 1,156.583 </text:p>
          </table:table-cell>
          <table:table-cell table:style-name="ce93"/>
          <table:table-cell table:style-name="ce93" table:formula="of:=(19533831/1000)-[.D56]" office:value-type="float" office:value="18377.248" calcext:value-type="float">
            <text:p><text:s/>€ 18,377.248 </text:p>
          </table:table-cell>
          <table:table-cell table:style-name="ce99"/>
          <table:table-cell table:style-name="ce106" table:formula="of:=[.D56]+[.E56]+[.F56]+[.G56]" office:value-type="float" office:value="19533.831" calcext:value-type="float">
            <text:p><text:s/>€ 19,533.831 </text:p>
          </table:table-cell>
          <table:table-cell table:style-name="ce93" table:number-columns-repeated="3"/>
          <table:table-cell table:style-name="ce112" table:formula="of:=[.D56]+[.E56]+[.F56]+[.G56]+[.I56]+[.J56]+[.K56]" office:value-type="float" office:value="19533.831" calcext:value-type="float">
            <text:p><text:s/>€ 19,533.831 </text:p>
          </table:table-cell>
          <table:table-cell table:style-name="ce83" table:formula="of:=(13039707/1000)+(71562/1000)" office:value-type="float" office:value="13111.269" calcext:value-type="float">
            <text:p><text:s/>€ 13,111.269 </text:p>
          </table:table-cell>
          <table:table-cell table:style-name="ce93" table:formula="of:=(1777893/1000)+ (2862614/1000)" office:value-type="float" office:value="4640.507" calcext:value-type="float">
            <text:p><text:s/>€ 4,640.507 </text:p>
          </table:table-cell>
          <table:table-cell table:style-name="ce106" table:formula="of:=[.M56]+[.N56]" office:value-type="float" office:value="17751.776" calcext:value-type="float">
            <text:p><text:s/>€ 17,751.776 </text:p>
          </table:table-cell>
          <table:table-cell table:style-name="ce93" table:formula="of:=916935/1000" office:value-type="float" office:value="916.935" calcext:value-type="float">
            <text:p><text:s/>€ 916.935 </text:p>
          </table:table-cell>
          <table:table-cell table:style-name="ce93" table:number-columns-repeated="5"/>
          <table:table-cell table:style-name="ce124" table:formula="of:=[.M56]+[.N56]+[.P56]+[.Q56]+[.R56]+[.S56]+[.T56]+[.U56]" office:value-type="float" office:value="18668.711" calcext:value-type="float">
            <text:p><text:s/>€ 18,668.711 </text:p>
          </table:table-cell>
          <table:table-cell table:style-name="ce131" table:formula="of:=[.L56]-[.V56]" office:value-type="float" office:value="865.119999999999" calcext:value-type="float">
            <text:p><text:s/>€ 865.120 </text:p>
          </table:table-cell>
          <table:table-cell table:style-name="ce140"/>
          <table:table-cell table:style-name="ce145" table:formula="of:=2512111/1000" office:value-type="float" office:value="2512.111" calcext:value-type="float">
            <text:p><text:s/>€ 2,512.111 </text:p>
          </table:table-cell>
          <table:table-cell table:style-name="ce145" table:formula="of:=420000/1000" office:value-type="float" office:value="420" calcext:value-type="float">
            <text:p><text:s/>€ 420.000 </text:p>
          </table:table-cell>
          <table:table-cell table:style-name="ce106" table:formula="of:=[.X56]+[.Y56]+[.Z56]" office:value-type="float" office:value="2932.111" calcext:value-type="float">
            <text:p><text:s/>€ 2,932.111 </text:p>
          </table:table-cell>
          <table:table-cell table:style-name="ce145"/>
          <table:table-cell table:style-name="ce145" table:formula="of:=2487330/1000" office:value-type="float" office:value="2487.33" calcext:value-type="float">
            <text:p><text:s/>€ 2,487.330 </text:p>
          </table:table-cell>
          <table:table-cell table:style-name="ce145" table:formula="of:=7445328/1000" office:value-type="float" office:value="7445.328" calcext:value-type="float">
            <text:p><text:s/>€ 7,445.328 </text:p>
          </table:table-cell>
          <table:table-cell table:style-name="ce106" table:formula="of:=[.AB56]+[.AC56]+[.AD56]" office:value-type="float" office:value="9932.658" calcext:value-type="float">
            <text:p><text:s/>€ 9,932.658 </text:p>
          </table:table-cell>
          <table:table-cell table:style-name="ce152" table:formula="of:=[.AA56]+[.AE56]" office:value-type="float" office:value="12864.769" calcext:value-type="float">
            <text:p><text:s/>€ 12,864.769 </text:p>
          </table:table-cell>
          <table:table-cell table:style-name="ce140" table:formula="of:=8054529/1000" office:value-type="float" office:value="8054.529" calcext:value-type="float">
            <text:p><text:s/>€ 8,054.529 </text:p>
          </table:table-cell>
          <table:table-cell table:style-name="ce145" table:number-columns-repeated="2"/>
          <table:table-cell table:style-name="ce106" table:formula="of:=[.AG56]+[.AH56]+[.AI56]" office:value-type="float" office:value="8054.529" calcext:value-type="float">
            <text:p><text:s/>€ 8,054.529 </text:p>
          </table:table-cell>
          <table:table-cell table:style-name="ce145" table:formula="of:=505000/1000" office:value-type="float" office:value="505" calcext:value-type="float">
            <text:p><text:s/>€ 505.000 </text:p>
          </table:table-cell>
          <table:table-cell table:style-name="ce145"/>
          <table:table-cell table:style-name="ce145" table:formula="of:=4305240/1000" office:value-type="float" office:value="4305.24" calcext:value-type="float">
            <text:p><text:s/>€ 4,305.240 </text:p>
          </table:table-cell>
          <table:table-cell table:style-name="ce178" table:formula="of:=[.AJ56]+[.AK56]+[.AL56]+[.AM56]" office:value-type="float" office:value="12864.769" calcext:value-type="float">
            <text:p><text:s/>€ 12,864.769 </text:p>
          </table:table-cell>
          <table:table-cell table:style-name="ce69"/>
          <table:table-cell table:style-name="ce69" office:value-type="string" calcext:value-type="string">
            <text:p>https://kcb.nl/over/jaarverslag</text:p>
          </table:table-cell>
          <table:table-cell table:number-columns-repeated="982"/>
        </table:table-row>
        <table:table-row table:style-name="ro29">
          <table:table-cell table:style-name="ce50" office:value-type="string" calcext:value-type="string">
            <text:p>Stichting Nederlandse Algemene Keuringsdienst voor Zaaizaad en Pootgoed van Landbouwgewassen (NAK)</text:p>
          </table:table-cell>
          <table:table-cell table:style-name="ce62" office:value-type="string" calcext:value-type="string">
            <text:p>LNV</text:p>
          </table:table-cell>
          <table:table-cell table:style-name="ce69" office:value-type="float" office:value="244" calcext:value-type="float">
            <text:p>244</text:p>
          </table:table-cell>
          <table:table-cell table:style-name="ce84"/>
          <table:table-cell table:style-name="ce94"/>
          <table:table-cell table:style-name="ce94" office:value-type="float" office:value="20269" calcext:value-type="float">
            <text:p><text:s/>€ 20,269.000 </text:p>
          </table:table-cell>
          <table:table-cell table:style-name="ce100"/>
          <table:table-cell table:style-name="ce106" table:formula="of:=[.D57]+[.E57]+[.F57]+[.G57]" office:value-type="float" office:value="20269" calcext:value-type="float">
            <text:p><text:s/>€ 20,269.000 </text:p>
          </table:table-cell>
          <table:table-cell table:style-name="ce94" office:value-type="float" office:value="2635" calcext:value-type="float">
            <text:p><text:s/>€ 2,635.000 </text:p>
          </table:table-cell>
          <table:table-cell table:style-name="ce94" office:value-type="float" office:value="39" calcext:value-type="float">
            <text:p><text:s/>€ 39.000 </text:p>
          </table:table-cell>
          <table:table-cell table:style-name="ce94"/>
          <table:table-cell table:style-name="ce112" table:formula="of:=[.D57]+[.E57]+[.F57]+[.G57]+[.I57]+[.J57]+[.K57]" office:value-type="float" office:value="22943" calcext:value-type="float">
            <text:p><text:s/>€ 22,943.000 </text:p>
          </table:table-cell>
          <table:table-cell table:style-name="ce84" office:value-type="float" office:value="15366" calcext:value-type="float">
            <text:p><text:s/>€ 15,366.000 </text:p>
          </table:table-cell>
          <table:table-cell table:style-name="ce94" table:formula="of:=3214+3382" office:value-type="float" office:value="6596" calcext:value-type="float">
            <text:p><text:s/>€ 6,596.000 </text:p>
          </table:table-cell>
          <table:table-cell table:style-name="ce106" table:formula="of:=[.M57]+[.N57]" office:value-type="float" office:value="21962" calcext:value-type="float">
            <text:p><text:s/>€ 21,962.000 </text:p>
          </table:table-cell>
          <table:table-cell table:style-name="ce94" table:formula="of:=166+803" office:value-type="float" office:value="969" calcext:value-type="float">
            <text:p><text:s/>€ 969.000 </text:p>
          </table:table-cell>
          <table:table-cell table:style-name="ce94" table:number-columns-repeated="5"/>
          <table:table-cell table:style-name="ce124" table:formula="of:=[.M57]+[.N57]+[.P57]+[.Q57]+[.R57]+[.S57]+[.T57]+[.U57]" office:value-type="float" office:value="22931" calcext:value-type="float">
            <text:p><text:s/>€ 22,931.000 </text:p>
          </table:table-cell>
          <table:table-cell table:style-name="ce131" table:formula="of:=[.L57]-[.V57]" office:value-type="float" office:value="12" calcext:value-type="float">
            <text:p><text:s/>€ 12.000 </text:p>
          </table:table-cell>
          <table:table-cell table:style-name="ce141" office:value-type="float" office:value="1181" calcext:value-type="float">
            <text:p><text:s/>€ 1,181.000 </text:p>
          </table:table-cell>
          <table:table-cell table:style-name="ce146" office:value-type="float" office:value="6881" calcext:value-type="float">
            <text:p><text:s/>€ 6,881.000 </text:p>
          </table:table-cell>
          <table:table-cell table:style-name="ce146" office:value-type="float" office:value="220" calcext:value-type="float">
            <text:p><text:s/>€ 220.000 </text:p>
          </table:table-cell>
          <table:table-cell table:style-name="ce106" table:formula="of:=[.X57]+[.Y57]+[.Z57]" office:value-type="float" office:value="8282" calcext:value-type="float">
            <text:p><text:s/>€ 8,282.000 </text:p>
          </table:table-cell>
          <table:table-cell table:style-name="ce146" office:value-type="float" office:value="795" calcext:value-type="float">
            <text:p><text:s/>€ 795.000 </text:p>
          </table:table-cell>
          <table:table-cell table:style-name="ce146" office:value-type="float" office:value="2685" calcext:value-type="float">
            <text:p><text:s/>€ 2,685.000 </text:p>
          </table:table-cell>
          <table:table-cell table:style-name="ce146" office:value-type="float" office:value="7537" calcext:value-type="float">
            <text:p><text:s/>€ 7,537.000 </text:p>
          </table:table-cell>
          <table:table-cell table:style-name="ce106" table:formula="of:=[.AB57]+[.AC57]+[.AD57]" office:value-type="float" office:value="11017" calcext:value-type="float">
            <text:p><text:s/>€ 11,017.000 </text:p>
          </table:table-cell>
          <table:table-cell table:style-name="ce152" table:formula="of:=[.AA57]+[.AE57]" office:value-type="float" office:value="19299" calcext:value-type="float">
            <text:p><text:s/>€ 19,299.000 </text:p>
          </table:table-cell>
          <table:table-cell table:style-name="ce141" office:value-type="float" office:value="12811" calcext:value-type="float">
            <text:p><text:s/>€ 12,811.000 </text:p>
          </table:table-cell>
          <table:table-cell table:style-name="ce146" table:number-columns-repeated="2"/>
          <table:table-cell table:style-name="ce106" table:formula="of:=[.AG57]+[.AH57]+[.AI57]" office:value-type="float" office:value="12811" calcext:value-type="float">
            <text:p><text:s/>€ 12,811.000 </text:p>
          </table:table-cell>
          <table:table-cell table:style-name="ce146" office:value-type="float" office:value="344" calcext:value-type="float">
            <text:p><text:s/>€ 344.000 </text:p>
          </table:table-cell>
          <table:table-cell table:style-name="ce146" office:value-type="float" office:value="400" calcext:value-type="float">
            <text:p><text:s/>€ 400.000 </text:p>
          </table:table-cell>
          <table:table-cell table:style-name="ce146" office:value-type="float" office:value="5744" calcext:value-type="float">
            <text:p><text:s/>€ 5,744.000 </text:p>
          </table:table-cell>
          <table:table-cell table:style-name="ce178" table:formula="of:=[.AJ57]+[.AK57]+[.AL57]+[.AM57]" office:value-type="float" office:value="19299" calcext:value-type="float">
            <text:p><text:s/>€ 19,299.000 </text:p>
          </table:table-cell>
          <table:table-cell table:style-name="ce70" office:value-type="string" calcext:value-type="string">
            <text:p>Financieel jaarverslag nog niet beschikbaar, cijfers 2018</text:p>
          </table:table-cell>
          <table:table-cell table:style-name="ce70" office:value-type="string" calcext:value-type="string">
            <text:p>https://www.nak.nl/jaarverslag-2019-online/</text:p>
          </table:table-cell>
          <table:table-cell table:number-columns-repeated="6"/>
          <table:table-cell table:style-name="ce206" table:number-columns-repeated="2"/>
          <table:table-cell table:number-columns-repeated="974"/>
        </table:table-row>
        <table:table-row table:style-name="ro29">
          <table:table-cell table:style-name="ce49" office:value-type="string" calcext:value-type="string">
            <text:p>Stichting Nederlandse Algemene Kwaliteitsdienst voor de Tuinbouw (Naktuinbouw)</text:p>
          </table:table-cell>
          <table:table-cell table:style-name="ce62" office:value-type="string" calcext:value-type="string">
            <text:p>LNV</text:p>
          </table:table-cell>
          <table:table-cell table:style-name="ce70" office:value-type="float" office:value="313.4" calcext:value-type="float">
            <text:p>313.4</text:p>
          </table:table-cell>
          <table:table-cell table:style-name="ce83" table:formula="of:=353452/1000" office:value-type="float" office:value="353.452" calcext:value-type="float">
            <text:p><text:s/>€ 353.452 </text:p>
          </table:table-cell>
          <table:table-cell table:style-name="ce93"/>
          <table:table-cell table:style-name="ce93" table:formula="of:=(12794945/1000)+(7907000/1000)-[.D58]" office:value-type="float" office:value="20348.493" calcext:value-type="float">
            <text:p><text:s/>€ 20,348.493 </text:p>
          </table:table-cell>
          <table:table-cell table:style-name="ce99"/>
          <table:table-cell table:style-name="ce106" table:formula="of:=[.D58]+[.E58]+[.F58]+[.G58]" office:value-type="float" office:value="20701.945" calcext:value-type="float">
            <text:p><text:s/>€ 20,701.945 </text:p>
          </table:table-cell>
          <table:table-cell table:style-name="ce93" table:formula="of:=10105000/1000" office:value-type="float" office:value="10105" calcext:value-type="float">
            <text:p><text:s/>€ 10,105.000 </text:p>
          </table:table-cell>
          <table:table-cell table:style-name="ce93" table:formula="of:=7603/1000" office:value-type="float" office:value="7.603" calcext:value-type="float">
            <text:p><text:s/>€ 7.603 </text:p>
          </table:table-cell>
          <table:table-cell table:style-name="ce93"/>
          <table:table-cell table:style-name="ce112" table:formula="of:=[.D58]+[.E58]+[.F58]+[.G58]+[.I58]+[.J58]+[.K58]" office:value-type="float" office:value="30814.548" calcext:value-type="float">
            <text:p><text:s/>€ 30,814.548 </text:p>
          </table:table-cell>
          <table:table-cell table:style-name="ce83" table:formula="of:=22898389/1000" office:value-type="float" office:value="22898.389" calcext:value-type="float">
            <text:p><text:s/>€ 22,898.389 </text:p>
          </table:table-cell>
          <table:table-cell table:style-name="ce93" table:formula="of:=(6760242/1000)" office:value-type="float" office:value="6760.242" calcext:value-type="float">
            <text:p><text:s/>€ 6,760.242 </text:p>
          </table:table-cell>
          <table:table-cell table:style-name="ce106" table:formula="of:=[.M58]+[.N58]" office:value-type="float" office:value="29658.631" calcext:value-type="float">
            <text:p><text:s/>€ 29,658.631 </text:p>
          </table:table-cell>
          <table:table-cell table:style-name="ce93" table:formula="of:=1412836/1000" office:value-type="float" office:value="1412.836" calcext:value-type="float">
            <text:p><text:s/>€ 1,412.836 </text:p>
          </table:table-cell>
          <table:table-cell table:style-name="ce93"/>
          <table:table-cell table:style-name="ce93" table:formula="of:=276/1000" office:value-type="float" office:value="0.276" calcext:value-type="float">
            <text:p><text:s/>€ 0.276 </text:p>
          </table:table-cell>
          <table:table-cell table:style-name="ce93" table:formula="of:=8867/1000" office:value-type="float" office:value="8.867" calcext:value-type="float">
            <text:p><text:s/>€ 8.867 </text:p>
          </table:table-cell>
          <table:table-cell table:style-name="ce93"/>
          <table:table-cell table:style-name="ce93" table:formula="of:=340587/1000" office:value-type="float" office:value="340.587" calcext:value-type="float">
            <text:p><text:s/>€ 340.587 </text:p>
          </table:table-cell>
          <table:table-cell table:style-name="ce124" table:formula="of:=[.M58]+[.N58]+[.P58]+[.Q58]+[.R58]+[.S58]+[.T58]+[.U58]" office:value-type="float" office:value="31421.197" calcext:value-type="float">
            <text:p><text:s/>€ 31,421.197 </text:p>
          </table:table-cell>
          <table:table-cell table:style-name="ce131" table:formula="of:=[.L58]-[.V58]" office:value-type="float" office:value="-606.649000000001" calcext:value-type="float">
            <text:p><text:s/>€ -606.649 </text:p>
          </table:table-cell>
          <table:table-cell table:style-name="ce140"/>
          <table:table-cell table:style-name="ce140" table:formula="of:=10198207/1000" office:value-type="float" office:value="10198.207" calcext:value-type="float">
            <text:p><text:s/>€ 10,198.207 </text:p>
          </table:table-cell>
          <table:table-cell table:style-name="ce145"/>
          <table:table-cell table:style-name="ce106" table:formula="of:=[.X58]+[.Y58]+[.Z58]" office:value-type="float" office:value="10198.207" calcext:value-type="float">
            <text:p><text:s/>€ 10,198.207 </text:p>
          </table:table-cell>
          <table:table-cell table:style-name="ce145" table:formula="of:=427905/1000" office:value-type="float" office:value="427.905" calcext:value-type="float">
            <text:p><text:s/>€ 427.905 </text:p>
          </table:table-cell>
          <table:table-cell table:style-name="ce145" table:formula="of:=7518022/1000" office:value-type="float" office:value="7518.022" calcext:value-type="float">
            <text:p><text:s/>€ 7,518.022 </text:p>
          </table:table-cell>
          <table:table-cell table:style-name="ce145" table:formula="of:=8335885/1000" office:value-type="float" office:value="8335.885" calcext:value-type="float">
            <text:p><text:s/>€ 8,335.885 </text:p>
          </table:table-cell>
          <table:table-cell table:style-name="ce106" table:formula="of:=[.AB58]+[.AC58]+[.AD58]" office:value-type="float" office:value="16281.812" calcext:value-type="float">
            <text:p><text:s/>€ 16,281.812 </text:p>
          </table:table-cell>
          <table:table-cell table:style-name="ce152" table:formula="of:=[.AA58]+[.AE58]" office:value-type="float" office:value="26480.019" calcext:value-type="float">
            <text:p><text:s/>€ 26,480.019 </text:p>
          </table:table-cell>
          <table:table-cell table:style-name="ce140" table:formula="of:=12479465/1000" office:value-type="float" office:value="12479.465" calcext:value-type="float">
            <text:p><text:s/>€ 12,479.465 </text:p>
          </table:table-cell>
          <table:table-cell table:style-name="ce145" table:number-columns-repeated="2"/>
          <table:table-cell table:style-name="ce106" table:formula="of:=[.AG58]+[.AH58]+[.AI58]" office:value-type="float" office:value="12479.465" calcext:value-type="float">
            <text:p><text:s/>€ 12,479.465 </text:p>
          </table:table-cell>
          <table:table-cell table:style-name="ce145" table:formula="of:=366530/1000" office:value-type="float" office:value="366.53" calcext:value-type="float">
            <text:p><text:s/>€ 366.530 </text:p>
          </table:table-cell>
          <table:table-cell table:style-name="ce145" table:formula="of:=4193750/1000" office:value-type="float" office:value="4193.75" calcext:value-type="float">
            <text:p><text:s/>€ 4,193.750 </text:p>
          </table:table-cell>
          <table:table-cell table:style-name="ce145" table:formula="of:=9440274/1000" office:value-type="float" office:value="9440.274" calcext:value-type="float">
            <text:p><text:s/>€ 9,440.274 </text:p>
          </table:table-cell>
          <table:table-cell table:style-name="ce178" table:formula="of:=[.AJ58]+[.AK58]+[.AL58]+[.AM58]" office:value-type="float" office:value="26480.019" calcext:value-type="float">
            <text:p><text:s/>€ 26,480.019 </text:p>
          </table:table-cell>
          <table:table-cell table:style-name="ce69"/>
          <table:table-cell table:style-name="ce69" office:value-type="string" calcext:value-type="string">
            <text:p>https://www.naktuinbouw.nl/jaarverslag</text:p>
          </table:table-cell>
          <table:table-cell table:number-columns-repeated="6"/>
          <table:table-cell table:style-name="ce206" table:number-columns-repeated="2"/>
          <table:table-cell table:number-columns-repeated="974"/>
        </table:table-row>
        <table:table-row table:style-name="ro29">
          <table:table-cell table:style-name="ce50" office:value-type="string" calcext:value-type="string">
            <text:p>Stichting Skal Biocontrole</text:p>
          </table:table-cell>
          <table:table-cell table:style-name="ce62" office:value-type="string" calcext:value-type="string">
            <text:p>LNV</text:p>
          </table:table-cell>
          <table:table-cell table:style-name="ce69" office:value-type="float" office:value="56.3" calcext:value-type="float">
            <text:p>56.3</text:p>
          </table:table-cell>
          <table:table-cell table:style-name="ce84"/>
          <table:table-cell table:style-name="ce94"/>
          <table:table-cell table:style-name="ce94" table:formula="of:=(6827637/1000)" office:value-type="float" office:value="6827.637" calcext:value-type="float">
            <text:p><text:s/>€ 6,827.637 </text:p>
          </table:table-cell>
          <table:table-cell table:style-name="ce100"/>
          <table:table-cell table:style-name="ce106" table:formula="of:=[.D59]+[.E59]+[.F59]+[.G59]" office:value-type="float" office:value="6827.637" calcext:value-type="float">
            <text:p><text:s/>€ 6,827.637 </text:p>
          </table:table-cell>
          <table:table-cell table:style-name="ce94" table:number-columns-repeated="3"/>
          <table:table-cell table:style-name="ce112" table:formula="of:=[.D59]+[.E59]+[.F59]+[.G59]+[.I59]+[.J59]+[.K59]" office:value-type="float" office:value="6827.637" calcext:value-type="float">
            <text:p><text:s/>€ 6,827.637 </text:p>
          </table:table-cell>
          <table:table-cell table:style-name="ce84" table:formula="of:=(4138261/1000)+(648049/1000)" office:value-type="float" office:value="4786.31" calcext:value-type="float">
            <text:p><text:s/>€ 4,786.310 </text:p>
          </table:table-cell>
          <table:table-cell table:style-name="ce94" table:formula="of:=1191624/1000" office:value-type="float" office:value="1191.624" calcext:value-type="float">
            <text:p><text:s/>€ 1,191.624 </text:p>
          </table:table-cell>
          <table:table-cell table:style-name="ce106" table:formula="of:=[.M59]+[.N59]" office:value-type="float" office:value="5977.934" calcext:value-type="float">
            <text:p><text:s/>€ 5,977.934 </text:p>
          </table:table-cell>
          <table:table-cell table:style-name="ce94" table:formula="of:=133348/1000" office:value-type="float" office:value="133.348" calcext:value-type="float">
            <text:p><text:s/>€ 133.348 </text:p>
          </table:table-cell>
          <table:table-cell table:style-name="ce94" table:number-columns-repeated="5"/>
          <table:table-cell table:style-name="ce124" table:formula="of:=[.M59]+[.N59]+[.P59]+[.Q59]+[.R59]+[.S59]+[.T59]+[.U59]" office:value-type="float" office:value="6111.282" calcext:value-type="float">
            <text:p><text:s/>€ 6,111.282 </text:p>
          </table:table-cell>
          <table:table-cell table:style-name="ce131" table:formula="of:=[.L59]-[.V59]" office:value-type="float" office:value="716.355" calcext:value-type="float">
            <text:p><text:s/>€ 716.355 </text:p>
          </table:table-cell>
          <table:table-cell table:style-name="ce141" table:formula="of:=189364/1000" office:value-type="float" office:value="189.364" calcext:value-type="float">
            <text:p><text:s/>€ 189.364 </text:p>
          </table:table-cell>
          <table:table-cell table:style-name="ce146" table:formula="of:=223730/1000" office:value-type="float" office:value="223.73" calcext:value-type="float">
            <text:p><text:s/>€ 223.730 </text:p>
          </table:table-cell>
          <table:table-cell table:style-name="ce146"/>
          <table:table-cell table:style-name="ce106" table:formula="of:=[.X59]+[.Y59]+[.Z59]" office:value-type="float" office:value="413.094" calcext:value-type="float">
            <text:p><text:s/>€ 413.094 </text:p>
          </table:table-cell>
          <table:table-cell table:style-name="ce146"/>
          <table:table-cell table:style-name="ce146" table:formula="of:=366815/1000" office:value-type="float" office:value="366.815" calcext:value-type="float">
            <text:p><text:s/>€ 366.815 </text:p>
          </table:table-cell>
          <table:table-cell table:style-name="ce146" table:formula="of:=3180986/1000" office:value-type="float" office:value="3180.986" calcext:value-type="float">
            <text:p><text:s/>€ 3,180.986 </text:p>
          </table:table-cell>
          <table:table-cell table:style-name="ce106" table:formula="of:=[.AB59]+[.AC59]+[.AD59]" office:value-type="float" office:value="3547.801" calcext:value-type="float">
            <text:p><text:s/>€ 3,547.801 </text:p>
          </table:table-cell>
          <table:table-cell table:style-name="ce152" table:formula="of:=[.AA59]+[.AE59]" office:value-type="float" office:value="3960.895" calcext:value-type="float">
            <text:p><text:s/>€ 3,960.895 </text:p>
          </table:table-cell>
          <table:table-cell table:style-name="ce141" table:formula="of:=2198454/1000" office:value-type="float" office:value="2198.454" calcext:value-type="float">
            <text:p><text:s/>€ 2,198.454 </text:p>
          </table:table-cell>
          <table:table-cell table:style-name="ce146" table:formula="of:=165297/1000" office:value-type="float" office:value="165.297" calcext:value-type="float">
            <text:p><text:s/>€ 165.297 </text:p>
          </table:table-cell>
          <table:table-cell table:style-name="ce146"/>
          <table:table-cell table:style-name="ce106" table:formula="of:=[.AG59]+[.AH59]+[.AI59]" office:value-type="float" office:value="2363.751" calcext:value-type="float">
            <text:p><text:s/>€ 2,363.751 </text:p>
          </table:table-cell>
          <table:table-cell table:style-name="ce146" table:number-columns-repeated="2"/>
          <table:table-cell table:style-name="ce146" table:formula="of:=1597144/1000" office:value-type="float" office:value="1597.144" calcext:value-type="float">
            <text:p><text:s/>€ 1,597.144 </text:p>
          </table:table-cell>
          <table:table-cell table:style-name="ce178" table:formula="of:=[.AJ59]+[.AK59]+[.AL59]+[.AM59]" office:value-type="float" office:value="3960.895" calcext:value-type="float">
            <text:p><text:s/>€ 3,960.895 </text:p>
          </table:table-cell>
          <table:table-cell table:style-name="ce70"/>
          <table:table-cell table:style-name="ce70" office:value-type="string" calcext:value-type="string">
            <text:p>https://www.skal.nl/nieuws/jaarverslag-2019-online</text:p>
          </table:table-cell>
          <table:table-cell table:number-columns-repeated="6"/>
          <table:table-cell table:style-name="ce206" table:number-columns-repeated="2"/>
          <table:table-cell table:number-columns-repeated="974"/>
        </table:table-row>
        <table:table-row table:style-name="ro29">
          <table:table-cell table:style-name="ce46" office:value-type="string" calcext:value-type="string">
            <text:p>AP</text:p>
          </table:table-cell>
          <table:table-cell table:style-name="ce61" office:value-type="string" calcext:value-type="string">
            <text:p>JenV</text:p>
          </table:table-cell>
          <table:table-cell table:style-name="ce68" office:value-type="float" office:value="182" calcext:value-type="float">
            <text:p>182</text:p>
          </table:table-cell>
          <table:table-cell table:style-name="ce82" office:value-type="float" office:value="20492" calcext:value-type="float">
            <text:p><text:s/>€ 20,492.000 </text:p>
          </table:table-cell>
          <table:table-cell table:number-columns-repeated="2" table:style-name="ce92" office:value-type="float" office:value="0" calcext:value-type="float">
            <text:p><text:s/>€ - <text:s text:c="2"/></text:p>
          </table:table-cell>
          <table:table-cell table:style-name="ce98" office:value-type="float" office:value="0" calcext:value-type="float">
            <text:p><text:s/>€ - <text:s text:c="2"/></text:p>
          </table:table-cell>
          <table:table-cell table:style-name="ce105" table:formula="of:=[.D60]+[.E60]+[.F60]+[.G60]" office:value-type="float" office:value="20492" calcext:value-type="float">
            <text:p><text:s/>€ 20,492.000 </text:p>
          </table:table-cell>
          <table:table-cell table:number-columns-repeated="3" table:style-name="ce92" office:value-type="float" office:value="0" calcext:value-type="float">
            <text:p><text:s/>€ - <text:s text:c="2"/></text:p>
          </table:table-cell>
          <table:table-cell table:style-name="ce111" table:formula="of:=[.D60]+[.E60]+[.F60]+[.G60]+[.I60]+[.J60]+[.K60]" office:value-type="float" office:value="20492" calcext:value-type="float">
            <text:p><text:s/>€ 20,492.000 </text:p>
          </table:table-cell>
          <table:table-cell table:style-name="ce82"/>
          <table:table-cell table:style-name="ce92"/>
          <table:table-cell table:style-name="ce120" table:formula="of:=[.M60]+[.N60]" office:value-type="float" office:value="0" calcext:value-type="float">
            <text:p><text:s/>€ - <text:s text:c="2"/></text:p>
          </table:table-cell>
          <table:table-cell table:style-name="ce92" table:number-columns-repeated="6"/>
          <table:table-cell table:style-name="ce123" table:formula="of:=[.M60]+[.N60]+[.P60]+[.Q60]+[.R60]+[.S60]+[.T60]+[.U60]" office:value-type="float" office:value="0" calcext:value-type="float">
            <text:p><text:s/>€ - <text:s text:c="2"/></text:p>
          </table:table-cell>
          <table:table-cell table:style-name="ce130" table:formula="of:=[.L60]-[.V60]" office:value-type="float" office:value="20492" calcext:value-type="float">
            <text:p><text:s/>€ 20,492.000 </text:p>
          </table:table-cell>
          <table:table-cell table:style-name="ce139"/>
          <table:table-cell table:style-name="ce144" table:number-columns-repeated="2"/>
          <table:table-cell table:style-name="ce120" table:formula="of:=[.X60]+[.Y60]+[.Z60]" office:value-type="float" office:value="0" calcext:value-type="float">
            <text:p><text:s/>€ - <text:s text:c="2"/></text:p>
          </table:table-cell>
          <table:table-cell table:style-name="ce144" table:number-columns-repeated="3"/>
          <table:table-cell table:style-name="ce120" table:formula="of:=[.AB60]+[.AC60]+[.AD60]" office:value-type="float" office:value="0" calcext:value-type="float">
            <text:p><text:s/>€ - <text:s text:c="2"/></text:p>
          </table:table-cell>
          <table:table-cell table:style-name="ce163" table:formula="of:=[.AA60]+[.AE60]" office:value-type="float" office:value="0" calcext:value-type="float">
            <text:p><text:s/>€ - <text:s text:c="2"/></text:p>
          </table:table-cell>
          <table:table-cell table:style-name="ce139"/>
          <table:table-cell table:style-name="ce144" table:number-columns-repeated="2"/>
          <table:table-cell table:style-name="ce120" table:formula="of:=[.AG60]+[.AH60]+[.AI60]" office:value-type="float" office:value="0" calcext:value-type="float">
            <text:p><text:s/>€ - <text:s text:c="2"/></text:p>
          </table:table-cell>
          <table:table-cell table:style-name="ce144" table:number-columns-repeated="3"/>
          <table:table-cell table:style-name="ce188" table:formula="of:=[.AJ60]+[.AK60]+[.AL60]+[.AM60]" office:value-type="float" office:value="0" calcext:value-type="float">
            <text:p><text:s/>€ - <text:s text:c="2"/></text:p>
          </table:table-cell>
          <table:table-cell table:style-name="ce68" office:value-type="string" calcext:value-type="string">
            <text:p>Jaarverslag is ivm de coronacrisis nog niet ontvangen. De meeste posten kunnen dus nog niet worden ingevuld</text:p>
          </table:table-cell>
          <table:table-cell table:style-name="ce68" office:value-type="string" calcext:value-type="string">
            <text:p>https://autoriteitpersoonsgegevens.nl/sites/default/files/atoms/files/ap_samenvatting_jaarverslag_2018.pdf</text:p>
          </table:table-cell>
          <table:table-cell table:number-columns-repeated="982"/>
        </table:table-row>
        <table:table-row table:style-name="ro29">
          <table:table-cell table:style-name="ce47" office:value-type="string" calcext:value-type="string">
            <text:p>BFT</text:p>
          </table:table-cell>
          <table:table-cell table:style-name="ce61" office:value-type="string" calcext:value-type="string">
            <text:p>JenV</text:p>
          </table:table-cell>
          <table:table-cell table:style-name="ce69" office:value-type="float" office:value="49" calcext:value-type="float">
            <text:p>49</text:p>
          </table:table-cell>
          <table:table-cell table:style-name="ce83" office:value-type="float" office:value="7060.789" calcext:value-type="float">
            <text:p><text:s/>€ 7,060.789 </text:p>
          </table:table-cell>
          <table:table-cell table:style-name="ce93" table:number-columns-repeated="2"/>
          <table:table-cell table:style-name="ce99"/>
          <table:table-cell table:style-name="ce106" table:formula="of:=[.D61]+[.E61]+[.F61]+[.G61]" office:value-type="float" office:value="7060.789" calcext:value-type="float">
            <text:p><text:s/>€ 7,060.789 </text:p>
          </table:table-cell>
          <table:table-cell table:style-name="ce93" office:value-type="float" office:value="123.6" calcext:value-type="float">
            <text:p><text:s/>€ 123.600 </text:p>
          </table:table-cell>
          <table:table-cell table:style-name="ce93" table:number-columns-repeated="2"/>
          <table:table-cell table:style-name="ce112" table:formula="of:=[.D61]+[.E61]+[.F61]+[.G61]+[.I61]+[.J61]+[.K61]" office:value-type="float" office:value="7184.389" calcext:value-type="float">
            <text:p><text:s/>€ 7,184.389 </text:p>
          </table:table-cell>
          <table:table-cell table:style-name="ce83" office:value-type="float" office:value="5851.362" calcext:value-type="float">
            <text:p><text:s/>€ 5,851.362 </text:p>
          </table:table-cell>
          <table:table-cell table:style-name="ce93"/>
          <table:table-cell table:style-name="ce106" table:formula="of:=[.M61]+[.N61]" office:value-type="float" office:value="5851.362" calcext:value-type="float">
            <text:p><text:s/>€ 5,851.362 </text:p>
          </table:table-cell>
          <table:table-cell table:style-name="ce93" office:value-type="float" office:value="87.225" calcext:value-type="float">
            <text:p><text:s/>€ 87.225 </text:p>
          </table:table-cell>
          <table:table-cell table:style-name="ce93" office:value-type="float" office:value="1079.755" calcext:value-type="float">
            <text:p><text:s/>€ 1,079.755 </text:p>
          </table:table-cell>
          <table:table-cell table:style-name="ce93" table:number-columns-repeated="4"/>
          <table:table-cell table:style-name="ce124" table:formula="of:=[.M61]+[.N61]+[.P61]+[.Q61]+[.R61]+[.S61]+[.T61]+[.U61]" office:value-type="float" office:value="7018.342" calcext:value-type="float">
            <text:p><text:s/>€ 7,018.342 </text:p>
          </table:table-cell>
          <table:table-cell table:style-name="ce131" table:formula="of:=[.L61]-[.V61]" office:value-type="float" office:value="166.047" calcext:value-type="float">
            <text:p><text:s/>€ 166.047 </text:p>
          </table:table-cell>
          <table:table-cell table:style-name="ce140" office:value-type="float" office:value="47.112" calcext:value-type="float">
            <text:p><text:s/>€ 47.112 </text:p>
          </table:table-cell>
          <table:table-cell table:style-name="ce145" office:value-type="float" office:value="234.737" calcext:value-type="float">
            <text:p><text:s/>€ 234.737 </text:p>
          </table:table-cell>
          <table:table-cell table:style-name="ce145"/>
          <table:table-cell table:style-name="ce106" table:formula="of:=[.X61]+[.Y61]+[.Z61]" office:value-type="float" office:value="281.849" calcext:value-type="float">
            <text:p><text:s/>€ 281.849 </text:p>
          </table:table-cell>
          <table:table-cell table:style-name="ce145"/>
          <table:table-cell table:style-name="ce145" office:value-type="float" office:value="247.83" calcext:value-type="float">
            <text:p><text:s/>€ 247.830 </text:p>
          </table:table-cell>
          <table:table-cell table:style-name="ce145" office:value-type="float" office:value="2029.346" calcext:value-type="float">
            <text:p><text:s/>€ 2,029.346 </text:p>
          </table:table-cell>
          <table:table-cell table:style-name="ce106" table:formula="of:=[.AB61]+[.AC61]+[.AD61]" office:value-type="float" office:value="2277.176" calcext:value-type="float">
            <text:p><text:s/>€ 2,277.176 </text:p>
          </table:table-cell>
          <table:table-cell table:style-name="ce164" table:formula="of:=[.AA61]+[.AE61]" office:value-type="float" office:value="2559.025" calcext:value-type="float">
            <text:p><text:s/>€ 2,559.025 </text:p>
          </table:table-cell>
          <table:table-cell table:style-name="ce140" office:value-type="float" office:value="316.786" calcext:value-type="float">
            <text:p><text:s/>€ 316.786 </text:p>
          </table:table-cell>
          <table:table-cell table:style-name="ce145" table:number-columns-repeated="2"/>
          <table:table-cell table:style-name="ce106" table:formula="of:=[.AG61]+[.AH61]+[.AI61]" office:value-type="float" office:value="316.786" calcext:value-type="float">
            <text:p><text:s/>€ 316.786 </text:p>
          </table:table-cell>
          <table:table-cell table:style-name="ce145" office:value-type="float" office:value="993.496" calcext:value-type="float">
            <text:p><text:s/>€ 993.496 </text:p>
          </table:table-cell>
          <table:table-cell table:style-name="ce145"/>
          <table:table-cell table:style-name="ce145" office:value-type="float" office:value="1248.743" calcext:value-type="float">
            <text:p><text:s/>€ 1,248.743 </text:p>
          </table:table-cell>
          <table:table-cell table:style-name="ce189" table:formula="of:=[.AJ61]+[.AK61]+[.AL61]+[.AM61]" office:value-type="float" office:value="2559.025" calcext:value-type="float">
            <text:p><text:s/>€ 2,559.025 </text:p>
          </table:table-cell>
          <table:table-cell table:style-name="ce69" table:number-columns-repeated="2"/>
          <table:table-cell table:number-columns-repeated="982"/>
        </table:table-row>
        <table:table-row table:style-name="ro29">
          <table:table-cell table:style-name="ce48" office:value-type="string" calcext:value-type="string">
            <text:p>COA</text:p>
          </table:table-cell>
          <table:table-cell table:style-name="ce61" office:value-type="string" calcext:value-type="string">
            <text:p>JenV</text:p>
          </table:table-cell>
          <table:table-cell table:style-name="ce70" office:value-type="float" office:value="2637" calcext:value-type="float">
            <text:p>2637</text:p>
          </table:table-cell>
          <table:table-cell table:style-name="ce84" office:value-type="float" office:value="635846" calcext:value-type="float">
            <text:p><text:s/>€ 635,846.000 </text:p>
          </table:table-cell>
          <table:table-cell table:style-name="ce94" office:value-type="float" office:value="16794" calcext:value-type="float">
            <text:p><text:s/>€ 16,794.000 </text:p>
          </table:table-cell>
          <table:table-cell table:style-name="ce94" office:value-type="float" office:value="5842" calcext:value-type="float">
            <text:p><text:s/>€ 5,842.000 </text:p>
          </table:table-cell>
          <table:table-cell table:style-name="ce100"/>
          <table:table-cell table:style-name="ce106" table:formula="of:=[.D62]+[.E62]+[.F62]+[.G62]" office:value-type="float" office:value="658482" calcext:value-type="float">
            <text:p><text:s/>€ 658,482.000 </text:p>
          </table:table-cell>
          <table:table-cell table:style-name="ce94" table:number-columns-repeated="3"/>
          <table:table-cell table:style-name="ce112" table:formula="of:=[.D62]+[.E62]+[.F62]+[.G62]+[.I62]+[.J62]+[.K62]" office:value-type="float" office:value="658482" calcext:value-type="float">
            <text:p><text:s/>€ 658,482.000 </text:p>
          </table:table-cell>
          <table:table-cell table:style-name="ce84" office:value-type="float" office:value="219342" calcext:value-type="float">
            <text:p><text:s/>€ 219,342.000 </text:p>
          </table:table-cell>
          <table:table-cell table:style-name="ce94" office:value-type="float" office:value="248065" calcext:value-type="float">
            <text:p><text:s/>€ 248,065.000 </text:p>
          </table:table-cell>
          <table:table-cell table:style-name="ce106" table:formula="of:=[.M62]+[.N62]" office:value-type="float" office:value="467407" calcext:value-type="float">
            <text:p><text:s/>€ 467,407.000 </text:p>
          </table:table-cell>
          <table:table-cell table:style-name="ce94" office:value-type="float" office:value="43002" calcext:value-type="float">
            <text:p><text:s/>€ 43,002.000 </text:p>
          </table:table-cell>
          <table:table-cell table:style-name="ce94" office:value-type="float" office:value="131717" calcext:value-type="float">
            <text:p><text:s/>€ 131,717.000 </text:p>
          </table:table-cell>
          <table:table-cell table:style-name="ce94" office:value-type="float" office:value="1064" calcext:value-type="float">
            <text:p><text:s/>€ 1,064.000 </text:p>
          </table:table-cell>
          <table:table-cell table:style-name="ce94"/>
          <table:table-cell table:style-name="ce94" office:value-type="float" office:value="578" calcext:value-type="float">
            <text:p><text:s/>€ 578.000 </text:p>
          </table:table-cell>
          <table:table-cell table:style-name="ce94"/>
          <table:table-cell table:style-name="ce124" table:formula="of:=[.M62]+[.N62]+[.P62]+[.Q62]+[.R62]+[.S62]+[.T62]+[.U62]" office:value-type="float" office:value="643768" calcext:value-type="float">
            <text:p><text:s/>€ 643,768.000 </text:p>
          </table:table-cell>
          <table:table-cell table:style-name="ce131" table:formula="of:=[.L62]-[.V62]" office:value-type="float" office:value="14714" calcext:value-type="float">
            <text:p><text:s/>€ 14,714.000 </text:p>
          </table:table-cell>
          <table:table-cell table:style-name="ce141" office:value-type="float" office:value="1539" calcext:value-type="float">
            <text:p><text:s/>€ 1,539.000 </text:p>
          </table:table-cell>
          <table:table-cell table:style-name="ce146" office:value-type="float" office:value="345373" calcext:value-type="float">
            <text:p><text:s/>€ 345,373.000 </text:p>
          </table:table-cell>
          <table:table-cell table:style-name="ce146" office:value-type="float" office:value="0" calcext:value-type="float">
            <text:p><text:s/>€ - <text:s text:c="2"/></text:p>
          </table:table-cell>
          <table:table-cell table:style-name="ce106" table:formula="of:=[.X62]+[.Y62]+[.Z62]" office:value-type="float" office:value="346912" calcext:value-type="float">
            <text:p><text:s/>€ 346,912.000 </text:p>
          </table:table-cell>
          <table:table-cell table:style-name="ce146" office:value-type="float" office:value="25179" calcext:value-type="float">
            <text:p><text:s/>€ 25,179.000 </text:p>
          </table:table-cell>
          <table:table-cell table:style-name="ce146" office:value-type="float" office:value="4765" calcext:value-type="float">
            <text:p><text:s/>€ 4,765.000 </text:p>
          </table:table-cell>
          <table:table-cell table:style-name="ce146" office:value-type="float" office:value="50648" calcext:value-type="float">
            <text:p><text:s/>€ 50,648.000 </text:p>
          </table:table-cell>
          <table:table-cell table:style-name="ce106" table:formula="of:=[.AB62]+[.AC62]+[.AD62]" office:value-type="float" office:value="80592" calcext:value-type="float">
            <text:p><text:s/>€ 80,592.000 </text:p>
          </table:table-cell>
          <table:table-cell table:style-name="ce164" table:formula="of:=[.AA62]+[.AE62]" office:value-type="float" office:value="427504" calcext:value-type="float">
            <text:p><text:s/>€ 427,504.000 </text:p>
          </table:table-cell>
          <table:table-cell table:style-name="ce141" office:value-type="float" office:value="32500" calcext:value-type="float">
            <text:p><text:s/>€ 32,500.000 </text:p>
          </table:table-cell>
          <table:table-cell table:style-name="ce146" office:value-type="float" office:value="28310" calcext:value-type="float">
            <text:p><text:s/>€ 28,310.000 </text:p>
          </table:table-cell>
          <table:table-cell table:style-name="ce146"/>
          <table:table-cell table:style-name="ce106" table:formula="of:=[.AG62]+[.AH62]+[.AI62]" office:value-type="float" office:value="60810" calcext:value-type="float">
            <text:p><text:s/>€ 60,810.000 </text:p>
          </table:table-cell>
          <table:table-cell table:style-name="ce146" office:value-type="float" office:value="61565" calcext:value-type="float">
            <text:p><text:s/>€ 61,565.000 </text:p>
          </table:table-cell>
          <table:table-cell table:style-name="ce146" office:value-type="float" office:value="186400" calcext:value-type="float">
            <text:p><text:s/>€ 186,400.000 </text:p>
          </table:table-cell>
          <table:table-cell table:style-name="ce146" office:value-type="float" office:value="118729" calcext:value-type="float">
            <text:p><text:s/>€ 118,729.000 </text:p>
          </table:table-cell>
          <table:table-cell table:style-name="ce189" table:formula="of:=[.AJ62]+[.AK62]+[.AL62]+[.AM62]" office:value-type="float" office:value="427504" calcext:value-type="float">
            <text:p><text:s/>€ 427,504.000 </text:p>
          </table:table-cell>
          <table:table-cell table:style-name="ce70" office:value-type="string" calcext:value-type="string">
            <text:p>Betreft cijfers jaarverslag 2019</text:p>
          </table:table-cell>
          <table:table-cell table:style-name="ce70"/>
          <table:table-cell table:number-columns-repeated="982"/>
        </table:table-row>
        <table:table-row table:style-name="ro29">
          <table:table-cell table:style-name="ce47" office:value-type="string" calcext:value-type="string">
            <text:p>CvTA</text:p>
          </table:table-cell>
          <table:table-cell table:style-name="ce61" office:value-type="string" calcext:value-type="string">
            <text:p>JenV</text:p>
          </table:table-cell>
          <table:table-cell table:style-name="ce69" office:value-type="float" office:value="5.96" calcext:value-type="float">
            <text:p>5.96</text:p>
          </table:table-cell>
          <table:table-cell table:style-name="ce83" office:value-type="float" office:value="914" calcext:value-type="float">
            <text:p><text:s/>€ 914.000 </text:p>
          </table:table-cell>
          <table:table-cell table:style-name="ce93" table:number-columns-repeated="2"/>
          <table:table-cell table:style-name="ce99"/>
          <table:table-cell table:style-name="ce106" table:formula="of:=[.D63]+[.E63]+[.F63]+[.G63]" office:value-type="float" office:value="914" calcext:value-type="float">
            <text:p><text:s/>€ 914.000 </text:p>
          </table:table-cell>
          <table:table-cell table:style-name="ce93" table:number-columns-repeated="3"/>
          <table:table-cell table:style-name="ce112" table:formula="of:=[.D63]+[.E63]+[.F63]+[.G63]+[.I63]+[.J63]+[.K63]" office:value-type="float" office:value="914" calcext:value-type="float">
            <text:p><text:s/>€ 914.000 </text:p>
          </table:table-cell>
          <table:table-cell table:style-name="ce83" office:value-type="float" office:value="781" calcext:value-type="float">
            <text:p><text:s/>€ 781.000 </text:p>
          </table:table-cell>
          <table:table-cell table:style-name="ce93" office:value-type="float" office:value="253" calcext:value-type="float">
            <text:p><text:s/>€ 253.000 </text:p>
          </table:table-cell>
          <table:table-cell table:style-name="ce106" table:formula="of:=[.M63]+[.N63]" office:value-type="float" office:value="1034" calcext:value-type="float">
            <text:p><text:s/>€ 1,034.000 </text:p>
          </table:table-cell>
          <table:table-cell table:style-name="ce93" table:number-columns-repeated="6"/>
          <table:table-cell table:style-name="ce124" table:formula="of:=[.M63]+[.N63]+[.P63]+[.Q63]+[.R63]+[.S63]+[.T63]+[.U63]" office:value-type="float" office:value="1034" calcext:value-type="float">
            <text:p><text:s/>€ 1,034.000 </text:p>
          </table:table-cell>
          <table:table-cell table:style-name="ce131" table:formula="of:=[.L63]-[.V63]" office:value-type="float" office:value="-120" calcext:value-type="float">
            <text:p><text:s/>€ -120.000 </text:p>
          </table:table-cell>
          <table:table-cell table:style-name="ce140"/>
          <table:table-cell table:style-name="ce145" table:number-columns-repeated="2"/>
          <table:table-cell table:style-name="ce106" table:formula="of:=[.X63]+[.Y63]+[.Z63]" office:value-type="float" office:value="0" calcext:value-type="float">
            <text:p><text:s/>€ - <text:s text:c="2"/></text:p>
          </table:table-cell>
          <table:table-cell table:style-name="ce145" table:number-columns-repeated="2"/>
          <table:table-cell table:style-name="ce145" office:value-type="float" office:value="-57" calcext:value-type="float">
            <text:p><text:s/>€ -57.000 </text:p>
          </table:table-cell>
          <table:table-cell table:style-name="ce106" table:formula="of:=[.AB63]+[.AC63]+[.AD63]" office:value-type="float" office:value="-57" calcext:value-type="float">
            <text:p><text:s/>€ -57.000 </text:p>
          </table:table-cell>
          <table:table-cell table:style-name="ce165" table:formula="of:=[.AA63]+[.AE63]" office:value-type="float" office:value="-57" calcext:value-type="float">
            <text:p><text:s/>€ -57.000 </text:p>
          </table:table-cell>
          <table:table-cell table:style-name="ce140"/>
          <table:table-cell table:style-name="ce145"/>
          <table:table-cell table:style-name="ce145" office:value-type="float" office:value="-64" calcext:value-type="float">
            <text:p><text:s/>€ -64.000 </text:p>
          </table:table-cell>
          <table:table-cell table:style-name="ce106" table:formula="of:=[.AG63]+[.AH63]+[.AI63]" office:value-type="float" office:value="-64" calcext:value-type="float">
            <text:p><text:s/>€ -64.000 </text:p>
          </table:table-cell>
          <table:table-cell table:style-name="ce145" table:number-columns-repeated="2"/>
          <table:table-cell table:style-name="ce145" office:value-type="float" office:value="7" calcext:value-type="float">
            <text:p><text:s/>€ 7.000 </text:p>
          </table:table-cell>
          <table:table-cell table:style-name="ce190" table:formula="of:=[.AJ63]+[.AK63]+[.AL63]+[.AM63]" office:value-type="float" office:value="-57" calcext:value-type="float">
            <text:p><text:s/>€ -57.000 </text:p>
          </table:table-cell>
          <table:table-cell table:style-name="ce69" office:value-type="string" calcext:value-type="string">
            <text:p>RC met Stichting Facilitaire Voorzieningen CvTA</text:p>
          </table:table-cell>
          <table:table-cell table:style-name="ce69" office:value-type="string" calcext:value-type="string">
            <text:p>Nog niet gepubiceerd, controle heeft nog niet plaatsgevonden</text:p>
          </table:table-cell>
          <table:table-cell table:number-columns-repeated="982"/>
        </table:table-row>
        <table:table-row table:style-name="ro29">
          <table:table-cell table:style-name="ce48" office:value-type="string" calcext:value-type="string">
            <text:p>CRM</text:p>
          </table:table-cell>
          <table:table-cell table:style-name="ce61" office:value-type="string" calcext:value-type="string">
            <text:p>JenV</text:p>
          </table:table-cell>
          <table:table-cell table:style-name="ce70" office:value-type="float" office:value="61.1" calcext:value-type="float">
            <text:p>61.1</text:p>
          </table:table-cell>
          <table:table-cell table:style-name="ce84" office:value-type="float" office:value="7627" calcext:value-type="float">
            <text:p><text:s/>€ 7,627.000 </text:p>
          </table:table-cell>
          <table:table-cell table:style-name="ce94" table:number-columns-repeated="2"/>
          <table:table-cell table:style-name="ce100"/>
          <table:table-cell table:style-name="ce106" table:formula="of:=[.D64]+[.E64]+[.F64]+[.G64]" office:value-type="float" office:value="7627" calcext:value-type="float">
            <text:p><text:s/>€ 7,627.000 </text:p>
          </table:table-cell>
          <table:table-cell table:style-name="ce94" table:number-columns-repeated="3"/>
          <table:table-cell table:style-name="ce112" table:formula="of:=[.D64]+[.E64]+[.F64]+[.G64]+[.I64]+[.J64]+[.K64]" office:value-type="float" office:value="7627" calcext:value-type="float">
            <text:p><text:s/>€ 7,627.000 </text:p>
          </table:table-cell>
          <table:table-cell table:style-name="ce84" table:formula="of:=(4950448+321841+81000)/1000" office:value-type="float" office:value="5353.289" calcext:value-type="float">
            <text:p><text:s/>€ 5,353.289 </text:p>
          </table:table-cell>
          <table:table-cell table:style-name="ce94" table:formula="of:=2273686/1000" office:value-type="float" office:value="2273.686" calcext:value-type="float">
            <text:p><text:s/>€ 2,273.686 </text:p>
          </table:table-cell>
          <table:table-cell table:style-name="ce106" table:formula="of:=[.M64]+[.N64]" office:value-type="float" office:value="7626.975" calcext:value-type="float">
            <text:p><text:s/>€ 7,626.975 </text:p>
          </table:table-cell>
          <table:table-cell table:style-name="ce94" table:number-columns-repeated="6"/>
          <table:table-cell table:style-name="ce124" table:formula="of:=[.M64]+[.N64]+[.P64]+[.Q64]+[.R64]+[.S64]+[.T64]+[.U64]" office:value-type="float" office:value="7626.975" calcext:value-type="float">
            <text:p><text:s/>€ 7,626.975 </text:p>
          </table:table-cell>
          <table:table-cell table:style-name="ce131" table:formula="of:=[.L64]-[.V64]" office:value-type="float" office:value="0.0249999999996362" calcext:value-type="float">
            <text:p><text:s/>€ 0.025 </text:p>
          </table:table-cell>
          <table:table-cell table:style-name="ce141"/>
          <table:table-cell table:style-name="ce146" table:number-columns-repeated="2"/>
          <table:table-cell table:style-name="ce106" table:formula="of:=[.X64]+[.Y64]+[.Z64]" office:value-type="float" office:value="0" calcext:value-type="float">
            <text:p><text:s/>€ - <text:s text:c="2"/></text:p>
          </table:table-cell>
          <table:table-cell table:style-name="ce146" table:number-columns-repeated="3"/>
          <table:table-cell table:style-name="ce106" table:formula="of:=[.AB64]+[.AC64]+[.AD64]" office:value-type="float" office:value="0" calcext:value-type="float">
            <text:p><text:s/>€ - <text:s text:c="2"/></text:p>
          </table:table-cell>
          <table:table-cell table:style-name="ce164" table:formula="of:=[.AA64]+[.AE64]" office:value-type="float" office:value="0" calcext:value-type="float">
            <text:p><text:s/>€ - <text:s text:c="2"/></text:p>
          </table:table-cell>
          <table:table-cell table:style-name="ce141"/>
          <table:table-cell table:style-name="ce146" table:number-columns-repeated="2"/>
          <table:table-cell table:style-name="ce106" table:formula="of:=[.AG64]+[.AH64]+[.AI64]" office:value-type="float" office:value="0" calcext:value-type="float">
            <text:p><text:s/>€ - <text:s text:c="2"/></text:p>
          </table:table-cell>
          <table:table-cell table:style-name="ce146" table:number-columns-repeated="3"/>
          <table:table-cell table:style-name="ce189" table:formula="of:=[.AJ64]+[.AK64]+[.AL64]+[.AM64]" office:value-type="float" office:value="0" calcext:value-type="float">
            <text:p><text:s/>€ - <text:s text:c="2"/></text:p>
          </table:table-cell>
          <table:table-cell table:style-name="ce70"/>
          <table:table-cell table:style-name="ce70" office:value-type="string" calcext:value-type="string">
            <text:p>https://mensenrechten.nl/nl/publicatie/5caf4b8be19c2154958b119c</text:p>
          </table:table-cell>
          <table:table-cell table:number-columns-repeated="982"/>
        </table:table-row>
        <table:table-row table:style-name="ro29">
          <table:table-cell table:style-name="ce49" office:value-type="string" calcext:value-type="string">
            <text:p>Ksa</text:p>
          </table:table-cell>
          <table:table-cell table:style-name="ce61" office:value-type="string" calcext:value-type="string">
            <text:p>JenV</text:p>
          </table:table-cell>
          <table:table-cell table:style-name="ce70" office:value-type="float" office:value="78.1" calcext:value-type="float">
            <text:p>78.1</text:p>
          </table:table-cell>
          <table:table-cell table:style-name="ce84" office:value-type="float" office:value="1200" calcext:value-type="float">
            <text:p><text:s/>€ 1,200.000 </text:p>
          </table:table-cell>
          <table:table-cell table:style-name="ce94" office:value-type="float" office:value="0" calcext:value-type="float">
            <text:p><text:s/>€ - <text:s text:c="2"/></text:p>
          </table:table-cell>
          <table:table-cell table:style-name="ce94" office:value-type="float" office:value="9127" calcext:value-type="float">
            <text:p><text:s/>€ 9,127.000 </text:p>
          </table:table-cell>
          <table:table-cell table:style-name="ce100" office:value-type="float" office:value="0" calcext:value-type="float">
            <text:p><text:s/>€ - <text:s text:c="2"/></text:p>
          </table:table-cell>
          <table:table-cell table:style-name="ce106" office:value-type="float" office:value="10327" calcext:value-type="float">
            <text:p><text:s/>€ 10,327.000 </text:p>
          </table:table-cell>
          <table:table-cell table:number-columns-repeated="3" table:style-name="ce94" office:value-type="float" office:value="0" calcext:value-type="float">
            <text:p><text:s/>€ - <text:s text:c="2"/></text:p>
          </table:table-cell>
          <table:table-cell table:style-name="ce112" office:value-type="float" office:value="10327" calcext:value-type="float">
            <text:p><text:s/>€ 10,327.000 </text:p>
          </table:table-cell>
          <table:table-cell table:style-name="ce84" office:value-type="float" office:value="8713" calcext:value-type="float">
            <text:p><text:s/>€ 8,713.000 </text:p>
          </table:table-cell>
          <table:table-cell table:style-name="ce94" office:value-type="float" office:value="2222" calcext:value-type="float">
            <text:p><text:s/>€ 2,222.000 </text:p>
          </table:table-cell>
          <table:table-cell table:style-name="ce106" office:value-type="float" office:value="10935" calcext:value-type="float">
            <text:p><text:s/>€ 10,935.000 </text:p>
          </table:table-cell>
          <table:table-cell table:style-name="ce94" office:value-type="float" office:value="35" calcext:value-type="float">
            <text:p><text:s/>€ 35.000 </text:p>
          </table:table-cell>
          <table:table-cell table:style-name="ce94"/>
          <table:table-cell table:style-name="ce94" office:value-type="float" office:value="33" calcext:value-type="float">
            <text:p><text:s/>€ 33.000 </text:p>
          </table:table-cell>
          <table:table-cell table:number-columns-repeated="2" table:style-name="ce94" office:value-type="float" office:value="0" calcext:value-type="float">
            <text:p><text:s/>€ - <text:s text:c="2"/></text:p>
          </table:table-cell>
          <table:table-cell table:style-name="ce94" office:value-type="float" office:value="-676" calcext:value-type="float">
            <text:p><text:s/>€ -676.000 </text:p>
          </table:table-cell>
          <table:table-cell table:style-name="ce124" office:value-type="float" office:value="10327" calcext:value-type="float">
            <text:p><text:s/>€ 10,327.000 </text:p>
          </table:table-cell>
          <table:table-cell table:style-name="ce131" office:value-type="float" office:value="0" calcext:value-type="float">
            <text:p><text:s/>€ - <text:s text:c="2"/></text:p>
          </table:table-cell>
          <table:table-cell table:style-name="ce141" office:value-type="float" office:value="5888" calcext:value-type="float">
            <text:p><text:s/>€ 5,888.000 </text:p>
          </table:table-cell>
          <table:table-cell table:style-name="ce146" office:value-type="float" office:value="77" calcext:value-type="float">
            <text:p><text:s/>€ 77.000 </text:p>
          </table:table-cell>
          <table:table-cell table:style-name="ce146" office:value-type="float" office:value="0" calcext:value-type="float">
            <text:p><text:s/>€ - <text:s text:c="2"/></text:p>
          </table:table-cell>
          <table:table-cell table:style-name="ce106" office:value-type="float" office:value="5965" calcext:value-type="float">
            <text:p><text:s/>€ 5,965.000 </text:p>
          </table:table-cell>
          <table:table-cell table:style-name="ce146" office:value-type="float" office:value="48" calcext:value-type="float">
            <text:p><text:s/>€ 48.000 </text:p>
          </table:table-cell>
          <table:table-cell table:style-name="ce146" office:value-type="float" office:value="1968" calcext:value-type="float">
            <text:p><text:s/>€ 1,968.000 </text:p>
          </table:table-cell>
          <table:table-cell table:style-name="ce146" office:value-type="float" office:value="7627" calcext:value-type="float">
            <text:p><text:s/>€ 7,627.000 </text:p>
          </table:table-cell>
          <table:table-cell table:style-name="ce106" office:value-type="float" office:value="9643" calcext:value-type="float">
            <text:p><text:s/>€ 9,643.000 </text:p>
          </table:table-cell>
          <table:table-cell table:style-name="ce164" office:value-type="float" office:value="15608" calcext:value-type="float">
            <text:p><text:s/>€ 15,608.000 </text:p>
          </table:table-cell>
          <table:table-cell table:style-name="ce141" office:value-type="float" office:value="-709" calcext:value-type="float">
            <text:p><text:s/>€ -709.000 </text:p>
          </table:table-cell>
          <table:table-cell table:style-name="ce146" office:value-type="float" office:value="4568" calcext:value-type="float">
            <text:p><text:s/>€ 4,568.000 </text:p>
          </table:table-cell>
          <table:table-cell table:style-name="ce146" office:value-type="float" office:value="0" calcext:value-type="float">
            <text:p><text:s/>€ - <text:s text:c="2"/></text:p>
          </table:table-cell>
          <table:table-cell table:style-name="ce106" office:value-type="float" office:value="3859" calcext:value-type="float">
            <text:p><text:s/>€ 3,859.000 </text:p>
          </table:table-cell>
          <table:table-cell table:style-name="ce146" office:value-type="float" office:value="636" calcext:value-type="float">
            <text:p><text:s/>€ 636.000 </text:p>
          </table:table-cell>
          <table:table-cell table:style-name="ce146" office:value-type="float" office:value="3663" calcext:value-type="float">
            <text:p><text:s/>€ 3,663.000 </text:p>
          </table:table-cell>
          <table:table-cell table:style-name="ce146" office:value-type="float" office:value="7450" calcext:value-type="float">
            <text:p><text:s/>€ 7,450.000 </text:p>
          </table:table-cell>
          <table:table-cell table:style-name="ce189" office:value-type="float" office:value="15608" calcext:value-type="float">
            <text:p><text:s/>€ 15,608.000 </text:p>
          </table:table-cell>
          <table:table-cell table:style-name="ce70"/>
          <table:table-cell table:style-name="ce70" office:value-type="string" calcext:value-type="string">
            <text:p>https://kansspelautoriteit.nl/publish/pages/5163/ksa_jaarverslag_2019_def.pdf</text:p>
          </table:table-cell>
          <table:table-cell table:number-columns-repeated="982"/>
        </table:table-row>
        <table:table-row table:style-name="ro29">
          <table:table-cell table:style-name="ce50" office:value-type="string" calcext:value-type="string">
            <text:p>LBIO</text:p>
          </table:table-cell>
          <table:table-cell table:style-name="ce61" office:value-type="string" calcext:value-type="string">
            <text:p>JenV</text:p>
          </table:table-cell>
          <table:table-cell table:style-name="ce69" office:value-type="float" office:value="68.8" calcext:value-type="float">
            <text:p>68.8</text:p>
          </table:table-cell>
          <table:table-cell table:style-name="ce83" office:value-type="float" office:value="1983" calcext:value-type="float">
            <text:p><text:s/>€ 1,983.000 </text:p>
          </table:table-cell>
          <table:table-cell table:style-name="ce93"/>
          <table:table-cell table:style-name="ce93" office:value-type="float" office:value="3716" calcext:value-type="float">
            <text:p><text:s/>€ 3,716.000 </text:p>
          </table:table-cell>
          <table:table-cell table:style-name="ce99"/>
          <table:table-cell table:style-name="ce106" table:formula="of:=[.D66]+[.E66]+[.F66]+[.G66]" office:value-type="float" office:value="5699" calcext:value-type="float">
            <text:p><text:s/>€ 5,699.000 </text:p>
          </table:table-cell>
          <table:table-cell table:style-name="ce93" office:value-type="float" office:value="108" calcext:value-type="float">
            <text:p><text:s/>€ 108.000 </text:p>
          </table:table-cell>
          <table:table-cell table:style-name="ce93" table:number-columns-repeated="2"/>
          <table:table-cell table:style-name="ce112" table:formula="of:=[.D66]+[.E66]+[.F66]+[.G66]+[.I66]+[.J66]+[.K66]" office:value-type="float" office:value="5807" calcext:value-type="float">
            <text:p><text:s/>€ 5,807.000 </text:p>
          </table:table-cell>
          <table:table-cell table:style-name="ce83" office:value-type="float" office:value="4050" calcext:value-type="float">
            <text:p><text:s/>€ 4,050.000 </text:p>
          </table:table-cell>
          <table:table-cell table:style-name="ce93"/>
          <table:table-cell table:style-name="ce106" table:formula="of:=[.M66]+[.N66]" office:value-type="float" office:value="4050" calcext:value-type="float">
            <text:p><text:s/>€ 4,050.000 </text:p>
          </table:table-cell>
          <table:table-cell table:style-name="ce93" office:value-type="float" office:value="178" calcext:value-type="float">
            <text:p><text:s/>€ 178.000 </text:p>
          </table:table-cell>
          <table:table-cell table:style-name="ce93" office:value-type="float" office:value="1626" calcext:value-type="float">
            <text:p><text:s/>€ 1,626.000 </text:p>
          </table:table-cell>
          <table:table-cell table:style-name="ce93" table:number-columns-repeated="4"/>
          <table:table-cell table:style-name="ce124" table:formula="of:=[.M66]+[.N66]+[.P66]+[.Q66]+[.R66]+[.S66]+[.T66]+[.U66]" office:value-type="float" office:value="5854" calcext:value-type="float">
            <text:p><text:s/>€ 5,854.000 </text:p>
          </table:table-cell>
          <table:table-cell table:style-name="ce131" table:formula="of:=[.L66]-[.V66]" office:value-type="float" office:value="-47" calcext:value-type="float">
            <text:p><text:s/>€ -47.000 </text:p>
          </table:table-cell>
          <table:table-cell table:style-name="ce140" office:value-type="float" office:value="99" calcext:value-type="float">
            <text:p><text:s/>€ 99.000 </text:p>
          </table:table-cell>
          <table:table-cell table:style-name="ce145" office:value-type="float" office:value="461" calcext:value-type="float">
            <text:p><text:s/>€ 461.000 </text:p>
          </table:table-cell>
          <table:table-cell table:style-name="ce145" office:value-type="float" office:value="29" calcext:value-type="float">
            <text:p><text:s/>€ 29.000 </text:p>
          </table:table-cell>
          <table:table-cell table:style-name="ce106" table:formula="of:=[.X66]+[.Y66]+[.Z66]" office:value-type="float" office:value="589" calcext:value-type="float">
            <text:p><text:s/>€ 589.000 </text:p>
          </table:table-cell>
          <table:table-cell table:style-name="ce145" office:value-type="float" office:value="106" calcext:value-type="float">
            <text:p><text:s/>€ 106.000 </text:p>
          </table:table-cell>
          <table:table-cell table:style-name="ce145" office:value-type="float" office:value="251" calcext:value-type="float">
            <text:p><text:s/>€ 251.000 </text:p>
          </table:table-cell>
          <table:table-cell table:style-name="ce145" office:value-type="float" office:value="3471" calcext:value-type="float">
            <text:p><text:s/>€ 3,471.000 </text:p>
          </table:table-cell>
          <table:table-cell table:style-name="ce106" table:formula="of:=[.AB66]+[.AC66]+[.AD66]" office:value-type="float" office:value="3828" calcext:value-type="float">
            <text:p><text:s/>€ 3,828.000 </text:p>
          </table:table-cell>
          <table:table-cell table:style-name="ce166" table:formula="of:=[.AA66]+[.AE66]" office:value-type="float" office:value="4417" calcext:value-type="float">
            <text:p><text:s/>€ 4,417.000 </text:p>
          </table:table-cell>
          <table:table-cell table:style-name="ce140" office:value-type="float" office:value="-8" calcext:value-type="float">
            <text:p><text:s/>€ -8.000 </text:p>
          </table:table-cell>
          <table:table-cell table:style-name="ce145" office:value-type="float" office:value="2007" calcext:value-type="float">
            <text:p><text:s/>€ 2,007.000 </text:p>
          </table:table-cell>
          <table:table-cell table:style-name="ce145" office:value-type="float" office:value="-47" calcext:value-type="float">
            <text:p><text:s/>€ -47.000 </text:p>
          </table:table-cell>
          <table:table-cell table:style-name="ce106" table:formula="of:=[.AG66]+[.AH66]+[.AI66]" office:value-type="float" office:value="1952" calcext:value-type="float">
            <text:p><text:s/>€ 1,952.000 </text:p>
          </table:table-cell>
          <table:table-cell table:style-name="ce145" office:value-type="float" office:value="454" calcext:value-type="float">
            <text:p><text:s/>€ 454.000 </text:p>
          </table:table-cell>
          <table:table-cell table:style-name="ce145"/>
          <table:table-cell table:style-name="ce145" office:value-type="float" office:value="2011" calcext:value-type="float">
            <text:p><text:s/>€ 2,011.000 </text:p>
          </table:table-cell>
          <table:table-cell table:style-name="ce191" table:formula="of:=[.AJ66]+[.AK66]+[.AL66]+[.AM66]" office:value-type="float" office:value="4417" calcext:value-type="float">
            <text:p><text:s/>€ 4,417.000 </text:p>
          </table:table-cell>
          <table:table-cell table:style-name="ce69" table:number-columns-repeated="2"/>
          <table:table-cell table:number-columns-repeated="982"/>
        </table:table-row>
        <table:table-row table:style-name="ro29">
          <table:table-cell table:style-name="ce49" office:value-type="string" calcext:value-type="string">
            <text:p>NRGD</text:p>
          </table:table-cell>
          <table:table-cell table:style-name="ce61" office:value-type="string" calcext:value-type="string">
            <text:p>JenV</text:p>
          </table:table-cell>
          <table:table-cell table:style-name="ce70" office:value-type="float" office:value="11.3" calcext:value-type="float">
            <text:p>11.3</text:p>
          </table:table-cell>
          <table:table-cell table:style-name="ce84" office:value-type="float" office:value="1885" calcext:value-type="float">
            <text:p><text:s/>€ 1,885.000 </text:p>
          </table:table-cell>
          <table:table-cell table:style-name="ce94" table:number-columns-repeated="2"/>
          <table:table-cell table:style-name="ce100"/>
          <table:table-cell table:style-name="ce106" table:formula="of:=[.D67]+[.E67]+[.F67]+[.G67]" office:value-type="float" office:value="1885" calcext:value-type="float">
            <text:p><text:s/>€ 1,885.000 </text:p>
          </table:table-cell>
          <table:table-cell table:style-name="ce94" table:number-columns-repeated="3"/>
          <table:table-cell table:style-name="ce112" table:formula="of:=[.D67]+[.E67]+[.F67]+[.G67]+[.I67]+[.J67]+[.K67]" office:value-type="float" office:value="1885" calcext:value-type="float">
            <text:p><text:s/>€ 1,885.000 </text:p>
          </table:table-cell>
          <table:table-cell table:style-name="ce84" office:value-type="float" office:value="924" calcext:value-type="float">
            <text:p><text:s/>€ 924.000 </text:p>
          </table:table-cell>
          <table:table-cell table:style-name="ce94" office:value-type="float" office:value="616" calcext:value-type="float">
            <text:p><text:s/>€ 616.000 </text:p>
          </table:table-cell>
          <table:table-cell table:style-name="ce106" table:formula="of:=[.M67]+[.N67]" office:value-type="float" office:value="1540" calcext:value-type="float">
            <text:p><text:s/>€ 1,540.000 </text:p>
          </table:table-cell>
          <table:table-cell table:style-name="ce94"/>
          <table:table-cell table:style-name="ce94" table:formula="of:=[.L67]-[.O67]" office:value-type="float" office:value="345" calcext:value-type="float">
            <text:p><text:s/>€ 345.000 </text:p>
          </table:table-cell>
          <table:table-cell table:style-name="ce94" table:number-columns-repeated="4"/>
          <table:table-cell table:style-name="ce124" table:formula="of:=[.M67]+[.N67]+[.P67]+[.Q67]+[.R67]+[.S67]+[.T67]+[.U67]" office:value-type="float" office:value="1885" calcext:value-type="float">
            <text:p><text:s/>€ 1,885.000 </text:p>
          </table:table-cell>
          <table:table-cell table:style-name="ce131" table:formula="of:=[.L67]-[.V67]" office:value-type="float" office:value="0" calcext:value-type="float">
            <text:p><text:s/>€ - <text:s text:c="2"/></text:p>
          </table:table-cell>
          <table:table-cell table:style-name="ce141"/>
          <table:table-cell table:style-name="ce146" table:number-columns-repeated="2"/>
          <table:table-cell table:style-name="ce106" table:formula="of:=[.X67]+[.Y67]+[.Z67]" office:value-type="float" office:value="0" calcext:value-type="float">
            <text:p><text:s/>€ - <text:s text:c="2"/></text:p>
          </table:table-cell>
          <table:table-cell table:style-name="ce146" table:number-columns-repeated="3"/>
          <table:table-cell table:style-name="ce106" table:formula="of:=[.AB67]+[.AC67]+[.AD67]" office:value-type="float" office:value="0" calcext:value-type="float">
            <text:p><text:s/>€ - <text:s text:c="2"/></text:p>
          </table:table-cell>
          <table:table-cell table:style-name="ce164" table:formula="of:=[.AA67]+[.AE67]" office:value-type="float" office:value="0" calcext:value-type="float">
            <text:p><text:s/>€ - <text:s text:c="2"/></text:p>
          </table:table-cell>
          <table:table-cell table:style-name="ce141"/>
          <table:table-cell table:style-name="ce146" table:number-columns-repeated="2"/>
          <table:table-cell table:style-name="ce106" table:formula="of:=[.AG67]+[.AH67]+[.AI67]" office:value-type="float" office:value="0" calcext:value-type="float">
            <text:p><text:s/>€ - <text:s text:c="2"/></text:p>
          </table:table-cell>
          <table:table-cell table:style-name="ce146" table:number-columns-repeated="3"/>
          <table:table-cell table:style-name="ce189" table:formula="of:=[.AJ67]+[.AK67]+[.AL67]+[.AM67]" office:value-type="float" office:value="0" calcext:value-type="float">
            <text:p><text:s/>€ - <text:s text:c="2"/></text:p>
          </table:table-cell>
          <table:table-cell table:style-name="ce70" table:number-columns-repeated="2"/>
          <table:table-cell table:number-columns-repeated="982"/>
        </table:table-row>
        <table:table-row table:style-name="ro29">
          <table:table-cell table:style-name="ce50" office:value-type="string" calcext:value-type="string">
            <text:p>OVV</text:p>
          </table:table-cell>
          <table:table-cell table:style-name="ce61" office:value-type="string" calcext:value-type="string">
            <text:p>JenV</text:p>
          </table:table-cell>
          <table:table-cell table:style-name="ce69" office:value-type="float" office:value="79.28" calcext:value-type="float">
            <text:p>79.28</text:p>
          </table:table-cell>
          <table:table-cell table:style-name="ce83" table:formula="of:=12937+809" office:value-type="float" office:value="13746" calcext:value-type="float">
            <text:p><text:s/>€ 13,746.000 </text:p>
          </table:table-cell>
          <table:table-cell table:style-name="ce93"/>
          <table:table-cell table:style-name="ce93" office:value-type="float" office:value="1356" calcext:value-type="float">
            <text:p><text:s/>€ 1,356.000 </text:p>
          </table:table-cell>
          <table:table-cell table:style-name="ce99"/>
          <table:table-cell table:style-name="ce106" table:formula="of:=[.D68]+[.E68]+[.F68]+[.G68]" office:value-type="float" office:value="15102" calcext:value-type="float">
            <text:p><text:s/>€ 15,102.000 </text:p>
          </table:table-cell>
          <table:table-cell table:style-name="ce93" table:number-columns-repeated="3"/>
          <table:table-cell table:style-name="ce112" table:formula="of:=[.D68]+[.E68]+[.F68]+[.G68]+[.I68]+[.J68]+[.K68]" office:value-type="float" office:value="15102" calcext:value-type="float">
            <text:p><text:s/>€ 15,102.000 </text:p>
          </table:table-cell>
          <table:table-cell table:style-name="ce83" office:value-type="float" office:value="7588" calcext:value-type="float">
            <text:p><text:s/>€ 7,588.000 </text:p>
          </table:table-cell>
          <table:table-cell table:style-name="ce93" table:formula="of:=645+2060+335+3200" office:value-type="float" office:value="6240" calcext:value-type="float">
            <text:p><text:s/>€ 6,240.000 </text:p>
          </table:table-cell>
          <table:table-cell table:style-name="ce106" table:formula="of:=[.M68]+[.N68]" office:value-type="float" office:value="13828" calcext:value-type="float">
            <text:p><text:s/>€ 13,828.000 </text:p>
          </table:table-cell>
          <table:table-cell table:style-name="ce93" office:value-type="float" office:value="491" calcext:value-type="float">
            <text:p><text:s/>€ 491.000 </text:p>
          </table:table-cell>
          <table:table-cell table:style-name="ce93" table:number-columns-repeated="5"/>
          <table:table-cell table:style-name="ce124" table:formula="of:=[.M68]+[.N68]+[.P68]+[.Q68]+[.R68]+[.S68]+[.T68]+[.U68]" office:value-type="float" office:value="14319" calcext:value-type="float">
            <text:p><text:s/>€ 14,319.000 </text:p>
          </table:table-cell>
          <table:table-cell table:style-name="ce131" table:formula="of:=[.L68]-[.V68]" office:value-type="float" office:value="783" calcext:value-type="float">
            <text:p><text:s/>€ 783.000 </text:p>
          </table:table-cell>
          <table:table-cell table:style-name="ce140" office:value-type="float" office:value="266" calcext:value-type="float">
            <text:p><text:s/>€ 266.000 </text:p>
          </table:table-cell>
          <table:table-cell table:style-name="ce145" office:value-type="float" office:value="1995" calcext:value-type="float">
            <text:p><text:s/>€ 1,995.000 </text:p>
          </table:table-cell>
          <table:table-cell table:style-name="ce145"/>
          <table:table-cell table:style-name="ce106" table:formula="of:=[.X68]+[.Y68]+[.Z68]" office:value-type="float" office:value="2261" calcext:value-type="float">
            <text:p><text:s/>€ 2,261.000 </text:p>
          </table:table-cell>
          <table:table-cell table:style-name="ce145" office:value-type="float" office:value="155" calcext:value-type="float">
            <text:p><text:s/>€ 155.000 </text:p>
          </table:table-cell>
          <table:table-cell table:style-name="ce145" office:value-type="float" office:value="360" calcext:value-type="float">
            <text:p><text:s/>€ 360.000 </text:p>
          </table:table-cell>
          <table:table-cell table:style-name="ce145" office:value-type="float" office:value="1274" calcext:value-type="float">
            <text:p><text:s/>€ 1,274.000 </text:p>
          </table:table-cell>
          <table:table-cell table:style-name="ce106" table:formula="of:=[.AB68]+[.AC68]+[.AD68]" office:value-type="float" office:value="1789" calcext:value-type="float">
            <text:p><text:s/>€ 1,789.000 </text:p>
          </table:table-cell>
          <table:table-cell table:style-name="ce164" table:formula="of:=[.AA68]+[.AE68]" office:value-type="float" office:value="4050" calcext:value-type="float">
            <text:p><text:s/>€ 4,050.000 </text:p>
          </table:table-cell>
          <table:table-cell table:style-name="ce140" office:value-type="float" office:value="-26" calcext:value-type="float">
            <text:p><text:s/>€ -26.000 </text:p>
          </table:table-cell>
          <table:table-cell table:style-name="ce145" table:number-columns-repeated="2"/>
          <table:table-cell table:style-name="ce106" table:formula="of:=[.AG68]+[.AH68]+[.AI68]" office:value-type="float" office:value="-26" calcext:value-type="float">
            <text:p><text:s/>€ -26.000 </text:p>
          </table:table-cell>
          <table:table-cell table:style-name="ce145" office:value-type="float" office:value="434" calcext:value-type="float">
            <text:p><text:s/>€ 434.000 </text:p>
          </table:table-cell>
          <table:table-cell table:style-name="ce145" office:value-type="float" office:value="693" calcext:value-type="float">
            <text:p><text:s/>€ 693.000 </text:p>
          </table:table-cell>
          <table:table-cell table:style-name="ce145" office:value-type="float" office:value="2949" calcext:value-type="float">
            <text:p><text:s/>€ 2,949.000 </text:p>
          </table:table-cell>
          <table:table-cell table:style-name="ce189" table:formula="of:=[.AJ68]+[.AK68]+[.AL68]+[.AM68]" office:value-type="float" office:value="4050" calcext:value-type="float">
            <text:p><text:s/>€ 4,050.000 </text:p>
          </table:table-cell>
          <table:table-cell table:style-name="ce69" office:value-type="string" calcext:value-type="string">
            <text:p>jaarverslag 2019 wordt na 1 juli gepubliceerd op de site van OvV</text:p>
          </table:table-cell>
          <table:table-cell table:style-name="ce69" office:value-type="string" calcext:value-type="string">
            <text:p>https://www.onderzoeksraad.nl/nl/page/12057/jaarverslagen-en-begrotingen</text:p>
          </table:table-cell>
          <table:table-cell table:number-columns-repeated="982"/>
        </table:table-row>
        <table:table-row table:style-name="ro29">
          <table:table-cell table:style-name="ce49" office:value-type="string" calcext:value-type="string">
            <text:p>Politieacademie</text:p>
          </table:table-cell>
          <table:table-cell table:style-name="ce61" office:value-type="string" calcext:value-type="string">
            <text:p>JenV</text:p>
          </table:table-cell>
          <table:table-cell table:style-name="ce70" office:value-type="float" office:value="3.3" calcext:value-type="float">
            <text:p>3.3</text:p>
          </table:table-cell>
          <table:table-cell table:style-name="ce88" office:value-type="float" office:value="3366000" calcext:value-type="float">
            <text:p><text:s/>€ 3,366,000 </text:p>
          </table:table-cell>
          <table:table-cell table:style-name="ce94" table:number-columns-repeated="2"/>
          <table:table-cell table:style-name="ce100"/>
          <table:table-cell table:style-name="ce108" table:formula="of:=[.D69]+[.E69]+[.F69]+[.G69]" office:value-type="float" office:value="3366000" calcext:value-type="float">
            <text:p><text:s/>€ 3,366,000 </text:p>
          </table:table-cell>
          <table:table-cell table:style-name="ce94" table:number-columns-repeated="3"/>
          <table:table-cell table:style-name="ce116" table:formula="of:=[.D69]+[.E69]+[.F69]+[.G69]+[.I69]+[.J69]+[.K69]" office:value-type="float" office:value="3366000" calcext:value-type="float">
            <text:p><text:s/>€ 3,366,000 </text:p>
          </table:table-cell>
          <table:table-cell table:style-name="ce88" office:value-type="float" office:value="1194000" calcext:value-type="float">
            <text:p><text:s/>€ 1,194,000 </text:p>
          </table:table-cell>
          <table:table-cell table:style-name="ce119"/>
          <table:table-cell table:style-name="ce108" table:formula="of:=[.M69]+[.N69]" office:value-type="float" office:value="1194000" calcext:value-type="float">
            <text:p><text:s/>€ 1,194,000 </text:p>
          </table:table-cell>
          <table:table-cell table:style-name="ce94"/>
          <table:table-cell table:style-name="ce119" office:value-type="float" office:value="2546000" calcext:value-type="float">
            <text:p><text:s/>€ 2,546,000 </text:p>
          </table:table-cell>
          <table:table-cell table:style-name="ce94" table:number-columns-repeated="4"/>
          <table:table-cell table:style-name="ce126" table:formula="of:=[.M69]+[.N69]+[.P69]+[.Q69]+[.R69]+[.S69]+[.T69]+[.U69]" office:value-type="float" office:value="3740000" calcext:value-type="float">
            <text:p><text:s/>€ 3,740,000 </text:p>
          </table:table-cell>
          <table:table-cell table:style-name="ce135" table:formula="of:=[.L69]-[.V69]" office:value-type="float" office:value="-374000" calcext:value-type="float">
            <text:p><text:s/>€ -374,000 </text:p>
          </table:table-cell>
          <table:table-cell table:style-name="ce141"/>
          <table:table-cell table:style-name="ce146" table:number-columns-repeated="2"/>
          <table:table-cell table:style-name="ce106" table:formula="of:=[.X69]+[.Y69]+[.Z69]" office:value-type="float" office:value="0" calcext:value-type="float">
            <text:p><text:s/>€ - <text:s text:c="2"/></text:p>
          </table:table-cell>
          <table:table-cell table:style-name="ce146" table:number-columns-repeated="2"/>
          <table:table-cell table:style-name="ce150" office:value-type="float" office:value="3409000" calcext:value-type="float">
            <text:p><text:s/>€ 3,409,000 </text:p>
          </table:table-cell>
          <table:table-cell table:style-name="ce108" table:formula="of:=[.AB69]+[.AC69]+[.AD69]" office:value-type="float" office:value="3409000" calcext:value-type="float">
            <text:p><text:s/>€ 3,409,000 </text:p>
          </table:table-cell>
          <table:table-cell table:style-name="ce167" table:formula="of:=[.AA69]+[.AE69]" office:value-type="float" office:value="3409000" calcext:value-type="float">
            <text:p><text:s/>€ 3,409,000 </text:p>
          </table:table-cell>
          <table:table-cell table:style-name="ce141"/>
          <table:table-cell table:style-name="ce150" office:value-type="float" office:value="761000" calcext:value-type="float">
            <text:p><text:s/>€ 761,000 </text:p>
          </table:table-cell>
          <table:table-cell table:style-name="ce146"/>
          <table:table-cell table:style-name="ce108" table:formula="of:=[.AG69]+[.AH69]+[.AI69]" office:value-type="float" office:value="761000" calcext:value-type="float">
            <text:p><text:s/>€ 761,000 </text:p>
          </table:table-cell>
          <table:table-cell table:style-name="ce150" office:value-type="float" office:value="613000" calcext:value-type="float">
            <text:p><text:s/>€ 613,000 </text:p>
          </table:table-cell>
          <table:table-cell table:style-name="ce146"/>
          <table:table-cell table:style-name="ce150" office:value-type="float" office:value="2035000" calcext:value-type="float">
            <text:p><text:s/>€ 2,035,000 </text:p>
          </table:table-cell>
          <table:table-cell table:style-name="ce192" table:formula="of:=[.AJ69]+[.AK69]+[.AL69]+[.AM69]" office:value-type="float" office:value="3409000" calcext:value-type="float">
            <text:p><text:s/>€ 3,409,000 </text:p>
          </table:table-cell>
          <table:table-cell table:style-name="ce70" office:value-type="string" calcext:value-type="string">
            <text:p>gegevens ingevuld aan de hand van concept jaarverslag</text:p>
          </table:table-cell>
          <table:table-cell table:style-name="ce70"/>
          <table:table-cell table:number-columns-repeated="982"/>
        </table:table-row>
        <table:table-row table:style-name="ro29">
          <table:table-cell table:style-name="ce50" office:value-type="string" calcext:value-type="string">
            <text:p>RVR</text:p>
          </table:table-cell>
          <table:table-cell table:style-name="ce61" office:value-type="string" calcext:value-type="string">
            <text:p>JenV</text:p>
          </table:table-cell>
          <table:table-cell table:style-name="ce78" office:value-type="string" calcext:value-type="string">
            <text:p>249**</text:p>
          </table:table-cell>
          <table:table-cell table:style-name="ce83" office:value-type="float" office:value="420268.982" calcext:value-type="float">
            <text:p><text:s/>€ 420,268.982 </text:p>
          </table:table-cell>
          <table:table-cell table:style-name="ce93" table:number-columns-repeated="2"/>
          <table:table-cell table:style-name="ce99"/>
          <table:table-cell table:style-name="ce106" table:formula="of:=[.D70]+[.E70]+[.F70]+[.G70]" office:value-type="float" office:value="420268.982" calcext:value-type="float">
            <text:p><text:s/>€ 420,268.982 </text:p>
          </table:table-cell>
          <table:table-cell table:style-name="ce93" table:number-columns-repeated="3"/>
          <table:table-cell table:style-name="ce112" table:formula="of:=[.D70]+[.E70]+[.F70]+[.G70]+[.I70]+[.J70]+[.K70]" office:value-type="float" office:value="420268.982" calcext:value-type="float">
            <text:p><text:s/>€ 420,268.982 </text:p>
          </table:table-cell>
          <table:table-cell table:style-name="ce83"/>
          <table:table-cell table:style-name="ce93"/>
          <table:table-cell table:style-name="ce106" table:formula="of:=[.M70]+[.N70]" office:value-type="float" office:value="0" calcext:value-type="float">
            <text:p><text:s/>€ - <text:s text:c="2"/></text:p>
          </table:table-cell>
          <table:table-cell table:style-name="ce93" table:number-columns-repeated="6"/>
          <table:table-cell table:style-name="ce124" table:formula="of:=[.M70]+[.N70]+[.P70]+[.Q70]+[.R70]+[.S70]+[.T70]+[.U70]" office:value-type="float" office:value="0" calcext:value-type="float">
            <text:p><text:s/>€ - <text:s text:c="2"/></text:p>
          </table:table-cell>
          <table:table-cell table:style-name="ce131" table:formula="of:=[.L70]-[.V70]" office:value-type="float" office:value="420268.982" calcext:value-type="float">
            <text:p><text:s/>€ 420,268.982 </text:p>
          </table:table-cell>
          <table:table-cell table:style-name="ce140"/>
          <table:table-cell table:style-name="ce145" table:number-columns-repeated="2"/>
          <table:table-cell table:style-name="ce106" table:formula="of:=[.X70]+[.Y70]+[.Z70]" office:value-type="float" office:value="0" calcext:value-type="float">
            <text:p><text:s/>€ - <text:s text:c="2"/></text:p>
          </table:table-cell>
          <table:table-cell table:style-name="ce145" table:number-columns-repeated="3"/>
          <table:table-cell table:style-name="ce106" table:formula="of:=[.AB70]+[.AC70]+[.AD70]" office:value-type="float" office:value="0" calcext:value-type="float">
            <text:p><text:s/>€ - <text:s text:c="2"/></text:p>
          </table:table-cell>
          <table:table-cell table:style-name="ce164" table:formula="of:=[.AA70]+[.AE70]" office:value-type="float" office:value="0" calcext:value-type="float">
            <text:p><text:s/>€ - <text:s text:c="2"/></text:p>
          </table:table-cell>
          <table:table-cell table:style-name="ce140"/>
          <table:table-cell table:style-name="ce145" table:number-columns-repeated="2"/>
          <table:table-cell table:style-name="ce106" table:formula="of:=[.AG70]+[.AH70]+[.AI70]" office:value-type="float" office:value="0" calcext:value-type="float">
            <text:p><text:s/>€ - <text:s text:c="2"/></text:p>
          </table:table-cell>
          <table:table-cell table:style-name="ce145" table:number-columns-repeated="3"/>
          <table:table-cell table:style-name="ce189" table:formula="of:=[.AJ70]+[.AK70]+[.AL70]+[.AM70]" office:value-type="float" office:value="0" calcext:value-type="float">
            <text:p><text:s/>€ - <text:s text:c="2"/></text:p>
          </table:table-cell>
          <table:table-cell table:style-name="ce69" table:number-columns-repeated="2"/>
          <table:table-cell table:number-columns-repeated="982"/>
        </table:table-row>
        <table:table-row table:style-name="ro29">
          <table:table-cell table:style-name="ce49" office:value-type="string" calcext:value-type="string">
            <text:p>Schadefonds</text:p>
          </table:table-cell>
          <table:table-cell table:style-name="ce61" office:value-type="string" calcext:value-type="string">
            <text:p>JenV</text:p>
          </table:table-cell>
          <table:table-cell table:style-name="ce70" office:value-type="float" office:value="82.83" calcext:value-type="float">
            <text:p>82.83</text:p>
          </table:table-cell>
          <table:table-cell table:style-name="ce84" office:value-type="float" office:value="7509" calcext:value-type="float">
            <text:p><text:s/>€ 7,509.000 </text:p>
          </table:table-cell>
          <table:table-cell table:style-name="ce94" table:number-columns-repeated="2"/>
          <table:table-cell table:style-name="ce100"/>
          <table:table-cell table:style-name="ce106" table:formula="of:=[.D71]+[.E71]+[.F71]+[.G71]" office:value-type="float" office:value="7509" calcext:value-type="float">
            <text:p><text:s/>€ 7,509.000 </text:p>
          </table:table-cell>
          <table:table-cell table:style-name="ce94" table:number-columns-repeated="3"/>
          <table:table-cell table:style-name="ce112" table:formula="of:=[.D71]+[.E71]+[.F71]+[.G71]+[.I71]+[.J71]+[.K71]" office:value-type="float" office:value="7509" calcext:value-type="float">
            <text:p><text:s/>€ 7,509.000 </text:p>
          </table:table-cell>
          <table:table-cell table:style-name="ce84"/>
          <table:table-cell table:style-name="ce94"/>
          <table:table-cell table:style-name="ce106" table:formula="of:=[.M71]+[.N71]" office:value-type="float" office:value="0" calcext:value-type="float">
            <text:p><text:s/>€ - <text:s text:c="2"/></text:p>
          </table:table-cell>
          <table:table-cell table:style-name="ce94" table:number-columns-repeated="6"/>
          <table:table-cell table:style-name="ce124" table:formula="of:=[.M71]+[.N71]+[.P71]+[.Q71]+[.R71]+[.S71]+[.T71]+[.U71]" office:value-type="float" office:value="0" calcext:value-type="float">
            <text:p><text:s/>€ - <text:s text:c="2"/></text:p>
          </table:table-cell>
          <table:table-cell table:style-name="ce131" table:formula="of:=[.L71]-[.V71]" office:value-type="float" office:value="7509" calcext:value-type="float">
            <text:p><text:s/>€ 7,509.000 </text:p>
          </table:table-cell>
          <table:table-cell table:style-name="ce141"/>
          <table:table-cell table:style-name="ce146" table:number-columns-repeated="2"/>
          <table:table-cell table:style-name="ce106" table:formula="of:=[.X71]+[.Y71]+[.Z71]" office:value-type="float" office:value="0" calcext:value-type="float">
            <text:p><text:s/>€ - <text:s text:c="2"/></text:p>
          </table:table-cell>
          <table:table-cell table:style-name="ce146" table:number-columns-repeated="3"/>
          <table:table-cell table:style-name="ce106" table:formula="of:=[.AB71]+[.AC71]+[.AD71]" office:value-type="float" office:value="0" calcext:value-type="float">
            <text:p><text:s/>€ - <text:s text:c="2"/></text:p>
          </table:table-cell>
          <table:table-cell table:style-name="ce164" table:formula="of:=[.AA71]+[.AE71]" office:value-type="float" office:value="0" calcext:value-type="float">
            <text:p><text:s/>€ - <text:s text:c="2"/></text:p>
          </table:table-cell>
          <table:table-cell table:style-name="ce141"/>
          <table:table-cell table:style-name="ce146" table:number-columns-repeated="2"/>
          <table:table-cell table:style-name="ce106" table:formula="of:=[.AG71]+[.AH71]+[.AI71]" office:value-type="float" office:value="0" calcext:value-type="float">
            <text:p><text:s/>€ - <text:s text:c="2"/></text:p>
          </table:table-cell>
          <table:table-cell table:style-name="ce146" table:number-columns-repeated="3"/>
          <table:table-cell table:style-name="ce189" table:formula="of:=[.AJ71]+[.AK71]+[.AL71]+[.AM71]" office:value-type="float" office:value="0" calcext:value-type="float">
            <text:p><text:s/>€ - <text:s text:c="2"/></text:p>
          </table:table-cell>
          <table:table-cell table:style-name="ce70" table:number-columns-repeated="2"/>
          <table:table-cell table:number-columns-repeated="982"/>
        </table:table-row>
        <table:table-row table:style-name="ro29">
          <table:table-cell table:style-name="ce50" office:value-type="string" calcext:value-type="string">
            <text:p>Nidos*</text:p>
          </table:table-cell>
          <table:table-cell table:style-name="ce61" office:value-type="string" calcext:value-type="string">
            <text:p>JenV</text:p>
          </table:table-cell>
          <table:table-cell table:style-name="ce69" office:value-type="float" office:value="453" calcext:value-type="float">
            <text:p>453</text:p>
          </table:table-cell>
          <table:table-cell table:style-name="ce83" office:value-type="float" office:value="85921.33" calcext:value-type="float">
            <text:p><text:s/>€ 85,921.330 </text:p>
          </table:table-cell>
          <table:table-cell table:number-columns-repeated="2" table:style-name="ce93" office:value-type="float" office:value="0" calcext:value-type="float">
            <text:p><text:s/>€ - <text:s text:c="2"/></text:p>
          </table:table-cell>
          <table:table-cell table:style-name="ce99"/>
          <table:table-cell table:style-name="ce106" table:formula="of:=[.D72]+[.E72]+[.F72]+[.G72]" office:value-type="float" office:value="85921.33" calcext:value-type="float">
            <text:p><text:s/>€ 85,921.330 </text:p>
          </table:table-cell>
          <table:table-cell table:style-name="ce93" table:number-columns-repeated="3"/>
          <table:table-cell table:style-name="ce112" table:formula="of:=[.D72]+[.E72]+[.F72]+[.G72]+[.I72]+[.J72]+[.K72]" office:value-type="float" office:value="85921.33" calcext:value-type="float">
            <text:p><text:s/>€ 85,921.330 </text:p>
          </table:table-cell>
          <table:table-cell table:style-name="ce83" office:value-type="float" office:value="25940.161" calcext:value-type="float">
            <text:p><text:s/>€ 25,940.161 </text:p>
          </table:table-cell>
          <table:table-cell table:style-name="ce93" table:formula="of:=(1534872+4126598-598)/1000" office:value-type="float" office:value="5660.872" calcext:value-type="float">
            <text:p><text:s/>€ 5,660.872 </text:p>
          </table:table-cell>
          <table:table-cell table:style-name="ce106" table:formula="of:=[.M72]+[.N72]" office:value-type="float" office:value="31601.033" calcext:value-type="float">
            <text:p><text:s/>€ 31,601.033 </text:p>
          </table:table-cell>
          <table:table-cell table:style-name="ce93" office:value-type="float" office:value="0.598" calcext:value-type="float">
            <text:p><text:s/>€ 0.598 </text:p>
          </table:table-cell>
          <table:table-cell table:style-name="ce93" office:value-type="float" office:value="54796.955" calcext:value-type="float">
            <text:p><text:s/>€ 54,796.955 </text:p>
          </table:table-cell>
          <table:table-cell table:style-name="ce93" table:number-columns-repeated="4"/>
          <table:table-cell table:style-name="ce124" table:formula="of:=[.M72]+[.N72]+[.P72]+[.Q72]+[.R72]+[.S72]+[.T72]+[.U72]" office:value-type="float" office:value="86398.586" calcext:value-type="float">
            <text:p><text:s/>€ 86,398.586 </text:p>
          </table:table-cell>
          <table:table-cell table:style-name="ce131" table:formula="of:=[.L72]-[.V72]" office:value-type="float" office:value="-477.256000000009" calcext:value-type="float">
            <text:p><text:s/>€ -477.256 </text:p>
          </table:table-cell>
          <table:table-cell table:style-name="ce140"/>
          <table:table-cell table:style-name="ce145" office:value-type="float" office:value="1324.112" calcext:value-type="float">
            <text:p><text:s/>€ 1,324.112 </text:p>
          </table:table-cell>
          <table:table-cell table:style-name="ce145"/>
          <table:table-cell table:style-name="ce106" table:formula="of:=[.X72]+[.Y72]+[.Z72]" office:value-type="float" office:value="1324.112" calcext:value-type="float">
            <text:p><text:s/>€ 1,324.112 </text:p>
          </table:table-cell>
          <table:table-cell table:style-name="ce145" office:value-type="float" office:value="814.918" calcext:value-type="float">
            <text:p><text:s/>€ 814.918 </text:p>
          </table:table-cell>
          <table:table-cell table:style-name="ce145"/>
          <table:table-cell table:style-name="ce145" office:value-type="float" office:value="41007.137" calcext:value-type="float">
            <text:p><text:s/>€ 41,007.137 </text:p>
          </table:table-cell>
          <table:table-cell table:style-name="ce106" table:formula="of:=[.AB72]+[.AC72]+[.AD72]" office:value-type="float" office:value="41822.055" calcext:value-type="float">
            <text:p><text:s/>€ 41,822.055 </text:p>
          </table:table-cell>
          <table:table-cell table:style-name="ce164" table:formula="of:=[.AA72]+[.AE72]" office:value-type="float" office:value="43146.167" calcext:value-type="float">
            <text:p><text:s/>€ 43,146.167 </text:p>
          </table:table-cell>
          <table:table-cell table:style-name="ce140" office:value-type="float" office:value="4016.939" calcext:value-type="float">
            <text:p><text:s/>€ 4,016.939 </text:p>
          </table:table-cell>
          <table:table-cell table:style-name="ce145" office:value-type="float" office:value="751.14" calcext:value-type="float">
            <text:p><text:s/>€ 751.140 </text:p>
          </table:table-cell>
          <table:table-cell table:style-name="ce145"/>
          <table:table-cell table:style-name="ce106" table:formula="of:=[.AG72]+[.AH72]+[.AI72]" office:value-type="float" office:value="4768.079" calcext:value-type="float">
            <text:p><text:s/>€ 4,768.079 </text:p>
          </table:table-cell>
          <table:table-cell table:style-name="ce145" office:value-type="float" office:value="7276.579" calcext:value-type="float">
            <text:p><text:s/>€ 7,276.579 </text:p>
          </table:table-cell>
          <table:table-cell table:style-name="ce145"/>
          <table:table-cell table:style-name="ce145" office:value-type="float" office:value="31101.509" calcext:value-type="float">
            <text:p><text:s/>€ 31,101.509 </text:p>
          </table:table-cell>
          <table:table-cell table:style-name="ce189" table:formula="of:=[.AJ72]+[.AK72]+[.AL72]+[.AM72]" office:value-type="float" office:value="43146.167" calcext:value-type="float">
            <text:p><text:s/>€ 43,146.167 </text:p>
          </table:table-cell>
          <table:table-cell table:style-name="ce69" office:value-type="string" calcext:value-type="string">
            <text:p>Betreft cijfers Jaarverslag Nidos 2018</text:p>
          </table:table-cell>
          <table:table-cell table:style-name="ce69"/>
          <table:table-cell table:number-columns-repeated="982"/>
        </table:table-row>
        <table:table-row table:style-name="ro29">
          <table:table-cell table:style-name="ce49" office:value-type="string" calcext:value-type="string">
            <text:p>RvdR (Sui generis)</text:p>
          </table:table-cell>
          <table:table-cell table:style-name="ce61" office:value-type="string" calcext:value-type="string">
            <text:p>JenV</text:p>
          </table:table-cell>
          <table:table-cell table:style-name="ce70" office:value-type="float" office:value="9894" calcext:value-type="float">
            <text:p>9894</text:p>
          </table:table-cell>
          <table:table-cell table:style-name="ce84" office:value-type="float" office:value="1022600" calcext:value-type="float">
            <text:p><text:s/>€ 1,022,600.000 </text:p>
          </table:table-cell>
          <table:table-cell table:style-name="ce94" table:number-columns-repeated="2"/>
          <table:table-cell table:style-name="ce100"/>
          <table:table-cell table:style-name="ce106" table:formula="of:=[.D73]+[.E73]+[.F73]+[.G73]" office:value-type="float" office:value="1022600" calcext:value-type="float">
            <text:p><text:s/>€ 1,022,600.000 </text:p>
          </table:table-cell>
          <table:table-cell table:style-name="ce94" table:number-columns-repeated="3"/>
          <table:table-cell table:style-name="ce112" table:formula="of:=[.D73]+[.E73]+[.F73]+[.G73]+[.I73]+[.J73]+[.K73]" office:value-type="float" office:value="1022600" calcext:value-type="float">
            <text:p><text:s/>€ 1,022,600.000 </text:p>
          </table:table-cell>
          <table:table-cell table:style-name="ce84"/>
          <table:table-cell table:style-name="ce94"/>
          <table:table-cell table:style-name="ce106" table:formula="of:=[.M73]+[.N73]" office:value-type="float" office:value="0" calcext:value-type="float">
            <text:p><text:s/>€ - <text:s text:c="2"/></text:p>
          </table:table-cell>
          <table:table-cell table:style-name="ce94" table:number-columns-repeated="6"/>
          <table:table-cell table:style-name="ce124" table:formula="of:=[.M73]+[.N73]+[.P73]+[.Q73]+[.R73]+[.S73]+[.T73]+[.U73]" office:value-type="float" office:value="0" calcext:value-type="float">
            <text:p><text:s/>€ - <text:s text:c="2"/></text:p>
          </table:table-cell>
          <table:table-cell table:style-name="ce131" table:formula="of:=[.L73]-[.V73]" office:value-type="float" office:value="1022600" calcext:value-type="float">
            <text:p><text:s/>€ 1,022,600.000 </text:p>
          </table:table-cell>
          <table:table-cell table:style-name="ce141"/>
          <table:table-cell table:style-name="ce146" table:number-columns-repeated="2"/>
          <table:table-cell table:style-name="ce106" table:formula="of:=[.X73]+[.Y73]+[.Z73]" office:value-type="float" office:value="0" calcext:value-type="float">
            <text:p><text:s/>€ - <text:s text:c="2"/></text:p>
          </table:table-cell>
          <table:table-cell table:style-name="ce146" table:number-columns-repeated="3"/>
          <table:table-cell table:style-name="ce106" table:formula="of:=[.AB73]+[.AC73]+[.AD73]" office:value-type="float" office:value="0" calcext:value-type="float">
            <text:p><text:s/>€ - <text:s text:c="2"/></text:p>
          </table:table-cell>
          <table:table-cell table:style-name="ce164" table:formula="of:=[.AA73]+[.AE73]" office:value-type="float" office:value="0" calcext:value-type="float">
            <text:p><text:s/>€ - <text:s text:c="2"/></text:p>
          </table:table-cell>
          <table:table-cell table:style-name="ce141"/>
          <table:table-cell table:style-name="ce146" table:number-columns-repeated="2"/>
          <table:table-cell table:style-name="ce106" table:formula="of:=[.AG73]+[.AH73]+[.AI73]" office:value-type="float" office:value="0" calcext:value-type="float">
            <text:p><text:s/>€ - <text:s text:c="2"/></text:p>
          </table:table-cell>
          <table:table-cell table:style-name="ce146" table:number-columns-repeated="3"/>
          <table:table-cell table:style-name="ce189" table:formula="of:=[.AJ73]+[.AK73]+[.AL73]+[.AM73]" office:value-type="float" office:value="0" calcext:value-type="float">
            <text:p><text:s/>€ - <text:s text:c="2"/></text:p>
          </table:table-cell>
          <table:table-cell table:style-name="ce70" table:number-columns-repeated="2"/>
          <table:table-cell table:number-columns-repeated="6"/>
          <table:table-cell table:style-name="ce206" table:number-columns-repeated="2"/>
          <table:table-cell table:number-columns-repeated="974"/>
        </table:table-row>
        <table:table-row table:style-name="ro29">
          <table:table-cell table:style-name="ce56" office:value-type="string" calcext:value-type="string">
            <text:p>Autoriteit Financiële Markten (AFM)</text:p>
          </table:table-cell>
          <table:table-cell table:style-name="ce61" office:value-type="string" calcext:value-type="string">
            <text:p>FIN</text:p>
          </table:table-cell>
          <table:table-cell table:style-name="ce68" office:value-type="float" office:value="641" calcext:value-type="float">
            <text:p>641</text:p>
          </table:table-cell>
          <table:table-cell table:style-name="ce82" office:value-type="float" office:value="599" calcext:value-type="float">
            <text:p><text:s/>€ 599.000 </text:p>
          </table:table-cell>
          <table:table-cell table:style-name="ce92" office:value-type="float" office:value="0" calcext:value-type="float">
            <text:p><text:s/>€ - <text:s text:c="2"/></text:p>
          </table:table-cell>
          <table:table-cell table:style-name="ce92" office:value-type="float" office:value="96110" calcext:value-type="float">
            <text:p><text:s/>€ 96,110.000 </text:p>
          </table:table-cell>
          <table:table-cell table:style-name="ce98" office:value-type="float" office:value="0" calcext:value-type="float">
            <text:p><text:s/>€ - <text:s text:c="2"/></text:p>
          </table:table-cell>
          <table:table-cell table:style-name="ce105" table:formula="of:=[.D74]+[.E74]+[.F74]+[.G74]" office:value-type="float" office:value="96709" calcext:value-type="float">
            <text:p><text:s/>€ 96,709.000 </text:p>
          </table:table-cell>
          <table:table-cell table:style-name="ce92" office:value-type="float" office:value="3221" calcext:value-type="float">
            <text:p><text:s/>€ 3,221.000 </text:p>
          </table:table-cell>
          <table:table-cell table:style-name="ce92" office:value-type="float" office:value="86" calcext:value-type="float">
            <text:p><text:s/>€ 86.000 </text:p>
          </table:table-cell>
          <table:table-cell table:style-name="ce92" office:value-type="float" office:value="0" calcext:value-type="float">
            <text:p><text:s/>€ - <text:s text:c="2"/></text:p>
          </table:table-cell>
          <table:table-cell table:style-name="ce111" table:formula="of:=[.D74]+[.E74]+[.F74]+[.G74]+[.I74]+[.J74]+[.K74]" office:value-type="float" office:value="100016" calcext:value-type="float">
            <text:p><text:s/>€ 100,016.000 </text:p>
          </table:table-cell>
          <table:table-cell table:style-name="ce82" office:value-type="float" office:value="84139" calcext:value-type="float">
            <text:p><text:s/>€ 84,139.000 </text:p>
          </table:table-cell>
          <table:table-cell table:style-name="ce92" office:value-type="float" office:value="0" calcext:value-type="float">
            <text:p><text:s/>€ - <text:s text:c="2"/></text:p>
          </table:table-cell>
          <table:table-cell table:style-name="ce120" table:formula="of:=[.M74]+[.N74]" office:value-type="float" office:value="84139" calcext:value-type="float">
            <text:p><text:s/>€ 84,139.000 </text:p>
          </table:table-cell>
          <table:table-cell table:style-name="ce92" office:value-type="float" office:value="1041" calcext:value-type="float">
            <text:p><text:s/>€ 1,041.000 </text:p>
          </table:table-cell>
          <table:table-cell table:style-name="ce92" office:value-type="float" office:value="20317" calcext:value-type="float">
            <text:p><text:s/>€ 20,317.000 </text:p>
          </table:table-cell>
          <table:table-cell table:style-name="ce92" office:value-type="float" office:value="77" calcext:value-type="float">
            <text:p><text:s/>€ 77.000 </text:p>
          </table:table-cell>
          <table:table-cell table:number-columns-repeated="3" table:style-name="ce92" office:value-type="float" office:value="0" calcext:value-type="float">
            <text:p><text:s/>€ - <text:s text:c="2"/></text:p>
          </table:table-cell>
          <table:table-cell table:style-name="ce123" table:formula="of:=[.M74]+[.N74]+[.P74]+[.Q74]+[.R74]+[.S74]+[.T74]+[.U74]" office:value-type="float" office:value="105574" calcext:value-type="float">
            <text:p><text:s/>€ 105,574.000 </text:p>
          </table:table-cell>
          <table:table-cell table:style-name="ce130" table:formula="of:=[.L74]-[.V74]" office:value-type="float" office:value="-5558" calcext:value-type="float">
            <text:p><text:s/>€ -5,558.000 </text:p>
          </table:table-cell>
          <table:table-cell table:style-name="ce139" office:value-type="float" office:value="0" calcext:value-type="float">
            <text:p><text:s/>€ - <text:s text:c="2"/></text:p>
          </table:table-cell>
          <table:table-cell table:style-name="ce144" office:value-type="float" office:value="3931" calcext:value-type="float">
            <text:p><text:s/>€ 3,931.000 </text:p>
          </table:table-cell>
          <table:table-cell table:style-name="ce144" office:value-type="float" office:value="688" calcext:value-type="float">
            <text:p><text:s/>€ 688.000 </text:p>
          </table:table-cell>
          <table:table-cell table:style-name="ce120" table:formula="of:=[.X74]+[.Y74]+[.Z74]" office:value-type="float" office:value="4619" calcext:value-type="float">
            <text:p><text:s/>€ 4,619.000 </text:p>
          </table:table-cell>
          <table:table-cell table:style-name="ce144" office:value-type="float" office:value="0" calcext:value-type="float">
            <text:p><text:s/>€ - <text:s text:c="2"/></text:p>
          </table:table-cell>
          <table:table-cell table:style-name="ce144" office:value-type="float" office:value="33858" calcext:value-type="float">
            <text:p><text:s/>€ 33,858.000 </text:p>
          </table:table-cell>
          <table:table-cell table:style-name="ce144" office:value-type="float" office:value="9" calcext:value-type="float">
            <text:p><text:s/>€ 9.000 </text:p>
          </table:table-cell>
          <table:table-cell table:style-name="ce120" table:formula="of:=[.AB74]+[.AC74]+[.AD74]" office:value-type="float" office:value="33867" calcext:value-type="float">
            <text:p><text:s/>€ 33,867.000 </text:p>
          </table:table-cell>
          <table:table-cell table:style-name="ce168" table:formula="of:=[.AA74]+[.AE74]" office:value-type="float" office:value="38486" calcext:value-type="float">
            <text:p><text:s/>€ 38,486.000 </text:p>
          </table:table-cell>
          <table:table-cell table:style-name="ce139" office:value-type="float" office:value="0" calcext:value-type="float">
            <text:p><text:s/>€ - <text:s text:c="2"/></text:p>
          </table:table-cell>
          <table:table-cell table:number-columns-repeated="2" table:style-name="ce144" office:value-type="float" office:value="0" calcext:value-type="float">
            <text:p><text:s/>€ - <text:s text:c="2"/></text:p>
          </table:table-cell>
          <table:table-cell table:style-name="ce120" table:formula="of:=[.AG74]+[.AH74]+[.AI74]" office:value-type="float" office:value="0" calcext:value-type="float">
            <text:p><text:s/>€ - <text:s text:c="2"/></text:p>
          </table:table-cell>
          <table:table-cell table:style-name="ce144" office:value-type="float" office:value="2633" calcext:value-type="float">
            <text:p><text:s/>€ 2,633.000 </text:p>
          </table:table-cell>
          <table:table-cell table:style-name="ce144" office:value-type="float" office:value="0" calcext:value-type="float">
            <text:p><text:s/>€ - <text:s text:c="2"/></text:p>
          </table:table-cell>
          <table:table-cell table:style-name="ce144" office:value-type="float" office:value="35853" calcext:value-type="float">
            <text:p><text:s/>€ 35,853.000 </text:p>
          </table:table-cell>
          <table:table-cell table:style-name="ce193" table:formula="of:=[.AJ74]+[.AK74]+[.AL74]+[.AM74]" office:value-type="float" office:value="38486" calcext:value-type="float">
            <text:p><text:s/>€ 38,486.000 </text:p>
          </table:table-cell>
          <table:table-cell table:style-name="ce68"/>
          <table:table-cell table:style-name="ce68" office:value-type="string" calcext:value-type="string">
            <text:p>https://www.afm.nl/nl-nl/verslaglegging/jaarverslag</text:p>
          </table:table-cell>
          <table:table-cell table:number-columns-repeated="982"/>
        </table:table-row>
        <table:table-row table:style-name="ro29">
          <table:table-cell table:style-name="ce57" office:value-type="string" calcext:value-type="string">
            <text:p>Commissie Eindtermen Accountantsopleiding (CEA)</text:p>
          </table:table-cell>
          <table:table-cell table:style-name="ce62" office:value-type="string" calcext:value-type="string">
            <text:p>FIN</text:p>
          </table:table-cell>
          <table:table-cell table:style-name="ce69" office:value-type="float" office:value="3.7" calcext:value-type="float">
            <text:p>3.7</text:p>
          </table:table-cell>
          <table:table-cell table:style-name="ce83" office:value-type="float" office:value="0" calcext:value-type="float">
            <text:p><text:s/>€ - <text:s text:c="2"/></text:p>
          </table:table-cell>
          <table:table-cell table:style-name="ce93" office:value-type="float" office:value="0" calcext:value-type="float">
            <text:p><text:s/>€ - <text:s text:c="2"/></text:p>
          </table:table-cell>
          <table:table-cell table:style-name="ce93" office:value-type="float" office:value="703" calcext:value-type="float">
            <text:p><text:s/>€ 703.000 </text:p>
          </table:table-cell>
          <table:table-cell table:style-name="ce99" office:value-type="float" office:value="0" calcext:value-type="float">
            <text:p><text:s/>€ - <text:s text:c="2"/></text:p>
          </table:table-cell>
          <table:table-cell table:style-name="ce106" table:formula="of:=[.D75]+[.E75]+[.F75]+[.G75]" office:value-type="float" office:value="703" calcext:value-type="float">
            <text:p><text:s/>€ 703.000 </text:p>
          </table:table-cell>
          <table:table-cell table:number-columns-repeated="3" table:style-name="ce93" office:value-type="float" office:value="0" calcext:value-type="float">
            <text:p><text:s/>€ - <text:s text:c="2"/></text:p>
          </table:table-cell>
          <table:table-cell table:style-name="ce112" table:formula="of:=[.D75]+[.E75]+[.F75]+[.G75]+[.I75]+[.J75]+[.K75]" office:value-type="float" office:value="703" calcext:value-type="float">
            <text:p><text:s/>€ 703.000 </text:p>
          </table:table-cell>
          <table:table-cell table:style-name="ce83" office:value-type="float" office:value="649" calcext:value-type="float">
            <text:p><text:s/>€ 649.000 </text:p>
          </table:table-cell>
          <table:table-cell table:style-name="ce93" office:value-type="float" office:value="0" calcext:value-type="float">
            <text:p><text:s/>€ - <text:s text:c="2"/></text:p>
          </table:table-cell>
          <table:table-cell table:style-name="ce106" table:formula="of:=[.M75]+[.N75]" office:value-type="float" office:value="649" calcext:value-type="float">
            <text:p><text:s/>€ 649.000 </text:p>
          </table:table-cell>
          <table:table-cell table:style-name="ce93" office:value-type="float" office:value="0" calcext:value-type="float">
            <text:p><text:s/>€ - <text:s text:c="2"/></text:p>
          </table:table-cell>
          <table:table-cell table:style-name="ce93" office:value-type="float" office:value="54" calcext:value-type="float">
            <text:p><text:s/>€ 54.000 </text:p>
          </table:table-cell>
          <table:table-cell table:number-columns-repeated="4" table:style-name="ce93" office:value-type="float" office:value="0" calcext:value-type="float">
            <text:p><text:s/>€ - <text:s text:c="2"/></text:p>
          </table:table-cell>
          <table:table-cell table:style-name="ce124" table:formula="of:=[.M75]+[.N75]+[.P75]+[.Q75]+[.R75]+[.S75]+[.T75]+[.U75]" office:value-type="float" office:value="703" calcext:value-type="float">
            <text:p><text:s/>€ 703.000 </text:p>
          </table:table-cell>
          <table:table-cell table:style-name="ce131" table:formula="of:=[.L75]-[.V75]" office:value-type="float" office:value="0" calcext:value-type="float">
            <text:p><text:s/>€ - <text:s text:c="2"/></text:p>
          </table:table-cell>
          <table:table-cell table:style-name="ce140" office:value-type="float" office:value="0" calcext:value-type="float">
            <text:p><text:s/>€ - <text:s text:c="2"/></text:p>
          </table:table-cell>
          <table:table-cell table:number-columns-repeated="2" table:style-name="ce145" office:value-type="float" office:value="0" calcext:value-type="float">
            <text:p><text:s/>€ - <text:s text:c="2"/></text:p>
          </table:table-cell>
          <table:table-cell table:style-name="ce106" table:formula="of:=[.X75]+[.Y75]+[.Z75]" office:value-type="float" office:value="0" calcext:value-type="float">
            <text:p><text:s/>€ - <text:s text:c="2"/></text:p>
          </table:table-cell>
          <table:table-cell table:number-columns-repeated="2" table:style-name="ce145" office:value-type="float" office:value="0" calcext:value-type="float">
            <text:p><text:s/>€ - <text:s text:c="2"/></text:p>
          </table:table-cell>
          <table:table-cell table:style-name="ce145" office:value-type="float" office:value="427" calcext:value-type="float">
            <text:p><text:s/>€ 427.000 </text:p>
          </table:table-cell>
          <table:table-cell table:style-name="ce106" table:formula="of:=[.AB75]+[.AC75]+[.AD75]" office:value-type="float" office:value="427" calcext:value-type="float">
            <text:p><text:s/>€ 427.000 </text:p>
          </table:table-cell>
          <table:table-cell table:style-name="ce169" table:formula="of:=[.AA75]+[.AE75]" office:value-type="float" office:value="427" calcext:value-type="float">
            <text:p><text:s/>€ 427.000 </text:p>
          </table:table-cell>
          <table:table-cell table:style-name="ce140" office:value-type="float" office:value="0" calcext:value-type="float">
            <text:p><text:s/>€ - <text:s text:c="2"/></text:p>
          </table:table-cell>
          <table:table-cell table:number-columns-repeated="2" table:style-name="ce145" office:value-type="float" office:value="0" calcext:value-type="float">
            <text:p><text:s/>€ - <text:s text:c="2"/></text:p>
          </table:table-cell>
          <table:table-cell table:style-name="ce106" table:formula="of:=[.AG75]+[.AH75]+[.AI75]" office:value-type="float" office:value="0" calcext:value-type="float">
            <text:p><text:s/>€ - <text:s text:c="2"/></text:p>
          </table:table-cell>
          <table:table-cell table:style-name="ce145" office:value-type="float" office:value="28" calcext:value-type="float">
            <text:p><text:s/>€ 28.000 </text:p>
          </table:table-cell>
          <table:table-cell table:style-name="ce145" office:value-type="float" office:value="0" calcext:value-type="float">
            <text:p><text:s/>€ - <text:s text:c="2"/></text:p>
          </table:table-cell>
          <table:table-cell table:style-name="ce145" office:value-type="float" office:value="399" calcext:value-type="float">
            <text:p><text:s/>€ 399.000 </text:p>
          </table:table-cell>
          <table:table-cell table:style-name="ce194" table:formula="of:=[.AJ75]+[.AK75]+[.AL75]+[.AM75]" office:value-type="float" office:value="427" calcext:value-type="float">
            <text:p><text:s/>€ 427.000 </text:p>
          </table:table-cell>
          <table:table-cell table:style-name="ce69"/>
          <table:table-cell table:style-name="ce69" office:value-type="string" calcext:value-type="string">
            <text:p>https://www.cea.nl/globalassets/archief/begrotingen-en-jaarverslagen/jaarverslagen/jaarverslag-2019</text:p>
          </table:table-cell>
          <table:table-cell table:number-columns-repeated="982"/>
        </table:table-row>
        <table:table-row table:style-name="ro29">
          <table:table-cell table:style-name="ce58" office:value-type="string" calcext:value-type="string">
            <text:p>De Nederlandsche Bank (DNB)</text:p>
          </table:table-cell>
          <table:table-cell table:style-name="ce63" office:value-type="string" calcext:value-type="string">
            <text:p>FIN</text:p>
          </table:table-cell>
          <table:table-cell table:style-name="ce70" office:value-type="float" office:value="909" calcext:value-type="float">
            <text:p>909</text:p>
          </table:table-cell>
          <table:table-cell table:style-name="ce84" office:value-type="float" office:value="800" calcext:value-type="float">
            <text:p><text:s/>€ 800.000 </text:p>
          </table:table-cell>
          <table:table-cell table:style-name="ce94" office:value-type="float" office:value="0" calcext:value-type="float">
            <text:p><text:s/>€ - <text:s text:c="2"/></text:p>
          </table:table-cell>
          <table:table-cell table:style-name="ce94" office:value-type="float" office:value="182000" calcext:value-type="float">
            <text:p><text:s/>€ 182,000.000 </text:p>
          </table:table-cell>
          <table:table-cell table:style-name="ce100" office:value-type="float" office:value="0" calcext:value-type="float">
            <text:p><text:s/>€ - <text:s text:c="2"/></text:p>
          </table:table-cell>
          <table:table-cell table:style-name="ce106" table:formula="of:=[.D76]+[.E76]+[.F76]+[.G76]" office:value-type="float" office:value="182800" calcext:value-type="float">
            <text:p><text:s/>€ 182,800.000 </text:p>
          </table:table-cell>
          <table:table-cell table:style-name="ce94" office:value-type="float" office:value="900" calcext:value-type="float">
            <text:p><text:s/>€ 900.000 </text:p>
          </table:table-cell>
          <table:table-cell table:number-columns-repeated="2" table:style-name="ce94" office:value-type="float" office:value="0" calcext:value-type="float">
            <text:p><text:s/>€ - <text:s text:c="2"/></text:p>
          </table:table-cell>
          <table:table-cell table:style-name="ce112" table:formula="of:=[.D76]+[.E76]+[.F76]+[.G76]+[.I76]+[.J76]+[.K76]" office:value-type="float" office:value="183700" calcext:value-type="float">
            <text:p><text:s/>€ 183,700.000 </text:p>
          </table:table-cell>
          <table:table-cell table:style-name="ce84" office:value-type="float" office:value="94000" calcext:value-type="float">
            <text:p><text:s/>€ 94,000.000 </text:p>
          </table:table-cell>
          <table:table-cell table:style-name="ce94" office:value-type="float" office:value="13100" calcext:value-type="float">
            <text:p><text:s/>€ 13,100.000 </text:p>
          </table:table-cell>
          <table:table-cell table:style-name="ce106" table:formula="of:=[.M76]+[.N76]" office:value-type="float" office:value="107100" calcext:value-type="float">
            <text:p><text:s/>€ 107,100.000 </text:p>
          </table:table-cell>
          <table:table-cell table:style-name="ce94" office:value-type="float" office:value="2700" calcext:value-type="float">
            <text:p><text:s/>€ 2,700.000 </text:p>
          </table:table-cell>
          <table:table-cell table:style-name="ce94" office:value-type="float" office:value="73100" calcext:value-type="float">
            <text:p><text:s/>€ 73,100.000 </text:p>
          </table:table-cell>
          <table:table-cell table:number-columns-repeated="4" table:style-name="ce94" office:value-type="float" office:value="0" calcext:value-type="float">
            <text:p><text:s/>€ - <text:s text:c="2"/></text:p>
          </table:table-cell>
          <table:table-cell table:style-name="ce124" table:formula="of:=[.M76]+[.N76]+[.P76]+[.Q76]+[.R76]+[.S76]+[.T76]+[.U76]" office:value-type="float" office:value="182900" calcext:value-type="float">
            <text:p><text:s/>€ 182,900.000 </text:p>
          </table:table-cell>
          <table:table-cell table:style-name="ce131" table:formula="of:=[.L76]-[.V76]" office:value-type="float" office:value="800" calcext:value-type="float">
            <text:p><text:s/>€ 800.000 </text:p>
          </table:table-cell>
          <table:table-cell table:style-name="ce141" office:value-type="float" office:value="0" calcext:value-type="float">
            <text:p><text:s/>€ - <text:s text:c="2"/></text:p>
          </table:table-cell>
          <table:table-cell table:number-columns-repeated="2" table:style-name="ce146" office:value-type="float" office:value="0" calcext:value-type="float">
            <text:p><text:s/>€ - <text:s text:c="2"/></text:p>
          </table:table-cell>
          <table:table-cell table:style-name="ce106" table:formula="of:=[.X76]+[.Y76]+[.Z76]" office:value-type="float" office:value="0" calcext:value-type="float">
            <text:p><text:s/>€ - <text:s text:c="2"/></text:p>
          </table:table-cell>
          <table:table-cell table:number-columns-repeated="3" table:style-name="ce146" office:value-type="float" office:value="0" calcext:value-type="float">
            <text:p><text:s/>€ - <text:s text:c="2"/></text:p>
          </table:table-cell>
          <table:table-cell table:style-name="ce106" table:formula="of:=[.AB76]+[.AC76]+[.AD76]" office:value-type="float" office:value="0" calcext:value-type="float">
            <text:p><text:s/>€ - <text:s text:c="2"/></text:p>
          </table:table-cell>
          <table:table-cell table:style-name="ce169" table:formula="of:=[.AA76]+[.AE76]" office:value-type="float" office:value="0" calcext:value-type="float">
            <text:p><text:s/>€ - <text:s text:c="2"/></text:p>
          </table:table-cell>
          <table:table-cell table:style-name="ce141" office:value-type="float" office:value="0" calcext:value-type="float">
            <text:p><text:s/>€ - <text:s text:c="2"/></text:p>
          </table:table-cell>
          <table:table-cell table:number-columns-repeated="2" table:style-name="ce146" office:value-type="float" office:value="0" calcext:value-type="float">
            <text:p><text:s/>€ - <text:s text:c="2"/></text:p>
          </table:table-cell>
          <table:table-cell table:style-name="ce106" table:formula="of:=[.AG76]+[.AH76]+[.AI76]" office:value-type="float" office:value="0" calcext:value-type="float">
            <text:p><text:s/>€ - <text:s text:c="2"/></text:p>
          </table:table-cell>
          <table:table-cell table:number-columns-repeated="3" table:style-name="ce146" office:value-type="float" office:value="0" calcext:value-type="float">
            <text:p><text:s/>€ - <text:s text:c="2"/></text:p>
          </table:table-cell>
          <table:table-cell table:style-name="ce194" table:formula="of:=[.AJ76]+[.AK76]+[.AL76]+[.AM76]" office:value-type="float" office:value="0" calcext:value-type="float">
            <text:p><text:s/>€ - <text:s text:c="2"/></text:p>
          </table:table-cell>
          <table:table-cell table:style-name="ce70" office:value-type="string" calcext:value-type="string">
            <text:p>De zbo DNB heeft geen balans. Daarom geen cijfers m.b.t. activa en passiva.</text:p>
          </table:table-cell>
          <table:table-cell table:style-name="ce70" office:value-type="string" calcext:value-type="string">
            <text:p>https://www.dnb.nl/over-dnb/organisatie/begroting-en-verantwoording/index.jsp</text:p>
          </table:table-cell>
          <table:table-cell table:number-columns-repeated="982"/>
        </table:table-row>
        <table:table-row table:style-name="ro29">
          <table:table-cell table:style-name="ce57" office:value-type="string" calcext:value-type="string">
            <text:p>Waarderingskamer (WK)</text:p>
          </table:table-cell>
          <table:table-cell table:style-name="ce62" office:value-type="string" calcext:value-type="string">
            <text:p>FIN</text:p>
          </table:table-cell>
          <table:table-cell table:style-name="ce69" office:value-type="float" office:value="19" calcext:value-type="float">
            <text:p>19</text:p>
          </table:table-cell>
          <table:table-cell table:style-name="ce83" office:value-type="float" office:value="2011" calcext:value-type="float">
            <text:p><text:s/>€ 2,011.000 </text:p>
          </table:table-cell>
          <table:table-cell table:style-name="ce93" office:value-type="float" office:value="0" calcext:value-type="float">
            <text:p><text:s/>€ - <text:s text:c="2"/></text:p>
          </table:table-cell>
          <table:table-cell table:style-name="ce93" office:value-type="float" office:value="4210" calcext:value-type="float">
            <text:p><text:s/>€ 4,210.000 </text:p>
          </table:table-cell>
          <table:table-cell table:style-name="ce99" office:value-type="float" office:value="0" calcext:value-type="float">
            <text:p><text:s/>€ - <text:s text:c="2"/></text:p>
          </table:table-cell>
          <table:table-cell table:style-name="ce106" table:formula="of:=[.D77]+[.E77]+[.F77]+[.G77]" office:value-type="float" office:value="6221" calcext:value-type="float">
            <text:p><text:s/>€ 6,221.000 </text:p>
          </table:table-cell>
          <table:table-cell table:number-columns-repeated="2" table:style-name="ce93" office:value-type="float" office:value="0" calcext:value-type="float">
            <text:p><text:s/>€ - <text:s text:c="2"/></text:p>
          </table:table-cell>
          <table:table-cell table:style-name="ce93" office:value-type="float" office:value="62" calcext:value-type="float">
            <text:p><text:s/>€ 62.000 </text:p>
          </table:table-cell>
          <table:table-cell table:style-name="ce112" table:formula="of:=[.D77]+[.E77]+[.F77]+[.G77]+[.I77]+[.J77]+[.K77]" office:value-type="float" office:value="6283" calcext:value-type="float">
            <text:p><text:s/>€ 6,283.000 </text:p>
          </table:table-cell>
          <table:table-cell table:style-name="ce83" office:value-type="float" office:value="2030" calcext:value-type="float">
            <text:p><text:s/>€ 2,030.000 </text:p>
          </table:table-cell>
          <table:table-cell table:style-name="ce93" office:value-type="float" office:value="868" calcext:value-type="float">
            <text:p><text:s/>€ 868.000 </text:p>
          </table:table-cell>
          <table:table-cell table:style-name="ce106" table:formula="of:=[.M77]+[.N77]" office:value-type="float" office:value="2898" calcext:value-type="float">
            <text:p><text:s/>€ 2,898.000 </text:p>
          </table:table-cell>
          <table:table-cell table:style-name="ce93" office:value-type="float" office:value="35" calcext:value-type="float">
            <text:p><text:s/>€ 35.000 </text:p>
          </table:table-cell>
          <table:table-cell table:style-name="ce93" office:value-type="float" office:value="2819" calcext:value-type="float">
            <text:p><text:s/>€ 2,819.000 </text:p>
          </table:table-cell>
          <table:table-cell table:number-columns-repeated="3" table:style-name="ce93" office:value-type="float" office:value="0" calcext:value-type="float">
            <text:p><text:s/>€ - <text:s text:c="2"/></text:p>
          </table:table-cell>
          <table:table-cell table:style-name="ce93" office:value-type="float" office:value="62" calcext:value-type="float">
            <text:p><text:s/>€ 62.000 </text:p>
          </table:table-cell>
          <table:table-cell table:style-name="ce124" table:formula="of:=[.M77]+[.N77]+[.P77]+[.Q77]+[.R77]+[.S77]+[.T77]+[.U77]" office:value-type="float" office:value="5814" calcext:value-type="float">
            <text:p><text:s/>€ 5,814.000 </text:p>
          </table:table-cell>
          <table:table-cell table:style-name="ce131" table:formula="of:=[.L77]-[.V77]" office:value-type="float" office:value="469" calcext:value-type="float">
            <text:p><text:s/>€ 469.000 </text:p>
          </table:table-cell>
          <table:table-cell table:style-name="ce140" office:value-type="float" office:value="0" calcext:value-type="float">
            <text:p><text:s/>€ - <text:s text:c="2"/></text:p>
          </table:table-cell>
          <table:table-cell table:style-name="ce145" office:value-type="float" office:value="57" calcext:value-type="float">
            <text:p><text:s/>€ 57.000 </text:p>
          </table:table-cell>
          <table:table-cell table:style-name="ce145" office:value-type="float" office:value="0" calcext:value-type="float">
            <text:p><text:s/>€ - <text:s text:c="2"/></text:p>
          </table:table-cell>
          <table:table-cell table:style-name="ce106" table:formula="of:=[.X77]+[.Y77]+[.Z77]" office:value-type="float" office:value="57" calcext:value-type="float">
            <text:p><text:s/>€ 57.000 </text:p>
          </table:table-cell>
          <table:table-cell table:style-name="ce145" office:value-type="float" office:value="0" calcext:value-type="float">
            <text:p><text:s/>€ - <text:s text:c="2"/></text:p>
          </table:table-cell>
          <table:table-cell table:style-name="ce145" office:value-type="float" office:value="102" calcext:value-type="float">
            <text:p><text:s/>€ 102.000 </text:p>
          </table:table-cell>
          <table:table-cell table:style-name="ce145" office:value-type="float" office:value="1116" calcext:value-type="float">
            <text:p><text:s/>€ 1,116.000 </text:p>
          </table:table-cell>
          <table:table-cell table:style-name="ce106" table:formula="of:=[.AB77]+[.AC77]+[.AD77]" office:value-type="float" office:value="1218" calcext:value-type="float">
            <text:p><text:s/>€ 1,218.000 </text:p>
          </table:table-cell>
          <table:table-cell table:style-name="ce169" table:formula="of:=[.AA77]+[.AE77]" office:value-type="float" office:value="1275" calcext:value-type="float">
            <text:p><text:s/>€ 1,275.000 </text:p>
          </table:table-cell>
          <table:table-cell table:style-name="ce140" office:value-type="float" office:value="300" calcext:value-type="float">
            <text:p><text:s/>€ 300.000 </text:p>
          </table:table-cell>
          <table:table-cell table:style-name="ce145" office:value-type="float" office:value="242" calcext:value-type="float">
            <text:p><text:s/>€ 242.000 </text:p>
          </table:table-cell>
          <table:table-cell table:style-name="ce145" office:value-type="float" office:value="0" calcext:value-type="float">
            <text:p><text:s/>€ - <text:s text:c="2"/></text:p>
          </table:table-cell>
          <table:table-cell table:style-name="ce106" table:formula="of:=[.AG77]+[.AH77]+[.AI77]" office:value-type="float" office:value="542" calcext:value-type="float">
            <text:p><text:s/>€ 542.000 </text:p>
          </table:table-cell>
          <table:table-cell table:number-columns-repeated="2" table:style-name="ce145" office:value-type="float" office:value="0" calcext:value-type="float">
            <text:p><text:s/>€ - <text:s text:c="2"/></text:p>
          </table:table-cell>
          <table:table-cell table:style-name="ce145" office:value-type="float" office:value="733" calcext:value-type="float">
            <text:p><text:s/>€ 733.000 </text:p>
          </table:table-cell>
          <table:table-cell table:style-name="ce194" table:formula="of:=[.AJ77]+[.AK77]+[.AL77]+[.AM77]" office:value-type="float" office:value="1275" calcext:value-type="float">
            <text:p><text:s/>€ 1,275.000 </text:p>
          </table:table-cell>
          <table:table-cell table:style-name="ce69"/>
          <table:table-cell table:style-name="ce69" office:value-type="string" calcext:value-type="string">
            <text:p>https://www.waarderingskamer.nl/tabblad-waarderingskamer/jaarverslagen-van-de-waarderingskamer/</text:p>
          </table:table-cell>
          <table:table-cell table:number-columns-repeated="982"/>
        </table:table-row>
        <table:table-row table:style-name="ro29">
          <table:table-cell table:style-name="ce46" office:value-type="string" calcext:value-type="string">
            <text:p>Kadaster</text:p>
          </table:table-cell>
          <table:table-cell table:style-name="ce61" office:value-type="string" calcext:value-type="string">
            <text:p>BZK</text:p>
          </table:table-cell>
          <table:table-cell table:style-name="ce68" office:value-type="float" office:value="1747" calcext:value-type="float">
            <text:p>1747</text:p>
          </table:table-cell>
          <table:table-cell table:style-name="ce82" office:value-type="float" office:value="46700" calcext:value-type="float">
            <text:p><text:s/>€ 46,700.000 </text:p>
          </table:table-cell>
          <table:table-cell table:style-name="ce92" office:value-type="float" office:value="5600" calcext:value-type="float">
            <text:p><text:s/>€ 5,600.000 </text:p>
          </table:table-cell>
          <table:table-cell table:style-name="ce92" office:value-type="float" office:value="220600" calcext:value-type="float">
            <text:p><text:s/>€ 220,600.000 </text:p>
          </table:table-cell>
          <table:table-cell table:style-name="ce98" office:value-type="float" office:value="0" calcext:value-type="float">
            <text:p><text:s/>€ - <text:s text:c="2"/></text:p>
          </table:table-cell>
          <table:table-cell table:style-name="ce105" office:value-type="float" office:value="272900" calcext:value-type="float">
            <text:p><text:s/>€ 272,900.000 </text:p>
          </table:table-cell>
          <table:table-cell table:style-name="ce92" office:value-type="float" office:value="2300" calcext:value-type="float">
            <text:p><text:s/>€ 2,300.000 </text:p>
          </table:table-cell>
          <table:table-cell table:number-columns-repeated="2" table:style-name="ce92" office:value-type="float" office:value="0" calcext:value-type="float">
            <text:p><text:s/>€ - <text:s text:c="2"/></text:p>
          </table:table-cell>
          <table:table-cell table:style-name="ce111" office:value-type="float" office:value="275200" calcext:value-type="float">
            <text:p><text:s/>€ 275,200.000 </text:p>
          </table:table-cell>
          <table:table-cell table:style-name="ce82" office:value-type="float" office:value="133900" calcext:value-type="float">
            <text:p><text:s/>€ 133,900.000 </text:p>
          </table:table-cell>
          <table:table-cell table:style-name="ce92" office:value-type="float" office:value="119400" calcext:value-type="float">
            <text:p><text:s/>€ 119,400.000 </text:p>
          </table:table-cell>
          <table:table-cell table:style-name="ce120" office:value-type="float" office:value="253300" calcext:value-type="float">
            <text:p><text:s/>€ 253,300.000 </text:p>
          </table:table-cell>
          <table:table-cell table:style-name="ce92" office:value-type="float" office:value="10500" calcext:value-type="float">
            <text:p><text:s/>€ 10,500.000 </text:p>
          </table:table-cell>
          <table:table-cell table:style-name="ce92" office:value-type="float" office:value="24700" calcext:value-type="float">
            <text:p><text:s/>€ 24,700.000 </text:p>
          </table:table-cell>
          <table:table-cell table:style-name="ce92" office:value-type="float" office:value="100" calcext:value-type="float">
            <text:p><text:s/>€ 100.000 </text:p>
          </table:table-cell>
          <table:table-cell table:style-name="ce92" office:value-type="float" office:value="3100" calcext:value-type="float">
            <text:p><text:s/>€ 3,100.000 </text:p>
          </table:table-cell>
          <table:table-cell table:style-name="ce92" office:value-type="float" office:value="-1600" calcext:value-type="float">
            <text:p><text:s/>€ -1,600.000 </text:p>
          </table:table-cell>
          <table:table-cell table:style-name="ce92"/>
          <table:table-cell table:style-name="ce123" office:value-type="float" office:value="290100" calcext:value-type="float">
            <text:p><text:s/>€ 290,100.000 </text:p>
          </table:table-cell>
          <table:table-cell table:style-name="ce130" office:value-type="float" office:value="-14900" calcext:value-type="float">
            <text:p><text:s/>€ -14,900.000 </text:p>
          </table:table-cell>
          <table:table-cell table:style-name="ce139" office:value-type="float" office:value="19400" calcext:value-type="float">
            <text:p><text:s/>€ 19,400.000 </text:p>
          </table:table-cell>
          <table:table-cell table:style-name="ce144" office:value-type="float" office:value="48800" calcext:value-type="float">
            <text:p><text:s/>€ 48,800.000 </text:p>
          </table:table-cell>
          <table:table-cell table:style-name="ce144" office:value-type="float" office:value="1700" calcext:value-type="float">
            <text:p><text:s/>€ 1,700.000 </text:p>
          </table:table-cell>
          <table:table-cell table:style-name="ce120" office:value-type="float" office:value="69900" calcext:value-type="float">
            <text:p><text:s/>€ 69,900.000 </text:p>
          </table:table-cell>
          <table:table-cell table:style-name="ce144" office:value-type="float" office:value="900" calcext:value-type="float">
            <text:p><text:s/>€ 900.000 </text:p>
          </table:table-cell>
          <table:table-cell table:style-name="ce144" office:value-type="float" office:value="34100" calcext:value-type="float">
            <text:p><text:s/>€ 34,100.000 </text:p>
          </table:table-cell>
          <table:table-cell table:style-name="ce144" office:value-type="float" office:value="151800" calcext:value-type="float">
            <text:p><text:s/>€ 151,800.000 </text:p>
          </table:table-cell>
          <table:table-cell table:style-name="ce120" office:value-type="float" office:value="186800" calcext:value-type="float">
            <text:p><text:s/>€ 186,800.000 </text:p>
          </table:table-cell>
          <table:table-cell table:style-name="ce170" office:value-type="float" office:value="256700" calcext:value-type="float">
            <text:p><text:s/>€ 256,700.000 </text:p>
          </table:table-cell>
          <table:table-cell table:style-name="ce139"/>
          <table:table-cell table:style-name="ce144" office:value-type="float" office:value="110900" calcext:value-type="float">
            <text:p><text:s/>€ 110,900.000 </text:p>
          </table:table-cell>
          <table:table-cell table:style-name="ce144"/>
          <table:table-cell table:style-name="ce120" office:value-type="float" office:value="110900" calcext:value-type="float">
            <text:p><text:s/>€ 110,900.000 </text:p>
          </table:table-cell>
          <table:table-cell table:style-name="ce144" office:value-type="float" office:value="13800" calcext:value-type="float">
            <text:p><text:s/>€ 13,800.000 </text:p>
          </table:table-cell>
          <table:table-cell table:style-name="ce144" office:value-type="float" office:value="300" calcext:value-type="float">
            <text:p><text:s/>€ 300.000 </text:p>
          </table:table-cell>
          <table:table-cell table:style-name="ce144" office:value-type="float" office:value="131700" calcext:value-type="float">
            <text:p><text:s/>€ 131,700.000 </text:p>
          </table:table-cell>
          <table:table-cell table:style-name="ce195" office:value-type="float" office:value="256700" calcext:value-type="float">
            <text:p><text:s/>€ 256,700.000 </text:p>
          </table:table-cell>
          <table:table-cell table:style-name="ce68"/>
          <table:table-cell table:style-name="ce68" office:value-type="string" calcext:value-type="string">
            <text:p>https://www.kadaster.nl</text:p>
          </table:table-cell>
          <table:table-cell table:number-columns-repeated="982"/>
        </table:table-row>
        <table:table-row table:style-name="ro29">
          <table:table-cell table:style-name="ce46" office:value-type="string" calcext:value-type="string">
            <text:p>Huis voor klokkenluiders</text:p>
          </table:table-cell>
          <table:table-cell table:style-name="ce61" office:value-type="string" calcext:value-type="string">
            <text:p>BZK</text:p>
          </table:table-cell>
          <table:table-cell table:style-name="ce68" office:value-type="float" office:value="17.6" calcext:value-type="float">
            <text:p>17.6</text:p>
          </table:table-cell>
          <table:table-cell table:style-name="ce82" office:value-type="float" office:value="3073" calcext:value-type="float">
            <text:p><text:s/>€ 3,073.000 </text:p>
          </table:table-cell>
          <table:table-cell table:number-columns-repeated="2" table:style-name="ce92" office:value-type="float" office:value="0" calcext:value-type="float">
            <text:p><text:s/>€ - <text:s text:c="2"/></text:p>
          </table:table-cell>
          <table:table-cell table:style-name="ce98" office:value-type="float" office:value="0" calcext:value-type="float">
            <text:p><text:s/>€ - <text:s text:c="2"/></text:p>
          </table:table-cell>
          <table:table-cell table:style-name="ce105" table:formula="of:=[.D79]+[.E79]+[.F79]+[.G79]" office:value-type="float" office:value="3073" calcext:value-type="float">
            <text:p><text:s/>€ 3,073.000 </text:p>
          </table:table-cell>
          <table:table-cell table:style-name="ce92" office:value-type="float" office:value="5" calcext:value-type="float">
            <text:p><text:s/>€ 5.000 </text:p>
          </table:table-cell>
          <table:table-cell table:number-columns-repeated="2" table:style-name="ce92" office:value-type="float" office:value="0" calcext:value-type="float">
            <text:p><text:s/>€ - <text:s text:c="2"/></text:p>
          </table:table-cell>
          <table:table-cell table:style-name="ce111" table:formula="of:=[.D79]+[.E79]+[.F79]+[.G79]+[.I79]+[.J79]+[.K79]" office:value-type="float" office:value="3078" calcext:value-type="float">
            <text:p><text:s/>€ 3,078.000 </text:p>
          </table:table-cell>
          <table:table-cell table:style-name="ce83" office:value-type="float" office:value="2616" calcext:value-type="float">
            <text:p><text:s/>€ 2,616.000 </text:p>
          </table:table-cell>
          <table:table-cell table:style-name="ce93" office:value-type="float" office:value="458" calcext:value-type="float">
            <text:p><text:s/>€ 458.000 </text:p>
          </table:table-cell>
          <table:table-cell table:style-name="ce106" table:formula="of:=[.M79]+[.N79]" office:value-type="float" office:value="3074" calcext:value-type="float">
            <text:p><text:s/>€ 3,074.000 </text:p>
          </table:table-cell>
          <table:table-cell table:number-columns-repeated="3" table:style-name="ce92" office:value-type="float" office:value="0" calcext:value-type="float">
            <text:p><text:s/>€ - <text:s text:c="2"/></text:p>
          </table:table-cell>
          <table:table-cell table:style-name="ce92"/>
          <table:table-cell table:number-columns-repeated="2" table:style-name="ce92" office:value-type="float" office:value="0" calcext:value-type="float">
            <text:p><text:s/>€ - <text:s text:c="2"/></text:p>
          </table:table-cell>
          <table:table-cell table:style-name="ce124" table:formula="of:=[.M79]+[.N79]+[.P79]+[.Q79]+[.R79]+[.S79]+[.T79]+[.U79]" office:value-type="float" office:value="3074" calcext:value-type="float">
            <text:p><text:s/>€ 3,074.000 </text:p>
          </table:table-cell>
          <table:table-cell table:style-name="ce131" office:value-type="string" office:string-value="NVT" calcext:value-type="string">
            <text:p><text:s/>NVT </text:p>
          </table:table-cell>
          <table:table-cell table:style-name="ce139"/>
          <table:table-cell table:style-name="ce144" table:number-columns-repeated="2"/>
          <table:table-cell table:style-name="ce120" table:formula="of:=[.X79]+[.Y79]+[.Z79]" office:value-type="float" office:value="0" calcext:value-type="float">
            <text:p><text:s/>€ - <text:s text:c="2"/></text:p>
          </table:table-cell>
          <table:table-cell table:style-name="ce144" table:number-columns-repeated="3"/>
          <table:table-cell table:style-name="ce120" table:formula="of:=[.AB79]+[.AC79]+[.AD79]" office:value-type="float" office:value="0" calcext:value-type="float">
            <text:p><text:s/>€ - <text:s text:c="2"/></text:p>
          </table:table-cell>
          <table:table-cell table:style-name="ce171" table:formula="of:=[.AA79]+[.AE79]" office:value-type="float" office:value="0" calcext:value-type="float">
            <text:p><text:s/>€ - <text:s text:c="2"/></text:p>
          </table:table-cell>
          <table:table-cell table:style-name="ce139"/>
          <table:table-cell table:style-name="ce144" table:number-columns-repeated="2"/>
          <table:table-cell table:style-name="ce120" table:formula="of:=[.AG79]+[.AH79]+[.AI79]" office:value-type="float" office:value="0" calcext:value-type="float">
            <text:p><text:s/>€ - <text:s text:c="2"/></text:p>
          </table:table-cell>
          <table:table-cell table:style-name="ce144" table:number-columns-repeated="3"/>
          <table:table-cell table:style-name="ce196" table:formula="of:=[.AJ79]+[.AK79]+[.AL79]+[.AM79]" office:value-type="float" office:value="0" calcext:value-type="float">
            <text:p><text:s/>€ - <text:s text:c="2"/></text:p>
          </table:table-cell>
          <table:table-cell table:style-name="ce68"/>
          <table:table-cell table:style-name="ce68" office:value-type="string" calcext:value-type="string">
            <text:p>https://www.huisvoorklokkenluiders.nl</text:p>
          </table:table-cell>
          <table:table-cell table:number-columns-repeated="982"/>
        </table:table-row>
        <table:table-row table:style-name="ro29">
          <table:table-cell table:style-name="ce47" office:value-type="string" calcext:value-type="string">
            <text:p>Dienst van de Huurcommissie (1)</text:p>
          </table:table-cell>
          <table:table-cell table:style-name="ce62" office:value-type="string" calcext:value-type="string">
            <text:p>BZK</text:p>
          </table:table-cell>
          <table:table-cell table:style-name="ce69" office:value-type="float" office:value="60" calcext:value-type="float">
            <text:p>60</text:p>
          </table:table-cell>
          <table:table-cell table:style-name="ce83" office:value-type="float" office:value="5271" calcext:value-type="float">
            <text:p><text:s/>€ 5,271.000 </text:p>
          </table:table-cell>
          <table:table-cell table:style-name="ce93"/>
          <table:table-cell table:style-name="ce93" office:value-type="float" office:value="5830" calcext:value-type="float">
            <text:p><text:s/>€ 5,830.000 </text:p>
          </table:table-cell>
          <table:table-cell table:style-name="ce99"/>
          <table:table-cell table:style-name="ce106" table:formula="of:=[.D80]+[.E80]+[.F80]+[.G80]" office:value-type="float" office:value="11101" calcext:value-type="float">
            <text:p><text:s/>€ 11,101.000 </text:p>
          </table:table-cell>
          <table:table-cell table:style-name="ce93" table:number-columns-repeated="2"/>
          <table:table-cell table:style-name="ce93" office:value-type="float" office:value="392" calcext:value-type="float">
            <text:p><text:s/>€ 392.000 </text:p>
          </table:table-cell>
          <table:table-cell table:style-name="ce112" table:formula="of:=[.D80]+[.E80]+[.F80]+[.G80]+[.I80]+[.J80]+[.K80]" office:value-type="float" office:value="11493" calcext:value-type="float">
            <text:p><text:s/>€ 11,493.000 </text:p>
          </table:table-cell>
          <table:table-cell table:style-name="ce83" office:value-type="float" office:value="6810" calcext:value-type="float">
            <text:p><text:s/>€ 6,810.000 </text:p>
          </table:table-cell>
          <table:table-cell table:style-name="ce93" office:value-type="float" office:value="2767" calcext:value-type="float">
            <text:p><text:s/>€ 2,767.000 </text:p>
          </table:table-cell>
          <table:table-cell table:style-name="ce106" table:formula="of:=[.M80]+[.N80]" office:value-type="float" office:value="9577" calcext:value-type="float">
            <text:p><text:s/>€ 9,577.000 </text:p>
          </table:table-cell>
          <table:table-cell table:style-name="ce93" office:value-type="float" office:value="58" calcext:value-type="float">
            <text:p><text:s/>€ 58.000 </text:p>
          </table:table-cell>
          <table:table-cell table:style-name="ce93" table:number-columns-repeated="2"/>
          <table:table-cell table:style-name="ce93" office:value-type="float" office:value="283" calcext:value-type="float">
            <text:p><text:s/>€ 283.000 </text:p>
          </table:table-cell>
          <table:table-cell table:style-name="ce93" office:value-type="float" office:value="-385" calcext:value-type="float">
            <text:p><text:s/>€ -385.000 </text:p>
          </table:table-cell>
          <table:table-cell table:style-name="ce93" office:value-type="float" office:value="2292" calcext:value-type="float">
            <text:p><text:s/>€ 2,292.000 </text:p>
          </table:table-cell>
          <table:table-cell table:style-name="ce124" table:formula="of:=[.M80]+[.N80]+[.P80]+[.Q80]+[.R80]+[.S80]+[.T80]+[.U80]" office:value-type="float" office:value="11825" calcext:value-type="float">
            <text:p><text:s/>€ 11,825.000 </text:p>
          </table:table-cell>
          <table:table-cell table:style-name="ce131" table:formula="of:=[.L80]-[.V80]" office:value-type="float" office:value="-332" calcext:value-type="float">
            <text:p><text:s/>€ -332.000 </text:p>
          </table:table-cell>
          <table:table-cell table:style-name="ce140" office:value-type="float" office:value="0" calcext:value-type="float">
            <text:p><text:s/>€ - <text:s text:c="2"/></text:p>
          </table:table-cell>
          <table:table-cell table:style-name="ce145" office:value-type="float" office:value="12" calcext:value-type="float">
            <text:p><text:s/>€ 12.000 </text:p>
          </table:table-cell>
          <table:table-cell table:style-name="ce145"/>
          <table:table-cell table:style-name="ce106" table:formula="of:=[.X80]+[.Y80]+[.Z80]" office:value-type="float" office:value="12" calcext:value-type="float">
            <text:p><text:s/>€ 12.000 </text:p>
          </table:table-cell>
          <table:table-cell table:style-name="ce145" office:value-type="float" office:value="1960" calcext:value-type="float">
            <text:p><text:s/>€ 1,960.000 </text:p>
          </table:table-cell>
          <table:table-cell table:style-name="ce145" office:value-type="float" office:value="1043" calcext:value-type="float">
            <text:p><text:s/>€ 1,043.000 </text:p>
          </table:table-cell>
          <table:table-cell table:style-name="ce145" office:value-type="float" office:value="5153" calcext:value-type="float">
            <text:p><text:s/>€ 5,153.000 </text:p>
          </table:table-cell>
          <table:table-cell table:style-name="ce106" table:formula="of:=[.AB80]+[.AC80]+[.AD80]" office:value-type="float" office:value="8156" calcext:value-type="float">
            <text:p><text:s/>€ 8,156.000 </text:p>
          </table:table-cell>
          <table:table-cell table:style-name="ce172" table:formula="of:=[.AA80]+[.AE80]" office:value-type="float" office:value="8168" calcext:value-type="float">
            <text:p><text:s/>€ 8,168.000 </text:p>
          </table:table-cell>
          <table:table-cell table:style-name="ce140"/>
          <table:table-cell table:style-name="ce145" office:value-type="float" office:value="4142" calcext:value-type="float">
            <text:p><text:s/>€ 4,142.000 </text:p>
          </table:table-cell>
          <table:table-cell table:style-name="ce145" office:value-type="float" office:value="-332" calcext:value-type="float">
            <text:p><text:s/>€ -332.000 </text:p>
          </table:table-cell>
          <table:table-cell table:style-name="ce106" table:formula="of:=[.AG80]+[.AH80]+[.AI80]" office:value-type="float" office:value="3810" calcext:value-type="float">
            <text:p><text:s/>€ 3,810.000 </text:p>
          </table:table-cell>
          <table:table-cell table:style-name="ce145" office:value-type="float" office:value="1710" calcext:value-type="float">
            <text:p><text:s/>€ 1,710.000 </text:p>
          </table:table-cell>
          <table:table-cell table:style-name="ce145"/>
          <table:table-cell table:style-name="ce145" office:value-type="float" office:value="2648" calcext:value-type="float">
            <text:p><text:s/>€ 2,648.000 </text:p>
          </table:table-cell>
          <table:table-cell table:style-name="ce197" table:formula="of:=[.AJ80]+[.AK80]+[.AL80]+[.AM80]" office:value-type="float" office:value="8168" calcext:value-type="float">
            <text:p><text:s/>€ 8,168.000 </text:p>
          </table:table-cell>
          <table:table-cell table:style-name="ce69"/>
          <table:table-cell table:style-name="ce69" office:value-type="string" calcext:value-type="string">
            <text:p>https://www.huurcommissie.nl</text:p>
          </table:table-cell>
          <table:table-cell table:number-columns-repeated="982"/>
        </table:table-row>
        <table:table-row table:style-name="ro29">
          <table:table-cell table:style-name="ce47" office:value-type="string" calcext:value-type="string">
            <text:p>Kiesraad</text:p>
          </table:table-cell>
          <table:table-cell table:style-name="ce62" office:value-type="string" calcext:value-type="string">
            <text:p>BZK</text:p>
          </table:table-cell>
          <table:table-cell table:style-name="ce69" office:value-type="float" office:value="16" calcext:value-type="float">
            <text:p>16</text:p>
          </table:table-cell>
          <table:table-cell table:style-name="ce83" office:value-type="float" office:value="3242" calcext:value-type="float">
            <text:p><text:s/>€ 3,242.000 </text:p>
          </table:table-cell>
          <table:table-cell table:style-name="ce93" office:value-type="float" office:value="95" calcext:value-type="float">
            <text:p><text:s/>€ 95.000 </text:p>
          </table:table-cell>
          <table:table-cell table:style-name="ce93"/>
          <table:table-cell table:style-name="ce99"/>
          <table:table-cell table:style-name="ce106" table:formula="of:=[.D81]+[.E81]+[.F81]+[.G81]" office:value-type="float" office:value="3337" calcext:value-type="float">
            <text:p><text:s/>€ 3,337.000 </text:p>
          </table:table-cell>
          <table:table-cell table:style-name="ce93" table:number-columns-repeated="3"/>
          <table:table-cell table:style-name="ce112" table:formula="of:=[.D81]+[.E81]+[.F81]+[.G81]+[.I81]+[.J81]+[.K81]" office:value-type="float" office:value="3337" calcext:value-type="float">
            <text:p><text:s/>€ 3,337.000 </text:p>
          </table:table-cell>
          <table:table-cell table:style-name="ce83" office:value-type="float" office:value="2018" calcext:value-type="float">
            <text:p><text:s/>€ 2,018.000 </text:p>
          </table:table-cell>
          <table:table-cell table:style-name="ce93" office:value-type="float" office:value="1256" calcext:value-type="float">
            <text:p><text:s/>€ 1,256.000 </text:p>
          </table:table-cell>
          <table:table-cell table:style-name="ce106" table:formula="of:=[.M81]+[.N81]" office:value-type="float" office:value="3274" calcext:value-type="float">
            <text:p><text:s/>€ 3,274.000 </text:p>
          </table:table-cell>
          <table:table-cell table:style-name="ce93" table:number-columns-repeated="6"/>
          <table:table-cell table:style-name="ce124" table:formula="of:=[.M81]+[.N81]+[.P81]+[.Q81]+[.R81]+[.S81]+[.T81]+[.U81]" office:value-type="float" office:value="3274" calcext:value-type="float">
            <text:p><text:s/>€ 3,274.000 </text:p>
          </table:table-cell>
          <table:table-cell table:style-name="ce131" table:formula="of:=[.L81]-[.V81]" office:value-type="float" office:value="63" calcext:value-type="float">
            <text:p><text:s/>€ 63.000 </text:p>
          </table:table-cell>
          <table:table-cell table:style-name="ce140"/>
          <table:table-cell table:style-name="ce145" table:number-columns-repeated="2"/>
          <table:table-cell table:style-name="ce106" table:formula="of:=[.X81]+[.Y81]+[.Z81]" office:value-type="float" office:value="0" calcext:value-type="float">
            <text:p><text:s/>€ - <text:s text:c="2"/></text:p>
          </table:table-cell>
          <table:table-cell table:style-name="ce145" table:number-columns-repeated="3"/>
          <table:table-cell table:style-name="ce106" table:formula="of:=[.AB81]+[.AC81]+[.AD81]" office:value-type="float" office:value="0" calcext:value-type="float">
            <text:p><text:s/>€ - <text:s text:c="2"/></text:p>
          </table:table-cell>
          <table:table-cell table:style-name="ce173" table:formula="of:=[.AA81]+[.AE81]" office:value-type="float" office:value="0" calcext:value-type="float">
            <text:p><text:s/>€ - <text:s text:c="2"/></text:p>
          </table:table-cell>
          <table:table-cell table:style-name="ce140"/>
          <table:table-cell table:style-name="ce145" table:number-columns-repeated="2"/>
          <table:table-cell table:style-name="ce106" table:formula="of:=[.AG81]+[.AH81]+[.AI81]" office:value-type="float" office:value="0" calcext:value-type="float">
            <text:p><text:s/>€ - <text:s text:c="2"/></text:p>
          </table:table-cell>
          <table:table-cell table:style-name="ce145" table:number-columns-repeated="3"/>
          <table:table-cell table:style-name="ce198" table:formula="of:=[.AJ81]+[.AK81]+[.AL81]+[.AM81]" office:value-type="float" office:value="0" calcext:value-type="float">
            <text:p><text:s/>€ - <text:s text:c="2"/></text:p>
          </table:table-cell>
          <table:table-cell table:style-name="ce69"/>
          <table:table-cell table:style-name="ce69" office:value-type="string" calcext:value-type="string">
            <text:p>https://www.kiesraad.nl/over-ons/jaarverslagen</text:p>
          </table:table-cell>
          <table:table-cell table:number-columns-repeated="982"/>
        </table:table-row>
        <table:table-row table:style-name="ro29">
          <table:table-cell table:style-name="ce48" office:value-type="string" calcext:value-type="string">
            <text:p>Stichting Administratie Indonesische Pensioenen (2)</text:p>
          </table:table-cell>
          <table:table-cell table:style-name="ce63" office:value-type="string" calcext:value-type="string">
            <text:p>BZK</text:p>
          </table:table-cell>
          <table:table-cell table:style-name="ce70" office:value-type="float" office:value="0.5" calcext:value-type="float">
            <text:p>0.5</text:p>
          </table:table-cell>
          <table:table-cell table:style-name="ce84" office:value-type="float" office:value="1344.7" calcext:value-type="float">
            <text:p><text:s/>€ 1,344.700 </text:p>
          </table:table-cell>
          <table:table-cell table:style-name="ce94" office:value-type="float" office:value="0.6" calcext:value-type="float">
            <text:p><text:s/>€ 0.600 </text:p>
          </table:table-cell>
          <table:table-cell table:style-name="ce94"/>
          <table:table-cell table:style-name="ce100"/>
          <table:table-cell table:style-name="ce106" table:formula="of:=[.D82]+[.E82]+[.F82]+[.G82]" office:value-type="float" office:value="1345.3" calcext:value-type="float">
            <text:p><text:s/>€ 1,345.300 </text:p>
          </table:table-cell>
          <table:table-cell table:style-name="ce94" table:number-columns-repeated="3"/>
          <table:table-cell table:style-name="ce112" table:formula="of:=[.D82]+[.E82]+[.F82]+[.G82]+[.I82]+[.J82]+[.K82]" office:value-type="float" office:value="1345.3" calcext:value-type="float">
            <text:p><text:s/>€ 1,345.300 </text:p>
          </table:table-cell>
          <table:table-cell table:style-name="ce84" office:value-type="float" office:value="34.3" calcext:value-type="float">
            <text:p><text:s/>€ 34.300 </text:p>
          </table:table-cell>
          <table:table-cell table:style-name="ce94" office:value-type="float" office:value="1311" calcext:value-type="float">
            <text:p><text:s/>€ 1,311.000 </text:p>
          </table:table-cell>
          <table:table-cell table:style-name="ce106" table:formula="of:=[.M82]+[.N82]" office:value-type="float" office:value="1345.3" calcext:value-type="float">
            <text:p><text:s/>€ 1,345.300 </text:p>
          </table:table-cell>
          <table:table-cell table:style-name="ce94" table:number-columns-repeated="6"/>
          <table:table-cell table:style-name="ce124" table:formula="of:=[.M82]+[.N82]+[.P82]+[.Q82]+[.R82]+[.S82]+[.T82]+[.U82]" office:value-type="float" office:value="1345.3" calcext:value-type="float">
            <text:p><text:s/>€ 1,345.300 </text:p>
          </table:table-cell>
          <table:table-cell table:style-name="ce131" table:formula="of:=[.L82]-[.V82]" office:value-type="float" office:value="0" calcext:value-type="float">
            <text:p><text:s/>€ - <text:s text:c="2"/></text:p>
          </table:table-cell>
          <table:table-cell table:style-name="ce141"/>
          <table:table-cell table:style-name="ce146" table:number-columns-repeated="2"/>
          <table:table-cell table:style-name="ce106" table:formula="of:=[.X82]+[.Y82]+[.Z82]" office:value-type="float" office:value="0" calcext:value-type="float">
            <text:p><text:s/>€ - <text:s text:c="2"/></text:p>
          </table:table-cell>
          <table:table-cell table:style-name="ce146" table:number-columns-repeated="3"/>
          <table:table-cell table:style-name="ce106" table:formula="of:=[.AB82]+[.AC82]+[.AD82]" office:value-type="float" office:value="0" calcext:value-type="float">
            <text:p><text:s/>€ - <text:s text:c="2"/></text:p>
          </table:table-cell>
          <table:table-cell table:style-name="ce173" table:formula="of:=[.AA82]+[.AE82]" office:value-type="float" office:value="0" calcext:value-type="float">
            <text:p><text:s/>€ - <text:s text:c="2"/></text:p>
          </table:table-cell>
          <table:table-cell table:style-name="ce141"/>
          <table:table-cell table:style-name="ce146" table:number-columns-repeated="2"/>
          <table:table-cell table:style-name="ce106" table:formula="of:=[.AG82]+[.AH82]+[.AI82]" office:value-type="float" office:value="0" calcext:value-type="float">
            <text:p><text:s/>€ - <text:s text:c="2"/></text:p>
          </table:table-cell>
          <table:table-cell table:style-name="ce146" table:number-columns-repeated="3"/>
          <table:table-cell table:style-name="ce198" table:formula="of:=[.AJ82]+[.AK82]+[.AL82]+[.AM82]" office:value-type="float" office:value="0" calcext:value-type="float">
            <text:p><text:s/>€ - <text:s text:c="2"/></text:p>
          </table:table-cell>
          <table:table-cell table:style-name="ce70"/>
          <table:table-cell table:style-name="ce70" office:value-type="string" calcext:value-type="string">
            <text:p>https://www.saipbeheer.nl/pdf/jaarverslag-2018.pdf</text:p>
          </table:table-cell>
          <table:table-cell table:number-columns-repeated="982"/>
        </table:table-row>
        <table:table-row table:style-name="ro29">
          <table:table-cell table:style-name="ce47" office:value-type="string" calcext:value-type="string">
            <text:p>Stichting Visitatie Woningcorporaties</text:p>
          </table:table-cell>
          <table:table-cell table:style-name="ce62" office:value-type="string" calcext:value-type="string">
            <text:p>BZK</text:p>
          </table:table-cell>
          <table:table-cell table:style-name="ce69" office:value-type="float" office:value="0.25" calcext:value-type="float">
            <text:p>0.25</text:p>
          </table:table-cell>
          <table:table-cell table:style-name="ce83"/>
          <table:table-cell table:style-name="ce93"/>
          <table:table-cell table:style-name="ce93" office:value-type="float" office:value="100.933" calcext:value-type="float">
            <text:p><text:s/>€ 100.933 </text:p>
          </table:table-cell>
          <table:table-cell table:style-name="ce99"/>
          <table:table-cell table:style-name="ce106" table:formula="of:=[.D83]+[.E83]+[.F83]+[.G83]" office:value-type="float" office:value="100.933" calcext:value-type="float">
            <text:p><text:s/>€ 100.933 </text:p>
          </table:table-cell>
          <table:table-cell table:style-name="ce93" table:number-columns-repeated="3"/>
          <table:table-cell table:style-name="ce111" table:formula="of:=[.D83]+[.E83]+[.F83]+[.G83]+[.I83]+[.J83]+[.K83]" office:value-type="float" office:value="100.933" calcext:value-type="float">
            <text:p><text:s/>€ 100.933 </text:p>
          </table:table-cell>
          <table:table-cell table:style-name="ce83" office:value-type="float" office:value="36.183" calcext:value-type="float">
            <text:p><text:s/>€ 36.183 </text:p>
          </table:table-cell>
          <table:table-cell table:style-name="ce93" office:value-type="float" office:value="64.75" calcext:value-type="float">
            <text:p><text:s/>€ 64.750 </text:p>
          </table:table-cell>
          <table:table-cell table:style-name="ce106" table:formula="of:=[.M83]+[.N83]" office:value-type="float" office:value="100.933" calcext:value-type="float">
            <text:p><text:s/>€ 100.933 </text:p>
          </table:table-cell>
          <table:table-cell table:style-name="ce93" table:number-columns-repeated="6"/>
          <table:table-cell table:style-name="ce124" table:formula="of:=[.M83]+[.N83]+[.P83]+[.Q83]+[.R83]+[.S83]+[.T83]+[.U83]" office:value-type="float" office:value="100.933" calcext:value-type="float">
            <text:p><text:s/>€ 100.933 </text:p>
          </table:table-cell>
          <table:table-cell table:style-name="ce131" office:value-type="float" office:value="100.933" calcext:value-type="float">
            <text:p><text:s/>€ 100.933 </text:p>
          </table:table-cell>
          <table:table-cell table:style-name="ce140"/>
          <table:table-cell table:style-name="ce145" table:number-columns-repeated="2"/>
          <table:table-cell table:style-name="ce106" table:formula="of:=[.X83]+[.Y83]+[.Z83]" office:value-type="float" office:value="0" calcext:value-type="float">
            <text:p><text:s/>€ - <text:s text:c="2"/></text:p>
          </table:table-cell>
          <table:table-cell table:style-name="ce145" table:number-columns-repeated="3"/>
          <table:table-cell table:style-name="ce106" table:formula="of:=[.AB83]+[.AC83]+[.AD83]" office:value-type="float" office:value="0" calcext:value-type="float">
            <text:p><text:s/>€ - <text:s text:c="2"/></text:p>
          </table:table-cell>
          <table:table-cell table:style-name="ce173" table:formula="of:=[.AA83]+[.AE83]" office:value-type="float" office:value="0" calcext:value-type="float">
            <text:p><text:s/>€ - <text:s text:c="2"/></text:p>
          </table:table-cell>
          <table:table-cell table:style-name="ce140"/>
          <table:table-cell table:style-name="ce145" table:number-columns-repeated="2"/>
          <table:table-cell table:style-name="ce106" table:formula="of:=[.AG83]+[.AH83]+[.AI83]" office:value-type="float" office:value="0" calcext:value-type="float">
            <text:p><text:s/>€ - <text:s text:c="2"/></text:p>
          </table:table-cell>
          <table:table-cell table:style-name="ce145" table:number-columns-repeated="3"/>
          <table:table-cell table:style-name="ce198" table:formula="of:=[.AJ83]+[.AK83]+[.AL83]+[.AM83]" office:value-type="float" office:value="0" calcext:value-type="float">
            <text:p><text:s/>€ - <text:s text:c="2"/></text:p>
          </table:table-cell>
          <table:table-cell table:style-name="ce69"/>
          <table:table-cell table:style-name="ce69" office:value-type="string" calcext:value-type="string">
            <text:p>https://www.visitaties.nl/jaarverslagen</text:p>
          </table:table-cell>
          <table:table-cell table:number-columns-repeated="982"/>
        </table:table-row>
        <table:table-row table:style-name="ro29">
          <table:table-cell table:style-name="ce49" office:value-type="string" calcext:value-type="string">
            <text:p>Referendumcommissie</text:p>
          </table:table-cell>
          <table:table-cell table:style-name="ce64" office:value-type="string" calcext:value-type="string">
            <text:p>BZK</text:p>
          </table:table-cell>
          <table:table-cell table:style-name="ce70" office:value-type="float" office:value="0.25" calcext:value-type="float">
            <text:p>0.25</text:p>
          </table:table-cell>
          <table:table-cell table:style-name="ce84" office:value-type="float" office:value="32.5" calcext:value-type="float">
            <text:p><text:s/>€ 32.500 </text:p>
          </table:table-cell>
          <table:table-cell table:style-name="ce94" table:number-columns-repeated="2"/>
          <table:table-cell table:style-name="ce100"/>
          <table:table-cell table:style-name="ce106" table:formula="of:=[.D84]+[.E84]+[.F84]+[.G84]" office:value-type="float" office:value="32.5" calcext:value-type="float">
            <text:p><text:s/>€ 32.500 </text:p>
          </table:table-cell>
          <table:table-cell table:style-name="ce94" table:number-columns-repeated="3"/>
          <table:table-cell table:style-name="ce112" table:formula="of:=[.D84]+[.E84]+[.F84]+[.G84]+[.I84]+[.J84]+[.K84]" office:value-type="float" office:value="32.5" calcext:value-type="float">
            <text:p><text:s/>€ 32.500 </text:p>
          </table:table-cell>
          <table:table-cell table:style-name="ce84" office:value-type="float" office:value="32.5" calcext:value-type="float">
            <text:p><text:s/>€ 32.500 </text:p>
          </table:table-cell>
          <table:table-cell table:style-name="ce94"/>
          <table:table-cell table:style-name="ce106" table:formula="of:=[.M84]+[.N84]" office:value-type="float" office:value="32.5" calcext:value-type="float">
            <text:p><text:s/>€ 32.500 </text:p>
          </table:table-cell>
          <table:table-cell table:style-name="ce94" table:number-columns-repeated="6"/>
          <table:table-cell table:style-name="ce124" table:formula="of:=[.M84]+[.N84]+[.P84]+[.Q84]+[.R84]+[.S84]+[.T84]+[.U84]" office:value-type="float" office:value="32.5" calcext:value-type="float">
            <text:p><text:s/>€ 32.500 </text:p>
          </table:table-cell>
          <table:table-cell table:style-name="ce131" table:formula="of:=[.L84]-[.V84]" office:value-type="float" office:value="0" calcext:value-type="float">
            <text:p><text:s/>€ - <text:s text:c="2"/></text:p>
          </table:table-cell>
          <table:table-cell table:style-name="ce141"/>
          <table:table-cell table:style-name="ce146" table:number-columns-repeated="2"/>
          <table:table-cell table:style-name="ce106" table:formula="of:=[.X84]+[.Y84]+[.Z84]" office:value-type="float" office:value="0" calcext:value-type="float">
            <text:p><text:s/>€ - <text:s text:c="2"/></text:p>
          </table:table-cell>
          <table:table-cell table:style-name="ce146" table:number-columns-repeated="3"/>
          <table:table-cell table:style-name="ce106" table:formula="of:=[.AB84]+[.AC84]+[.AD84]" office:value-type="float" office:value="0" calcext:value-type="float">
            <text:p><text:s/>€ - <text:s text:c="2"/></text:p>
          </table:table-cell>
          <table:table-cell table:style-name="ce173" table:formula="of:=[.AA84]+[.AE84]" office:value-type="float" office:value="0" calcext:value-type="float">
            <text:p><text:s/>€ - <text:s text:c="2"/></text:p>
          </table:table-cell>
          <table:table-cell table:style-name="ce141"/>
          <table:table-cell table:style-name="ce146" table:number-columns-repeated="2"/>
          <table:table-cell table:style-name="ce106" table:formula="of:=[.AG84]+[.AH84]+[.AI84]" office:value-type="float" office:value="0" calcext:value-type="float">
            <text:p><text:s/>€ - <text:s text:c="2"/></text:p>
          </table:table-cell>
          <table:table-cell table:style-name="ce146" table:number-columns-repeated="3"/>
          <table:table-cell table:style-name="ce198" table:formula="of:=[.AJ84]+[.AK84]+[.AL84]+[.AM84]" office:value-type="float" office:value="0" calcext:value-type="float">
            <text:p><text:s/>€ - <text:s text:c="2"/></text:p>
          </table:table-cell>
          <table:table-cell table:style-name="ce70"/>
          <table:table-cell table:style-name="ce70" office:value-type="string" calcext:value-type="string">
            <text:p>geen</text:p>
          </table:table-cell>
          <table:table-cell table:number-columns-repeated="982"/>
        </table:table-row>
        <table:table-row table:style-name="ro23" table:number-rows-repeated="1048491">
          <table:table-cell table:number-columns-repeated="1024"/>
        </table:table-row>
        <table:table-row table:style-name="ro23">
          <table:table-cell table:number-columns-repeated="1024"/>
        </table:table-row>
        <calcext:conditional-formats>
          <calcext:conditional-format calcext:target-range-address="'ZBO''s'.AN5:'ZBO''s'.AN5">
            <calcext:condition calcext:apply-style-name="ConditionalStyle_45" calcext:value="=[.$AF$5]" calcext:base-cell-address="'ZBO''s'.AN5"/>
          </calcext:conditional-format>
          <calcext:conditional-format calcext:target-range-address="'ZBO''s'.AN6:'ZBO''s'.AN23 'ZBO''s'.AN46:'ZBO''s'.AN59">
            <calcext:condition calcext:apply-style-name="ConditionalStyle_44" calcext:value="=[.$AF$6]" calcext:base-cell-address="'ZBO''s'.AN6"/>
          </calcext:conditional-format>
          <calcext:conditional-format calcext:target-range-address="'ZBO''s'.AF5:'ZBO''s'.AF5">
            <calcext:condition calcext:apply-style-name="ConditionalStyle_43" calcext:value="=[.$AN$5]" calcext:base-cell-address="'ZBO''s'.AF5"/>
          </calcext:conditional-format>
          <calcext:conditional-format calcext:target-range-address="'ZBO''s'.AF6:'ZBO''s'.AF23 'ZBO''s'.AF46:'ZBO''s'.AF59">
            <calcext:condition calcext:apply-style-name="ConditionalStyle_42" calcext:value="=[.$AN$6]" calcext:base-cell-address="'ZBO''s'.AF6"/>
          </calcext:conditional-format>
          <calcext:conditional-format calcext:target-range-address="'ZBO''s'.AF25:'ZBO''s'.AF25">
            <calcext:condition calcext:apply-style-name="ConditionalStyle_41" calcext:value="=[.$AN$5]" calcext:base-cell-address="'ZBO''s'.AF25"/>
          </calcext:conditional-format>
          <calcext:conditional-format calcext:target-range-address="'ZBO''s'.AN27:'ZBO''s'.AN27">
            <calcext:condition calcext:apply-style-name="ConditionalStyle_40" calcext:value="=[.$AF$5]" calcext:base-cell-address="'ZBO''s'.AN27"/>
          </calcext:conditional-format>
          <calcext:conditional-format calcext:target-range-address="'ZBO''s'.AF27:'ZBO''s'.AF27">
            <calcext:condition calcext:apply-style-name="ConditionalStyle_39" calcext:value="=[.$AN$5]" calcext:base-cell-address="'ZBO''s'.AF27"/>
          </calcext:conditional-format>
          <calcext:conditional-format calcext:target-range-address="'ZBO''s'.AF24:'ZBO''s'.AF24">
            <calcext:condition calcext:apply-style-name="ConditionalStyle_38" calcext:value="=[.$AN$5]" calcext:base-cell-address="'ZBO''s'.AF24"/>
          </calcext:conditional-format>
          <calcext:conditional-format calcext:target-range-address="'ZBO''s'.AN26:'ZBO''s'.AN26">
            <calcext:condition calcext:apply-style-name="ConditionalStyle_37" calcext:value="=#ref!" calcext:base-cell-address="'ZBO''s'.AN26"/>
          </calcext:conditional-format>
          <calcext:conditional-format calcext:target-range-address="'ZBO''s'.AF26:'ZBO''s'.AF26">
            <calcext:condition calcext:apply-style-name="ConditionalStyle_36" calcext:value="=[.$AN$5]" calcext:base-cell-address="'ZBO''s'.AF26"/>
          </calcext:conditional-format>
          <calcext:conditional-format calcext:target-range-address="'ZBO''s'.AN24:'ZBO''s'.AN25">
            <calcext:condition calcext:apply-style-name="ConditionalStyle_35" calcext:value="=#ref!" calcext:base-cell-address="'ZBO''s'.AN24"/>
          </calcext:conditional-format>
          <calcext:conditional-format calcext:target-range-address="'ZBO''s'.AN28:'ZBO''s'.AN34">
            <calcext:condition calcext:apply-style-name="ConditionalStyle_34" calcext:value="=#ref!" calcext:base-cell-address="'ZBO''s'.AN28"/>
          </calcext:conditional-format>
          <calcext:conditional-format calcext:target-range-address="'ZBO''s'.AF28:'ZBO''s'.AF34">
            <calcext:condition calcext:apply-style-name="ConditionalStyle_33" calcext:value="=#ref!" calcext:base-cell-address="'ZBO''s'.AF28"/>
          </calcext:conditional-format>
          <calcext:conditional-format calcext:target-range-address="'ZBO''s'.AN35:'ZBO''s'.AN35">
            <calcext:condition calcext:apply-style-name="ConditionalStyle_32" calcext:value="=[.$AF$6]" calcext:base-cell-address="'ZBO''s'.AN35"/>
          </calcext:conditional-format>
          <calcext:conditional-format calcext:target-range-address="'ZBO''s'.AF35:'ZBO''s'.AF35">
            <calcext:condition calcext:apply-style-name="ConditionalStyle_31" calcext:value="=[.$AN$6]" calcext:base-cell-address="'ZBO''s'.AF35"/>
          </calcext:conditional-format>
          <calcext:conditional-format calcext:target-range-address="'ZBO''s'.AN36:'ZBO''s'.AN36">
            <calcext:condition calcext:apply-style-name="ConditionalStyle_30" calcext:value="=[.$AF$5]" calcext:base-cell-address="'ZBO''s'.AN36"/>
          </calcext:conditional-format>
          <calcext:conditional-format calcext:target-range-address="'ZBO''s'.AN37:'ZBO''s'.AN37">
            <calcext:condition calcext:apply-style-name="ConditionalStyle_29" calcext:value="=[.$AF$6]" calcext:base-cell-address="'ZBO''s'.AN37"/>
          </calcext:conditional-format>
          <calcext:conditional-format calcext:target-range-address="'ZBO''s'.AF36:'ZBO''s'.AF36">
            <calcext:condition calcext:apply-style-name="ConditionalStyle_28" calcext:value="=[.$AN$5]" calcext:base-cell-address="'ZBO''s'.AF36"/>
          </calcext:conditional-format>
          <calcext:conditional-format calcext:target-range-address="'ZBO''s'.AF37:'ZBO''s'.AF37">
            <calcext:condition calcext:apply-style-name="ConditionalStyle_27" calcext:value="=[.$AN$6]" calcext:base-cell-address="'ZBO''s'.AF37"/>
          </calcext:conditional-format>
          <calcext:conditional-format calcext:target-range-address="'ZBO''s'.AN38:'ZBO''s'.AN38">
            <calcext:condition calcext:apply-style-name="ConditionalStyle_26" calcext:value="=[.$AF$5]" calcext:base-cell-address="'ZBO''s'.AN38"/>
          </calcext:conditional-format>
          <calcext:conditional-format calcext:target-range-address="'ZBO''s'.AN39:'ZBO''s'.AN45">
            <calcext:condition calcext:apply-style-name="ConditionalStyle_25" calcext:value="=[.$AF$6]" calcext:base-cell-address="'ZBO''s'.AN39"/>
          </calcext:conditional-format>
          <calcext:conditional-format calcext:target-range-address="'ZBO''s'.AF38:'ZBO''s'.AF38">
            <calcext:condition calcext:apply-style-name="ConditionalStyle_24" calcext:value="=[.$AN$5]" calcext:base-cell-address="'ZBO''s'.AF38"/>
          </calcext:conditional-format>
          <calcext:conditional-format calcext:target-range-address="'ZBO''s'.AF39:'ZBO''s'.AF45">
            <calcext:condition calcext:apply-style-name="ConditionalStyle_23" calcext:value="=[.$AN$6]" calcext:base-cell-address="'ZBO''s'.AF39"/>
          </calcext:conditional-format>
          <calcext:conditional-format calcext:target-range-address="'ZBO''s'.AN60:'ZBO''s'.AN60">
            <calcext:condition calcext:apply-style-name="ConditionalStyle_22" calcext:value="=[.$AF$5]" calcext:base-cell-address="'ZBO''s'.AN60"/>
          </calcext:conditional-format>
          <calcext:conditional-format calcext:target-range-address="'ZBO''s'.AN61:'ZBO''s'.AN62 'ZBO''s'.AN67:'ZBO''s'.AN68 'ZBO''s'.AN70:'ZBO''s'.AN73 'ZBO''s'.AN64:'ZBO''s'.AN65">
            <calcext:condition calcext:apply-style-name="ConditionalStyle_21" calcext:value="=[.$AF$6]" calcext:base-cell-address="'ZBO''s'.AN61"/>
          </calcext:conditional-format>
          <calcext:conditional-format calcext:target-range-address="'ZBO''s'.AF60:'ZBO''s'.AF60">
            <calcext:condition calcext:apply-style-name="ConditionalStyle_20" calcext:value="=[.$AN$5]" calcext:base-cell-address="'ZBO''s'.AF60"/>
          </calcext:conditional-format>
          <calcext:conditional-format calcext:target-range-address="'ZBO''s'.AF61:'ZBO''s'.AF62 'ZBO''s'.AF67:'ZBO''s'.AF68 'ZBO''s'.AF70:'ZBO''s'.AF73 'ZBO''s'.AF64:'ZBO''s'.AF65">
            <calcext:condition calcext:apply-style-name="ConditionalStyle_19" calcext:value="=[.$AN$6]" calcext:base-cell-address="'ZBO''s'.AF61"/>
          </calcext:conditional-format>
          <calcext:conditional-format calcext:target-range-address="'ZBO''s'.AN63:'ZBO''s'.AN63">
            <calcext:condition calcext:apply-style-name="ConditionalStyle_18" calcext:value="=[.$AF$6]" calcext:base-cell-address="'ZBO''s'.AN63"/>
          </calcext:conditional-format>
          <calcext:conditional-format calcext:target-range-address="'ZBO''s'.AF63:'ZBO''s'.AF63">
            <calcext:condition calcext:apply-style-name="ConditionalStyle_17" calcext:value="=[.$AN$6]" calcext:base-cell-address="'ZBO''s'.AF63"/>
          </calcext:conditional-format>
          <calcext:conditional-format calcext:target-range-address="'ZBO''s'.AN66:'ZBO''s'.AN66">
            <calcext:condition calcext:apply-style-name="ConditionalStyle_16" calcext:value="=[.$AF$6]" calcext:base-cell-address="'ZBO''s'.AN66"/>
          </calcext:conditional-format>
          <calcext:conditional-format calcext:target-range-address="'ZBO''s'.AF66:'ZBO''s'.AF66">
            <calcext:condition calcext:apply-style-name="ConditionalStyle_15" calcext:value="=[.$AN$6]" calcext:base-cell-address="'ZBO''s'.AF66"/>
          </calcext:conditional-format>
          <calcext:conditional-format calcext:target-range-address="'ZBO''s'.AN69:'ZBO''s'.AN69">
            <calcext:condition calcext:apply-style-name="ConditionalStyle_14" calcext:value="=[.$AF$6]" calcext:base-cell-address="'ZBO''s'.AN69"/>
          </calcext:conditional-format>
          <calcext:conditional-format calcext:target-range-address="'ZBO''s'.AF69:'ZBO''s'.AF69">
            <calcext:condition calcext:apply-style-name="ConditionalStyle_13" calcext:value="=[.$AN$6]" calcext:base-cell-address="'ZBO''s'.AF69"/>
          </calcext:conditional-format>
          <calcext:conditional-format calcext:target-range-address="'ZBO''s'.AN74:'ZBO''s'.AN74">
            <calcext:condition calcext:apply-style-name="ConditionalStyle_12" calcext:value="=[.$AF$5]" calcext:base-cell-address="'ZBO''s'.AN74"/>
          </calcext:conditional-format>
          <calcext:conditional-format calcext:target-range-address="'ZBO''s'.AN75:'ZBO''s'.AN77">
            <calcext:condition calcext:apply-style-name="ConditionalStyle_11" calcext:value="=[.$AF$6]" calcext:base-cell-address="'ZBO''s'.AN75"/>
          </calcext:conditional-format>
          <calcext:conditional-format calcext:target-range-address="'ZBO''s'.AF74:'ZBO''s'.AF74">
            <calcext:condition calcext:apply-style-name="ConditionalStyle_10" calcext:value="=[.$AN$5]" calcext:base-cell-address="'ZBO''s'.AF74"/>
          </calcext:conditional-format>
          <calcext:conditional-format calcext:target-range-address="'ZBO''s'.AF75:'ZBO''s'.AF77">
            <calcext:condition calcext:apply-style-name="ConditionalStyle_9" calcext:value="=[.$AN$6]" calcext:base-cell-address="'ZBO''s'.AF75"/>
          </calcext:conditional-format>
          <calcext:conditional-format calcext:target-range-address="'ZBO''s'.AN78:'ZBO''s'.AN78">
            <calcext:condition calcext:apply-style-name="ConditionalStyle_8" calcext:value="=[.$AF$5]" calcext:base-cell-address="'ZBO''s'.AN78"/>
          </calcext:conditional-format>
          <calcext:conditional-format calcext:target-range-address="'ZBO''s'.AN81:'ZBO''s'.AN84">
            <calcext:condition calcext:apply-style-name="ConditionalStyle_7" calcext:value="=[.$AF$6]" calcext:base-cell-address="'ZBO''s'.AN81"/>
          </calcext:conditional-format>
          <calcext:conditional-format calcext:target-range-address="'ZBO''s'.AF78:'ZBO''s'.AF78">
            <calcext:condition calcext:apply-style-name="ConditionalStyle_6" calcext:value="=[.$AN$5]" calcext:base-cell-address="'ZBO''s'.AF78"/>
          </calcext:conditional-format>
          <calcext:conditional-format calcext:target-range-address="'ZBO''s'.AF81:'ZBO''s'.AF84">
            <calcext:condition calcext:apply-style-name="ConditionalStyle_5" calcext:value="=[.$AN$6]" calcext:base-cell-address="'ZBO''s'.AF81"/>
          </calcext:conditional-format>
          <calcext:conditional-format calcext:target-range-address="'ZBO''s'.AN79:'ZBO''s'.AN79">
            <calcext:condition calcext:apply-style-name="ConditionalStyle_4" calcext:value="=[.$AF$5]" calcext:base-cell-address="'ZBO''s'.AN79"/>
          </calcext:conditional-format>
          <calcext:conditional-format calcext:target-range-address="'ZBO''s'.AF79:'ZBO''s'.AF79">
            <calcext:condition calcext:apply-style-name="ConditionalStyle_3" calcext:value="=[.$AN$5]" calcext:base-cell-address="'ZBO''s'.AF79"/>
          </calcext:conditional-format>
          <calcext:conditional-format calcext:target-range-address="'ZBO''s'.AN80:'ZBO''s'.AN80">
            <calcext:condition calcext:apply-style-name="ConditionalStyle_2" calcext:value="=[.$AF$6]" calcext:base-cell-address="'ZBO''s'.AN80"/>
          </calcext:conditional-format>
          <calcext:conditional-format calcext:target-range-address="'ZBO''s'.AF80:'ZBO''s'.AF80">
            <calcext:condition calcext:apply-style-name="ConditionalStyle_1" calcext:value="=[.$AN$6]" calcext:base-cell-address="'ZBO''s'.AF80"/>
          </calcext:conditional-format>
        </calcext:conditional-formats>
      </table:table>
      <table:named-expressions/>
      <table:database-ranges>
        <table:database-range table:name="Tabel1" table:target-range-address="'Vindplaats Jaarverslag ZBO'.A13:'Vindplaats Jaarverslag ZBO'.I9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 </loext:text>
      <loext:fill-character> </loext:fill-character>
      <number:text>-</number:text>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 </loext:text>
      <loext:fill-character> </loext:fill-character>
      <number:number number:decimal-places="2" loext:min-decimal-places="2" number:min-integer-digits="1" number:grouping="true"/>
      <number:text> </number:text>
    </number:number-style>
    <number:number-style style:name="N122P1" style:volatile="true">
      <loext:text> € </loext:text>
      <loext:fill-character> </loext:fill-character>
      <number:text>-</number:text>
      <number:number number:decimal-places="2" loext:min-decimal-places="2" number:min-integer-digits="1" number:grouping="true"/>
      <number:text> </number:text>
    </number:number-style>
    <number:number-style style:name="N122P2" style:volatile="true">
      <loext:text> €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27P0" style:volatile="true">
      <loext:text> € </loext:text>
      <loext:fill-character> </loext:fill-character>
      <number:number number:decimal-places="3" loext:min-decimal-places="3" number:min-integer-digits="1" number:grouping="true"/>
      <number:text> </number:text>
    </number:number-style>
    <number:number-style style:name="N127P1" style:volatile="true">
      <loext:text> € </loext:text>
      <loext:fill-character> </loext:fill-character>
      <number:text>-</number:text>
      <number:number number:decimal-places="3" loext:min-decimal-places="3" number:min-integer-digits="1" number:grouping="true"/>
      <number:text> </number:text>
    </number:number-style>
    <number:number-style style:name="N127P2" style:volatile="true">
      <loext:text> €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3" loext:min-decimal-places="3" number:min-integer-digits="1" number:grouping="true"/>
    </number:number-style>
    <number:number-style style:name="N128">
      <number:text>€ -</number:text>
      <number:number number:decimal-places="3" loext:min-decimal-places="3" number:min-integer-digits="1" number:grouping="true"/>
      <style:map style:condition="value()&gt;=0" style:apply-style-name="N128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loext:text> € </loext:text>
      <loext:fill-character> </loext:fill-character>
      <number:number number:decimal-places="0" loext:min-decimal-places="0" number:min-integer-digits="1" number:grouping="true"/>
      <number:text> </number:text>
    </number:number-style>
    <number:number-style style:name="N130P1" style:volatile="true">
      <loext:text> € </loext:text>
      <loext:fill-character> </loext:fill-character>
      <number:text>-</number:text>
      <number:number number:decimal-places="0" loext:min-decimal-places="0" number:min-integer-digits="1" number:grouping="true"/>
      <number:text> </number:text>
    </number:number-style>
    <number:number-style style:name="N130P2" style:volatile="true">
      <loext:text> €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31">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Verdana" fo:font-family="Verdana" style:font-family-generic="swiss" fo:font-size="9pt" style:font-size-asian="9pt" style:font-name-complex="Verdana" style:font-family-complex="Verdana" style:font-family-generic-complex="swiss" style:font-size-complex="9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urrency_20_2" style:display-name="Currency 2" style:family="table-cell" style:parent-style-name="Default" style:data-style-name="N122"/>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Verdana" fo:font-family="Verdana" style:font-family-generic="swiss" fo:font-size="9pt" fo:font-style="normal" fo:text-shadow="none" style:text-underline-style="none" fo:font-weight="normal" style:font-size-asian="9pt" style:font-style-asian="normal" style:font-weight-asian="normal" style:font-name-complex="Verdana" style:font-family-complex="Verdana" style:font-family-generic-complex="swiss" style:font-size-complex="9pt" style:font-style-complex="normal" style:font-weight-complex="normal"/>
    </style:style>
    <style:style style:name="Excel_20_Built-in_20_Comma" style:display-name="Excel Built-in Comma" style:family="table-cell" style:parent-style-name="Default" style:data-style-name="N121"/>
    <style:style style:name="Excel_20_Built-in_20_Currency" style:display-name="Excel Built-in Currency" style:family="table-cell" style:parent-style-name="Default" style:data-style-name="N122"/>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45" style:display-name="ConditionalStyle_45" style:family="table-cell" style:parent-style-name="Default">
      <style:table-cell-properties fo:background-color="#c6efce"/>
      <style:text-properties fo:color="#006100"/>
    </style:style>
    <style:style style:name="ConditionalStyle_5f_44" style:display-name="ConditionalStyle_44" style:family="table-cell" style:parent-style-name="Default">
      <style:table-cell-properties fo:background-color="#c6efce"/>
      <style:text-properties fo:color="#006100"/>
    </style:style>
    <style:style style:name="ConditionalStyle_5f_43" style:display-name="ConditionalStyle_43" style:family="table-cell" style:parent-style-name="Default">
      <style:table-cell-properties fo:background-color="#c6efce"/>
      <style:text-properties fo:color="#006100"/>
    </style:style>
    <style:style style:name="ConditionalStyle_5f_42" style:display-name="ConditionalStyle_42" style:family="table-cell" style:parent-style-name="Default">
      <style:table-cell-properties fo:background-color="#c6efce"/>
      <style:text-properties fo:color="#006100"/>
    </style:style>
    <style:style style:name="ConditionalStyle_5f_41" style:display-name="ConditionalStyle_41" style:family="table-cell" style:parent-style-name="Default">
      <style:table-cell-properties fo:background-color="#c6efce"/>
      <style:text-properties fo:color="#006100"/>
    </style:style>
    <style:style style:name="ConditionalStyle_5f_40" style:display-name="ConditionalStyle_40" style:family="table-cell" style:parent-style-name="Default">
      <style:table-cell-properties fo:background-color="#c6efce"/>
      <style:text-properties fo:color="#006100"/>
    </style:style>
    <style:style style:name="ConditionalStyle_5f_39" style:display-name="ConditionalStyle_39" style:family="table-cell" style:parent-style-name="Default">
      <style:table-cell-properties fo:background-color="#c6efce"/>
      <style:text-properties fo:color="#006100"/>
    </style:style>
    <style:style style:name="ConditionalStyle_5f_38" style:display-name="ConditionalStyle_38" style:family="table-cell" style:parent-style-name="Default">
      <style:table-cell-properties fo:background-color="#c6efce"/>
      <style:text-properties fo:color="#006100"/>
    </style:style>
    <style:style style:name="ConditionalStyle_5f_37" style:display-name="ConditionalStyle_37" style:family="table-cell" style:parent-style-name="Default">
      <style:table-cell-properties fo:background-color="#c6efce"/>
      <style:text-properties fo:color="#006100"/>
    </style:style>
    <style:style style:name="ConditionalStyle_5f_36" style:display-name="ConditionalStyle_36" style:family="table-cell" style:parent-style-name="Default">
      <style:table-cell-properties fo:background-color="#c6efce"/>
      <style:text-properties fo:color="#006100"/>
    </style:style>
    <style:style style:name="ConditionalStyle_5f_35" style:display-name="ConditionalStyle_35" style:family="table-cell" style:parent-style-name="Default">
      <style:table-cell-properties fo:background-color="#c6efce"/>
      <style:text-properties fo:color="#006100"/>
    </style:style>
    <style:style style:name="ConditionalStyle_5f_34" style:display-name="ConditionalStyle_34" style:family="table-cell" style:parent-style-name="Default">
      <style:table-cell-properties fo:background-color="#c6efce"/>
      <style:text-properties fo:color="#006100"/>
    </style:style>
    <style:style style:name="ConditionalStyle_5f_33" style:display-name="ConditionalStyle_33" style:family="table-cell" style:parent-style-name="Default">
      <style:table-cell-properties fo:background-color="#c6efce"/>
      <style:text-properties fo:color="#006100"/>
    </style:style>
    <style:style style:name="ConditionalStyle_5f_32" style:display-name="ConditionalStyle_32" style:family="table-cell" style:parent-style-name="Default">
      <style:table-cell-properties fo:background-color="#c6efce"/>
      <style:text-properties fo:color="#006100"/>
    </style:style>
    <style:style style:name="ConditionalStyle_5f_31" style:display-name="ConditionalStyle_31" style:family="table-cell" style:parent-style-name="Default">
      <style:table-cell-properties fo:background-color="#c6efce"/>
      <style:text-properties fo:color="#006100"/>
    </style:style>
    <style:style style:name="ConditionalStyle_5f_30" style:display-name="ConditionalStyle_30" style:family="table-cell" style:parent-style-name="Default">
      <style:table-cell-properties fo:background-color="#c6efce"/>
      <style:text-properties fo:color="#006100"/>
    </style:style>
    <style:style style:name="ConditionalStyle_5f_29" style:display-name="ConditionalStyle_29" style:family="table-cell" style:parent-style-name="Default">
      <style:table-cell-properties fo:background-color="#c6efce"/>
      <style:text-properties fo:color="#006100"/>
    </style:style>
    <style:style style:name="ConditionalStyle_5f_28" style:display-name="ConditionalStyle_28" style:family="table-cell" style:parent-style-name="Default">
      <style:table-cell-properties fo:background-color="#c6efce"/>
      <style:text-properties fo:color="#006100"/>
    </style:style>
    <style:style style:name="ConditionalStyle_5f_27" style:display-name="ConditionalStyle_27" style:family="table-cell" style:parent-style-name="Default">
      <style:table-cell-properties fo:background-color="#c6efce"/>
      <style:text-properties fo:color="#006100"/>
    </style:style>
    <style:style style:name="ConditionalStyle_5f_26" style:display-name="ConditionalStyle_26" style:family="table-cell" style:parent-style-name="Default">
      <style:table-cell-properties fo:background-color="#c6efce"/>
      <style:text-properties fo:color="#006100"/>
    </style:style>
    <style:style style:name="ConditionalStyle_5f_25" style:display-name="ConditionalStyle_25" style:family="table-cell" style:parent-style-name="Default">
      <style:table-cell-properties fo:background-color="#c6efce"/>
      <style:text-properties fo:color="#006100"/>
    </style:style>
    <style:style style:name="ConditionalStyle_5f_24" style:display-name="ConditionalStyle_24" style:family="table-cell" style:parent-style-name="Default">
      <style:table-cell-properties fo:background-color="#c6efce"/>
      <style:text-properties fo:color="#006100"/>
    </style:style>
    <style:style style:name="ConditionalStyle_5f_23" style:display-name="ConditionalStyle_23" style:family="table-cell" style:parent-style-name="Default">
      <style:table-cell-properties fo:background-color="#c6efce"/>
      <style:text-properties fo:color="#006100"/>
    </style:style>
    <style:style style:name="ConditionalStyle_5f_22" style:display-name="ConditionalStyle_22" style:family="table-cell" style:parent-style-name="Default">
      <style:table-cell-properties fo:background-color="#c6efce"/>
      <style:text-properties fo:color="#006100"/>
    </style:style>
    <style:style style:name="ConditionalStyle_5f_21" style:display-name="ConditionalStyle_21" style:family="table-cell" style:parent-style-name="Default">
      <style:table-cell-properties fo:background-color="#c6efce"/>
      <style:text-properties fo:color="#006100"/>
    </style:style>
    <style:style style:name="ConditionalStyle_5f_20" style:display-name="ConditionalStyle_20" style:family="table-cell" style:parent-style-name="Default">
      <style:table-cell-properties fo:background-color="#c6efce"/>
      <style:text-properties fo:color="#006100"/>
    </style:style>
    <style:style style:name="ConditionalStyle_5f_19" style:display-name="ConditionalStyle_19" style:family="table-cell" style:parent-style-name="Default">
      <style:table-cell-properties fo:background-color="#c6efce"/>
      <style:text-properties fo:color="#006100"/>
    </style:style>
    <style:style style:name="ConditionalStyle_5f_18" style:display-name="ConditionalStyle_18" style:family="table-cell" style:parent-style-name="Default">
      <style:table-cell-properties fo:background-color="#c6efce"/>
      <style:text-properties fo:color="#006100"/>
    </style:style>
    <style:style style:name="ConditionalStyle_5f_17" style:display-name="ConditionalStyle_17" style:family="table-cell" style:parent-style-name="Default">
      <style:table-cell-properties fo:background-color="#c6efce"/>
      <style:text-properties fo:color="#006100"/>
    </style:style>
    <style:style style:name="ConditionalStyle_5f_16" style:display-name="ConditionalStyle_16" style:family="table-cell" style:parent-style-name="Default">
      <style:table-cell-properties fo:background-color="#c6efce"/>
      <style:text-properties fo:color="#006100"/>
    </style:style>
    <style:style style:name="ConditionalStyle_5f_15" style:display-name="ConditionalStyle_15" style:family="table-cell" style:parent-style-name="Default">
      <style:table-cell-properties fo:background-color="#c6efce"/>
      <style:text-properties fo:color="#006100"/>
    </style:style>
    <style:style style:name="ConditionalStyle_5f_14" style:display-name="ConditionalStyle_14" style:family="table-cell" style:parent-style-name="Default">
      <style:table-cell-properties fo:background-color="#c6efce"/>
      <style:text-properties fo:color="#006100"/>
    </style:style>
    <style:style style:name="ConditionalStyle_5f_13" style:display-name="ConditionalStyle_13" style:family="table-cell" style:parent-style-name="Default">
      <style:table-cell-properties fo:background-color="#c6efce"/>
      <style:text-properties fo:color="#006100"/>
    </style:style>
    <style:style style:name="ConditionalStyle_5f_12" style:display-name="ConditionalStyle_12" style:family="table-cell" style:parent-style-name="Default">
      <style:table-cell-properties fo:background-color="#c6efce"/>
      <style:text-properties fo:color="#006100"/>
    </style:style>
    <style:style style:name="ConditionalStyle_5f_11" style:display-name="ConditionalStyle_11" style:family="table-cell" style:parent-style-name="Default">
      <style:table-cell-properties fo:background-color="#c6efce"/>
      <style:text-properties fo:color="#006100"/>
    </style:style>
    <style:style style:name="ConditionalStyle_5f_10" style:display-name="ConditionalStyle_10" style:family="table-cell" style:parent-style-name="Default">
      <style:table-cell-properties fo:background-color="#c6efce"/>
      <style:text-properties fo:color="#006100"/>
    </style:style>
    <style:style style:name="ConditionalStyle_5f_9" style:display-name="ConditionalStyle_9" style:family="table-cell" style:parent-style-name="Default">
      <style:table-cell-properties fo:background-color="#c6efce"/>
      <style:text-properties fo:color="#006100"/>
    </style:style>
    <style:style style:name="ConditionalStyle_5f_8" style:display-name="ConditionalStyle_8" style:family="table-cell" style:parent-style-name="Default">
      <style:table-cell-properties fo:background-color="#c6efce"/>
      <style:text-properties fo:color="#006100"/>
    </style:style>
    <style:style style:name="ConditionalStyle_5f_7" style:display-name="ConditionalStyle_7"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c6efce"/>
      <style:text-properties fo:color="#006100"/>
    </style:style>
    <style:style style:name="ConditionalStyle_5f_5" style:display-name="ConditionalStyle_5" style:family="table-cell" style:parent-style-name="Default">
      <style:table-cell-properties fo:background-color="#c6efce"/>
      <style:text-properties fo:color="#006100"/>
    </style:style>
    <style:style style:name="ConditionalStyle_5f_4" style:display-name="ConditionalStyle_4" style:family="table-cell" style:parent-style-name="Default">
      <style:table-cell-properties fo:background-color="#c6efce"/>
      <style:text-properties fo:color="#006100"/>
    </style:style>
    <style:style style:name="ConditionalStyle_5f_3" style:display-name="ConditionalStyle_3" style:family="table-cell" style:parent-style-name="Default">
      <style:table-cell-properties fo:background-color="#c6efce"/>
      <style:text-properties fo:color="#006100"/>
    </style:style>
    <style:style style:name="ConditionalStyle_5f_2" style:display-name="ConditionalStyle_2" style:family="table-cell" style:parent-style-name="Default">
      <style:table-cell-properties fo:background-color="#c6efce"/>
      <style:text-properties fo:color="#006100"/>
    </style:style>
    <style:style style:name="ConditionalStyle_5f_1" style:display-name="ConditionalStyle_1" style:family="table-cell" style:parent-style-name="Default">
      <style:table-cell-properties fo:background-color="#c6efce"/>
      <style:text-properties fo:color="#0061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indplaats_20_Jaarverslag_20_ZBO" style:display-name="PageStyle_Vindplaats Jaarverslag ZBO" style:page-layout-name="Mpm3">
      <style:header style:display="false"/>
      <style:header-left style:display="false"/>
      <style:footer style:display="false"/>
      <style:footer-left style:display="false"/>
    </style:master-page>
    <style:master-page style:name="PageStyle_5f_Handleiding" style:display-name="PageStyle_Handleiding" style:page-layout-name="Mpm3">
      <style:header style:display="false"/>
      <style:header-left style:display="false"/>
      <style:footer style:display="false"/>
      <style:footer-left style:display="false"/>
    </style:master-page>
    <style:master-page style:name="PageStyle_5f_ZBO_27_s" style:display-name="PageStyle_ZB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G_MR</meta:initial-creator>
    <dc:creator>Halvemaan, CR (Chayenne) (BZ/BBH)</dc:creator>
    <meta:creation-date>2018-02-21T10:08:27</meta:creation-date>
    <dc:date>2020-05-06T07:27:33</dc:date>
    <meta:editing-duration>P0D</meta:editing-duration>
    <meta:generator>LibreOffice/6.2.8.2$Linux_X86_64 LibreOffice_project/20$Build-2</meta:generator>
    <meta:document-statistic meta:table-count="3" meta:cell-count="2974" meta:object-count="0"/>
    <meta:user-defined meta:name="AppVersion">16.0300</meta:user-defined>
    <meta:user-defined meta:name="Company">Rijksoverheid</meta:user-defined>
    <meta:user-defined meta:name="ContentTypeId">0x010100ECBD3C6078D8684595B9FD95335357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